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5.644cm" fo:margin-left="1.351cm" table:align="left"/>
    </style:style>
    <style:style style:name="Table1.A" style:family="table-column">
      <style:table-column-properties style:column-width="2.605cm"/>
    </style:style>
    <style:style style:name="Table1.B" style:family="table-column">
      <style:table-column-properties style:column-width="13.039cm"/>
    </style:style>
    <style:style style:name="Table1.1" style:family="table-row">
      <style:table-row-properties fo:keep-together="always"/>
    </style:style>
    <style:style style:name="Table1.A1" style:family="table-cell">
      <style:table-cell-properties fo:padding="0.097cm" fo:border-left="none" fo:border-right="none" fo:border-top="none" fo:border-bottom="0.5pt solid #000000"/>
    </style:style>
    <style:style style:name="Table2" style:family="table">
      <style:table-properties style:width="15.577cm" fo:margin-left="1.418cm" table:align="left"/>
    </style:style>
    <style:style style:name="Table2.A" style:family="table-column">
      <style:table-column-properties style:column-width="2.496cm"/>
    </style:style>
    <style:style style:name="Table2.B" style:family="table-column">
      <style:table-column-properties style:column-width="13.081cm"/>
    </style:style>
    <style:style style:name="Table2.1" style:family="table-row">
      <style:table-row-properties fo:keep-together="always"/>
    </style:style>
    <style:style style:name="Table2.A1" style:family="table-cell">
      <style:table-cell-properties fo:padding="0.097cm" fo:border-left="none" fo:border-right="none" fo:border-top="none" fo:border-bottom="0.5pt solid #000000"/>
    </style:style>
    <style:style style:name="Table3" style:family="table">
      <style:table-properties style:width="15.672cm" fo:margin-left="1.325cm" table:align="left" style:may-break-between-rows="false"/>
    </style:style>
    <style:style style:name="Table3.A" style:family="table-column">
      <style:table-column-properties style:column-width="2.903cm"/>
    </style:style>
    <style:style style:name="Table3.B" style:family="table-column">
      <style:table-column-properties style:column-width="12.769cm"/>
    </style:style>
    <style:style style:name="Table6" style:family="table">
      <style:table-properties style:width="15.658cm" fo:margin-left="1.337cm" fo:margin-right="0.005cm" table:align="margins"/>
    </style:style>
    <style:style style:name="Table6.A" style:family="table-column">
      <style:table-column-properties style:column-width="3.297cm" style:rel-column-width="13798*"/>
    </style:style>
    <style:style style:name="Table6.B" style:family="table-column">
      <style:table-column-properties style:column-width="12.361cm" style:rel-column-width="51737*"/>
    </style:style>
    <style:style style:name="Table6.1" style:family="table-row">
      <style:table-row-properties fo:keep-together="always"/>
    </style:style>
    <style:style style:name="Table6.A1" style:family="table-cell">
      <style:table-cell-properties fo:padding="0.097cm" fo:border-left="none" fo:border-right="none" fo:border-top="none" fo:border-bottom="0.5pt solid #000000"/>
    </style:style>
    <style:style style:name="Table5" style:family="table">
      <style:table-properties style:width="15.508cm" fo:margin-left="1.487cm" fo:margin-right="0.005cm" table:align="margins"/>
    </style:style>
    <style:style style:name="Table5.A" style:family="table-column">
      <style:table-column-properties style:column-width="3.161cm" style:rel-column-width="13357*"/>
    </style:style>
    <style:style style:name="Table5.B" style:family="table-column">
      <style:table-column-properties style:column-width="12.347cm" style:rel-column-width="52178*"/>
    </style:style>
    <style:style style:name="Table5.1" style:family="table-row">
      <style:table-row-properties fo:keep-together="always"/>
    </style:style>
    <style:style style:name="Table5.A1" style:family="table-cell">
      <style:table-cell-properties fo:padding="0.097cm" fo:border-left="none" fo:border-right="none" fo:border-top="none" fo:border-bottom="0.5pt solid #000000"/>
    </style:style>
    <style:style style:name="Table7" style:family="table">
      <style:table-properties style:width="15.386cm" fo:margin-left="1.609cm" table:align="left"/>
    </style:style>
    <style:style style:name="Table7.A" style:family="table-column">
      <style:table-column-properties style:column-width="2.999cm"/>
    </style:style>
    <style:style style:name="Table7.B" style:family="table-column">
      <style:table-column-properties style:column-width="12.388cm"/>
    </style:style>
    <style:style style:name="Table8" style:family="table">
      <style:table-properties style:width="15.482cm" fo:margin-left="1.513cm" table:align="left" style:may-break-between-rows="false"/>
    </style:style>
    <style:style style:name="Table8.A" style:family="table-column">
      <style:table-column-properties style:column-width="7.001cm"/>
    </style:style>
    <style:style style:name="Table8.B" style:family="table-column">
      <style:table-column-properties style:column-width="8.481cm"/>
    </style:style>
    <style:style style:name="Table9" style:family="table">
      <style:table-properties style:width="15.482cm" fo:margin-left="1.513cm" table:align="left" style:may-break-between-rows="false"/>
    </style:style>
    <style:style style:name="Table9.A" style:family="table-column">
      <style:table-column-properties style:column-width="3.201cm"/>
    </style:style>
    <style:style style:name="Table9.B" style:family="table-column">
      <style:table-column-properties style:column-width="12.28cm"/>
    </style:style>
    <style:style style:name="Table10" style:family="table">
      <style:table-properties style:width="15.482cm" fo:margin-left="1.513cm" table:align="left" style:may-break-between-rows="false"/>
    </style:style>
    <style:style style:name="Table10.A" style:family="table-column">
      <style:table-column-properties style:column-width="3.201cm"/>
    </style:style>
    <style:style style:name="Table10.B" style:family="table-column">
      <style:table-column-properties style:column-width="12.28cm"/>
    </style:style>
    <style:style style:name="Table4" style:family="table">
      <style:table-properties style:width="15.644cm" fo:margin-left="1.351cm" table:align="left"/>
    </style:style>
    <style:style style:name="Table4.A" style:family="table-column">
      <style:table-column-properties style:column-width="8.4cm"/>
    </style:style>
    <style:style style:name="Table4.B" style:family="table-column">
      <style:table-column-properties style:column-width="3.798cm"/>
    </style:style>
    <style:style style:name="Table4.C" style:family="table-column">
      <style:table-column-properties style:column-width="3.447cm"/>
    </style:style>
    <style:style style:name="Table4.A1" style:family="table-cell">
      <style:table-cell-properties fo:padding="0cm" fo:border="none"/>
    </style:style>
    <style:style style:name="Table12" style:family="table">
      <style:table-properties style:width="15.482cm" fo:margin-left="1.513cm" table:align="left" style:may-break-between-rows="true"/>
    </style:style>
    <style:style style:name="Table12.A" style:family="table-column">
      <style:table-column-properties style:column-width="7.205cm"/>
    </style:style>
    <style:style style:name="Table12.B" style:family="table-column">
      <style:table-column-properties style:column-width="8.276cm"/>
    </style:style>
    <style:style style:name="Table12.1" style:family="table-row">
      <style:table-row-properties fo:keep-together="always"/>
    </style:style>
    <style:style style:name="Table12.A1" style:family="table-cell">
      <style:table-cell-properties fo:padding="0.049cm" fo:border-left="0.05pt solid #000000" fo:border-right="none" fo:border-top="0.05pt solid #000000" fo:border-bottom="0.05pt solid #000000"/>
    </style:style>
    <style:style style:name="Table12.B1" style:family="table-cell">
      <style:table-cell-properties fo:padding="0.049cm" fo:border="0.05pt solid #000000"/>
    </style:style>
    <style:style style:name="Table12.A2" style:family="table-cell">
      <style:table-cell-properties fo:padding="0.049cm" fo:border-left="0.05pt solid #000000" fo:border-right="none" fo:border-top="none" fo:border-bottom="0.05pt solid #000000"/>
    </style:style>
    <style:style style:name="Table12.B2" style:family="table-cell">
      <style:table-cell-properties fo:padding="0.049cm" fo:border-left="0.05pt solid #000000" fo:border-right="0.05pt solid #000000" fo:border-top="none" fo:border-bottom="0.05pt solid #000000"/>
    </style:style>
    <style:style style:name="Table11" style:family="table">
      <style:table-properties style:width="15.482cm" fo:margin-left="1.513cm" table:align="left" style:may-break-between-rows="true"/>
    </style:style>
    <style:style style:name="Table11.A" style:family="table-column">
      <style:table-column-properties style:column-width="7.205cm"/>
    </style:style>
    <style:style style:name="Table11.B" style:family="table-column">
      <style:table-column-properties style:column-width="8.276cm"/>
    </style:style>
    <style:style style:name="Table11.1" style:family="table-row">
      <style:table-row-properties fo:keep-together="always"/>
    </style:style>
    <style:style style:name="Table11.A1" style:family="table-cell">
      <style:table-cell-properties fo:padding="0.049cm" fo:border-left="0.05pt solid #000000" fo:border-right="none" fo:border-top="0.05pt solid #000000" fo:border-bottom="0.05pt solid #000000"/>
    </style:style>
    <style:style style:name="Table11.B1" style:family="table-cell">
      <style:table-cell-properties fo:padding="0.049cm" fo:border="0.05pt solid #000000"/>
    </style:style>
    <style:style style:name="Table11.A2" style:family="table-cell">
      <style:table-cell-properties fo:padding="0.049cm" fo:border-left="0.05pt solid #000000" fo:border-right="none" fo:border-top="none" fo:border-bottom="0.05pt solid #000000"/>
    </style:style>
    <style:style style:name="Table11.B2" style:family="table-cell">
      <style:table-cell-properties fo:padding="0.049cm" fo:border-left="0.05pt solid #000000" fo:border-right="0.05pt solid #000000" fo:border-top="none" fo:border-bottom="0.05pt solid #000000"/>
    </style:style>
    <style:style style:name="P1" style:family="paragraph" style:parent-style-name="Text_20_body">
      <style:paragraph-properties fo:orphans="2" fo:widows="2"/>
      <style:text-properties fo:language="en" fo:country="US" fo:font-weight="normal" officeooo:rsid="024451fd" officeooo:paragraph-rsid="024451fd" style:font-weight-asian="normal" style:font-weight-complex="normal"/>
    </style:style>
    <style:style style:name="P2" style:family="paragraph" style:parent-style-name="Text_20_body">
      <style:paragraph-properties fo:orphans="2" fo:widows="2"/>
      <style:text-properties fo:language="en" fo:country="US" officeooo:rsid="0248e101" officeooo:paragraph-rsid="0248e101"/>
    </style:style>
    <style:style style:name="P3" style:family="paragraph" style:parent-style-name="Text_20_body">
      <style:text-properties fo:language="en" fo:country="US" officeooo:rsid="042a8df4" officeooo:paragraph-rsid="042a6975"/>
    </style:style>
    <style:style style:name="P4" style:family="paragraph" style:parent-style-name="Text_20_body">
      <style:text-properties officeooo:rsid="029aa75b" officeooo:paragraph-rsid="029aa75b"/>
    </style:style>
    <style:style style:name="P5" style:family="paragraph" style:parent-style-name="Text_20_body">
      <style:text-properties officeooo:paragraph-rsid="02b13894"/>
    </style:style>
    <style:style style:name="P6" style:family="paragraph" style:parent-style-name="Text_20_body">
      <style:text-properties officeooo:paragraph-rsid="02c97a88"/>
    </style:style>
    <style:style style:name="P7" style:family="paragraph" style:parent-style-name="Text_20_body">
      <style:text-properties officeooo:paragraph-rsid="02ca7bac"/>
    </style:style>
    <style:style style:name="P8" style:family="paragraph" style:parent-style-name="Text_20_body">
      <style:text-properties officeooo:paragraph-rsid="02cdc29b"/>
    </style:style>
    <style:style style:name="P9" style:family="paragraph" style:parent-style-name="Text_20_body">
      <style:text-properties officeooo:paragraph-rsid="02d235aa"/>
    </style:style>
    <style:style style:name="P10" style:family="paragraph" style:parent-style-name="Text_20_body">
      <style:text-properties officeooo:paragraph-rsid="02fca458"/>
    </style:style>
    <style:style style:name="P11" style:family="paragraph" style:parent-style-name="Text_20_body">
      <style:text-properties officeooo:paragraph-rsid="0349cca7"/>
    </style:style>
    <style:style style:name="P12" style:family="paragraph" style:parent-style-name="Text_20_body">
      <style:text-properties officeooo:paragraph-rsid="03947a0f"/>
    </style:style>
    <style:style style:name="P13" style:family="paragraph" style:parent-style-name="Text_20_body">
      <style:text-properties officeooo:paragraph-rsid="03aa49a0"/>
    </style:style>
    <style:style style:name="P14" style:family="paragraph" style:parent-style-name="Text_20_body">
      <style:text-properties officeooo:paragraph-rsid="03aee005"/>
    </style:style>
    <style:style style:name="P15" style:family="paragraph" style:parent-style-name="Text_20_body">
      <style:text-properties officeooo:rsid="04118007" officeooo:paragraph-rsid="04118007"/>
    </style:style>
    <style:style style:name="P16" style:family="paragraph" style:parent-style-name="Text_20_body">
      <style:text-properties style:font-name="Courier New" officeooo:rsid="04118007" officeooo:paragraph-rsid="04118007"/>
    </style:style>
    <style:style style:name="P17" style:family="paragraph" style:parent-style-name="Text_20_body">
      <style:text-properties officeooo:paragraph-rsid="0412d60d"/>
    </style:style>
    <style:style style:name="P18" style:family="paragraph" style:parent-style-name="Text_20_body">
      <style:text-properties officeooo:rsid="041fefd0" officeooo:paragraph-rsid="041fefd0"/>
    </style:style>
    <style:style style:name="P19" style:family="paragraph" style:parent-style-name="Text_20_body">
      <style:text-properties style:font-name="Century Schoolbook L" fo:font-size="11pt" fo:font-weight="normal" officeooo:rsid="04118007" officeooo:paragraph-rsid="04118007" style:font-size-asian="10.5pt" style:font-weight-asian="normal"/>
    </style:style>
    <style:style style:name="P20" style:family="paragraph" style:parent-style-name="Text_20_body">
      <style:text-properties style:font-name="Century Schoolbook L" fo:font-size="11pt" fo:font-weight="normal" officeooo:rsid="0412d60d" officeooo:paragraph-rsid="0412d60d" style:font-size-asian="10.5pt" style:font-weight-asian="normal"/>
    </style:style>
    <style:style style:name="P21" style:family="paragraph" style:parent-style-name="Text_20_body">
      <style:text-properties style:font-name="Century Schoolbook L" fo:font-size="11pt" fo:language="en" fo:country="US" fo:font-weight="normal" officeooo:rsid="00042baf" officeooo:paragraph-rsid="042a6975" style:font-size-asian="10.5pt" style:font-weight-asian="normal"/>
    </style:style>
    <style:style style:name="P22" style:family="paragraph" style:parent-style-name="Text_20_body">
      <style:text-properties style:font-name="Century Schoolbook L" fo:font-size="11pt" fo:language="en" fo:country="US" fo:font-weight="normal" officeooo:rsid="0005939a" officeooo:paragraph-rsid="042a6975" style:font-size-asian="10.5pt" style:font-weight-asian="normal"/>
    </style:style>
    <style:style style:name="P23" style:family="paragraph" style:parent-style-name="Text_20_body">
      <style:text-properties style:font-name="Century Schoolbook L" fo:font-size="11pt" fo:language="en" fo:country="US" fo:font-weight="normal" officeooo:rsid="04313ac6" officeooo:paragraph-rsid="04313ac6" style:font-size-asian="10.5pt" style:font-weight-asian="normal"/>
    </style:style>
    <style:style style:name="P24" style:family="paragraph" style:parent-style-name="Text_20_body">
      <style:text-properties style:font-name="Century Schoolbook L" fo:font-size="11pt" fo:language="en" fo:country="US" fo:font-weight="normal" officeooo:rsid="04326279" officeooo:paragraph-rsid="04326279" style:font-size-asian="10.5pt" style:font-weight-asian="normal"/>
    </style:style>
    <style:style style:name="P25" style:family="paragraph" style:parent-style-name="Text_20_body">
      <style:text-properties style:font-name="Century Schoolbook L" fo:font-size="11pt" fo:language="en" fo:country="US" fo:font-weight="normal" officeooo:rsid="04304f88" officeooo:paragraph-rsid="042a6975" style:font-size-asian="10.5pt" style:font-weight-asian="normal"/>
    </style:style>
    <style:style style:name="P26" style:family="paragraph" style:parent-style-name="Text_20_body">
      <style:text-properties style:font-name="Century Schoolbook L" fo:font-size="11pt" fo:language="en" fo:country="US" fo:font-weight="bold" officeooo:rsid="0005939a" officeooo:paragraph-rsid="042a6975" style:font-size-asian="10.5pt" style:font-weight-asian="bold" style:font-weight-complex="bold"/>
    </style:style>
    <style:style style:name="P27" style:family="paragraph" style:parent-style-name="Text_20_body">
      <style:text-properties style:font-name="Century Schoolbook L" fo:font-size="11pt" fo:language="en" fo:country="US" fo:font-weight="bold" officeooo:rsid="04313ac6" officeooo:paragraph-rsid="04313ac6" style:font-size-asian="10.5pt" style:font-weight-asian="bold" style:font-weight-complex="bold"/>
    </style:style>
    <style:style style:name="P28" style:family="paragraph" style:parent-style-name="Text_20_body">
      <style:text-properties officeooo:rsid="04235652" officeooo:paragraph-rsid="04235652"/>
    </style:style>
    <style:style style:name="P29" style:family="paragraph" style:parent-style-name="Text_20_body">
      <style:text-properties officeooo:rsid="0412d60d" officeooo:paragraph-rsid="0412d60d"/>
    </style:style>
    <style:style style:name="P30" style:family="paragraph" style:parent-style-name="Text_20_body">
      <style:text-properties officeooo:paragraph-rsid="04526356"/>
    </style:style>
    <style:style style:name="P31" style:family="paragraph" style:parent-style-name="Text_20_body">
      <style:text-properties officeooo:paragraph-rsid="046efeea"/>
    </style:style>
    <style:style style:name="P32"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33"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8e101" style:font-weight-asian="normal" style:font-weight-complex="normal"/>
    </style:style>
    <style:style style:name="P34"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a801f1" style:font-weight-asian="normal" style:font-weight-complex="normal"/>
    </style:style>
    <style:style style:name="P35"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247be7e" style:font-weight-asian="normal" style:font-weight-complex="normal"/>
    </style:style>
    <style:style style:name="P36"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39f9edf" style:font-weight-asian="normal" style:font-weight-complex="normal"/>
    </style:style>
    <style:style style:name="P37"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6b2996" style:font-weight-asian="normal" style:font-weight-complex="normal"/>
    </style:style>
    <style:style style:name="P38"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76dd40" style:font-weight-asian="normal" style:font-weight-complex="normal"/>
    </style:style>
    <style:style style:name="P39" style:family="paragraph" style:parent-style-name="Text_20_body">
      <style:paragraph-properties fo:margin-left="1.251cm" fo:margin-right="0cm" fo:orphans="2" fo:widows="2" fo:text-indent="0cm" style:auto-text-indent="false"/>
      <style:text-properties fo:language="en" fo:country="US" fo:font-weight="normal" officeooo:rsid="026f2645" officeooo:paragraph-rsid="026f2645" style:font-weight-asian="normal" style:font-weight-complex="normal"/>
    </style:style>
    <style:style style:name="P40" style:family="paragraph" style:parent-style-name="Text_20_body">
      <style:paragraph-properties fo:margin-left="1.251cm" fo:margin-right="0cm" fo:orphans="2" fo:widows="2" fo:text-indent="0cm" style:auto-text-indent="false"/>
      <style:text-properties fo:language="en" fo:country="US" fo:font-weight="normal" officeooo:rsid="026fcdab" officeooo:paragraph-rsid="027365da" style:font-weight-asian="normal" style:font-weight-complex="normal"/>
    </style:style>
    <style:style style:name="P41" style:family="paragraph" style:parent-style-name="Text_20_body">
      <style:paragraph-properties fo:margin-left="1.251cm" fo:margin-right="0cm" fo:orphans="2" fo:widows="2" fo:text-indent="0cm" style:auto-text-indent="false"/>
      <style:text-properties fo:language="en" fo:country="US" fo:font-weight="normal" officeooo:rsid="027c12d4" officeooo:paragraph-rsid="027c12d4" style:font-weight-asian="normal" style:font-weight-complex="normal"/>
    </style:style>
    <style:style style:name="P42"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972dd8" style:font-weight-asian="normal" style:font-weight-complex="normal"/>
    </style:style>
    <style:style style:name="P43"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1e86a" style:font-weight-asian="normal" style:font-weight-complex="normal"/>
    </style:style>
    <style:style style:name="P44"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6e486" style:font-weight-asian="normal" style:font-weight-complex="normal"/>
    </style:style>
    <style:style style:name="P45"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d5b873" style:font-weight-asian="normal" style:font-weight-complex="normal"/>
    </style:style>
    <style:style style:name="P46"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97a88" style:font-weight-asian="normal" style:font-weight-complex="normal"/>
    </style:style>
    <style:style style:name="P47"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a7bac" style:font-weight-asian="normal" style:font-weight-complex="normal"/>
    </style:style>
    <style:style style:name="P48"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40b73c8" style:font-weight-asian="normal" style:font-weight-complex="normal"/>
    </style:style>
    <style:style style:name="P49"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50"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51" style:family="paragraph" style:parent-style-name="Text_20_body">
      <style:paragraph-properties fo:margin-left="1.251cm" fo:margin-right="0cm" fo:orphans="2" fo:widows="2" fo:text-indent="0cm" style:auto-text-indent="false"/>
      <style:text-properties fo:language="en" fo:country="US" fo:font-weight="normal" officeooo:rsid="02a801f1" officeooo:paragraph-rsid="02a801f1" style:font-weight-asian="normal" style:font-weight-complex="normal"/>
    </style:style>
    <style:style style:name="P52"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72dd8" style:font-weight-asian="normal" style:font-weight-complex="normal"/>
    </style:style>
    <style:style style:name="P53"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aa75b" style:font-weight-asian="normal" style:font-weight-complex="normal"/>
    </style:style>
    <style:style style:name="P54"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a5e448" style:font-weight-asian="normal" style:font-weight-complex="normal"/>
    </style:style>
    <style:style style:name="P55" style:family="paragraph" style:parent-style-name="Text_20_body">
      <style:paragraph-properties fo:margin-left="1.251cm" fo:margin-right="0cm" fo:orphans="2" fo:widows="2" fo:text-indent="0cm" style:auto-text-indent="false"/>
      <style:text-properties fo:language="en" fo:country="US" fo:font-weight="normal" officeooo:rsid="02a46f96" officeooo:paragraph-rsid="02a46f96" style:font-weight-asian="normal" style:font-weight-complex="normal"/>
    </style:style>
    <style:style style:name="P56" style:family="paragraph" style:parent-style-name="Text_20_body">
      <style:paragraph-properties fo:margin-left="1.251cm" fo:margin-right="0cm" fo:orphans="2" fo:widows="2" fo:text-indent="0cm" style:auto-text-indent="false"/>
      <style:text-properties fo:language="en" fo:country="US" fo:font-weight="normal" officeooo:rsid="02f7c01d" officeooo:paragraph-rsid="02f7c01d" style:font-weight-asian="normal" style:font-weight-complex="normal"/>
    </style:style>
    <style:style style:name="P57" style:family="paragraph" style:parent-style-name="Text_20_body">
      <style:paragraph-properties fo:margin-left="1.251cm" fo:margin-right="0cm" fo:orphans="2" fo:widows="2" fo:text-indent="0cm" style:auto-text-indent="false"/>
      <style:text-properties fo:language="en" fo:country="US" fo:font-weight="normal" officeooo:rsid="02e2402b" officeooo:paragraph-rsid="03c9711f" style:font-weight-asian="normal" style:font-weight-complex="normal"/>
    </style:style>
    <style:style style:name="P58" style:family="paragraph" style:parent-style-name="Text_20_body">
      <style:paragraph-properties fo:margin-left="1.251cm" fo:margin-right="0cm" fo:orphans="2" fo:widows="2" fo:text-indent="0cm" style:auto-text-indent="false"/>
      <style:text-properties fo:language="en" fo:country="US" officeooo:rsid="0247be7e" officeooo:paragraph-rsid="0247be7e"/>
    </style:style>
    <style:style style:name="P59" style:family="paragraph" style:parent-style-name="Text_20_body">
      <style:paragraph-properties fo:margin-left="1.251cm" fo:margin-right="0cm" fo:orphans="2" fo:widows="2" fo:text-indent="0cm" style:auto-text-indent="false"/>
      <style:text-properties fo:language="en" fo:country="US" officeooo:rsid="0248e101" officeooo:paragraph-rsid="0248e101"/>
    </style:style>
    <style:style style:name="P60" style:family="paragraph" style:parent-style-name="Text_20_body">
      <style:paragraph-properties fo:margin-left="1.251cm" fo:margin-right="0cm" fo:orphans="2" fo:widows="2" fo:text-indent="0cm" style:auto-text-indent="false"/>
      <style:text-properties fo:language="en" fo:country="US" officeooo:rsid="0249ac02" officeooo:paragraph-rsid="0249ac02"/>
    </style:style>
    <style:style style:name="P61" style:family="paragraph" style:parent-style-name="Text_20_body">
      <style:paragraph-properties fo:margin-left="1.251cm" fo:margin-right="0cm" fo:orphans="2" fo:widows="2" fo:text-indent="0cm" style:auto-text-indent="false"/>
      <style:text-properties fo:language="en" fo:country="US" officeooo:rsid="024b01c5" officeooo:paragraph-rsid="024b01c5"/>
    </style:style>
    <style:style style:name="P62" style:family="paragraph" style:parent-style-name="Text_20_body">
      <style:paragraph-properties fo:margin-left="1.251cm" fo:margin-right="0cm" fo:orphans="2" fo:widows="2" fo:text-indent="0cm" style:auto-text-indent="false"/>
      <style:text-properties fo:language="en" fo:country="US" officeooo:rsid="024b2d51" officeooo:paragraph-rsid="024b2d51"/>
    </style:style>
    <style:style style:name="P63" style:family="paragraph" style:parent-style-name="Text_20_body">
      <style:paragraph-properties fo:margin-left="1.251cm" fo:margin-right="0cm" fo:orphans="2" fo:widows="2" fo:text-indent="0cm" style:auto-text-indent="false"/>
      <style:text-properties fo:language="en" fo:country="US" officeooo:rsid="024b2d51" officeooo:paragraph-rsid="024b9e53"/>
    </style:style>
    <style:style style:name="P64" style:family="paragraph" style:parent-style-name="Text_20_body">
      <style:paragraph-properties fo:margin-left="1.251cm" fo:margin-right="0cm" fo:orphans="2" fo:widows="2" fo:text-indent="0cm" style:auto-text-indent="false"/>
      <style:text-properties fo:language="en" fo:country="US" officeooo:rsid="024b2d51" officeooo:paragraph-rsid="0251e68f"/>
    </style:style>
    <style:style style:name="P65" style:family="paragraph" style:parent-style-name="Text_20_body">
      <style:paragraph-properties fo:margin-left="1.251cm" fo:margin-right="0cm" fo:orphans="2" fo:widows="2" fo:text-indent="0cm" style:auto-text-indent="false"/>
      <style:text-properties fo:language="en" fo:country="US" officeooo:rsid="024b9e53" officeooo:paragraph-rsid="024b9e53"/>
    </style:style>
    <style:style style:name="P66" style:family="paragraph" style:parent-style-name="Text_20_body">
      <style:paragraph-properties fo:margin-left="1.251cm" fo:margin-right="0cm" fo:orphans="2" fo:widows="2" fo:text-indent="0cm" style:auto-text-indent="false"/>
      <style:text-properties fo:language="en" fo:country="US" officeooo:rsid="024b9e53" officeooo:paragraph-rsid="0251e68f"/>
    </style:style>
    <style:style style:name="P67" style:family="paragraph" style:parent-style-name="Text_20_body">
      <style:paragraph-properties fo:margin-left="1.251cm" fo:margin-right="0cm" fo:orphans="2" fo:widows="2" fo:text-indent="0cm" style:auto-text-indent="false"/>
      <style:text-properties fo:language="en" fo:country="US" officeooo:rsid="024b9e53" officeooo:paragraph-rsid="025fd8b5"/>
    </style:style>
    <style:style style:name="P68" style:family="paragraph" style:parent-style-name="Text_20_body">
      <style:paragraph-properties fo:margin-left="1.251cm" fo:margin-right="0cm" fo:orphans="2" fo:widows="2" fo:text-indent="0cm" style:auto-text-indent="false"/>
      <style:text-properties fo:language="en" fo:country="US" officeooo:rsid="024fbd9e" officeooo:paragraph-rsid="024fbd9e"/>
    </style:style>
    <style:style style:name="P69" style:family="paragraph" style:parent-style-name="Text_20_body">
      <style:paragraph-properties fo:margin-left="1.251cm" fo:margin-right="0cm" fo:orphans="2" fo:widows="2" fo:text-indent="0cm" style:auto-text-indent="false"/>
      <style:text-properties fo:language="en" fo:country="US" officeooo:rsid="025051d7" officeooo:paragraph-rsid="025051d7"/>
    </style:style>
    <style:style style:name="P70" style:family="paragraph" style:parent-style-name="Text_20_body">
      <style:paragraph-properties fo:margin-left="1.251cm" fo:margin-right="0cm" fo:orphans="2" fo:widows="2" fo:text-indent="0cm" style:auto-text-indent="false"/>
      <style:text-properties fo:language="en" fo:country="US" officeooo:rsid="025498c4" officeooo:paragraph-rsid="025498c4"/>
    </style:style>
    <style:style style:name="P71" style:family="paragraph" style:parent-style-name="Text_20_body">
      <style:paragraph-properties fo:margin-left="1.251cm" fo:margin-right="0cm" fo:orphans="2" fo:widows="2" fo:text-indent="0cm" style:auto-text-indent="false"/>
      <style:text-properties fo:language="en" fo:country="US" fo:font-weight="bold" officeooo:rsid="026fcdab" officeooo:paragraph-rsid="026fcdab" style:font-weight-asian="bold" style:font-weight-complex="bold"/>
    </style:style>
    <style:style style:name="P72" style:family="paragraph" style:parent-style-name="Text_20_body">
      <style:paragraph-properties fo:margin-left="1.251cm" fo:margin-right="0cm" fo:orphans="2" fo:widows="2" fo:text-indent="0cm" style:auto-text-indent="false"/>
      <style:text-properties fo:language="en" fo:country="US" fo:font-weight="bold" officeooo:rsid="02708c9e" officeooo:paragraph-rsid="02708c9e" style:font-weight-asian="bold" style:font-weight-complex="bold"/>
    </style:style>
    <style:style style:name="P73" style:family="paragraph" style:parent-style-name="Text_20_body">
      <style:paragraph-properties fo:margin-left="1.251cm" fo:margin-right="0cm" fo:orphans="2" fo:widows="2" fo:text-indent="0cm" style:auto-text-indent="false"/>
      <style:text-properties fo:language="en" fo:country="US" fo:font-weight="bold" officeooo:rsid="027c12d4" officeooo:paragraph-rsid="027c12d4" style:font-weight-asian="bold" style:font-weight-complex="bold"/>
    </style:style>
    <style:style style:name="P74"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5fe94" style:font-weight-asian="bold" style:font-weight-complex="bold"/>
    </style:style>
    <style:style style:name="P75"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8e101" style:font-weight-asian="bold" style:font-weight-complex="bold"/>
    </style:style>
    <style:style style:name="P76" style:family="paragraph" style:parent-style-name="Text_20_body">
      <style:paragraph-properties fo:margin-left="1.251cm" fo:margin-right="0cm" fo:orphans="2" fo:widows="2" fo:text-indent="0cm" style:auto-text-indent="false"/>
      <style:text-properties fo:language="en" fo:country="US" fo:font-weight="bold" officeooo:rsid="02b13894" officeooo:paragraph-rsid="02b13894" style:font-weight-asian="bold" style:font-weight-complex="bold"/>
    </style:style>
    <style:style style:name="P77" style:family="paragraph" style:parent-style-name="Text_20_body">
      <style:paragraph-properties fo:margin-left="1.251cm" fo:margin-right="0cm" fo:orphans="2" fo:widows="2" fo:text-indent="0cm" style:auto-text-indent="false"/>
      <style:text-properties fo:language="en" fo:country="US" fo:font-weight="bold" officeooo:rsid="024451fd" officeooo:paragraph-rsid="02a6e486" style:font-weight-asian="bold" style:font-weight-complex="bold"/>
    </style:style>
    <style:style style:name="P78" style:family="paragraph" style:parent-style-name="Text_20_body">
      <style:paragraph-properties fo:margin-left="1.251cm" fo:margin-right="0cm" fo:orphans="2" fo:widows="2" fo:text-indent="0cm" style:auto-text-indent="false"/>
      <style:text-properties fo:language="en" fo:country="US" officeooo:rsid="02507ad6" officeooo:paragraph-rsid="02507ad6"/>
    </style:style>
    <style:style style:name="P79" style:family="paragraph" style:parent-style-name="Text_20_body">
      <style:paragraph-properties fo:margin-left="1.251cm" fo:margin-right="0cm" fo:orphans="2" fo:widows="2" fo:text-indent="0cm" style:auto-text-indent="false"/>
      <style:text-properties fo:language="en" fo:country="US" officeooo:rsid="02a46f96" officeooo:paragraph-rsid="02a46f96"/>
    </style:style>
    <style:style style:name="P80" style:family="paragraph" style:parent-style-name="Text_20_body">
      <style:paragraph-properties fo:margin-left="1.251cm" fo:margin-right="0cm" fo:orphans="2" fo:widows="2" fo:text-indent="0cm" style:auto-text-indent="false"/>
      <style:text-properties fo:language="en" fo:country="US" officeooo:rsid="02a46f96" officeooo:paragraph-rsid="02ea4ae8"/>
    </style:style>
    <style:style style:name="P81"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7be7e" officeooo:paragraph-rsid="0247be7e" style:font-weight-asian="normal" style:font-weight-complex="normal"/>
    </style:style>
    <style:style style:name="P82"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8e101" officeooo:paragraph-rsid="0248e101" style:font-weight-asian="normal" style:font-weight-complex="normal"/>
    </style:style>
    <style:style style:name="P83"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5fe94" officeooo:paragraph-rsid="0245fe94" style:font-weight-asian="normal" style:font-weight-complex="normal"/>
    </style:style>
    <style:style style:name="P84"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cc745b" style:font-weight-asian="normal" style:font-weight-complex="normal"/>
    </style:style>
    <style:style style:name="P85"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d168db" style:font-weight-asian="normal" style:font-weight-complex="normal"/>
    </style:style>
    <style:style style:name="P86"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3a31847" officeooo:paragraph-rsid="02cdc29b" style:font-weight-asian="normal" style:font-weight-complex="normal"/>
    </style:style>
    <style:style style:name="P87"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051d7" style:font-size-asian="11pt" style:font-weight-asian="normal" style:font-size-complex="11pt" style:font-weight-complex="normal"/>
    </style:style>
    <style:style style:name="P88"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4b9e53" style:font-size-asian="11pt" style:font-weight-asian="normal" style:font-size-complex="11pt" style:font-weight-complex="normal"/>
    </style:style>
    <style:style style:name="P89"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fd8b5" style:font-size-asian="11pt" style:font-weight-asian="normal" style:font-size-complex="11pt" style:font-weight-complex="normal"/>
    </style:style>
    <style:style style:name="P90" style:family="paragraph" style:parent-style-name="Text_20_body">
      <style:paragraph-properties fo:margin-left="1.251cm" fo:margin-right="0cm" fo:text-indent="0cm" style:auto-text-indent="false"/>
      <style:text-properties style:font-name="Courier New" officeooo:rsid="02cdffa4" officeooo:paragraph-rsid="02cdffa4"/>
    </style:style>
    <style:style style:name="P91" style:family="paragraph" style:parent-style-name="Text_20_body">
      <style:paragraph-properties fo:margin-left="1.251cm" fo:margin-right="0cm" fo:text-indent="0cm" style:auto-text-indent="false"/>
      <style:text-properties style:font-name="Courier New" officeooo:rsid="02cdffa4" officeooo:paragraph-rsid="02cf01ef"/>
    </style:style>
    <style:style style:name="P92" style:family="paragraph" style:parent-style-name="Text_20_body">
      <style:paragraph-properties fo:margin-left="1.251cm" fo:margin-right="0cm" fo:text-indent="0cm" style:auto-text-indent="false"/>
      <style:text-properties style:font-name="Courier New" officeooo:rsid="02cdffa4" officeooo:paragraph-rsid="04055eba"/>
    </style:style>
    <style:style style:name="P93" style:family="paragraph" style:parent-style-name="Text_20_body">
      <style:paragraph-properties fo:margin-left="1.251cm" fo:margin-right="0cm" fo:text-indent="0cm" style:auto-text-indent="false"/>
      <style:text-properties style:font-name="Courier New" officeooo:rsid="02f7c01d" officeooo:paragraph-rsid="02f7c01d"/>
    </style:style>
    <style:style style:name="P94" style:family="paragraph" style:parent-style-name="Text_20_body">
      <style:paragraph-properties fo:margin-left="1.251cm" fo:margin-right="0cm" fo:text-indent="0cm" style:auto-text-indent="false"/>
      <style:text-properties style:font-name="Courier New" officeooo:rsid="02f7c01d" officeooo:paragraph-rsid="02fca458"/>
    </style:style>
    <style:style style:name="P95" style:family="paragraph" style:parent-style-name="Text_20_body">
      <style:paragraph-properties fo:margin-left="1.251cm" fo:margin-right="0cm" fo:text-indent="0cm" style:auto-text-indent="false"/>
      <style:text-properties style:font-name="Courier New" officeooo:rsid="02fad067" officeooo:paragraph-rsid="02fad067"/>
    </style:style>
    <style:style style:name="P96" style:family="paragraph" style:parent-style-name="Text_20_body">
      <style:paragraph-properties fo:margin-left="1.251cm" fo:margin-right="0cm" fo:text-indent="0cm" style:auto-text-indent="false"/>
      <style:text-properties style:font-name="Courier New" officeooo:rsid="03010977" officeooo:paragraph-rsid="03010977"/>
    </style:style>
    <style:style style:name="P97" style:family="paragraph" style:parent-style-name="Text_20_body">
      <style:paragraph-properties fo:margin-left="1.251cm" fo:margin-right="0cm" fo:text-indent="0cm" style:auto-text-indent="false"/>
      <style:text-properties style:font-name="Courier New" officeooo:rsid="03010977" officeooo:paragraph-rsid="0301fbdc"/>
    </style:style>
    <style:style style:name="P98" style:family="paragraph" style:parent-style-name="Text_20_body">
      <style:paragraph-properties fo:margin-left="1.251cm" fo:margin-right="0cm" fo:text-indent="0cm" style:auto-text-indent="false"/>
      <style:text-properties style:font-name="Courier New" officeooo:rsid="03010977" officeooo:paragraph-rsid="030531fa"/>
    </style:style>
    <style:style style:name="P99" style:family="paragraph" style:parent-style-name="Text_20_body">
      <style:paragraph-properties fo:margin-left="1.251cm" fo:margin-right="0cm" fo:text-indent="0cm" style:auto-text-indent="false"/>
      <style:text-properties style:font-name="Courier New" officeooo:rsid="0301fbdc" officeooo:paragraph-rsid="0301fbdc"/>
    </style:style>
    <style:style style:name="P100" style:family="paragraph" style:parent-style-name="Text_20_body">
      <style:paragraph-properties fo:margin-left="1.251cm" fo:margin-right="0cm" fo:text-indent="0cm" style:auto-text-indent="false"/>
      <style:text-properties style:font-name="Courier New" officeooo:rsid="0309c9eb" officeooo:paragraph-rsid="0309c9eb"/>
    </style:style>
    <style:style style:name="P101" style:family="paragraph" style:parent-style-name="Text_20_body">
      <style:paragraph-properties fo:margin-left="1.251cm" fo:margin-right="0cm" fo:text-indent="0cm" style:auto-text-indent="false"/>
      <style:text-properties style:font-name="Courier New" officeooo:rsid="0309c9eb" officeooo:paragraph-rsid="030aaacd"/>
    </style:style>
    <style:style style:name="P102" style:family="paragraph" style:parent-style-name="Text_20_body">
      <style:paragraph-properties fo:margin-left="1.251cm" fo:margin-right="0cm" fo:text-indent="0cm" style:auto-text-indent="false"/>
      <style:text-properties style:font-name="Courier New" officeooo:rsid="031e8d45" officeooo:paragraph-rsid="031e8d45"/>
    </style:style>
    <style:style style:name="P103" style:family="paragraph" style:parent-style-name="Text_20_body">
      <style:paragraph-properties fo:margin-left="1.251cm" fo:margin-right="0cm" fo:text-indent="0cm" style:auto-text-indent="false"/>
      <style:text-properties style:font-name="Courier New" officeooo:rsid="031e8d45" officeooo:paragraph-rsid="031edb35"/>
    </style:style>
    <style:style style:name="P104" style:family="paragraph" style:parent-style-name="Text_20_body">
      <style:paragraph-properties fo:margin-left="1.251cm" fo:margin-right="0cm" fo:text-indent="0cm" style:auto-text-indent="false"/>
      <style:text-properties style:font-name="Courier New" officeooo:rsid="031e8d45" officeooo:paragraph-rsid="031f771f"/>
    </style:style>
    <style:style style:name="P105" style:family="paragraph" style:parent-style-name="Text_20_body">
      <style:paragraph-properties fo:margin-left="1.251cm" fo:margin-right="0cm" fo:text-indent="0cm" style:auto-text-indent="false"/>
      <style:text-properties style:font-name="Courier New" officeooo:rsid="03235524" officeooo:paragraph-rsid="0325cec9"/>
    </style:style>
    <style:style style:name="P106" style:family="paragraph" style:parent-style-name="Text_20_body">
      <style:paragraph-properties fo:margin-left="1.251cm" fo:margin-right="0cm" fo:text-indent="0cm" style:auto-text-indent="false"/>
      <style:text-properties style:font-name="Courier New" officeooo:rsid="03235524" officeooo:paragraph-rsid="03741ca4"/>
    </style:style>
    <style:style style:name="P107" style:family="paragraph" style:parent-style-name="Text_20_body">
      <style:paragraph-properties fo:margin-left="1.251cm" fo:margin-right="0cm" fo:text-indent="0cm" style:auto-text-indent="false"/>
      <style:text-properties style:font-name="Courier New" officeooo:rsid="03235524" officeooo:paragraph-rsid="03756bf6"/>
    </style:style>
    <style:style style:name="P108" style:family="paragraph" style:parent-style-name="Text_20_body">
      <style:paragraph-properties fo:margin-left="1.251cm" fo:margin-right="0cm" fo:text-indent="0cm" style:auto-text-indent="false"/>
      <style:text-properties style:font-name="Courier New" officeooo:rsid="0326424d" officeooo:paragraph-rsid="0326424d"/>
    </style:style>
    <style:style style:name="P109" style:family="paragraph" style:parent-style-name="Text_20_body">
      <style:paragraph-properties fo:margin-left="1.251cm" fo:margin-right="0cm" fo:text-indent="0cm" style:auto-text-indent="false"/>
      <style:text-properties style:font-name="Courier New" officeooo:rsid="03784c4a" officeooo:paragraph-rsid="03784c4a"/>
    </style:style>
    <style:style style:name="P110" style:family="paragraph" style:parent-style-name="Text_20_body">
      <style:paragraph-properties fo:margin-left="1.251cm" fo:margin-right="0cm" fo:text-indent="0cm" style:auto-text-indent="false"/>
      <style:text-properties style:font-name="Courier New" officeooo:rsid="037b7cf9" officeooo:paragraph-rsid="037b7cf9"/>
    </style:style>
    <style:style style:name="P111" style:family="paragraph" style:parent-style-name="Text_20_body">
      <style:paragraph-properties fo:margin-left="1.251cm" fo:margin-right="0cm" fo:text-indent="0cm" style:auto-text-indent="false"/>
      <style:text-properties style:font-name="Courier New" officeooo:rsid="038084f4" officeooo:paragraph-rsid="038084f4"/>
    </style:style>
    <style:style style:name="P112" style:family="paragraph" style:parent-style-name="Text_20_body">
      <style:paragraph-properties fo:margin-left="1.251cm" fo:margin-right="0cm" fo:text-indent="0cm" style:auto-text-indent="false"/>
      <style:text-properties style:font-name="Courier New" officeooo:rsid="038278d7" officeooo:paragraph-rsid="038278d7"/>
    </style:style>
    <style:style style:name="P113" style:family="paragraph" style:parent-style-name="Text_20_body">
      <style:paragraph-properties fo:margin-left="1.251cm" fo:margin-right="0cm" fo:text-indent="0cm" style:auto-text-indent="false"/>
      <style:text-properties style:font-name="Courier New" officeooo:rsid="03a81e79" officeooo:paragraph-rsid="03a81e79"/>
    </style:style>
    <style:style style:name="P114" style:family="paragraph" style:parent-style-name="Text_20_body">
      <style:paragraph-properties fo:margin-left="1.251cm" fo:margin-right="0cm" fo:text-indent="0cm" style:auto-text-indent="false"/>
      <style:text-properties style:font-name="Courier New" officeooo:rsid="03b19833" officeooo:paragraph-rsid="03b1b1b6"/>
    </style:style>
    <style:style style:name="P115" style:family="paragraph" style:parent-style-name="Text_20_body">
      <style:paragraph-properties fo:margin-left="1.251cm" fo:margin-right="0cm" fo:text-indent="0cm" style:auto-text-indent="false"/>
      <style:text-properties style:font-name="Courier New" officeooo:rsid="03b1b1b6" officeooo:paragraph-rsid="03b1b1b6"/>
    </style:style>
    <style:style style:name="P116" style:family="paragraph" style:parent-style-name="Text_20_body">
      <style:paragraph-properties fo:margin-left="1.251cm" fo:margin-right="0cm" fo:text-indent="0cm" style:auto-text-indent="false"/>
      <style:text-properties style:font-name="Courier New" officeooo:rsid="03b1b1b6" officeooo:paragraph-rsid="03dee70d"/>
    </style:style>
    <style:style style:name="P117" style:family="paragraph" style:parent-style-name="Text_20_body">
      <style:paragraph-properties fo:margin-left="1.251cm" fo:margin-right="0cm" fo:text-indent="0cm" style:auto-text-indent="false"/>
      <style:text-properties style:font-name="Courier New" officeooo:rsid="02f1e0b6" officeooo:paragraph-rsid="04055eba"/>
    </style:style>
    <style:style style:name="P118" style:family="paragraph" style:parent-style-name="Text_20_body">
      <style:paragraph-properties fo:margin-left="1.251cm" fo:margin-right="0cm" fo:orphans="2" fo:widows="2" fo:text-indent="0cm" style:auto-text-indent="false"/>
      <style:text-properties fo:font-size="11pt" fo:language="en" fo:country="US" fo:font-weight="bold" officeooo:rsid="024b9e53" officeooo:paragraph-rsid="024b9e53" style:font-size-asian="11pt" style:font-size-complex="11pt"/>
    </style:style>
    <style:style style:name="P119" style:family="paragraph" style:parent-style-name="Text_20_body">
      <style:paragraph-properties fo:margin-left="1.251cm" fo:margin-right="0cm" fo:text-indent="0cm" style:auto-text-indent="false"/>
      <style:text-properties officeooo:rsid="02b13894" officeooo:paragraph-rsid="02b13894"/>
    </style:style>
    <style:style style:name="P120" style:family="paragraph" style:parent-style-name="Text_20_body">
      <style:paragraph-properties fo:margin-left="1.251cm" fo:margin-right="0cm" fo:text-indent="0cm" style:auto-text-indent="false"/>
      <style:text-properties officeooo:rsid="02b13894" officeooo:paragraph-rsid="02b18c68"/>
    </style:style>
    <style:style style:name="P121" style:family="paragraph" style:parent-style-name="Text_20_body">
      <style:paragraph-properties fo:margin-left="1.251cm" fo:margin-right="0cm" fo:text-indent="0cm" style:auto-text-indent="false"/>
      <style:text-properties officeooo:rsid="02b35973" officeooo:paragraph-rsid="02b35973"/>
    </style:style>
    <style:style style:name="P122" style:family="paragraph" style:parent-style-name="Text_20_body">
      <style:paragraph-properties fo:margin-left="1.251cm" fo:margin-right="0cm" fo:orphans="2" fo:widows="2" fo:text-indent="0cm" style:auto-text-indent="false"/>
      <style:text-properties style:font-name="Times New Roman" fo:language="en" fo:country="US" fo:font-weight="normal" officeooo:rsid="02c97a88" officeooo:paragraph-rsid="02c97a88" style:font-weight-asian="normal" style:font-weight-complex="normal"/>
    </style:style>
    <style:style style:name="P12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97a88" style:font-weight-asian="normal" style:font-weight-complex="normal"/>
    </style:style>
    <style:style style:name="P12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a7bac" style:font-weight-asian="normal" style:font-weight-complex="normal"/>
    </style:style>
    <style:style style:name="P12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c745b" style:font-weight-asian="normal" style:font-weight-complex="normal"/>
    </style:style>
    <style:style style:name="P12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ebcf4f" style:font-weight-asian="normal" style:font-weight-complex="normal"/>
    </style:style>
    <style:style style:name="P12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97a88" style:font-weight-asian="normal" style:font-weight-complex="normal"/>
    </style:style>
    <style:style style:name="P12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a7bac" style:font-weight-asian="normal" style:font-weight-complex="normal"/>
    </style:style>
    <style:style style:name="P12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c29b" style:font-weight-asian="normal" style:font-weight-complex="normal"/>
    </style:style>
    <style:style style:name="P13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ffa4" style:font-weight-asian="normal" style:font-weight-complex="normal"/>
    </style:style>
    <style:style style:name="P13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d168db" style:font-weight-asian="normal" style:font-weight-complex="normal"/>
    </style:style>
    <style:style style:name="P13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0c4102" style:font-weight-asian="normal" style:font-weight-complex="normal"/>
    </style:style>
    <style:style style:name="P13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46ee07" style:font-weight-asian="normal" style:font-weight-complex="normal"/>
    </style:style>
    <style:style style:name="P13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a7bac" officeooo:paragraph-rsid="02ca7bac" style:font-weight-asian="normal" style:font-weight-complex="normal"/>
    </style:style>
    <style:style style:name="P13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dab53f" style:font-weight-asian="normal" style:font-weight-complex="normal"/>
    </style:style>
    <style:style style:name="P13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cdffa4" style:font-weight-asian="normal" style:font-weight-complex="normal"/>
    </style:style>
    <style:style style:name="P13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ab53f" officeooo:paragraph-rsid="02dab53f" style:font-weight-asian="normal" style:font-weight-complex="normal"/>
    </style:style>
    <style:style style:name="P13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d9ade" officeooo:paragraph-rsid="02dd9ade" style:font-weight-asian="normal" style:font-weight-complex="normal"/>
    </style:style>
    <style:style style:name="P13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eeee53" officeooo:paragraph-rsid="02eeee53" style:font-weight-asian="normal" style:font-weight-complex="normal"/>
    </style:style>
    <style:style style:name="P14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3a31847" officeooo:paragraph-rsid="03a31847" style:font-weight-asian="normal" style:font-weight-complex="normal"/>
    </style:style>
    <style:style style:name="P14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2cdc29b" style:font-weight-asian="normal" style:font-weight-complex="normal"/>
    </style:style>
    <style:style style:name="P14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3b63aed" style:font-weight-asian="normal" style:font-weight-complex="normal"/>
    </style:style>
    <style:style style:name="P143" style:family="paragraph" style:parent-style-name="Text_20_body">
      <style:paragraph-properties fo:margin-left="1.251cm" fo:margin-right="0cm" fo:text-indent="0cm" style:auto-text-indent="false"/>
      <style:text-properties officeooo:rsid="02cdc29b" officeooo:paragraph-rsid="02cdc29b"/>
    </style:style>
    <style:style style:name="P144" style:family="paragraph" style:parent-style-name="Text_20_body">
      <style:paragraph-properties fo:margin-left="1.251cm" fo:margin-right="0cm" fo:text-indent="0cm" style:auto-text-indent="false"/>
      <style:text-properties officeooo:rsid="02cdffa4" officeooo:paragraph-rsid="02cdffa4"/>
    </style:style>
    <style:style style:name="P145" style:family="paragraph" style:parent-style-name="Text_20_body">
      <style:paragraph-properties fo:margin-left="1.251cm" fo:margin-right="0cm" fo:text-indent="0cm" style:auto-text-indent="false"/>
      <style:text-properties officeooo:rsid="02cdffa4" officeooo:paragraph-rsid="02ca7bac"/>
    </style:style>
    <style:style style:name="P146" style:family="paragraph" style:parent-style-name="Text_20_body">
      <style:paragraph-properties fo:margin-left="1.251cm" fo:margin-right="0cm" fo:text-indent="0cm" style:auto-text-indent="false"/>
      <style:text-properties officeooo:rsid="02cdffa4" officeooo:paragraph-rsid="040ee1a2"/>
    </style:style>
    <style:style style:name="P147" style:family="paragraph" style:parent-style-name="Text_20_body">
      <style:paragraph-properties fo:margin-left="1.251cm" fo:margin-right="0cm" fo:text-indent="0cm" style:auto-text-indent="false"/>
      <style:text-properties officeooo:paragraph-rsid="02ca7bac"/>
    </style:style>
    <style:style style:name="P148" style:family="paragraph" style:parent-style-name="Text_20_body">
      <style:paragraph-properties fo:margin-left="1.251cm" fo:margin-right="0cm" fo:text-indent="0cm" style:auto-text-indent="false"/>
      <style:text-properties officeooo:rsid="02cf01ef" officeooo:paragraph-rsid="02cf01ef"/>
    </style:style>
    <style:style style:name="P149" style:family="paragraph" style:parent-style-name="Text_20_body">
      <style:paragraph-properties fo:margin-left="1.251cm" fo:margin-right="0cm" fo:text-indent="0cm" style:auto-text-indent="false"/>
      <style:text-properties officeooo:rsid="02d168db" officeooo:paragraph-rsid="02d168db"/>
    </style:style>
    <style:style style:name="P150" style:family="paragraph" style:parent-style-name="Text_20_body">
      <style:paragraph-properties fo:margin-left="1.251cm" fo:margin-right="0cm" fo:text-indent="0cm" style:auto-text-indent="false"/>
      <style:text-properties officeooo:rsid="02d168db" officeooo:paragraph-rsid="03010977"/>
    </style:style>
    <style:style style:name="P151" style:family="paragraph" style:parent-style-name="Text_20_body">
      <style:paragraph-properties fo:margin-left="1.251cm" fo:margin-right="0cm" fo:text-indent="0cm" style:auto-text-indent="false"/>
      <style:text-properties officeooo:rsid="02f1e0b6" officeooo:paragraph-rsid="02cf01ef"/>
    </style:style>
    <style:style style:name="P152" style:family="paragraph" style:parent-style-name="Text_20_body">
      <style:paragraph-properties fo:margin-left="1.251cm" fo:margin-right="0cm" fo:text-indent="0cm" style:auto-text-indent="false"/>
      <style:text-properties officeooo:rsid="03010977" officeooo:paragraph-rsid="03010977"/>
    </style:style>
    <style:style style:name="P153" style:family="paragraph" style:parent-style-name="Text_20_body">
      <style:paragraph-properties fo:margin-left="1.251cm" fo:margin-right="0cm" fo:text-indent="0cm" style:auto-text-indent="false"/>
      <style:text-properties officeooo:rsid="0301fbdc" officeooo:paragraph-rsid="0301fbdc"/>
    </style:style>
    <style:style style:name="P154" style:family="paragraph" style:parent-style-name="Text_20_body">
      <style:paragraph-properties fo:margin-left="1.251cm" fo:margin-right="0cm" fo:text-indent="0cm" style:auto-text-indent="false"/>
      <style:text-properties officeooo:rsid="00363f45" officeooo:paragraph-rsid="0349cca7"/>
    </style:style>
    <style:style style:name="P155" style:family="paragraph" style:parent-style-name="Text_20_body">
      <style:paragraph-properties fo:margin-left="1.251cm" fo:margin-right="0cm" fo:text-indent="0cm" style:auto-text-indent="false"/>
      <style:text-properties officeooo:rsid="03506846" officeooo:paragraph-rsid="03506846"/>
    </style:style>
    <style:style style:name="P156" style:family="paragraph" style:parent-style-name="Text_20_body">
      <style:paragraph-properties fo:margin-left="1.251cm" fo:margin-right="0cm" fo:text-indent="0cm" style:auto-text-indent="false"/>
      <style:text-properties officeooo:rsid="02f7c01d" officeooo:paragraph-rsid="02f7c01d"/>
    </style:style>
    <style:style style:name="P157" style:family="paragraph" style:parent-style-name="Text_20_body">
      <style:paragraph-properties fo:margin-left="1.251cm" fo:margin-right="0cm" fo:text-indent="0cm" style:auto-text-indent="false"/>
      <style:text-properties officeooo:rsid="02f7c01d" officeooo:paragraph-rsid="02facbad"/>
    </style:style>
    <style:style style:name="P158" style:family="paragraph" style:parent-style-name="Text_20_body">
      <style:paragraph-properties fo:margin-left="1.251cm" fo:margin-right="0cm" fo:text-indent="0cm" style:auto-text-indent="false"/>
      <style:text-properties officeooo:rsid="02f7c01d" officeooo:paragraph-rsid="02fca458"/>
    </style:style>
    <style:style style:name="P159" style:family="paragraph" style:parent-style-name="Text_20_body">
      <style:paragraph-properties fo:margin-left="1.251cm" fo:margin-right="0cm" fo:text-indent="0cm" style:auto-text-indent="false"/>
      <style:text-properties officeooo:rsid="02fad067" officeooo:paragraph-rsid="02fad067"/>
    </style:style>
    <style:style style:name="P160" style:family="paragraph" style:parent-style-name="Text_20_body">
      <style:paragraph-properties fo:margin-left="1.251cm" fo:margin-right="0cm" fo:text-indent="0cm" style:auto-text-indent="false"/>
      <style:text-properties officeooo:rsid="02fad067" officeooo:paragraph-rsid="0359a861"/>
    </style:style>
    <style:style style:name="P161" style:family="paragraph" style:parent-style-name="Text_20_body">
      <style:paragraph-properties fo:margin-left="1.251cm" fo:margin-right="0cm" fo:text-indent="0cm" style:auto-text-indent="false"/>
      <style:text-properties officeooo:rsid="02fca458" officeooo:paragraph-rsid="02fca458"/>
    </style:style>
    <style:style style:name="P162" style:family="paragraph" style:parent-style-name="Text_20_body">
      <style:paragraph-properties fo:margin-left="1.251cm" fo:margin-right="0cm" fo:text-indent="0cm" style:auto-text-indent="false"/>
      <style:text-properties officeooo:rsid="02fde3b3" officeooo:paragraph-rsid="02fde3b3"/>
    </style:style>
    <style:style style:name="P163" style:family="paragraph" style:parent-style-name="Text_20_body">
      <style:paragraph-properties fo:margin-left="1.251cm" fo:margin-right="0cm" fo:text-indent="0cm" style:auto-text-indent="false"/>
      <style:text-properties officeooo:rsid="0309c9eb" officeooo:paragraph-rsid="0309c9eb"/>
    </style:style>
    <style:style style:name="P164" style:family="paragraph" style:parent-style-name="Text_20_body">
      <style:paragraph-properties fo:margin-left="1.251cm" fo:margin-right="0cm" fo:text-indent="0cm" style:auto-text-indent="false"/>
      <style:text-properties officeooo:rsid="030a37fd" officeooo:paragraph-rsid="030aaacd"/>
    </style:style>
    <style:style style:name="P165" style:family="paragraph" style:parent-style-name="Text_20_body">
      <style:paragraph-properties fo:margin-left="1.251cm" fo:margin-right="0cm" fo:text-indent="0cm" style:auto-text-indent="false"/>
      <style:text-properties officeooo:rsid="030aaacd" officeooo:paragraph-rsid="030aaacd"/>
    </style:style>
    <style:style style:name="P166" style:family="paragraph" style:parent-style-name="Text_20_body">
      <style:paragraph-properties fo:margin-left="1.251cm" fo:margin-right="0cm" fo:text-indent="0cm" style:auto-text-indent="false"/>
      <style:text-properties officeooo:rsid="031e8d45" officeooo:paragraph-rsid="031e8d45"/>
    </style:style>
    <style:style style:name="P167" style:family="paragraph" style:parent-style-name="Text_20_body">
      <style:paragraph-properties fo:margin-left="1.251cm" fo:margin-right="0cm" fo:text-indent="0cm" style:auto-text-indent="false"/>
      <style:text-properties officeooo:rsid="031edb35" officeooo:paragraph-rsid="031edb35"/>
    </style:style>
    <style:style style:name="P168" style:family="paragraph" style:parent-style-name="Text_20_body">
      <style:paragraph-properties fo:margin-left="1.251cm" fo:margin-right="0cm" fo:text-indent="0cm" style:auto-text-indent="false"/>
      <style:text-properties officeooo:rsid="031f771f" officeooo:paragraph-rsid="031f771f"/>
    </style:style>
    <style:style style:name="P169" style:family="paragraph" style:parent-style-name="Text_20_body">
      <style:paragraph-properties fo:margin-left="1.251cm" fo:margin-right="0cm" fo:text-indent="0cm" style:auto-text-indent="false"/>
      <style:text-properties officeooo:rsid="03235524" officeooo:paragraph-rsid="03235524"/>
    </style:style>
    <style:style style:name="P170" style:family="paragraph" style:parent-style-name="Text_20_body">
      <style:paragraph-properties fo:margin-left="1.251cm" fo:margin-right="0cm" fo:text-indent="0cm" style:auto-text-indent="false"/>
      <style:text-properties officeooo:paragraph-rsid="03235524"/>
    </style:style>
    <style:style style:name="P171" style:family="paragraph" style:parent-style-name="Text_20_body">
      <style:paragraph-properties fo:margin-left="1.251cm" fo:margin-right="0cm" fo:text-indent="0cm" style:auto-text-indent="false"/>
      <style:text-properties officeooo:rsid="0325cec9" officeooo:paragraph-rsid="0325cec9"/>
    </style:style>
    <style:style style:name="P172" style:family="paragraph" style:parent-style-name="Text_20_body">
      <style:paragraph-properties fo:margin-left="1.251cm" fo:margin-right="0cm" fo:text-indent="0cm" style:auto-text-indent="false"/>
      <style:text-properties officeooo:rsid="0325cec9" officeooo:paragraph-rsid="036bd927"/>
    </style:style>
    <style:style style:name="P173" style:family="paragraph" style:parent-style-name="Text_20_body">
      <style:paragraph-properties fo:margin-left="1.251cm" fo:margin-right="0cm" fo:text-indent="0cm" style:auto-text-indent="false"/>
      <style:text-properties officeooo:rsid="0325cec9" officeooo:paragraph-rsid="03741ca4"/>
    </style:style>
    <style:style style:name="P174" style:family="paragraph" style:parent-style-name="Text_20_body">
      <style:paragraph-properties fo:margin-left="1.251cm" fo:margin-right="0cm" fo:text-indent="0cm" style:auto-text-indent="false"/>
      <style:text-properties officeooo:rsid="0326424d" officeooo:paragraph-rsid="0326424d"/>
    </style:style>
    <style:style style:name="P175" style:family="paragraph" style:parent-style-name="Text_20_body">
      <style:paragraph-properties fo:margin-left="1.251cm" fo:margin-right="0cm" fo:text-indent="0cm" style:auto-text-indent="false"/>
      <style:text-properties officeooo:rsid="0326424d" officeooo:paragraph-rsid="032bde66"/>
    </style:style>
    <style:style style:name="P176" style:family="paragraph" style:parent-style-name="Text_20_body">
      <style:paragraph-properties fo:margin-left="1.251cm" fo:margin-right="0cm" fo:text-indent="0cm" style:auto-text-indent="false"/>
      <style:text-properties officeooo:rsid="032840c5" officeooo:paragraph-rsid="032e0456"/>
    </style:style>
    <style:style style:name="P177" style:family="paragraph" style:parent-style-name="Text_20_body">
      <style:paragraph-properties fo:margin-left="1.251cm" fo:margin-right="0cm" fo:text-indent="0cm" style:auto-text-indent="false"/>
      <style:text-properties officeooo:rsid="03288bfd" officeooo:paragraph-rsid="03288bfd"/>
    </style:style>
    <style:style style:name="P178" style:family="paragraph" style:parent-style-name="Text_20_body">
      <style:paragraph-properties fo:margin-left="1.251cm" fo:margin-right="0cm" fo:text-indent="0cm" style:auto-text-indent="false"/>
      <style:text-properties officeooo:rsid="03762ef8" officeooo:paragraph-rsid="03762ef8"/>
    </style:style>
    <style:style style:name="P179" style:family="paragraph" style:parent-style-name="Text_20_body">
      <style:paragraph-properties fo:margin-left="1.251cm" fo:margin-right="0cm" fo:text-indent="0cm" style:auto-text-indent="false"/>
      <style:text-properties officeooo:rsid="02e0bba1" officeooo:paragraph-rsid="03010977"/>
    </style:style>
    <style:style style:name="P180" style:family="paragraph" style:parent-style-name="Text_20_body">
      <style:paragraph-properties fo:margin-left="1.251cm" fo:margin-right="0cm" fo:text-indent="0cm" style:auto-text-indent="false"/>
      <style:text-properties officeooo:rsid="03784c4a" officeooo:paragraph-rsid="03784c4a"/>
    </style:style>
    <style:style style:name="P181" style:family="paragraph" style:parent-style-name="Text_20_body">
      <style:paragraph-properties fo:margin-left="1.251cm" fo:margin-right="0cm" fo:text-indent="0cm" style:auto-text-indent="false"/>
      <style:text-properties officeooo:rsid="0379208f" officeooo:paragraph-rsid="0379208f"/>
    </style:style>
    <style:style style:name="P182" style:family="paragraph" style:parent-style-name="Text_20_body">
      <style:paragraph-properties fo:margin-left="1.251cm" fo:margin-right="0cm" fo:text-indent="0cm" style:auto-text-indent="false"/>
      <style:text-properties officeooo:rsid="038084f4" officeooo:paragraph-rsid="038084f4"/>
    </style:style>
    <style:style style:name="P183" style:family="paragraph" style:parent-style-name="Text_20_body">
      <style:paragraph-properties fo:margin-left="1.251cm" fo:margin-right="0cm" fo:text-indent="0cm" style:auto-text-indent="false"/>
      <style:text-properties officeooo:paragraph-rsid="03784c4a"/>
    </style:style>
    <style:style style:name="P184" style:family="paragraph" style:parent-style-name="Text_20_body">
      <style:paragraph-properties fo:margin-left="1.251cm" fo:margin-right="0cm" fo:text-indent="0cm" style:auto-text-indent="false"/>
      <style:text-properties officeooo:rsid="038278d7" officeooo:paragraph-rsid="038278d7"/>
    </style:style>
    <style:style style:name="P185" style:family="paragraph" style:parent-style-name="Text_20_body">
      <style:paragraph-properties fo:margin-left="1.251cm" fo:margin-right="0cm" fo:text-indent="0cm" style:auto-text-indent="false"/>
      <style:text-properties officeooo:rsid="038278d7" officeooo:paragraph-rsid="0384305a"/>
    </style:style>
    <style:style style:name="P186" style:family="paragraph" style:parent-style-name="Text_20_body">
      <style:paragraph-properties fo:margin-left="1.251cm" fo:margin-right="0cm" fo:text-indent="0cm" style:auto-text-indent="false"/>
      <style:text-properties officeooo:rsid="03a7af84" officeooo:paragraph-rsid="03a7af84"/>
    </style:style>
    <style:style style:name="P187" style:family="paragraph" style:parent-style-name="Text_20_body">
      <style:paragraph-properties fo:margin-left="1.251cm" fo:margin-right="0cm" fo:text-indent="0cm" style:auto-text-indent="false"/>
      <style:text-properties officeooo:rsid="03947a0f" officeooo:paragraph-rsid="03947a0f"/>
    </style:style>
    <style:style style:name="P188" style:family="paragraph" style:parent-style-name="Text_20_body">
      <style:paragraph-properties fo:margin-left="1.251cm" fo:margin-right="0cm" fo:text-indent="0cm" style:auto-text-indent="false"/>
      <style:text-properties officeooo:rsid="0394851c" officeooo:paragraph-rsid="0394851c"/>
    </style:style>
    <style:style style:name="P189" style:family="paragraph" style:parent-style-name="Text_20_body">
      <style:paragraph-properties fo:margin-left="1.251cm" fo:margin-right="0cm" fo:text-indent="0cm" style:auto-text-indent="false"/>
      <style:text-properties officeooo:rsid="03aee005" officeooo:paragraph-rsid="03aee005"/>
    </style:style>
    <style:style style:name="P190" style:family="paragraph" style:parent-style-name="Text_20_body">
      <style:paragraph-properties fo:margin-left="1.251cm" fo:margin-right="0cm" fo:text-indent="0cm" style:auto-text-indent="false"/>
      <style:text-properties officeooo:rsid="03aee005" officeooo:paragraph-rsid="03afb73c"/>
    </style:style>
    <style:style style:name="P191" style:family="paragraph" style:parent-style-name="Text_20_body">
      <style:paragraph-properties fo:margin-left="1.251cm" fo:margin-right="0cm" fo:text-indent="0cm" style:auto-text-indent="false"/>
      <style:text-properties officeooo:rsid="03aee005" officeooo:paragraph-rsid="03b19833"/>
    </style:style>
    <style:style style:name="P192" style:family="paragraph" style:parent-style-name="Text_20_body">
      <style:paragraph-properties fo:margin-left="1.251cm" fo:margin-right="0cm" fo:text-indent="0cm" style:auto-text-indent="false">
        <style:tab-stops>
          <style:tab-stop style:position="4.729cm"/>
        </style:tab-stops>
      </style:paragraph-properties>
      <style:text-properties officeooo:rsid="03aee005" officeooo:paragraph-rsid="03b19833"/>
    </style:style>
    <style:style style:name="P193" style:family="paragraph" style:parent-style-name="Text_20_body">
      <style:paragraph-properties fo:margin-left="1.251cm" fo:margin-right="0cm" fo:text-indent="0cm" style:auto-text-indent="false"/>
      <style:text-properties officeooo:rsid="03b13adf" officeooo:paragraph-rsid="03b13adf"/>
    </style:style>
    <style:style style:name="P194" style:family="paragraph" style:parent-style-name="Text_20_body">
      <style:paragraph-properties fo:margin-left="1.251cm" fo:margin-right="0cm" fo:text-indent="0cm" style:auto-text-indent="false"/>
      <style:text-properties officeooo:rsid="03b19833" officeooo:paragraph-rsid="03b1b1b6"/>
    </style:style>
    <style:style style:name="P195" style:family="paragraph" style:parent-style-name="Text_20_body">
      <style:paragraph-properties fo:margin-left="1.251cm" fo:margin-right="0cm" fo:text-indent="0cm" style:auto-text-indent="false"/>
      <style:text-properties officeooo:rsid="03b1b1b6" officeooo:paragraph-rsid="03b1b1b6"/>
    </style:style>
    <style:style style:name="P196" style:family="paragraph" style:parent-style-name="Text_20_body">
      <style:paragraph-properties fo:margin-left="1.251cm" fo:margin-right="0cm" fo:text-indent="0cm" style:auto-text-indent="false"/>
      <style:text-properties officeooo:rsid="03bc7960" officeooo:paragraph-rsid="03e23bf0"/>
    </style:style>
    <style:style style:name="P197" style:family="paragraph" style:parent-style-name="Text_20_body">
      <style:paragraph-properties fo:margin-left="1.251cm" fo:margin-right="0cm" fo:text-indent="0cm" style:auto-text-indent="false"/>
      <style:text-properties officeooo:rsid="03c293b3" officeooo:paragraph-rsid="03c293b3"/>
    </style:style>
    <style:style style:name="P198" style:family="paragraph" style:parent-style-name="Text_20_body">
      <style:paragraph-properties fo:margin-left="1.251cm" fo:margin-right="0cm" fo:text-indent="0cm" style:auto-text-indent="false">
        <style:tab-stops>
          <style:tab-stop style:position="4.729cm"/>
        </style:tab-stops>
      </style:paragraph-properties>
      <style:text-properties fo:font-weight="normal" officeooo:rsid="03d2afa0" officeooo:paragraph-rsid="03d2afa0" style:font-weight-asian="normal" style:font-weight-complex="normal"/>
    </style:style>
    <style:style style:name="P199" style:family="paragraph" style:parent-style-name="Text_20_body">
      <style:paragraph-properties fo:margin-left="1.251cm" fo:margin-right="0cm" fo:text-indent="0cm" style:auto-text-indent="false"/>
      <style:text-properties officeooo:rsid="03dee70d" officeooo:paragraph-rsid="03dee70d"/>
    </style:style>
    <style:style style:name="P200" style:family="paragraph" style:parent-style-name="Text_20_body">
      <style:paragraph-properties fo:margin-left="1.251cm" fo:margin-right="0cm" fo:text-indent="0cm" style:auto-text-indent="false"/>
      <style:text-properties officeooo:rsid="03f8d58d" officeooo:paragraph-rsid="03f8d58d"/>
    </style:style>
    <style:style style:name="P201" style:family="paragraph" style:parent-style-name="Text_20_body">
      <style:paragraph-properties fo:margin-left="1.251cm" fo:margin-right="0cm" fo:text-indent="0cm" style:auto-text-indent="false"/>
      <style:text-properties officeooo:rsid="03baa028" officeooo:paragraph-rsid="03b13adf"/>
    </style:style>
    <style:style style:name="P202" style:family="paragraph" style:parent-style-name="Text_20_body">
      <style:paragraph-properties fo:margin-left="1.251cm" fo:margin-right="0cm" fo:text-indent="0cm" style:auto-text-indent="false"/>
      <style:text-properties officeooo:paragraph-rsid="02d168db"/>
    </style:style>
    <style:style style:name="P203" style:family="paragraph" style:parent-style-name="Text_20_body">
      <style:paragraph-properties fo:margin-left="1.251cm" fo:margin-right="0cm" fo:text-indent="0cm" style:auto-text-indent="false"/>
      <style:text-properties officeooo:rsid="031e7f09" officeooo:paragraph-rsid="031e7f09"/>
    </style:style>
    <style:style style:name="P204" style:family="paragraph" style:parent-style-name="Text_20_body">
      <style:paragraph-properties fo:margin-left="1.251cm" fo:margin-right="0cm" fo:text-indent="0cm" style:auto-text-indent="false"/>
      <style:text-properties officeooo:paragraph-rsid="02fca458"/>
    </style:style>
    <style:style style:name="P205" style:family="paragraph" style:parent-style-name="Text_20_body">
      <style:paragraph-properties fo:margin-left="1.251cm" fo:margin-right="0cm" fo:text-indent="0cm" style:auto-text-indent="false"/>
      <style:text-properties style:font-name="Century Schoolbook L" fo:font-size="11pt" fo:font-weight="normal" officeooo:rsid="0440346c" officeooo:paragraph-rsid="02fad067" style:font-size-asian="10.5pt" style:font-weight-asian="normal"/>
    </style:style>
    <style:style style:name="P206" style:family="paragraph" style:parent-style-name="Standard">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07"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ee1a2" style:font-weight-asian="normal" style:font-weight-complex="normal"/>
    </style:style>
    <style:style style:name="P208"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09"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210"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349cca7" officeooo:paragraph-rsid="0349cca7"/>
    </style:style>
    <style:style style:name="P211"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4b9e53" officeooo:paragraph-rsid="024b9e53"/>
    </style:style>
    <style:style style:name="P212"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5051d7" officeooo:paragraph-rsid="025051d7"/>
    </style:style>
    <style:style style:name="P213"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fo:font-weight="normal" officeooo:rsid="024451fd" officeooo:paragraph-rsid="02ca7bac" style:font-weight-asian="normal" style:font-weight-complex="normal"/>
    </style:style>
    <style:style style:name="P214" style:family="paragraph" style:parent-style-name="Text_20_body" style:master-page-name="">
      <style:paragraph-properties fo:margin-left="1.251cm" fo:margin-right="0cm" fo:text-indent="0cm" style:auto-text-indent="false" style:page-number="auto" fo:keep-with-next="always"/>
      <style:text-properties style:font-name="Courier New" officeooo:rsid="037b7cf9" officeooo:paragraph-rsid="037b7cf9"/>
    </style:style>
    <style:style style:name="P215" style:family="paragraph" style:parent-style-name="Text_20_body" style:master-page-name="">
      <style:paragraph-properties fo:margin-left="1.251cm" fo:margin-right="0cm" fo:text-indent="0cm" style:auto-text-indent="false" style:page-number="auto" fo:keep-with-next="always"/>
      <style:text-properties style:font-name="Courier New" officeooo:rsid="03784c4a" officeooo:paragraph-rsid="03784c4a"/>
    </style:style>
    <style:style style:name="P216" style:family="paragraph" style:parent-style-name="Text_20_body" style:master-page-name="">
      <style:paragraph-properties fo:margin-left="1.251cm" fo:margin-right="0cm" fo:orphans="2" fo:widows="2" fo:text-indent="0cm" style:auto-text-indent="false" style:page-number="auto" fo:keep-with-next="always"/>
      <style:text-properties style:font-name="Courier New" fo:language="en" fo:country="US" fo:font-weight="normal" officeooo:rsid="024451fd" officeooo:paragraph-rsid="02ca7bac" style:font-weight-asian="normal" style:font-weight-complex="normal"/>
    </style:style>
    <style:style style:name="P217" style:family="paragraph" style:parent-style-name="Text_20_body" style:master-page-name="">
      <style:paragraph-properties fo:margin-left="1.251cm" fo:margin-right="0cm" fo:text-indent="0cm" style:auto-text-indent="false" style:page-number="auto" fo:keep-with-next="always">
        <style:tab-stops>
          <style:tab-stop style:position="4.729cm"/>
        </style:tab-stops>
      </style:paragraph-properties>
      <style:text-properties style:text-underline-style="solid" style:text-underline-width="auto" style:text-underline-color="font-color" fo:font-weight="bold" officeooo:rsid="03b98156" officeooo:paragraph-rsid="03b98156" style:font-weight-asian="bold" style:font-weight-complex="bold"/>
    </style:style>
    <style:style style:name="P218" style:family="paragraph" style:parent-style-name="Text_20_body" style:master-page-name="">
      <style:paragraph-properties fo:margin-left="1.251cm" fo:margin-right="0cm" fo:text-indent="0cm" style:auto-text-indent="false" style:page-number="auto" fo:keep-with-next="always"/>
      <style:text-properties officeooo:rsid="0326424d" officeooo:paragraph-rsid="032bde66"/>
    </style:style>
    <style:style style:name="P219"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20"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e9aff" style:font-weight-asian="normal" style:font-weight-complex="normal"/>
    </style:style>
    <style:style style:name="P221" style:family="paragraph" style:parent-style-name="Text_20_body" style:master-page-name="">
      <style:paragraph-properties fo:margin-left="1.251cm" fo:margin-right="0cm" fo:keep-together="always"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22" style:family="paragraph" style:parent-style-name="Text_20_body">
      <style:paragraph-properties fo:margin-left="1.251cm" fo:margin-right="0cm" fo:text-indent="0cm" style:auto-text-indent="false" fo:keep-with-next="always"/>
      <style:text-properties officeooo:rsid="0326424d" officeooo:paragraph-rsid="040fdbde"/>
    </style:style>
    <style:style style:name="P223"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34a5f00" style:font-weight-asian="normal" style:font-weight-complex="normal"/>
    </style:style>
    <style:style style:name="P224"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2ca7bac" style:font-weight-asian="normal" style:font-weight-complex="normal"/>
    </style:style>
    <style:style style:name="P225"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4451fd" officeooo:paragraph-rsid="034a5f00" style:font-weight-asian="normal" style:font-weight-complex="normal"/>
    </style:style>
    <style:style style:name="P226"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ca7bac" style:font-weight-asian="normal" style:font-weight-complex="normal"/>
    </style:style>
    <style:style style:name="P227"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dd9ade" style:font-weight-asian="normal" style:font-weight-complex="normal"/>
    </style:style>
    <style:style style:name="P228" style:family="paragraph" style:parent-style-name="Text_20_body">
      <style:paragraph-properties fo:margin-left="1.251cm" fo:margin-right="0cm" fo:text-indent="0cm" style:auto-text-indent="false" fo:keep-with-next="always"/>
      <style:text-properties officeooo:rsid="02cdffa4" officeooo:paragraph-rsid="040ee1a2"/>
    </style:style>
    <style:style style:name="P229" style:family="paragraph" style:parent-style-name="Text_20_body">
      <style:paragraph-properties fo:margin-left="1.251cm" fo:margin-right="0cm" fo:keep-together="always" fo:text-indent="0cm" style:auto-text-indent="false" fo:keep-with-next="always"/>
      <style:text-properties officeooo:rsid="030a37fd" officeooo:paragraph-rsid="040fdbde"/>
    </style:style>
    <style:style style:name="P230" style:family="paragraph" style:parent-style-name="Text_20_body">
      <style:paragraph-properties fo:margin-left="1.251cm" fo:margin-right="0cm" fo:keep-together="always" fo:text-indent="0cm" style:auto-text-indent="false" fo:keep-with-next="always"/>
      <style:text-properties officeooo:rsid="0309c9eb" officeooo:paragraph-rsid="0309c9eb"/>
    </style:style>
    <style:style style:name="P231" style:family="paragraph" style:parent-style-name="Text_20_body">
      <style:paragraph-properties fo:margin-left="1.251cm" fo:margin-right="0cm" fo:text-indent="0cm" style:auto-text-indent="false" fo:keep-with-next="always"/>
      <style:text-properties style:font-name="Courier New" officeooo:rsid="0326424d" officeooo:paragraph-rsid="0326424d"/>
    </style:style>
    <style:style style:name="P232" style:family="paragraph" style:parent-style-name="Text_20_body">
      <style:paragraph-properties fo:margin-left="0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233"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6c6f87" style:font-weight-asian="normal" style:font-weight-complex="normal"/>
    </style:style>
    <style:style style:name="P234"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35"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236" style:family="paragraph" style:parent-style-name="Text_20_body">
      <style:paragraph-properties fo:margin-left="0cm" fo:margin-right="0cm" fo:orphans="2" fo:widows="2" fo:text-indent="0cm" style:auto-text-indent="false"/>
      <style:text-properties style:font-name="Courier New" fo:language="en" fo:country="US" fo:font-weight="normal" officeooo:rsid="024451fd" officeooo:paragraph-rsid="02c97a88" style:font-weight-asian="normal" style:font-weight-complex="normal"/>
    </style:style>
    <style:style style:name="P237" style:family="paragraph" style:parent-style-name="Text_20_body">
      <style:paragraph-properties fo:margin-left="0cm" fo:margin-right="0cm" fo:text-align="center" style:justify-single-word="false" fo:text-indent="0cm" style:auto-text-indent="false">
        <style:tab-stops/>
      </style:paragraph-properties>
      <style:text-properties style:font-name="Courier New" officeooo:rsid="02cf01ef" officeooo:paragraph-rsid="02cf01ef"/>
    </style:style>
    <style:style style:name="P238" style:family="paragraph" style:parent-style-name="Text_20_body">
      <style:paragraph-properties fo:margin-left="0cm" fo:margin-right="0cm" fo:text-indent="0cm" style:auto-text-indent="false"/>
      <style:text-properties officeooo:rsid="03a81e79" officeooo:paragraph-rsid="03a81e79"/>
    </style:style>
    <style:style style:name="P239" style:family="paragraph" style:parent-style-name="Text_20_body">
      <style:paragraph-properties fo:margin-left="0cm" fo:margin-right="0cm" fo:text-indent="0cm" style:auto-text-indent="false"/>
      <style:text-properties officeooo:rsid="03b1b1b6" officeooo:paragraph-rsid="03b1b1b6"/>
    </style:style>
    <style:style style:name="P240"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2afa0" style:font-weight-asian="bold" style:font-weight-complex="bold"/>
    </style:style>
    <style:style style:name="P241"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064df" style:font-weight-asian="bold" style:font-weight-complex="bold"/>
    </style:style>
    <style:style style:name="P242" style:family="paragraph" style:parent-style-name="Text_20_body">
      <style:paragraph-properties fo:margin-left="0cm" fo:margin-right="0cm" fo:text-indent="0cm" style:auto-text-indent="false"/>
      <style:text-properties officeooo:paragraph-rsid="03288bfd"/>
    </style:style>
    <style:style style:name="P243" style:family="paragraph" style:parent-style-name="Text_20_body">
      <style:paragraph-properties fo:margin-left="0cm" fo:margin-right="0cm" fo:text-indent="0cm" style:auto-text-indent="false"/>
      <style:text-properties style:font-name="Century Schoolbook L" fo:font-size="11pt" fo:language="en" fo:country="US" fo:font-weight="normal" officeooo:rsid="044eaa24" officeooo:paragraph-rsid="044eaa24" style:font-size-asian="10.5pt" style:font-weight-asian="normal"/>
    </style:style>
    <style:style style:name="P24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49cca7"/>
    </style:style>
    <style:style style:name="P24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fb176a"/>
    </style:style>
    <style:style style:name="P24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403d678"/>
    </style:style>
    <style:style style:name="P24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349cca7"/>
    </style:style>
    <style:style style:name="P24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4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349cca7" style:font-weight-asian="bold" style:font-weight-complex="bold"/>
    </style:style>
    <style:style style:name="P25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5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93221" officeooo:paragraph-rsid="0349cca7" style:font-weight-asian="bold" style:font-weight-complex="bold"/>
    </style:style>
    <style:style style:name="P25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ac06b" officeooo:paragraph-rsid="0349cca7" style:font-weight-asian="bold" style:font-weight-complex="bold"/>
    </style:style>
    <style:style style:name="P25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paragraph-rsid="0349cca7" style:font-weight-asian="bold" style:font-weight-complex="bold"/>
    </style:style>
    <style:style style:name="P25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ba996" officeooo:paragraph-rsid="0349cca7" style:font-weight-asian="bold" style:font-weight-complex="bold"/>
    </style:style>
    <style:style style:name="P25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15d50" officeooo:paragraph-rsid="0349cca7" style:font-weight-asian="bold" style:font-weight-complex="bold"/>
    </style:style>
    <style:style style:name="P25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34157" officeooo:paragraph-rsid="0349cca7" style:font-weight-asian="bold" style:font-weight-complex="bold"/>
    </style:style>
    <style:style style:name="P25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cb04f" officeooo:paragraph-rsid="0349cca7" style:font-weight-asian="bold" style:font-weight-complex="bold"/>
    </style:style>
    <style:style style:name="P25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deb5b" officeooo:paragraph-rsid="0349cca7" style:font-weight-asian="bold" style:font-weight-complex="bold"/>
    </style:style>
    <style:style style:name="P25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f22a6" officeooo:paragraph-rsid="0349cca7" style:font-weight-asian="bold" style:font-weight-complex="bold"/>
    </style:style>
    <style:style style:name="P26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104a0" officeooo:paragraph-rsid="0349cca7" style:font-weight-asian="bold" style:font-weight-complex="bold"/>
    </style:style>
    <style:style style:name="P26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2a115" officeooo:paragraph-rsid="0349cca7" style:font-weight-asian="bold" style:font-weight-complex="bold"/>
    </style:style>
    <style:style style:name="P26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ca6a2" officeooo:paragraph-rsid="0349cca7" style:font-weight-asian="bold" style:font-weight-complex="bold"/>
    </style:style>
    <style:style style:name="P26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243c0" officeooo:paragraph-rsid="0349cca7" style:font-weight-asian="bold" style:font-weight-complex="bold"/>
    </style:style>
    <style:style style:name="P26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3b123" officeooo:paragraph-rsid="0349cca7" style:font-weight-asian="bold" style:font-weight-complex="bold"/>
    </style:style>
    <style:style style:name="P26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4909" officeooo:paragraph-rsid="0349cca7" style:font-weight-asian="bold" style:font-weight-complex="bold"/>
    </style:style>
    <style:style style:name="P26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b1ca" officeooo:paragraph-rsid="0349cca7" style:font-weight-asian="bold" style:font-weight-complex="bold"/>
    </style:style>
    <style:style style:name="P26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4b52a" officeooo:paragraph-rsid="0349cca7" style:font-weight-asian="bold" style:font-weight-complex="bold"/>
    </style:style>
    <style:style style:name="P26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6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7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93221" officeooo:paragraph-rsid="0349cca7"/>
    </style:style>
    <style:style style:name="P27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ac06b" officeooo:paragraph-rsid="0349cca7"/>
    </style:style>
    <style:style style:name="P27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d5fe4" officeooo:paragraph-rsid="0349cca7"/>
    </style:style>
    <style:style style:name="P27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349cca7"/>
    </style:style>
    <style:style style:name="P27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426aca1"/>
    </style:style>
    <style:style style:name="P27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349cca7"/>
    </style:style>
    <style:style style:name="P27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426aca1"/>
    </style:style>
    <style:style style:name="P27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349cca7"/>
    </style:style>
    <style:style style:name="P27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426aca1"/>
    </style:style>
    <style:style style:name="P27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349cca7"/>
    </style:style>
    <style:style style:name="P28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426aca1"/>
    </style:style>
    <style:style style:name="P28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27f392b" officeooo:paragraph-rsid="0349cca7"/>
    </style:style>
    <style:style style:name="P28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8600d" officeooo:paragraph-rsid="04025d99"/>
    </style:style>
    <style:style style:name="P28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cb04f" officeooo:paragraph-rsid="0349cca7"/>
    </style:style>
    <style:style style:name="P28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deb5b" officeooo:paragraph-rsid="0349cca7"/>
    </style:style>
    <style:style style:name="P28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104a0" officeooo:paragraph-rsid="0349cca7"/>
    </style:style>
    <style:style style:name="P28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2a115" officeooo:paragraph-rsid="0349cca7"/>
    </style:style>
    <style:style style:name="P28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ca6a2" officeooo:paragraph-rsid="0349cca7"/>
    </style:style>
    <style:style style:name="P28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dd710" officeooo:paragraph-rsid="0349cca7"/>
    </style:style>
    <style:style style:name="P28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f5b59" officeooo:paragraph-rsid="0349cca7"/>
    </style:style>
    <style:style style:name="P29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10bc5" officeooo:paragraph-rsid="0349cca7"/>
    </style:style>
    <style:style style:name="P29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243c0" officeooo:paragraph-rsid="0349cca7"/>
    </style:style>
    <style:style style:name="P29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3b123" officeooo:paragraph-rsid="0349cca7"/>
    </style:style>
    <style:style style:name="P29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fb176a"/>
    </style:style>
    <style:style style:name="P29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49cca7"/>
    </style:style>
    <style:style style:name="P29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4909" officeooo:paragraph-rsid="0349cca7"/>
    </style:style>
    <style:style style:name="P29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b1ca" officeooo:paragraph-rsid="0349cca7"/>
    </style:style>
    <style:style style:name="P29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349cca7"/>
    </style:style>
    <style:style style:name="P29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426aca1"/>
    </style:style>
    <style:style style:name="P29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30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a33d" officeooo:paragraph-rsid="0349cca7"/>
    </style:style>
    <style:style style:name="P30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2cf01ef"/>
    </style:style>
    <style:style style:name="P30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4055eba"/>
    </style:style>
    <style:style style:name="P30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11f61"/>
    </style:style>
    <style:style style:name="P30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2afa0"/>
    </style:style>
    <style:style style:name="P30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5e4fc"/>
    </style:style>
    <style:style style:name="P30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498a8"/>
    </style:style>
    <style:style style:name="P30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064df"/>
    </style:style>
    <style:style style:name="P30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064df"/>
    </style:style>
    <style:style style:name="P30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5e4fc"/>
    </style:style>
    <style:style style:name="P31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11f61" officeooo:paragraph-rsid="03d11f61"/>
    </style:style>
    <style:style style:name="P31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11f61"/>
    </style:style>
    <style:style style:name="P31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498a8"/>
    </style:style>
    <style:style style:name="P31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2afa0"/>
    </style:style>
    <style:style style:name="P31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5e4fc"/>
    </style:style>
    <style:style style:name="P31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style:style>
    <style:style style:name="P31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font-size="11pt" fo:language="en" fo:country="US" fo:font-weight="normal" officeooo:rsid="04468f75" officeooo:paragraph-rsid="0447ebcc" style:font-size-asian="10.5pt" style:font-weight-asian="normal" style:font-weight-complex="normal"/>
    </style:style>
    <style:style style:name="P31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font-size="11pt" fo:language="en" fo:country="US" fo:font-weight="normal" officeooo:rsid="046efeea" officeooo:paragraph-rsid="046efeea" style:font-size-asian="10.5pt" style:font-weight-asian="normal" style:font-weight-complex="normal"/>
    </style:style>
    <style:style style:name="P31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font-size="11pt" fo:language="en" fo:country="US" fo:font-weight="normal" officeooo:rsid="04539695" officeooo:paragraph-rsid="0453178c" style:font-size-asian="10.5pt" style:font-weight-asian="normal" style:font-weight-complex="normal"/>
    </style:style>
    <style:style style:name="P31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526356" style:font-weight-asian="normal" style:font-weight-complex="normal"/>
    </style:style>
    <style:style style:name="P32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53178c" style:font-weight-asian="normal" style:font-weight-complex="normal"/>
    </style:style>
    <style:style style:name="P32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580e39" style:font-weight-asian="normal" style:font-weight-complex="normal"/>
    </style:style>
    <style:style style:name="P32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1283f" style:font-weight-asian="normal" style:font-weight-complex="normal"/>
    </style:style>
    <style:style style:name="P32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1a330" style:font-weight-asian="normal" style:font-weight-complex="normal"/>
    </style:style>
    <style:style style:name="P32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a5069" style:font-weight-asian="normal" style:font-weight-complex="normal"/>
    </style:style>
    <style:style style:name="P32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c1d27" style:font-weight-asian="normal" style:font-weight-complex="normal"/>
    </style:style>
    <style:style style:name="P32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539695" officeooo:paragraph-rsid="045645f7" style:font-weight-asian="normal" style:font-weight-complex="normal"/>
    </style:style>
    <style:style style:name="P32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bold" officeooo:rsid="042a6975" officeooo:paragraph-rsid="042a6975" style:font-size-asian="10.5pt" style:font-weight-asian="bold" style:font-weight-complex="bold"/>
    </style:style>
    <style:style style:name="P32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5b14b" officeooo:paragraph-rsid="0445b14b" style:font-name-asian="WenQuanYi Zen Hei" style:font-size-asian="10.5pt" style:font-weight-asian="bold" style:font-name-complex="Lohit Hindi" style:font-size-complex="16.1000003814697pt" style:font-weight-complex="bold"/>
    </style:style>
    <style:style style:name="P32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8f75" officeooo:paragraph-rsid="04468f75" style:font-name-asian="WenQuanYi Zen Hei" style:font-size-asian="10.5pt" style:font-weight-asian="bold" style:font-name-complex="Lohit Hindi" style:font-size-complex="16.1000003814697pt" style:font-weight-complex="bold"/>
    </style:style>
    <style:style style:name="P33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7780" officeooo:paragraph-rsid="0445b14b" style:font-name-asian="WenQuanYi Zen Hei" style:font-size-asian="10.5pt" style:font-weight-asian="bold" style:font-name-complex="Lohit Hindi" style:font-size-complex="16.1000003814697pt" style:font-weight-complex="bold"/>
    </style:style>
    <style:style style:name="P33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526356" officeooo:paragraph-rsid="04526356" style:font-name-asian="WenQuanYi Zen Hei" style:font-size-asian="10.5pt" style:font-weight-asian="bold" style:font-name-complex="Lohit Hindi" style:font-size-complex="16.1000003814697pt" style:font-weight-complex="bold"/>
    </style:style>
    <style:style style:name="P33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526356" officeooo:paragraph-rsid="046efeea" style:font-name-asian="WenQuanYi Zen Hei" style:font-size-asian="10.5pt" style:font-weight-asian="bold" style:font-name-complex="Lohit Hindi" style:font-size-complex="16.1000003814697pt" style:font-weight-complex="bold"/>
    </style:style>
    <style:style style:name="P33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8f75" officeooo:paragraph-rsid="04468f75" style:font-size-asian="10.5pt" style:font-weight-asian="bold" style:font-weight-complex="bold"/>
    </style:style>
    <style:style style:name="P33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size-asian="10.5pt" style:font-weight-asian="normal" style:font-weight-complex="normal"/>
    </style:style>
    <style:style style:name="P33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size-asian="10.5pt" style:font-weight-asian="normal" style:font-weight-complex="normal"/>
    </style:style>
    <style:style style:name="P33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283f" officeooo:paragraph-rsid="0461283f" style:font-size-asian="10.5pt" style:font-weight-asian="normal" style:font-weight-complex="normal"/>
    </style:style>
    <style:style style:name="P33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a330" officeooo:paragraph-rsid="0461a330" style:font-size-asian="10.5pt" style:font-weight-asian="normal" style:font-weight-complex="normal"/>
    </style:style>
    <style:style style:name="P33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2e57f" style:font-size-asian="10.5pt" style:font-weight-asian="normal" style:font-weight-complex="normal"/>
    </style:style>
    <style:style style:name="P33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46fc2" style:font-size-asian="10.5pt" style:font-weight-asian="normal" style:font-weight-complex="normal"/>
    </style:style>
    <style:style style:name="P34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df041" style:font-size-asian="10.5pt" style:font-weight-asian="normal" style:font-weight-complex="normal"/>
    </style:style>
    <style:style style:name="P34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c1e5" officeooo:paragraph-rsid="0465c1e5" style:font-size-asian="10.5pt" style:font-weight-asian="normal" style:font-weight-complex="normal"/>
    </style:style>
    <style:style style:name="P34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ebb2" officeooo:paragraph-rsid="0465ebb2" style:font-size-asian="10.5pt" style:font-weight-asian="normal" style:font-weight-complex="normal"/>
    </style:style>
    <style:style style:name="P34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747ea" officeooo:paragraph-rsid="046747ea" style:font-size-asian="10.5pt" style:font-weight-asian="normal" style:font-weight-complex="normal"/>
    </style:style>
    <style:style style:name="P34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747ea" officeooo:paragraph-rsid="04683278" style:font-size-asian="10.5pt" style:font-weight-asian="normal" style:font-weight-complex="normal"/>
    </style:style>
    <style:style style:name="P34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8df1c" officeooo:paragraph-rsid="0468df1c" style:font-size-asian="10.5pt" style:font-weight-asian="normal" style:font-weight-complex="normal"/>
    </style:style>
    <style:style style:name="P34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a5069" style:font-size-asian="10.5pt" style:font-weight-asian="normal" style:font-weight-complex="normal"/>
    </style:style>
    <style:style style:name="P34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b9f7c" style:font-size-asian="10.5pt" style:font-weight-asian="normal" style:font-weight-complex="normal"/>
    </style:style>
    <style:style style:name="P34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c1d27" officeooo:paragraph-rsid="046c1d27" style:font-size-asian="10.5pt" style:font-weight-asian="normal" style:font-weight-complex="normal"/>
    </style:style>
    <style:style style:name="P34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df041" officeooo:paragraph-rsid="046df041" style:font-size-asian="10.5pt" style:font-weight-asian="normal" style:font-weight-complex="normal"/>
    </style:style>
    <style:style style:name="P35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efeea" officeooo:paragraph-rsid="046efeea" style:font-size-asian="10.5pt" style:font-weight-asian="normal" style:font-weight-complex="normal"/>
    </style:style>
    <style:style style:name="P35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53178c" officeooo:paragraph-rsid="046efeea" style:font-size-asian="10.5pt" style:font-weight-asian="normal" style:font-weight-complex="normal"/>
    </style:style>
    <style:style style:name="P35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name-asian="WenQuanYi Zen Hei" style:font-size-asian="10.5pt" style:font-weight-asian="normal" style:font-name-complex="Lohit Hindi" style:font-size-complex="16.1000003814697pt" style:font-weight-complex="bold"/>
    </style:style>
    <style:style style:name="P35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5b14b" style:font-weight-asian="normal" style:font-weight-complex="normal"/>
    </style:style>
    <style:style style:name="P35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7780" style:font-weight-asian="normal" style:font-weight-complex="normal"/>
    </style:style>
    <style:style style:name="P35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8f75" style:font-weight-asian="normal" style:font-weight-complex="normal"/>
    </style:style>
    <style:style style:name="P35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526356" style:font-weight-asian="normal" style:font-weight-complex="normal"/>
    </style:style>
    <style:style style:name="P35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7780" officeooo:paragraph-rsid="04467780" style:font-weight-asian="normal" style:font-weight-complex="normal"/>
    </style:style>
    <style:style style:name="P35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8f75" officeooo:paragraph-rsid="04468f75" style:font-weight-asian="normal" style:font-weight-complex="normal"/>
    </style:style>
    <style:style style:name="P35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26356" style:font-weight-asian="normal" style:font-weight-complex="normal"/>
    </style:style>
    <style:style style:name="P36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3178c" style:font-weight-asian="normal" style:font-weight-complex="normal"/>
    </style:style>
    <style:style style:name="P36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178c" officeooo:paragraph-rsid="0453178c" style:font-weight-asian="normal" style:font-weight-complex="normal"/>
    </style:style>
    <style:style style:name="P36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9695" officeooo:paragraph-rsid="04539695" style:font-weight-asian="normal" style:font-weight-complex="normal"/>
    </style:style>
    <style:style style:name="P36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580e39" style:font-weight-asian="normal" style:font-weight-complex="normal"/>
    </style:style>
    <style:style style:name="P36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58fea3" style:font-weight-asian="normal" style:font-weight-complex="normal"/>
    </style:style>
    <style:style style:name="P36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c81d6" officeooo:paragraph-rsid="045c81d6" style:font-weight-asian="normal" style:font-weight-complex="normal"/>
    </style:style>
    <style:style style:name="P36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4a3d" officeooo:paragraph-rsid="045f4a3d" style:font-weight-asian="normal" style:font-weight-complex="normal"/>
    </style:style>
    <style:style style:name="P36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ac90" officeooo:paragraph-rsid="045fac90" style:font-weight-asian="normal" style:font-weight-complex="normal"/>
    </style:style>
    <style:style style:name="P36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61283f" officeooo:paragraph-rsid="0461283f" style:font-weight-asian="normal" style:font-weight-complex="normal"/>
    </style:style>
    <style:style style:name="P369"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11f61"/>
    </style:style>
    <style:style style:name="P370"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064df"/>
    </style:style>
    <style:style style:name="P371"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tab-stop style:position="3.976cm"/>
        </style:tab-stops>
      </style:paragraph-properties>
      <style:text-properties style:font-name="Century Schoolbook L" fo:font-size="11pt" fo:font-weight="bold" officeooo:rsid="0412d60d" officeooo:paragraph-rsid="042a6975" style:font-size-asian="10.5pt" style:font-weight-asian="bold" style:font-weight-complex="bold"/>
    </style:style>
    <style:style style:name="P372"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tab-stop style:position="3.976cm"/>
        </style:tab-stops>
      </style:paragraph-properties>
      <style:text-properties style:font-name="Courier New"/>
    </style:style>
    <style:style style:name="P373" style:family="paragraph" style:parent-style-name="Standard">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name-asian="WenQuanYi Zen Hei" style:font-size-asian="10.5pt" style:font-weight-asian="normal" style:font-name-complex="Lohit Hindi" style:font-size-complex="16.1000003814697pt" style:font-weight-complex="bold"/>
    </style:style>
    <style:style style:name="P374" style:family="paragraph" style:parent-style-name="Text_20_body">
      <style:paragraph-properties fo:margin-left="2.501cm" fo:margin-right="0cm" fo:text-indent="0cm" style:auto-text-indent="false"/>
      <style:text-properties officeooo:rsid="02b18c68" officeooo:paragraph-rsid="02b18c68"/>
    </style:style>
    <style:style style:name="P375" style:family="paragraph" style:parent-style-name="Text_20_body">
      <style:paragraph-properties fo:margin-left="2.501cm" fo:margin-right="0cm" fo:text-indent="0cm" style:auto-text-indent="false"/>
      <style:text-properties officeooo:rsid="02b13894" officeooo:paragraph-rsid="03947a0f"/>
    </style:style>
    <style:style style:name="P376" style:family="paragraph" style:parent-style-name="Text_20_body">
      <style:paragraph-properties fo:margin-left="2.501cm" fo:margin-right="0cm" fo:text-indent="0cm" style:auto-text-indent="false"/>
      <style:text-properties officeooo:paragraph-rsid="02b36c10"/>
    </style:style>
    <style:style style:name="P377" style:family="paragraph" style:parent-style-name="Text_20_body">
      <loext:graphic-properties draw:fill="none"/>
      <style:paragraph-properties fo:margin-left="6.001cm" fo:margin-right="0cm" fo:margin-top="0cm" fo:margin-bottom="0.212cm" style:contextual-spacing="false" fo:text-indent="-4.701cm" style:auto-text-indent="false" fo:background-color="transparent">
        <style:tab-stops>
          <style:tab-stop style:position="4.729cm"/>
        </style:tab-stops>
      </style:paragraph-properties>
      <style:text-properties officeooo:rsid="03aee005" officeooo:paragraph-rsid="03d498a8"/>
    </style:style>
    <style:style style:name="P378" style:family="paragraph" style:parent-style-name="Text_20_body">
      <loext:graphic-properties draw:fill="none"/>
      <style:paragraph-properties fo:margin-left="6.001cm" fo:margin-right="0cm" fo:margin-top="0cm" fo:margin-bottom="0cm" style:contextual-spacing="false" fo:text-indent="-4.701cm" style:auto-text-indent="false" fo:background-color="transparent">
        <style:tab-stops>
          <style:tab-stop style:position="4.729cm"/>
        </style:tab-stops>
      </style:paragraph-properties>
      <style:text-properties officeooo:rsid="03dc5bc0" officeooo:paragraph-rsid="03dc5bc0"/>
    </style:style>
    <style:style style:name="P379" style:family="paragraph" style:parent-style-name="Text_20_body" style:master-page-name="">
      <loext:graphic-properties draw:fill="none"/>
      <style:paragraph-properties fo:margin-left="1.3cm" fo:margin-right="0cm" fo:margin-top="0cm" fo:margin-bottom="0cm" style:contextual-spacing="false" fo:text-indent="0cm" style:auto-text-indent="false" style:page-number="auto" fo:background-color="transparent">
        <style:tab-stops>
          <style:tab-stop style:position="4.729cm"/>
        </style:tab-stops>
      </style:paragraph-properties>
      <style:text-properties officeooo:rsid="03dc5bc0" officeooo:paragraph-rsid="03dc5bc0"/>
    </style:style>
    <style:style style:name="P380"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4ba26" style:font-size-asian="10.5pt" style:font-weight-asian="normal"/>
    </style:style>
    <style:style style:name="P381"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68ee9" style:font-size-asian="10.5pt" style:font-weight-asian="normal"/>
    </style:style>
    <style:style style:name="P382"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2d60d" officeooo:paragraph-rsid="0414ba26" style:font-size-asian="10.5pt" style:font-weight-asian="normal"/>
    </style:style>
    <style:style style:name="P383"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68ee9" officeooo:paragraph-rsid="041829ac" style:font-size-asian="10.5pt" style:font-weight-asian="normal"/>
    </style:style>
    <style:style style:name="P384" style:family="paragraph" style:parent-style-name="Text_20_body">
      <loext:graphic-properties draw:fill="none"/>
      <style:paragraph-properties fo:margin-left="1.3cm" fo:margin-right="0cm" fo:margin-top="0cm" fo:margin-bottom="0.212cm" style:contextual-spacing="false" fo:text-align="center" style:justify-single-word="false" fo:text-indent="0cm" style:auto-text-indent="false" fo:background-color="transparent">
        <style:tab-stops>
          <style:tab-stop style:position="3.976cm"/>
        </style:tab-stops>
      </style:paragraph-properties>
      <style:text-properties style:font-name="Courier New" fo:font-size="11pt" fo:language="en" fo:country="US" fo:font-weight="normal" officeooo:rsid="0414ba26" officeooo:paragraph-rsid="042a6975" style:font-size-asian="10.5pt" style:font-weight-asian="normal"/>
    </style:style>
    <style:style style:name="P385"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style>
    <style:style style:name="P386"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2d60d" officeooo:paragraph-rsid="0412d60d"/>
    </style:style>
    <style:style style:name="P387"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2d60d" style:font-size-asian="10.5pt" style:font-weight-asian="normal"/>
    </style:style>
    <style:style style:name="P388"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4ba26" style:font-size-asian="10.5pt" style:font-weight-asian="normal"/>
    </style:style>
    <style:style style:name="P389"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829ac" style:font-size-asian="10.5pt" style:font-weight-asian="normal"/>
    </style:style>
    <style:style style:name="P390"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68ee9" style:font-size-asian="10.5pt" style:font-weight-asian="normal"/>
    </style:style>
    <style:style style:name="P391"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829ac" style:font-size-asian="10.5pt" style:font-weight-asian="normal"/>
    </style:style>
    <style:style style:name="P392"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3ce393" officeooo:paragraph-rsid="043edb42" style:font-size-asian="10.5pt" style:font-weight-asian="normal"/>
    </style:style>
    <style:style style:name="P393"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language="en" fo:country="US" fo:font-weight="normal" officeooo:rsid="04468f75" officeooo:paragraph-rsid="04468f75" style:font-name-asian="WenQuanYi Zen Hei" style:font-size-asian="10.5pt" style:font-weight-asian="normal" style:font-name-complex="Lohit Hindi" style:font-size-complex="16.1000003814697pt" style:font-weight-complex="bold"/>
    </style:style>
    <style:style style:name="P394"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68ee9" officeooo:paragraph-rsid="04168ee9"/>
    </style:style>
    <style:style style:name="P395"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ext-properties fo:language="en" fo:country="US" officeooo:rsid="042a6975" officeooo:paragraph-rsid="043edb42"/>
    </style:style>
    <style:style style:name="P396" style:family="paragraph" style:parent-style-name="Text_20_body" style:master-page-name="">
      <loext:graphic-properties draw:fill="none"/>
      <style:paragraph-properties fo:margin-left="1.3cm" fo:margin-right="0cm" fo:margin-top="0cm" fo:margin-bottom="0.212cm" style:contextual-spacing="false" fo:text-indent="0cm" style:auto-text-indent="false" style:page-number="auto" fo:background-color="transparent"/>
      <style:text-properties fo:language="en" fo:country="US" officeooo:rsid="042a6975" officeooo:paragraph-rsid="043a105a"/>
    </style:style>
    <style:style style:name="P397"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b13adf"/>
    </style:style>
    <style:style style:name="P398"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f8a03f"/>
    </style:style>
    <style:style style:name="P399" style:family="paragraph" style:parent-style-name="Text_20_body" style:master-page-name="">
      <loext:graphic-properties draw:fill="none"/>
      <style:paragraph-properties fo:margin-left="7.001cm" fo:margin-right="0cm" fo:margin-top="0cm" fo:margin-bottom="0.212cm" style:contextual-spacing="false" fo:text-indent="-5.699cm" style:auto-text-indent="false" style:page-number="auto" fo:background-color="transparent"/>
      <style:text-properties style:font-name="Courier New" officeooo:rsid="03b13adf" officeooo:paragraph-rsid="03b13adf"/>
    </style:style>
    <style:style style:name="P400" style:family="paragraph" style:parent-style-name="Text_20_body">
      <loext:graphic-properties draw:fill="none"/>
      <style:paragraph-properties fo:margin-left="3.5cm" fo:margin-right="0cm" fo:margin-top="0cm" fo:margin-bottom="0.212cm" style:contextual-spacing="false" fo:text-indent="-3.5cm" style:auto-text-indent="false" fo:background-color="transparent">
        <style:tab-stops>
          <style:tab-stop style:position="2.309cm"/>
        </style:tab-stops>
      </style:paragraph-properties>
      <style:text-properties style:font-name="Courier New" fo:font-weight="normal" officeooo:rsid="02f40866" officeooo:paragraph-rsid="04055eba" style:font-weight-asian="normal" style:font-weight-complex="normal"/>
    </style:style>
    <style:style style:name="P401" style:family="paragraph" style:parent-style-name="Text_20_body" style:master-page-name="">
      <style:paragraph-properties style:page-number="auto" fo:keep-with-next="always"/>
      <style:text-properties officeooo:paragraph-rsid="02ca7bac"/>
    </style:style>
    <style:style style:name="P402" style:family="paragraph" style:parent-style-name="Text_20_body" style:master-page-name="">
      <style:paragraph-properties fo:keep-together="always" style:page-number="auto" fo:keep-with-next="always"/>
    </style:style>
    <style:style style:name="P403" style:family="paragraph" style:parent-style-name="Text_20_body" style:master-page-name="">
      <style:paragraph-properties style:page-number="auto" fo:keep-with-next="always"/>
      <style:text-properties officeooo:paragraph-rsid="02cdc29b"/>
    </style:style>
    <style:style style:name="P404" style:family="paragraph" style:parent-style-name="Text_20_body" style:master-page-name="">
      <style:paragraph-properties style:page-number="auto" fo:keep-with-next="always"/>
      <style:text-properties officeooo:paragraph-rsid="02d168db"/>
    </style:style>
    <style:style style:name="P405" style:family="paragraph" style:parent-style-name="Text_20_body">
      <style:paragraph-properties fo:keep-with-next="always"/>
      <style:text-properties officeooo:paragraph-rsid="040fdbde"/>
    </style:style>
    <style:style style:name="P406"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fo:language="en" fo:country="US" officeooo:rsid="028704ca" officeooo:paragraph-rsid="043a105a"/>
    </style:style>
    <style:style style:name="P407"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fo:language="en" fo:country="US" officeooo:rsid="042a8df4" officeooo:paragraph-rsid="042a6975"/>
    </style:style>
    <style:style style:name="P408"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style:font-name="Century Schoolbook L" fo:font-size="11pt" fo:language="en" fo:country="US" fo:font-weight="normal" officeooo:rsid="00032a94" officeooo:paragraph-rsid="043a105a" style:font-size-asian="10.5pt" style:font-weight-asian="normal"/>
    </style:style>
    <style:style style:name="P409"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style:font-name="Century Schoolbook L" fo:font-size="11pt" fo:language="en" fo:country="US" fo:font-weight="normal" officeooo:rsid="0440346c" officeooo:paragraph-rsid="0440346c" style:font-name-asian="WenQuanYi Zen Hei" style:font-size-asian="10.5pt" style:font-weight-asian="normal" style:font-name-complex="Lohit Hindi" style:font-size-complex="16.1000003814697pt" style:font-weight-complex="bold"/>
    </style:style>
    <style:style style:name="P410"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3a105a"/>
    </style:style>
    <style:style style:name="P411"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40346c"/>
    </style:style>
    <style:style style:name="P412"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414888"/>
    </style:style>
    <style:style style:name="P413"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0032a94" officeooo:paragraph-rsid="043a105a"/>
    </style:style>
    <style:style style:name="P414"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14888" officeooo:paragraph-rsid="04414888"/>
    </style:style>
    <style:style style:name="P415"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4ccb8" officeooo:paragraph-rsid="0444ccb8"/>
    </style:style>
    <style:style style:name="P416"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68f75" officeooo:paragraph-rsid="044c347f"/>
    </style:style>
    <style:style style:name="P417"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14888" officeooo:paragraph-rsid="04414888" style:font-name-asian="WenQuanYi Zen Hei" style:font-size-asian="10.5pt" style:font-weight-asian="normal" style:font-name-complex="Lohit Hindi" style:font-size-complex="16.1000003814697pt" style:font-weight-complex="bold"/>
    </style:style>
    <style:style style:name="P418"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14888" officeooo:paragraph-rsid="0440346c" style:font-name-asian="WenQuanYi Zen Hei" style:font-size-asian="10.5pt" style:font-weight-asian="normal" style:font-name-complex="Lohit Hindi" style:font-size-complex="16.1000003814697pt" style:font-weight-complex="bold"/>
    </style:style>
    <style:style style:name="P419"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4ccb8" officeooo:paragraph-rsid="0444ccb8" style:font-name-asian="WenQuanYi Zen Hei" style:font-size-asian="10.5pt" style:font-weight-asian="normal" style:font-name-complex="Lohit Hindi" style:font-size-complex="16.1000003814697pt" style:font-weight-complex="bold"/>
    </style:style>
    <style:style style:name="P420"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5b14b" officeooo:paragraph-rsid="0444ccb8" style:font-name-asian="WenQuanYi Zen Hei" style:font-size-asian="10.5pt" style:font-weight-asian="normal" style:font-name-complex="Lohit Hindi" style:font-size-complex="16.1000003814697pt" style:font-weight-complex="bold"/>
    </style:style>
    <style:style style:name="P421"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5b14b" officeooo:paragraph-rsid="0445b14b" style:font-name-asian="WenQuanYi Zen Hei" style:font-size-asian="10.5pt" style:font-weight-asian="normal" style:font-name-complex="Lohit Hindi" style:font-size-complex="16.1000003814697pt" style:font-weight-complex="bold"/>
    </style:style>
    <style:style style:name="P422"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14ba26" officeooo:paragraph-rsid="044c347f" style:font-name-asian="WenQuanYi Zen Hei" style:font-size-asian="10.5pt" style:font-weight-asian="normal" style:font-name-complex="Lohit Hindi" style:font-size-complex="16.1000003814697pt" style:font-weight-complex="bold"/>
    </style:style>
    <style:style style:name="P423"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c347f" style:font-name-asian="WenQuanYi Zen Hei" style:font-size-asian="10.5pt" style:font-weight-asian="normal" style:font-name-complex="Lohit Hindi" style:font-size-complex="16.1000003814697pt" style:font-weight-complex="bold"/>
    </style:style>
    <style:style style:name="P424"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c347f" officeooo:paragraph-rsid="044c347f" style:font-name-asian="WenQuanYi Zen Hei" style:font-size-asian="10.5pt" style:font-weight-asian="normal" style:font-name-complex="Lohit Hindi" style:font-size-complex="16.1000003814697pt" style:font-weight-complex="bold"/>
    </style:style>
    <style:style style:name="P425"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ourier New" fo:font-size="11pt" fo:language="en" fo:country="US" fo:font-weight="normal" officeooo:rsid="0414ba26" officeooo:paragraph-rsid="044c347f" style:font-name-asian="WenQuanYi Zen Hei" style:font-size-asian="10.5pt" style:font-weight-asian="normal" style:font-name-complex="Lohit Hindi" style:font-size-complex="16.1000003814697pt" style:font-weight-complex="bold"/>
    </style:style>
    <style:style style:name="P426"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68f75" officeooo:paragraph-rsid="0447ebcc"/>
    </style:style>
    <style:style style:name="P427"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7ebcc" officeooo:paragraph-rsid="0447ebcc"/>
    </style:style>
    <style:style style:name="P428"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name-asian="WenQuanYi Zen Hei" style:font-size-asian="10.5pt" style:font-weight-asian="normal" style:font-name-complex="Lohit Hindi" style:font-size-complex="16.1000003814697pt" style:font-weight-complex="bold"/>
    </style:style>
    <style:style style:name="P429" style:family="paragraph" style:parent-style-name="Text_20_body">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7ebcc" officeooo:paragraph-rsid="0447ebcc"/>
    </style:style>
    <style:style style:name="P430" style:family="paragraph" style:parent-style-name="Text_20_body">
      <loext:graphic-properties draw:fill="none"/>
      <style:paragraph-properties fo:margin-left="1.439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name-asian="WenQuanYi Zen Hei" style:font-size-asian="10.5pt" style:font-weight-asian="normal" style:font-name-complex="Lohit Hindi" style:font-size-complex="16.1000003814697pt" style:font-weight-complex="bold"/>
    </style:style>
    <style:style style:name="P431" style:family="paragraph" style:parent-style-name="Text_20_body">
      <style:paragraph-properties fo:margin-left="1.439cm" fo:margin-right="0cm" fo:text-indent="0cm" style:auto-text-indent="false"/>
      <style:text-properties style:font-name="Century Schoolbook L" fo:font-size="11pt" fo:language="en" fo:country="US" fo:font-weight="normal" officeooo:rsid="044eaa24" officeooo:paragraph-rsid="044eaa24" style:font-size-asian="10.5pt" style:font-weight-asian="normal"/>
    </style:style>
    <style:style style:name="P432" style:family="paragraph" style:parent-style-name="Text_20_body">
      <style:paragraph-properties fo:margin-left="1.439cm" fo:margin-right="0cm" fo:text-indent="0cm" style:auto-text-indent="false"/>
      <style:text-properties style:font-name="Courier New" fo:font-size="11pt" fo:language="en" fo:country="US" fo:font-weight="normal" officeooo:rsid="044eaa24" officeooo:paragraph-rsid="044eaa24" style:font-size-asian="10.5pt" style:font-weight-asian="normal"/>
    </style:style>
    <style:style style:name="P433" style:family="paragraph" style:parent-style-name="Text_20_body">
      <style:paragraph-properties fo:margin-left="1.439cm" fo:margin-right="0cm" fo:text-indent="0cm" style:auto-text-indent="false"/>
      <style:text-properties style:font-name="Courier New" officeooo:paragraph-rsid="04526356"/>
    </style:style>
    <style:style style:name="P434" style:family="paragraph" style:parent-style-name="Standard">
      <style:text-properties officeooo:paragraph-rsid="04526356"/>
    </style:style>
    <style:style style:name="P435" style:family="paragraph" style:parent-style-name="Heading_20_1">
      <style:text-properties officeooo:rsid="029aa75b" officeooo:paragraph-rsid="029aa75b"/>
    </style:style>
    <style:style style:name="P436" style:family="paragraph" style:parent-style-name="Heading_20_1">
      <style:text-properties officeooo:rsid="02c97a88" officeooo:paragraph-rsid="02c97a88"/>
    </style:style>
    <style:style style:name="P437" style:family="paragraph" style:parent-style-name="Heading_20_1">
      <style:text-properties officeooo:rsid="03aad8da" officeooo:paragraph-rsid="03aad8da"/>
    </style:style>
    <style:style style:name="P438" style:family="paragraph" style:parent-style-name="Heading_20_2">
      <style:text-properties officeooo:rsid="027f392b" officeooo:paragraph-rsid="027f392b"/>
    </style:style>
    <style:style style:name="P439" style:family="paragraph" style:parent-style-name="Heading_20_2">
      <style:text-properties officeooo:paragraph-rsid="0349cca7"/>
    </style:style>
    <style:style style:name="P440" style:family="paragraph" style:parent-style-name="Heading_20_2">
      <style:text-properties officeooo:rsid="02cdc29b" officeooo:paragraph-rsid="0349cca7"/>
    </style:style>
    <style:style style:name="P441" style:family="paragraph" style:parent-style-name="Heading_20_2">
      <style:text-properties officeooo:rsid="02cdc29b" officeooo:paragraph-rsid="02cdc29b"/>
    </style:style>
    <style:style style:name="P442" style:family="paragraph" style:parent-style-name="Heading_20_2">
      <style:text-properties officeooo:rsid="02ca7bac" officeooo:paragraph-rsid="02ca7bac"/>
    </style:style>
    <style:style style:name="P443" style:family="paragraph" style:parent-style-name="Heading_20_2">
      <style:text-properties officeooo:rsid="02d168db" officeooo:paragraph-rsid="02d168db"/>
    </style:style>
    <style:style style:name="P444" style:family="paragraph" style:parent-style-name="Heading_20_2">
      <style:text-properties officeooo:rsid="03aa49a0" officeooo:paragraph-rsid="03aa49a0"/>
    </style:style>
    <style:style style:name="P445" style:family="paragraph" style:parent-style-name="Heading_20_2">
      <style:text-properties officeooo:rsid="03afb73c" officeooo:paragraph-rsid="03afb73c"/>
    </style:style>
    <style:style style:name="P446" style:family="paragraph" style:parent-style-name="Heading_20_2">
      <style:text-properties officeooo:rsid="04235652" officeooo:paragraph-rsid="04235652"/>
    </style:style>
    <style:style style:name="P447" style:family="paragraph" style:parent-style-name="Heading_20_2">
      <style:text-properties officeooo:rsid="0440346c" officeooo:paragraph-rsid="0440346c"/>
    </style:style>
    <style:style style:name="P448" style:family="paragraph" style:parent-style-name="Heading_20_2">
      <style:text-properties fo:language="en" fo:country="US" officeooo:paragraph-rsid="042a6975"/>
    </style:style>
    <style:style style:name="P449" style:family="paragraph" style:parent-style-name="Heading_20_2">
      <style:text-properties officeooo:rsid="04526356" officeooo:paragraph-rsid="04526356"/>
    </style:style>
    <style:style style:name="P450" style:family="paragraph" style:parent-style-name="Heading_20_2">
      <style:text-properties officeooo:rsid="03aad8da" officeooo:paragraph-rsid="03aad8da"/>
    </style:style>
    <style:style style:name="P451" style:family="paragraph" style:parent-style-name="Heading_20_2">
      <style:paragraph-properties fo:break-before="page"/>
    </style:style>
    <style:style style:name="P452" style:family="paragraph" style:parent-style-name="Heading_20_3">
      <style:text-properties officeooo:paragraph-rsid="0349cca7"/>
    </style:style>
    <style:style style:name="P453" style:family="paragraph" style:parent-style-name="Heading_20_3">
      <style:text-properties officeooo:rsid="03947a0f" officeooo:paragraph-rsid="03947a0f"/>
    </style:style>
    <style:style style:name="P454" style:family="paragraph" style:parent-style-name="Heading_20_3">
      <style:text-properties officeooo:rsid="03dc4270" officeooo:paragraph-rsid="03dc4270"/>
    </style:style>
    <style:style style:name="P455" style:family="paragraph" style:parent-style-name="Heading_20_3">
      <style:text-properties officeooo:rsid="042a6975" officeooo:paragraph-rsid="042a6975"/>
    </style:style>
    <style:style style:name="P456" style:family="paragraph" style:parent-style-name="Heading_20_3">
      <style:text-properties officeooo:paragraph-rsid="0412d60d"/>
    </style:style>
    <style:style style:name="P457" style:family="paragraph" style:parent-style-name="Heading_20_3">
      <style:text-properties officeooo:rsid="04445f77" officeooo:paragraph-rsid="04445f77"/>
    </style:style>
    <style:style style:name="P458" style:family="paragraph" style:parent-style-name="Heading_20_3">
      <style:text-properties fo:language="en" fo:country="US" officeooo:rsid="042e5575" officeooo:paragraph-rsid="042a6975"/>
    </style:style>
    <style:style style:name="P459" style:family="paragraph" style:parent-style-name="Heading_20_3">
      <style:text-properties fo:language="en" fo:country="US" officeooo:rsid="042c58e4" officeooo:paragraph-rsid="042a6975"/>
    </style:style>
    <style:style style:name="P460" style:family="paragraph" style:parent-style-name="Heading_20_3">
      <style:text-properties style:use-window-font-color="true" loext:opacity="0%" style:font-name="Arial" fo:font-size="14pt" fo:font-weight="bold" officeooo:rsid="04526356" officeooo:paragraph-rsid="04526356" style:font-name-asian="WenQuanYi Zen Hei" style:font-size-asian="14pt" style:font-weight-asian="bold" style:font-name-complex="Lohit Hindi" style:font-size-complex="14pt" style:font-weight-complex="bold"/>
    </style:style>
    <style:style style:name="P461" style:family="paragraph" style:parent-style-name="Heading_20_3">
      <style:text-properties officeooo:rsid="04723f7d" officeooo:paragraph-rsid="04723f7d"/>
    </style:style>
    <style:style style:name="P462" style:family="paragraph" style:parent-style-name="Heading_20_3">
      <style:text-properties officeooo:rsid="04723f7d" officeooo:paragraph-rsid="0475cd0d"/>
    </style:style>
    <style:style style:name="P463" style:family="paragraph" style:parent-style-name="Text_20_body" style:list-style-name="L1">
      <style:text-properties officeooo:paragraph-rsid="03784c4a"/>
    </style:style>
    <style:style style:name="P464" style:family="paragraph" style:parent-style-name="Text_20_body" style:list-style-name="L1">
      <style:text-properties officeooo:rsid="03784c4a" officeooo:paragraph-rsid="038805c9"/>
    </style:style>
    <style:style style:name="P465" style:family="paragraph" style:parent-style-name="Text_20_body" style:list-style-name="L1">
      <style:text-properties officeooo:rsid="03784c4a" officeooo:paragraph-rsid="03784c4a"/>
    </style:style>
    <style:style style:name="P466" style:family="paragraph" style:parent-style-name="Text_20_body">
      <style:text-properties officeooo:paragraph-rsid="04723f7d"/>
    </style:style>
    <style:style style:name="P467" style:family="paragraph" style:parent-style-name="Text_20_body">
      <style:text-properties officeooo:paragraph-rsid="0475cd0d"/>
    </style:style>
    <style:style style:name="P468" style:family="paragraph" style:parent-style-name="Text_20_body" style:list-style-name="L2" style:master-page-name="">
      <loext:graphic-properties draw:fill="none"/>
      <style:paragraph-properties fo:margin-left="2.2cm" fo:margin-right="0cm" fo:margin-top="0cm" fo:margin-bottom="0.212cm" style:contextual-spacing="false" fo:text-indent="-0.6cm" style:auto-text-indent="false" style:page-number="auto" fo:background-color="transparent"/>
      <style:text-properties fo:language="en" fo:country="US" officeooo:rsid="042e5575" officeooo:paragraph-rsid="042a6975"/>
    </style:style>
    <style:style style:name="P469" style:family="paragraph" style:parent-style-name="Text_20_body" style:list-style-name="L2" style:master-page-name="">
      <loext:graphic-properties draw:fill="none"/>
      <style:paragraph-properties fo:margin-left="2.2cm" fo:margin-right="0cm" fo:margin-top="0cm" fo:margin-bottom="0.212cm" style:contextual-spacing="false" fo:text-indent="-0.6cm" style:auto-text-indent="false" style:page-number="auto" fo:background-color="transparent"/>
      <style:text-properties fo:language="en" fo:country="US" officeooo:rsid="042f324d" officeooo:paragraph-rsid="042f7f63"/>
    </style:style>
    <style:style style:name="P470" style:family="paragraph" style:parent-style-name="Text_20_body" style:list-style-name="L2">
      <loext:graphic-properties draw:fill="none"/>
      <style:paragraph-properties fo:margin-left="2.2cm" fo:margin-right="0cm" fo:margin-top="0cm" fo:margin-bottom="0.212cm" style:contextual-spacing="false" fo:text-indent="-0.6cm" style:auto-text-indent="false" fo:background-color="transparent"/>
      <style:text-properties fo:language="en" fo:country="US" officeooo:rsid="043edb42" officeooo:paragraph-rsid="043edb42"/>
    </style:style>
    <style:style style:name="P471" style:family="paragraph" style:parent-style-name="Text_20_body">
      <style:paragraph-properties fo:margin-left="1.439cm" fo:margin-right="0cm" fo:text-indent="0cm" style:auto-text-indent="false"/>
      <style:text-properties style:font-name="Courier New" officeooo:paragraph-rsid="04723f7d"/>
    </style:style>
    <style:style style:name="P47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1a330" style:font-weight-asian="normal" style:font-weight-complex="normal"/>
    </style:style>
    <style:style style:name="P473" style:family="paragraph" style:parent-style-name="Text_20_body">
      <style:paragraph-properties fo:margin-left="1.251cm" fo:margin-right="0cm" fo:text-indent="0cm" style:auto-text-indent="false"/>
      <style:text-properties officeooo:rsid="038278d7" officeooo:paragraph-rsid="0384305a"/>
    </style:style>
    <style:style style:name="P474" style:family="paragraph" style:parent-style-name="Text_20_body">
      <style:paragraph-properties fo:margin-left="1.251cm" fo:margin-right="0cm" fo:text-indent="0cm" style:auto-text-indent="false"/>
      <style:text-properties officeooo:rsid="038278d7" officeooo:paragraph-rsid="038278d7"/>
    </style:style>
    <style:style style:name="P475" style:family="paragraph" style:parent-style-name="Text_20_body">
      <style:paragraph-properties fo:margin-left="1.251cm" fo:margin-right="0cm" fo:text-indent="0cm" style:auto-text-indent="false"/>
      <style:text-properties officeooo:rsid="02b13894" officeooo:paragraph-rsid="04723f7d"/>
    </style:style>
    <style:style style:name="P476" style:family="paragraph" style:parent-style-name="Text_20_body">
      <style:paragraph-properties fo:margin-left="1.251cm" fo:margin-right="0cm" fo:text-indent="0cm" style:auto-text-indent="false"/>
      <style:text-properties officeooo:rsid="02b13894" officeooo:paragraph-rsid="0475cd0d"/>
    </style:style>
    <style:style style:name="T1" style:family="text">
      <style:text-properties officeooo:rsid="0244c7be"/>
    </style:style>
    <style:style style:name="T2" style:family="text">
      <style:text-properties officeooo:rsid="0247be7e"/>
    </style:style>
    <style:style style:name="T3" style:family="text">
      <style:text-properties officeooo:rsid="0248e101"/>
    </style:style>
    <style:style style:name="T4" style:family="text">
      <style:text-properties officeooo:rsid="0249ac02"/>
    </style:style>
    <style:style style:name="T5" style:family="text">
      <style:text-properties officeooo:rsid="024b2d51"/>
    </style:style>
    <style:style style:name="T6" style:family="text">
      <style:text-properties officeooo:rsid="024b9e53"/>
    </style:style>
    <style:style style:name="T7" style:family="text">
      <style:text-properties officeooo:rsid="024d91b5"/>
    </style:style>
    <style:style style:name="T8" style:family="text">
      <style:text-properties officeooo:rsid="025051d7"/>
    </style:style>
    <style:style style:name="T9" style:family="text">
      <style:text-properties officeooo:rsid="02507ad6"/>
    </style:style>
    <style:style style:name="T10" style:family="text">
      <style:text-properties officeooo:rsid="0251e68f"/>
    </style:style>
    <style:style style:name="T11" style:family="text">
      <style:text-properties officeooo:rsid="02573de7"/>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244c7be" style:font-weight-asian="bold" style:font-weight-complex="bold"/>
    </style:style>
    <style:style style:name="T15" style:family="text">
      <style:text-properties fo:font-weight="bold" officeooo:rsid="0247be7e" style:font-weight-asian="bold" style:font-weight-complex="bold"/>
    </style:style>
    <style:style style:name="T16" style:family="text">
      <style:text-properties fo:font-weight="bold" officeooo:rsid="025f892a" style:font-weight-asian="bold" style:font-weight-complex="bold"/>
    </style:style>
    <style:style style:name="T17" style:family="text">
      <style:text-properties fo:font-weight="bold" officeooo:rsid="02507ad6" style:font-weight-asian="bold" style:font-weight-complex="bold"/>
    </style:style>
    <style:style style:name="T18" style:family="text">
      <style:text-properties fo:font-weight="bold" officeooo:rsid="02639e8b" style:font-weight-asian="bold" style:font-weight-complex="bold"/>
    </style:style>
    <style:style style:name="T19" style:family="text">
      <style:text-properties fo:font-weight="bold" officeooo:rsid="0263d512" style:font-weight-asian="bold" style:font-weight-complex="bold"/>
    </style:style>
    <style:style style:name="T20" style:family="text">
      <style:text-properties fo:font-weight="bold" officeooo:rsid="026b2996" style:font-weight-asian="bold" style:font-weight-complex="bold"/>
    </style:style>
    <style:style style:name="T21" style:family="text">
      <style:text-properties fo:font-weight="bold" officeooo:rsid="026c6f87" style:font-weight-asian="bold" style:font-weight-complex="bold"/>
    </style:style>
    <style:style style:name="T22" style:family="text">
      <style:text-properties fo:font-weight="bold" officeooo:rsid="02708c9e" style:font-weight-asian="bold" style:font-weight-complex="bold"/>
    </style:style>
    <style:style style:name="T23" style:family="text">
      <style:text-properties fo:font-weight="bold" officeooo:rsid="001ca6a2" style:font-weight-asian="bold" style:font-weight-complex="bold"/>
    </style:style>
    <style:style style:name="T24" style:family="text">
      <style:text-properties fo:font-weight="bold" officeooo:rsid="0034b52a" style:font-weight-asian="bold" style:font-weight-complex="bold"/>
    </style:style>
    <style:style style:name="T25" style:family="text">
      <style:text-properties fo:font-weight="bold" officeooo:rsid="02a9d960" style:font-weight-asian="bold" style:font-weight-complex="bold"/>
    </style:style>
    <style:style style:name="T26" style:family="text">
      <style:text-properties fo:font-weight="bold" officeooo:rsid="02bb256b" style:font-weight-asian="bold" style:font-weight-complex="bold"/>
    </style:style>
    <style:style style:name="T27" style:family="text">
      <style:text-properties fo:font-weight="bold" officeooo:rsid="02cc745b" style:font-weight-asian="bold" style:font-weight-complex="bold"/>
    </style:style>
    <style:style style:name="T28" style:family="text">
      <style:text-properties fo:font-weight="bold" officeooo:rsid="02ccfbae" style:font-weight-asian="bold" style:font-weight-complex="bold"/>
    </style:style>
    <style:style style:name="T29" style:family="text">
      <style:text-properties fo:font-weight="bold" officeooo:rsid="02d5b873" style:font-weight-asian="bold" style:font-weight-complex="bold"/>
    </style:style>
    <style:style style:name="T30" style:family="text">
      <style:text-properties fo:font-weight="bold" officeooo:rsid="02da1da1" style:font-weight-asian="bold" style:font-weight-complex="bold"/>
    </style:style>
    <style:style style:name="T31" style:family="text">
      <style:text-properties fo:font-weight="bold" officeooo:rsid="02dab53f" style:font-weight-asian="bold" style:font-weight-complex="bold"/>
    </style:style>
    <style:style style:name="T32" style:family="text">
      <style:text-properties fo:font-weight="bold" officeooo:rsid="02e3ed66" style:font-weight-asian="bold" style:font-weight-complex="bold"/>
    </style:style>
    <style:style style:name="T33" style:family="text">
      <style:text-properties fo:font-weight="bold" officeooo:rsid="02ebfee1" style:font-weight-asian="bold" style:font-weight-complex="bold"/>
    </style:style>
    <style:style style:name="T34" style:family="text">
      <style:text-properties fo:font-weight="bold" officeooo:rsid="02d168db" style:font-weight-asian="bold" style:font-weight-complex="bold"/>
    </style:style>
    <style:style style:name="T35" style:family="text">
      <style:text-properties fo:font-weight="bold" officeooo:rsid="02f49d2b" style:font-weight-asian="bold" style:font-weight-complex="bold"/>
    </style:style>
    <style:style style:name="T36" style:family="text">
      <style:text-properties fo:font-weight="bold" officeooo:rsid="02f91413" style:font-weight-asian="bold" style:font-weight-complex="bold"/>
    </style:style>
    <style:style style:name="T37" style:family="text">
      <style:text-properties fo:font-weight="bold" officeooo:rsid="02facbad" style:font-weight-asian="bold" style:font-weight-complex="bold"/>
    </style:style>
    <style:style style:name="T38" style:family="text">
      <style:text-properties fo:font-weight="bold" officeooo:rsid="02fca458" style:font-weight-asian="bold" style:font-weight-complex="bold"/>
    </style:style>
    <style:style style:name="T39" style:family="text">
      <style:text-properties fo:font-weight="bold" officeooo:rsid="02ffb0bd" style:font-weight-asian="bold" style:font-weight-complex="bold"/>
    </style:style>
    <style:style style:name="T40" style:family="text">
      <style:text-properties fo:font-weight="bold" officeooo:rsid="030aaacd" style:font-weight-asian="bold" style:font-weight-complex="bold"/>
    </style:style>
    <style:style style:name="T41" style:family="text">
      <style:text-properties fo:font-weight="bold" officeooo:rsid="031e8d45" style:font-weight-asian="bold" style:font-weight-complex="bold"/>
    </style:style>
    <style:style style:name="T42" style:family="text">
      <style:text-properties fo:font-weight="bold" officeooo:rsid="03288bfd" style:font-weight-asian="bold" style:font-weight-complex="bold"/>
    </style:style>
    <style:style style:name="T43" style:family="text">
      <style:text-properties fo:font-weight="bold" officeooo:rsid="032aea06" style:font-weight-asian="bold" style:font-weight-complex="bold"/>
    </style:style>
    <style:style style:name="T44" style:family="text">
      <style:text-properties fo:font-weight="bold" officeooo:rsid="03452a50" style:font-weight-asian="bold" style:font-weight-complex="bold"/>
    </style:style>
    <style:style style:name="T45" style:family="text">
      <style:text-properties fo:font-weight="bold" officeooo:rsid="0360438b" style:font-weight-asian="bold" style:font-weight-complex="bold"/>
    </style:style>
    <style:style style:name="T46" style:family="text">
      <style:text-properties fo:font-weight="bold" officeooo:rsid="03784c4a" style:font-weight-asian="bold" style:font-weight-complex="bold"/>
    </style:style>
    <style:style style:name="T47" style:family="text">
      <style:text-properties fo:font-weight="bold" officeooo:rsid="0384305a" style:font-weight-asian="bold" style:font-weight-complex="bold"/>
    </style:style>
    <style:style style:name="T48" style:family="text">
      <style:text-properties fo:font-weight="bold" officeooo:rsid="03a31847" style:font-weight-asian="bold" style:font-weight-complex="bold"/>
    </style:style>
    <style:style style:name="T49" style:family="text">
      <style:text-properties fo:font-weight="bold" officeooo:rsid="03a7af84" style:font-weight-asian="bold" style:font-weight-complex="bold"/>
    </style:style>
    <style:style style:name="T50" style:family="text">
      <style:text-properties fo:font-weight="bold" officeooo:rsid="03b13adf" style:font-weight-asian="bold" style:font-weight-complex="bold"/>
    </style:style>
    <style:style style:name="T51" style:family="text">
      <style:text-properties fo:font-weight="bold" officeooo:rsid="0414ba26" style:font-weight-asian="bold" style:font-weight-complex="bold"/>
    </style:style>
    <style:style style:name="T52" style:family="text">
      <style:text-properties fo:font-weight="bold" officeooo:rsid="041829ac" style:font-weight-asian="bold" style:font-weight-complex="bold"/>
    </style:style>
    <style:style style:name="T53" style:family="text">
      <style:text-properties fo:font-weight="bold" officeooo:rsid="04199cbe" style:font-weight-asian="bold" style:font-weight-complex="bold"/>
    </style:style>
    <style:style style:name="T54" style:family="text">
      <style:text-properties fo:font-weight="bold" officeooo:rsid="041dad43" style:font-weight-asian="bold" style:font-weight-complex="bold"/>
    </style:style>
    <style:style style:name="T55" style:family="text">
      <style:text-properties fo:font-weight="bold" officeooo:rsid="0426aca1" style:font-weight-asian="bold" style:font-weight-complex="bold"/>
    </style:style>
    <style:style style:name="T56" style:family="text">
      <style:text-properties fo:font-weight="bold" officeooo:rsid="04313ac6" style:font-weight-asian="bold" style:font-weight-complex="bold"/>
    </style:style>
    <style:style style:name="T57" style:family="text">
      <style:text-properties fo:font-weight="bold" officeooo:rsid="044cbfa7" style:font-weight-asian="bold" style:font-weight-complex="bold"/>
    </style:style>
    <style:style style:name="T58" style:family="text">
      <style:text-properties fo:font-weight="bold" officeooo:rsid="04683278" style:font-weight-asian="bold" style:font-weight-complex="bold"/>
    </style:style>
    <style:style style:name="T59" style:family="text">
      <style:text-properties fo:font-weight="bold" officeooo:rsid="0247be7e"/>
    </style:style>
    <style:style style:name="T60" style:family="text">
      <style:text-properties fo:font-weight="bold" officeooo:rsid="0251e68f"/>
    </style:style>
    <style:style style:name="T61" style:family="text">
      <style:text-properties fo:font-weight="bold" officeooo:rsid="025051d7"/>
    </style:style>
    <style:style style:name="T62" style:family="text">
      <style:text-properties fo:font-weight="bold" officeooo:rsid="02507ad6"/>
    </style:style>
    <style:style style:name="T63" style:family="text">
      <style:text-properties fo:font-weight="bold" officeooo:rsid="02a1e86a"/>
    </style:style>
    <style:style style:name="T64" style:family="text">
      <style:text-properties style:font-name="Courier New"/>
    </style:style>
    <style:style style:name="T65" style:family="text">
      <style:text-properties style:font-name="Courier New" officeooo:rsid="02c97a88"/>
    </style:style>
    <style:style style:name="T66" style:family="text">
      <style:text-properties style:font-name="Courier New" officeooo:rsid="02ca7bac"/>
    </style:style>
    <style:style style:name="T67" style:family="text">
      <style:text-properties style:font-name="Courier New" officeooo:rsid="02cc745b"/>
    </style:style>
    <style:style style:name="T68" style:family="text">
      <style:text-properties style:font-name="Courier New" officeooo:rsid="02ccfbae"/>
    </style:style>
    <style:style style:name="T69" style:family="text">
      <style:text-properties style:font-name="Courier New" officeooo:rsid="02cdc29b"/>
    </style:style>
    <style:style style:name="T70" style:family="text">
      <style:text-properties style:font-name="Courier New" officeooo:rsid="02cdffa4"/>
    </style:style>
    <style:style style:name="T71" style:family="text">
      <style:text-properties style:font-name="Courier New" officeooo:rsid="02d168db"/>
    </style:style>
    <style:style style:name="T72" style:family="text">
      <style:text-properties style:font-name="Courier New" officeooo:rsid="02d17afd"/>
    </style:style>
    <style:style style:name="T73" style:family="text">
      <style:text-properties style:font-name="Courier New" officeooo:rsid="02ebfee1"/>
    </style:style>
    <style:style style:name="T74" style:family="text">
      <style:text-properties style:font-name="Courier New" officeooo:rsid="02ecfcd3"/>
    </style:style>
    <style:style style:name="T75" style:family="text">
      <style:text-properties style:font-name="Courier New" officeooo:rsid="0346ee07"/>
    </style:style>
    <style:style style:name="T76" style:family="text">
      <style:text-properties style:font-name="Courier New" officeooo:rsid="034a5f00"/>
    </style:style>
    <style:style style:name="T77" style:family="text">
      <style:text-properties style:font-name="Courier New" officeooo:rsid="0309c9eb"/>
    </style:style>
    <style:style style:name="T78" style:family="text">
      <style:text-properties style:font-name="Courier New" officeooo:rsid="03b13adf"/>
    </style:style>
    <style:style style:name="T79" style:family="text">
      <style:text-properties style:font-name="Courier New" officeooo:rsid="030d9ac5"/>
    </style:style>
    <style:style style:name="T80" style:family="text">
      <style:text-properties style:font-name="Courier New" fo:font-size="11pt" fo:font-weight="normal" style:font-size-asian="10.5pt" style:font-weight-asian="normal"/>
    </style:style>
    <style:style style:name="T81" style:family="text">
      <style:text-properties style:font-name="Courier New" fo:font-size="11pt" fo:font-weight="normal" officeooo:rsid="0415828a" style:font-size-asian="10.5pt" style:font-weight-asian="normal"/>
    </style:style>
    <style:style style:name="T82" style:family="text">
      <style:text-properties style:font-name="Courier New" fo:font-size="11pt" fo:font-weight="normal" officeooo:rsid="0426aca1" style:font-size-asian="10.5pt" style:font-weight-asian="normal"/>
    </style:style>
    <style:style style:name="T83" style:family="text">
      <style:text-properties style:font-name="Courier New" fo:font-size="11pt" fo:font-weight="normal" officeooo:rsid="04284a7d" style:font-size-asian="10.5pt" style:font-weight-asian="normal"/>
    </style:style>
    <style:style style:name="T84" style:family="text">
      <style:text-properties style:font-name="Courier New" fo:font-size="11pt" fo:font-weight="normal" officeooo:rsid="04304f88" style:font-size-asian="10.5pt" style:font-weight-asian="normal"/>
    </style:style>
    <style:style style:name="T85" style:family="text">
      <style:text-properties style:font-name="Courier New" fo:font-size="11pt" fo:font-weight="normal" officeooo:rsid="00032a94" style:font-size-asian="10.5pt" style:font-weight-asian="normal"/>
    </style:style>
    <style:style style:name="T86" style:family="text">
      <style:text-properties style:font-name="Courier New" fo:font-size="11pt" fo:font-weight="normal" officeooo:rsid="042a6975" style:font-size-asian="10.5pt" style:font-weight-asian="normal"/>
    </style:style>
    <style:style style:name="T87" style:family="text">
      <style:text-properties style:font-name="Courier New" fo:font-size="11pt" fo:font-weight="normal" officeooo:rsid="042f7f63" style:font-size-asian="10.5pt" style:font-weight-asian="normal"/>
    </style:style>
    <style:style style:name="T88" style:family="text">
      <style:text-properties style:font-name="Courier New" fo:font-size="11pt" fo:font-weight="normal" officeooo:rsid="042e5575" style:font-size-asian="10.5pt" style:font-weight-asian="normal"/>
    </style:style>
    <style:style style:name="T89" style:family="text">
      <style:text-properties style:font-name="Courier New" fo:font-size="11pt" fo:font-weight="normal" style:font-name-asian="WenQuanYi Zen Hei" style:font-size-asian="10.5pt" style:font-weight-asian="normal" style:font-name-complex="Lohit Hindi" style:font-size-complex="16.1000003814697pt" style:font-weight-complex="bold"/>
    </style:style>
    <style:style style:name="T90" style:family="text">
      <style:text-properties style:font-name="Courier New" fo:font-size="11pt" fo:font-weight="normal" officeooo:rsid="04414888" style:font-name-asian="WenQuanYi Zen Hei" style:font-size-asian="10.5pt" style:font-weight-asian="normal" style:font-name-complex="Lohit Hindi" style:font-size-complex="16.1000003814697pt" style:font-weight-complex="bold"/>
    </style:style>
    <style:style style:name="T91" style:family="text">
      <style:text-properties style:font-name="Courier New" fo:font-size="11pt" fo:font-weight="normal" officeooo:rsid="0447ebcc" style:font-name-asian="WenQuanYi Zen Hei" style:font-size-asian="10.5pt" style:font-weight-asian="normal" style:font-name-complex="Lohit Hindi" style:font-size-complex="16.1000003814697pt" style:font-weight-complex="bold"/>
    </style:style>
    <style:style style:name="T92" style:family="text">
      <style:text-properties style:font-name="Courier New" fo:font-size="11pt" fo:font-weight="normal" officeooo:rsid="044aedf0" style:font-name-asian="WenQuanYi Zen Hei" style:font-size-asian="10.5pt" style:font-weight-asian="normal" style:font-name-complex="Lohit Hindi" style:font-size-complex="16.1000003814697pt" style:font-weight-complex="bold"/>
    </style:style>
    <style:style style:name="T93" style:family="text">
      <style:text-properties style:font-name="Courier New" fo:font-size="11pt" fo:font-weight="normal" officeooo:rsid="044c347f" style:font-name-asian="WenQuanYi Zen Hei" style:font-size-asian="10.5pt" style:font-weight-asian="normal" style:font-name-complex="Lohit Hindi" style:font-size-complex="16.1000003814697pt" style:font-weight-complex="bold"/>
    </style:style>
    <style:style style:name="T94" style:family="text">
      <style:text-properties style:font-name="Courier New" fo:font-size="11pt" fo:font-weight="normal" officeooo:rsid="0414ba26" style:font-name-asian="WenQuanYi Zen Hei" style:font-size-asian="10.5pt" style:font-weight-asian="normal" style:font-name-complex="Lohit Hindi" style:font-size-complex="16.1000003814697pt" style:font-weight-complex="bold"/>
    </style:style>
    <style:style style:name="T95" style:family="text">
      <style:text-properties style:font-name="Courier New" fo:font-size="11pt" fo:font-weight="bold" style:font-name-asian="WenQuanYi Zen Hei" style:font-size-asian="10.5pt" style:font-weight-asian="bold" style:font-name-complex="Lohit Hindi" style:font-size-complex="16.1000003814697pt" style:font-weight-complex="bold"/>
    </style:style>
    <style:style style:name="T96" style:family="text">
      <style:text-properties style:font-name="Courier New" officeooo:rsid="0414ba26"/>
    </style:style>
    <style:style style:name="T97" style:family="text">
      <style:text-properties style:font-name="Courier New" officeooo:rsid="04199cbe"/>
    </style:style>
    <style:style style:name="T98" style:family="text">
      <style:text-properties style:font-name="Courier New" officeooo:rsid="0426aca1"/>
    </style:style>
    <style:style style:name="T99" style:family="text">
      <style:text-properties style:font-name="Courier New" officeooo:rsid="0429b960"/>
    </style:style>
    <style:style style:name="T100" style:family="text">
      <style:text-properties style:font-name="Courier New" officeooo:rsid="042a8df4"/>
    </style:style>
    <style:style style:name="T101" style:family="text">
      <style:text-properties style:font-name="Courier New" officeooo:rsid="0450d982"/>
    </style:style>
    <style:style style:name="T102" style:family="text">
      <style:text-properties officeooo:rsid="025fd8b5"/>
    </style:style>
    <style:style style:name="T103" style:family="text">
      <style:text-properties officeooo:rsid="0262a662"/>
    </style:style>
    <style:style style:name="T104" style:family="text">
      <style:text-properties officeooo:rsid="0267a5c0"/>
    </style:style>
    <style:style style:name="T105" style:family="text">
      <style:text-properties officeooo:rsid="026b2996"/>
    </style:style>
    <style:style style:name="T106" style:family="text">
      <style:text-properties officeooo:rsid="026c6f87"/>
    </style:style>
    <style:style style:name="T107" style:family="text">
      <style:text-properties officeooo:rsid="026d4a0f"/>
    </style:style>
    <style:style style:name="T108" style:family="text">
      <style:text-properties fo:font-style="italic" style:font-style-asian="italic" style:font-style-complex="italic"/>
    </style:style>
    <style:style style:name="T109" style:family="text">
      <style:text-properties fo:font-style="italic" officeooo:rsid="037dff8a" style:font-style-asian="italic" style:font-style-complex="italic"/>
    </style:style>
    <style:style style:name="T110" style:family="text">
      <style:text-properties fo:font-style="italic" officeooo:rsid="0384305a" style:font-style-asian="italic" style:font-style-complex="italic"/>
    </style:style>
    <style:style style:name="T111" style:family="text">
      <style:text-properties fo:font-style="italic" officeooo:rsid="0388a574" style:font-style-asian="italic" style:font-style-complex="italic"/>
    </style:style>
    <style:style style:name="T112" style:family="text">
      <style:text-properties fo:font-style="normal" officeooo:rsid="026fcdab" style:font-style-asian="normal" style:font-style-complex="normal"/>
    </style:style>
    <style:style style:name="T113" style:family="text">
      <style:text-properties officeooo:rsid="02708c9e"/>
    </style:style>
    <style:style style:name="T114" style:family="text">
      <style:text-properties officeooo:rsid="0276dd40"/>
    </style:style>
    <style:style style:name="T115" style:family="text">
      <style:text-properties officeooo:rsid="02776d38"/>
    </style:style>
    <style:style style:name="T116" style:family="text">
      <style:text-properties officeooo:rsid="027a1ee2"/>
    </style:style>
    <style:style style:name="T117" style:family="text">
      <style:text-properties officeooo:rsid="027c830e"/>
    </style:style>
    <style:style style:name="T118" style:family="text">
      <style:text-properties officeooo:rsid="02850e2f"/>
    </style:style>
    <style:style style:name="T119" style:family="text">
      <style:text-properties officeooo:rsid="02972dd8"/>
    </style:style>
    <style:style style:name="T120" style:family="text">
      <style:text-properties officeooo:rsid="00374e59"/>
    </style:style>
    <style:style style:name="T121" style:family="text">
      <style:text-properties officeooo:rsid="0019b784"/>
    </style:style>
    <style:style style:name="T122" style:family="text">
      <style:text-properties officeooo:rsid="001ca6a2"/>
    </style:style>
    <style:style style:name="T123" style:family="text">
      <style:text-properties officeooo:rsid="0033b123"/>
    </style:style>
    <style:style style:name="T124" style:family="text">
      <style:text-properties officeooo:rsid="0034b52a"/>
    </style:style>
    <style:style style:name="T125" style:family="text">
      <style:text-properties officeooo:rsid="029aa78f"/>
    </style:style>
    <style:style style:name="T126" style:family="text">
      <style:text-properties officeooo:rsid="02a1e86a"/>
    </style:style>
    <style:style style:name="T127" style:family="text">
      <style:text-properties officeooo:rsid="02a5e448"/>
    </style:style>
    <style:style style:name="T128" style:family="text">
      <style:text-properties officeooo:rsid="02a9d960"/>
    </style:style>
    <style:style style:name="T129" style:family="text">
      <style:text-properties officeooo:rsid="02b18c68"/>
    </style:style>
    <style:style style:name="T130" style:family="text">
      <style:text-properties officeooo:rsid="02b35973"/>
    </style:style>
    <style:style style:name="T131" style:family="text">
      <style:text-properties officeooo:rsid="02b53352"/>
    </style:style>
    <style:style style:name="T132" style:family="text">
      <style:text-properties officeooo:rsid="02b9720b"/>
    </style:style>
    <style:style style:name="T133" style:family="text">
      <style:text-properties officeooo:rsid="02baea28"/>
    </style:style>
    <style:style style:name="T134" style:family="text">
      <style:text-properties fo:font-weight="normal" style:font-weight-asian="normal" style:font-weight-complex="normal"/>
    </style:style>
    <style:style style:name="T135" style:family="text">
      <style:text-properties fo:font-weight="normal" officeooo:rsid="02baea28" style:font-weight-asian="normal" style:font-weight-complex="normal"/>
    </style:style>
    <style:style style:name="T136" style:family="text">
      <style:text-properties fo:font-weight="normal" officeooo:rsid="02bb256b" style:font-weight-asian="normal" style:font-weight-complex="normal"/>
    </style:style>
    <style:style style:name="T137" style:family="text">
      <style:text-properties fo:font-weight="normal" officeooo:rsid="02d05204" style:font-weight-asian="normal" style:font-weight-complex="normal"/>
    </style:style>
    <style:style style:name="T138" style:family="text">
      <style:text-properties fo:font-weight="normal" officeooo:rsid="02ea4ae8" style:font-weight-asian="normal" style:font-weight-complex="normal"/>
    </style:style>
    <style:style style:name="T139" style:family="text">
      <style:text-properties fo:font-weight="normal" officeooo:rsid="02f338e8" style:font-weight-asian="normal" style:font-weight-complex="normal"/>
    </style:style>
    <style:style style:name="T140" style:family="text">
      <style:text-properties fo:font-weight="normal" officeooo:rsid="02f3f512" style:font-weight-asian="normal" style:font-weight-complex="normal"/>
    </style:style>
    <style:style style:name="T141" style:family="text">
      <style:text-properties fo:font-weight="normal" officeooo:rsid="02f40866" style:font-weight-asian="normal" style:font-weight-complex="normal"/>
    </style:style>
    <style:style style:name="T142" style:family="text">
      <style:text-properties fo:font-weight="normal" officeooo:rsid="02facbad" style:font-weight-asian="normal" style:font-weight-complex="normal"/>
    </style:style>
    <style:style style:name="T143" style:family="text">
      <style:text-properties fo:font-weight="normal" officeooo:rsid="04284a7d" style:font-weight-asian="normal" style:font-weight-complex="normal"/>
    </style:style>
    <style:style style:name="T144" style:family="text">
      <style:text-properties officeooo:rsid="02bb256b"/>
    </style:style>
    <style:style style:name="T145" style:family="text">
      <style:text-properties officeooo:rsid="02bd0b95"/>
    </style:style>
    <style:style style:name="T146" style:family="text">
      <style:text-properties officeooo:rsid="02c04b52"/>
    </style:style>
    <style:style style:name="T147" style:family="text">
      <style:text-properties officeooo:rsid="02c7ac89"/>
    </style:style>
    <style:style style:name="T148" style:family="text">
      <style:text-properties officeooo:rsid="02c7caa4"/>
    </style:style>
    <style:style style:name="T149" style:family="text">
      <style:text-properties officeooo:rsid="02ca7bac"/>
    </style:style>
    <style:style style:name="T150" style:family="text">
      <style:text-properties officeooo:rsid="02cc745b"/>
    </style:style>
    <style:style style:name="T151" style:family="text">
      <style:text-properties officeooo:rsid="02cdffa4"/>
    </style:style>
    <style:style style:name="T152" style:family="text">
      <style:text-properties officeooo:rsid="02cf01ef"/>
    </style:style>
    <style:style style:name="T153" style:family="text">
      <style:text-properties officeooo:rsid="02d168db"/>
    </style:style>
    <style:style style:name="T154" style:family="text">
      <style:text-properties officeooo:rsid="02d235aa"/>
    </style:style>
    <style:style style:name="T155" style:family="text">
      <style:text-properties officeooo:rsid="02d42f05"/>
    </style:style>
    <style:style style:name="T156" style:family="text">
      <style:text-properties officeooo:rsid="02d5b873"/>
    </style:style>
    <style:style style:name="T157" style:family="text">
      <style:text-properties officeooo:rsid="02d60666"/>
    </style:style>
    <style:style style:name="T158" style:family="text">
      <style:text-properties officeooo:rsid="02dab53f"/>
    </style:style>
    <style:style style:name="T159" style:family="text">
      <style:text-properties officeooo:rsid="02dc9023"/>
    </style:style>
    <style:style style:name="T160" style:family="text">
      <style:text-properties officeooo:rsid="02df366e"/>
    </style:style>
    <style:style style:name="T161" style:family="text">
      <style:text-properties officeooo:rsid="02e0bba1"/>
    </style:style>
    <style:style style:name="T162" style:family="text">
      <style:text-properties officeooo:rsid="02e2402b"/>
    </style:style>
    <style:style style:name="T163" style:family="text">
      <style:text-properties officeooo:rsid="02e3ed66"/>
    </style:style>
    <style:style style:name="T164" style:family="text">
      <style:text-properties officeooo:rsid="02e5c575"/>
    </style:style>
    <style:style style:name="T165" style:family="text">
      <style:text-properties officeooo:rsid="02e6f6a6"/>
    </style:style>
    <style:style style:name="T166" style:family="text">
      <style:text-properties officeooo:rsid="02e73652"/>
    </style:style>
    <style:style style:name="T167" style:family="text">
      <style:text-properties officeooo:rsid="02ebcf4f"/>
    </style:style>
    <style:style style:name="T168" style:family="text">
      <style:text-properties officeooo:rsid="02ebfee1"/>
    </style:style>
    <style:style style:name="T169" style:family="text">
      <style:text-properties officeooo:rsid="02eeee53"/>
    </style:style>
    <style:style style:name="T170" style:family="text">
      <style:text-properties officeooo:rsid="02f07624"/>
    </style:style>
    <style:style style:name="T171" style:family="text">
      <style:text-properties officeooo:rsid="02f1e0b6"/>
    </style:style>
    <style:style style:name="T172" style:family="text">
      <style:text-properties officeooo:rsid="02f49d2b"/>
    </style:style>
    <style:style style:name="T173" style:family="text">
      <style:text-properties officeooo:rsid="02f64a5c"/>
    </style:style>
    <style:style style:name="T174" style:family="text">
      <style:text-properties officeooo:rsid="02f7c01d"/>
    </style:style>
    <style:style style:name="T175" style:family="text">
      <style:text-properties officeooo:rsid="02f91413"/>
    </style:style>
    <style:style style:name="T176" style:family="text">
      <style:text-properties officeooo:rsid="02facbad"/>
    </style:style>
    <style:style style:name="T177" style:family="text">
      <style:text-properties officeooo:rsid="02fca458"/>
    </style:style>
    <style:style style:name="T178" style:family="text">
      <style:text-properties officeooo:rsid="02fde3b3"/>
    </style:style>
    <style:style style:name="T179" style:family="text">
      <style:text-properties officeooo:rsid="02fe81a3"/>
    </style:style>
    <style:style style:name="T180" style:family="text">
      <style:text-properties officeooo:rsid="02ffb0bd"/>
    </style:style>
    <style:style style:name="T181" style:family="text">
      <style:text-properties officeooo:rsid="03010977"/>
    </style:style>
    <style:style style:name="T182" style:family="text">
      <style:text-properties officeooo:rsid="030531fa"/>
    </style:style>
    <style:style style:name="T183" style:family="text">
      <style:text-properties officeooo:rsid="0305e28f"/>
    </style:style>
    <style:style style:name="T184" style:family="text">
      <style:text-properties officeooo:rsid="030621c1"/>
    </style:style>
    <style:style style:name="T185" style:family="text">
      <style:text-properties officeooo:rsid="030931df"/>
    </style:style>
    <style:style style:name="T186" style:family="text">
      <style:text-properties officeooo:rsid="030aaacd"/>
    </style:style>
    <style:style style:name="T187" style:family="text">
      <style:text-properties officeooo:rsid="030bd9d6"/>
    </style:style>
    <style:style style:name="T188" style:family="text">
      <style:text-properties officeooo:rsid="030d9ac5"/>
    </style:style>
    <style:style style:name="T189" style:family="text">
      <style:text-properties officeooo:rsid="0310d19c"/>
    </style:style>
    <style:style style:name="T190" style:family="text">
      <style:text-properties officeooo:rsid="0315451d"/>
    </style:style>
    <style:style style:name="T191" style:family="text">
      <style:text-properties officeooo:rsid="03161b48"/>
    </style:style>
    <style:style style:name="T192" style:family="text">
      <style:text-properties officeooo:rsid="0317d80d"/>
    </style:style>
    <style:style style:name="T193" style:family="text">
      <style:text-properties officeooo:rsid="031e8d45"/>
    </style:style>
    <style:style style:name="T194" style:family="text">
      <style:text-properties officeooo:rsid="031edb35"/>
    </style:style>
    <style:style style:name="T195" style:family="text">
      <style:text-properties officeooo:rsid="031f771f"/>
    </style:style>
    <style:style style:name="T196" style:family="text">
      <style:text-properties officeooo:rsid="032006cb"/>
    </style:style>
    <style:style style:name="T197" style:family="text">
      <style:text-properties officeooo:rsid="03242335"/>
    </style:style>
    <style:style style:name="T198" style:family="text">
      <style:text-properties officeooo:rsid="0326424d"/>
    </style:style>
    <style:style style:name="T199" style:family="text">
      <style:text-properties officeooo:rsid="032840c5"/>
    </style:style>
    <style:style style:name="T200" style:family="text">
      <style:text-properties officeooo:rsid="03288bfd"/>
    </style:style>
    <style:style style:name="T201" style:family="text">
      <style:text-properties officeooo:rsid="032aea06"/>
    </style:style>
    <style:style style:name="T202" style:family="text">
      <style:text-properties officeooo:rsid="032bde66"/>
    </style:style>
    <style:style style:name="T203" style:family="text">
      <style:text-properties officeooo:rsid="032c70b7"/>
    </style:style>
    <style:style style:name="T204" style:family="text">
      <style:text-properties officeooo:rsid="0332320d"/>
    </style:style>
    <style:style style:name="T205" style:family="text">
      <style:text-properties officeooo:rsid="03358288"/>
    </style:style>
    <style:style style:name="T206" style:family="text">
      <style:text-properties officeooo:rsid="03452a50"/>
    </style:style>
    <style:style style:name="T207" style:family="text">
      <style:text-properties officeooo:rsid="034662f9"/>
    </style:style>
    <style:style style:name="T208" style:family="text">
      <style:text-properties officeooo:rsid="034eb216"/>
    </style:style>
    <style:style style:name="T209" style:family="text">
      <style:text-properties officeooo:rsid="03506846"/>
    </style:style>
    <style:style style:name="T210" style:family="text">
      <style:text-properties officeooo:rsid="03513faf"/>
    </style:style>
    <style:style style:name="T211" style:family="text">
      <style:text-properties officeooo:rsid="035323b9"/>
    </style:style>
    <style:style style:name="T212" style:family="text">
      <style:text-properties officeooo:rsid="03533659"/>
    </style:style>
    <style:style style:name="T213" style:family="text">
      <style:text-properties officeooo:rsid="035a08fa"/>
    </style:style>
    <style:style style:name="T214" style:family="text">
      <style:text-properties officeooo:rsid="036042bb"/>
    </style:style>
    <style:style style:name="T215" style:family="text">
      <style:text-properties officeooo:rsid="0360438b"/>
    </style:style>
    <style:style style:name="T216" style:family="text">
      <style:text-properties officeooo:rsid="0364dc1b"/>
    </style:style>
    <style:style style:name="T217" style:family="text">
      <style:text-properties officeooo:rsid="0366a277"/>
    </style:style>
    <style:style style:name="T218" style:family="text">
      <style:text-properties officeooo:rsid="036a6f93"/>
    </style:style>
    <style:style style:name="T219" style:family="text">
      <style:text-properties officeooo:rsid="036bd927"/>
    </style:style>
    <style:style style:name="T220" style:family="text">
      <style:text-properties officeooo:rsid="03741ca4"/>
    </style:style>
    <style:style style:name="T221" style:family="text">
      <style:text-properties officeooo:rsid="0377e5a0"/>
    </style:style>
    <style:style style:name="T222" style:family="text">
      <style:text-properties officeooo:rsid="037829b7"/>
    </style:style>
    <style:style style:name="T223" style:family="text">
      <style:text-properties officeooo:rsid="03784c4a"/>
    </style:style>
    <style:style style:name="T224" style:family="text">
      <style:text-properties officeooo:rsid="0379bc2b"/>
    </style:style>
    <style:style style:name="T225" style:family="text">
      <style:text-properties officeooo:rsid="037b7cf9"/>
    </style:style>
    <style:style style:name="T226" style:family="text">
      <style:text-properties officeooo:rsid="037d07da"/>
    </style:style>
    <style:style style:name="T227" style:family="text">
      <style:text-properties officeooo:rsid="037dff8a"/>
    </style:style>
    <style:style style:name="T228" style:family="text">
      <style:text-properties officeooo:rsid="037f58d6"/>
    </style:style>
    <style:style style:name="T229" style:family="text">
      <style:text-properties officeooo:rsid="038112cc"/>
    </style:style>
    <style:style style:name="T230" style:family="text">
      <style:text-properties officeooo:rsid="038278d7"/>
    </style:style>
    <style:style style:name="T231" style:family="text">
      <style:text-properties officeooo:rsid="0384305a"/>
    </style:style>
    <style:style style:name="T232" style:family="text">
      <style:text-properties officeooo:rsid="038711b3"/>
    </style:style>
    <style:style style:name="T233" style:family="text">
      <style:text-properties officeooo:rsid="0387e521"/>
    </style:style>
    <style:style style:name="T234" style:family="text">
      <style:text-properties officeooo:rsid="0388a574"/>
    </style:style>
    <style:style style:name="T235" style:family="text">
      <style:text-properties officeooo:rsid="0389cb13"/>
    </style:style>
    <style:style style:name="T236" style:family="text">
      <style:text-properties officeooo:rsid="038c4498"/>
    </style:style>
    <style:style style:name="T237" style:family="text">
      <style:text-properties officeooo:rsid="038e898f"/>
    </style:style>
    <style:style style:name="T238" style:family="text">
      <style:text-properties officeooo:rsid="03947a0f"/>
    </style:style>
    <style:style style:name="T239" style:family="text">
      <style:text-properties officeooo:rsid="039db457"/>
    </style:style>
    <style:style style:name="T240" style:family="text">
      <style:text-properties officeooo:rsid="039fcbe4"/>
    </style:style>
    <style:style style:name="T241" style:family="text">
      <style:text-properties officeooo:rsid="03a149c9"/>
    </style:style>
    <style:style style:name="T242" style:family="text">
      <style:text-properties officeooo:rsid="03a2b411"/>
    </style:style>
    <style:style style:name="T243" style:family="text">
      <style:text-properties officeooo:rsid="03a31847"/>
    </style:style>
    <style:style style:name="T244" style:family="text">
      <style:text-properties officeooo:rsid="03a4e0d4"/>
    </style:style>
    <style:style style:name="T245" style:family="text">
      <style:text-properties officeooo:rsid="03a64777"/>
    </style:style>
    <style:style style:name="T246" style:family="text">
      <style:text-properties officeooo:rsid="03a7af84"/>
    </style:style>
    <style:style style:name="T247" style:family="text">
      <style:text-properties officeooo:rsid="03a81e79"/>
    </style:style>
    <style:style style:name="T248" style:family="text">
      <style:text-properties officeooo:rsid="03aae6c6"/>
    </style:style>
    <style:style style:name="T249" style:family="text">
      <style:text-properties officeooo:rsid="03ab34d9"/>
    </style:style>
    <style:style style:name="T250" style:family="text">
      <style:text-properties officeooo:rsid="03afb73c"/>
    </style:style>
    <style:style style:name="T251" style:family="text">
      <style:text-properties officeooo:rsid="03b13adf"/>
    </style:style>
    <style:style style:name="T252" style:family="text">
      <style:text-properties officeooo:rsid="03b19833"/>
    </style:style>
    <style:style style:name="T253" style:family="text">
      <style:text-properties officeooo:rsid="03b1b1b6"/>
    </style:style>
    <style:style style:name="T254" style:family="text">
      <style:text-properties officeooo:rsid="03b32075"/>
    </style:style>
    <style:style style:name="T255" style:family="text">
      <style:text-properties officeooo:rsid="03b63aed"/>
    </style:style>
    <style:style style:name="T256" style:family="text">
      <style:text-properties style:text-underline-style="none"/>
    </style:style>
    <style:style style:name="T257" style:family="text">
      <style:text-properties style:text-underline-style="none" officeooo:rsid="03b63aed"/>
    </style:style>
    <style:style style:name="T258" style:family="text">
      <style:text-properties officeooo:rsid="03bc7960"/>
    </style:style>
    <style:style style:name="T259" style:family="text">
      <style:text-properties officeooo:rsid="03bd2d45"/>
    </style:style>
    <style:style style:name="T260" style:family="text">
      <style:text-properties officeooo:rsid="03bec036"/>
    </style:style>
    <style:style style:name="T261" style:family="text">
      <style:text-properties officeooo:rsid="03c293b3"/>
    </style:style>
    <style:style style:name="T262" style:family="text">
      <style:text-properties officeooo:rsid="03c45c2d"/>
    </style:style>
    <style:style style:name="T263" style:family="text">
      <style:text-properties officeooo:rsid="03c4bec8"/>
    </style:style>
    <style:style style:name="T264" style:family="text">
      <style:text-properties officeooo:rsid="03c69c07"/>
    </style:style>
    <style:style style:name="T265" style:family="text">
      <style:text-properties officeooo:rsid="03cc29bf"/>
    </style:style>
    <style:style style:name="T266" style:family="text">
      <style:text-properties officeooo:rsid="03cce835"/>
    </style:style>
    <style:style style:name="T267" style:family="text">
      <style:text-properties officeooo:rsid="03d064df"/>
    </style:style>
    <style:style style:name="T268" style:family="text">
      <style:text-properties officeooo:rsid="03d2afa0"/>
    </style:style>
    <style:style style:name="T269" style:family="text">
      <style:text-properties officeooo:rsid="03d6e9b7"/>
    </style:style>
    <style:style style:name="T270" style:family="text">
      <style:text-properties officeooo:rsid="03da73e3"/>
    </style:style>
    <style:style style:name="T271" style:family="text">
      <style:text-properties officeooo:rsid="03dee70d"/>
    </style:style>
    <style:style style:name="T272" style:family="text">
      <style:text-properties officeooo:rsid="03e07334"/>
    </style:style>
    <style:style style:name="T273" style:family="text">
      <style:text-properties fo:background-color="transparent" loext:char-shading-value="0"/>
    </style:style>
    <style:style style:name="T274" style:family="text">
      <style:text-properties officeooo:rsid="03ee561b"/>
    </style:style>
    <style:style style:name="T275" style:family="text">
      <style:text-properties officeooo:rsid="03f9c630"/>
    </style:style>
    <style:style style:name="T276" style:family="text">
      <style:text-properties officeooo:rsid="03fb176a"/>
    </style:style>
    <style:style style:name="T277" style:family="text">
      <style:text-properties style:font-name="Century Schoolbook L" fo:font-size="11pt" fo:font-weight="normal" style:font-size-asian="10.5pt" style:font-weight-asian="normal"/>
    </style:style>
    <style:style style:name="T278" style:family="text">
      <style:text-properties style:font-name="Century Schoolbook L" fo:font-size="11pt" fo:font-weight="normal" officeooo:rsid="03fb176a" style:font-size-asian="10.5pt" style:font-weight-asian="normal"/>
    </style:style>
    <style:style style:name="T279" style:family="text">
      <style:text-properties style:font-name="Century Schoolbook L" fo:font-size="11pt" fo:font-weight="normal" officeooo:rsid="03fbf32d" style:font-size-asian="10.5pt" style:font-weight-asian="normal"/>
    </style:style>
    <style:style style:name="T280" style:family="text">
      <style:text-properties style:font-name="Century Schoolbook L" fo:font-size="11pt" fo:font-weight="normal" officeooo:rsid="040d8f03" style:font-size-asian="10.5pt" style:font-weight-asian="normal"/>
    </style:style>
    <style:style style:name="T281" style:family="text">
      <style:text-properties style:font-name="Century Schoolbook L" fo:font-size="11pt" fo:font-weight="normal" officeooo:rsid="0412d60d" style:font-size-asian="10.5pt" style:font-weight-asian="normal"/>
    </style:style>
    <style:style style:name="T282" style:family="text">
      <style:text-properties style:font-name="Century Schoolbook L" fo:font-size="11pt" fo:font-weight="normal" officeooo:rsid="04199cbe" style:font-size-asian="10.5pt" style:font-weight-asian="normal"/>
    </style:style>
    <style:style style:name="T283" style:family="text">
      <style:text-properties style:font-name="Century Schoolbook L" fo:font-size="11pt" fo:font-weight="normal" style:font-size-asian="10.5pt" style:font-weight-asian="normal" style:font-weight-complex="normal"/>
    </style:style>
    <style:style style:name="T284" style:family="text">
      <style:text-properties style:font-name="Century Schoolbook L" fo:font-size="11pt" fo:font-weight="normal" officeooo:rsid="04284a7d" style:font-size-asian="10.5pt" style:font-weight-asian="normal" style:font-weight-complex="normal"/>
    </style:style>
    <style:style style:name="T285" style:family="text">
      <style:text-properties style:font-name="Century Schoolbook L" fo:font-size="11pt" fo:font-weight="normal" officeooo:rsid="0426aca1" style:font-size-asian="10.5pt" style:font-weight-asian="normal"/>
    </style:style>
    <style:style style:name="T286" style:family="text">
      <style:text-properties style:font-name="Century Schoolbook L" fo:font-size="11pt" fo:font-weight="normal" officeooo:rsid="04284a7d" style:font-size-asian="10.5pt" style:font-weight-asian="normal"/>
    </style:style>
    <style:style style:name="T287" style:family="text">
      <style:text-properties style:font-name="Century Schoolbook L" fo:font-size="11pt" fo:font-weight="normal" officeooo:rsid="042a8df4" style:font-size-asian="10.5pt" style:font-weight-asian="normal"/>
    </style:style>
    <style:style style:name="T288" style:family="text">
      <style:text-properties style:font-name="Century Schoolbook L" fo:font-size="11pt" fo:font-weight="normal" officeooo:rsid="00042baf" style:font-size-asian="10.5pt" style:font-weight-asian="normal"/>
    </style:style>
    <style:style style:name="T289" style:family="text">
      <style:text-properties style:font-name="Century Schoolbook L" fo:font-size="11pt" fo:font-weight="normal" officeooo:rsid="042c58e4" style:font-size-asian="10.5pt" style:font-weight-asian="normal"/>
    </style:style>
    <style:style style:name="T290" style:family="text">
      <style:text-properties style:font-name="Century Schoolbook L" fo:font-size="11pt" fo:font-weight="normal" officeooo:rsid="04304f88" style:font-size-asian="10.5pt" style:font-weight-asian="normal"/>
    </style:style>
    <style:style style:name="T291" style:family="text">
      <style:text-properties style:font-name="Century Schoolbook L" fo:font-size="11pt" fo:font-weight="normal" officeooo:rsid="00032a94" style:font-size-asian="10.5pt" style:font-weight-asian="normal"/>
    </style:style>
    <style:style style:name="T292" style:family="text">
      <style:text-properties style:font-name="Century Schoolbook L" fo:font-size="11pt" fo:font-weight="normal" officeooo:rsid="0005939a" style:font-size-asian="10.5pt" style:font-weight-asian="normal"/>
    </style:style>
    <style:style style:name="T293" style:family="text">
      <style:text-properties style:font-name="Century Schoolbook L" fo:font-size="11pt" fo:font-weight="normal" officeooo:rsid="042a6975" style:font-size-asian="10.5pt" style:font-weight-asian="normal"/>
    </style:style>
    <style:style style:name="T294" style:family="text">
      <style:text-properties style:font-name="Century Schoolbook L" fo:font-size="11pt" fo:font-weight="normal" officeooo:rsid="042dbfe7" style:font-size-asian="10.5pt" style:font-weight-asian="normal"/>
    </style:style>
    <style:style style:name="T295" style:family="text">
      <style:text-properties style:font-name="Century Schoolbook L" fo:font-size="11pt" fo:font-weight="normal" officeooo:rsid="042f324d" style:font-size-asian="10.5pt" style:font-weight-asian="normal"/>
    </style:style>
    <style:style style:name="T296" style:family="text">
      <style:text-properties style:font-name="Century Schoolbook L" fo:font-size="11pt" fo:font-weight="normal" officeooo:rsid="042f7f63" style:font-size-asian="10.5pt" style:font-weight-asian="normal"/>
    </style:style>
    <style:style style:name="T297" style:family="text">
      <style:text-properties style:font-name="Century Schoolbook L" fo:font-size="11pt" fo:font-weight="normal" officeooo:rsid="042fc914" style:font-size-asian="10.5pt" style:font-weight-asian="normal"/>
    </style:style>
    <style:style style:name="T298" style:family="text">
      <style:text-properties style:font-name="Century Schoolbook L" fo:font-size="11pt" fo:font-weight="normal" officeooo:rsid="04313ac6" style:font-size-asian="10.5pt" style:font-weight-asian="normal"/>
    </style:style>
    <style:style style:name="T299" style:family="text">
      <style:text-properties style:font-name="Century Schoolbook L" fo:font-size="11pt" fo:font-weight="normal" officeooo:rsid="04326279" style:font-size-asian="10.5pt" style:font-weight-asian="normal"/>
    </style:style>
    <style:style style:name="T300" style:family="text">
      <style:text-properties style:font-name="Century Schoolbook L" fo:font-size="11pt" fo:font-weight="normal" officeooo:rsid="0433c342" style:font-size-asian="10.5pt" style:font-weight-asian="normal"/>
    </style:style>
    <style:style style:name="T301" style:family="text">
      <style:text-properties style:font-name="Century Schoolbook L" fo:font-size="11pt" fo:font-weight="normal" officeooo:rsid="0436d739" style:font-size-asian="10.5pt" style:font-weight-asian="normal"/>
    </style:style>
    <style:style style:name="T302" style:family="text">
      <style:text-properties style:font-name="Century Schoolbook L" fo:font-size="11pt" fo:font-weight="normal" officeooo:rsid="0437cdb1" style:font-size-asian="10.5pt" style:font-weight-asian="normal"/>
    </style:style>
    <style:style style:name="T303" style:family="text">
      <style:text-properties style:font-name="Century Schoolbook L" fo:font-size="11pt" fo:font-weight="normal" officeooo:rsid="0438a12e" style:font-size-asian="10.5pt" style:font-weight-asian="normal"/>
    </style:style>
    <style:style style:name="T304" style:family="text">
      <style:text-properties style:font-name="Century Schoolbook L" fo:font-size="11pt" fo:font-weight="normal" officeooo:rsid="043a105a" style:font-size-asian="10.5pt" style:font-weight-asian="normal"/>
    </style:style>
    <style:style style:name="T305" style:family="text">
      <style:text-properties style:font-name="Century Schoolbook L" fo:font-size="11pt" fo:font-weight="normal" officeooo:rsid="042e5575" style:font-size-asian="10.5pt" style:font-weight-asian="normal"/>
    </style:style>
    <style:style style:name="T306" style:family="text">
      <style:text-properties style:font-name="Century Schoolbook L" fo:font-size="11pt" fo:font-weight="normal" officeooo:rsid="043b24ab" style:font-size-asian="10.5pt" style:font-weight-asian="normal"/>
    </style:style>
    <style:style style:name="T307" style:family="text">
      <style:text-properties style:font-name="Century Schoolbook L" fo:font-size="11pt" fo:font-weight="normal" officeooo:rsid="043b2f59" style:font-size-asian="10.5pt" style:font-weight-asian="normal"/>
    </style:style>
    <style:style style:name="T308" style:family="text">
      <style:text-properties style:font-name="Century Schoolbook L" fo:font-size="11pt" fo:font-weight="normal" officeooo:rsid="043bd1ab" style:font-size-asian="10.5pt" style:font-weight-asian="normal"/>
    </style:style>
    <style:style style:name="T309" style:family="text">
      <style:text-properties style:font-name="Century Schoolbook L" fo:font-size="11pt" fo:font-weight="normal" officeooo:rsid="043edb42" style:font-size-asian="10.5pt" style:font-weight-asian="normal"/>
    </style:style>
    <style:style style:name="T310" style:family="text">
      <style:text-properties style:font-name="Century Schoolbook L" fo:font-size="11pt" fo:font-weight="normal" officeooo:rsid="0440346c" style:font-size-asian="10.5pt" style:font-weight-asian="normal"/>
    </style:style>
    <style:style style:name="T311" style:family="text">
      <style:text-properties style:font-name="Century Schoolbook L" fo:font-size="11pt" fo:font-weight="normal" officeooo:rsid="044eaa24" style:font-size-asian="10.5pt" style:font-weight-asian="normal"/>
    </style:style>
    <style:style style:name="T312" style:family="text">
      <style:text-properties style:font-name="Century Schoolbook L" fo:font-size="11pt" fo:font-weight="normal" officeooo:rsid="04723f7d" style:font-size-asian="10.5pt" style:font-weight-asian="normal"/>
    </style:style>
    <style:style style:name="T313" style:family="text">
      <style:text-properties style:font-name="Century Schoolbook L" fo:font-size="11pt" fo:font-weight="normal" officeooo:rsid="0475cd0d" style:font-size-asian="10.5pt" style:font-weight-asian="normal"/>
    </style:style>
    <style:style style:name="T314" style:family="text">
      <style:text-properties style:font-name="Century Schoolbook L" fo:font-size="11pt" fo:font-weight="normal" style:font-name-asian="WenQuanYi Zen Hei" style:font-size-asian="10.5pt" style:font-weight-asian="normal" style:font-name-complex="Lohit Hindi" style:font-size-complex="16.1000003814697pt" style:font-weight-complex="bold"/>
    </style:style>
    <style:style style:name="T315" style:family="text">
      <style:text-properties style:font-name="Century Schoolbook L" fo:font-size="11pt" fo:font-weight="normal" officeooo:rsid="0440346c" style:font-name-asian="WenQuanYi Zen Hei" style:font-size-asian="10.5pt" style:font-weight-asian="normal" style:font-name-complex="Lohit Hindi" style:font-size-complex="16.1000003814697pt" style:font-weight-complex="bold"/>
    </style:style>
    <style:style style:name="T316" style:family="text">
      <style:text-properties style:font-name="Century Schoolbook L" fo:font-size="11pt" fo:font-weight="normal" officeooo:rsid="04414888" style:font-name-asian="WenQuanYi Zen Hei" style:font-size-asian="10.5pt" style:font-weight-asian="normal" style:font-name-complex="Lohit Hindi" style:font-size-complex="16.1000003814697pt" style:font-weight-complex="bold"/>
    </style:style>
    <style:style style:name="T317" style:family="text">
      <style:text-properties style:font-name="Century Schoolbook L" fo:font-size="11pt" fo:font-weight="normal" officeooo:rsid="0444ccb8" style:font-name-asian="WenQuanYi Zen Hei" style:font-size-asian="10.5pt" style:font-weight-asian="normal" style:font-name-complex="Lohit Hindi" style:font-size-complex="16.1000003814697pt" style:font-weight-complex="bold"/>
    </style:style>
    <style:style style:name="T318" style:family="text">
      <style:text-properties style:font-name="Century Schoolbook L" fo:font-size="11pt" fo:font-weight="normal" officeooo:rsid="04467780" style:font-name-asian="WenQuanYi Zen Hei" style:font-size-asian="10.5pt" style:font-weight-asian="normal" style:font-name-complex="Lohit Hindi" style:font-size-complex="16.1000003814697pt" style:font-weight-complex="bold"/>
    </style:style>
    <style:style style:name="T319" style:family="text">
      <style:text-properties style:font-name="Century Schoolbook L" fo:font-size="11pt" fo:font-weight="normal" officeooo:rsid="0447ebcc" style:font-name-asian="WenQuanYi Zen Hei" style:font-size-asian="10.5pt" style:font-weight-asian="normal" style:font-name-complex="Lohit Hindi" style:font-size-complex="16.1000003814697pt" style:font-weight-complex="bold"/>
    </style:style>
    <style:style style:name="T320" style:family="text">
      <style:text-properties style:font-name="Century Schoolbook L" fo:font-size="11pt" fo:font-weight="normal" officeooo:rsid="044aedf0" style:font-name-asian="WenQuanYi Zen Hei" style:font-size-asian="10.5pt" style:font-weight-asian="normal" style:font-name-complex="Lohit Hindi" style:font-size-complex="16.1000003814697pt" style:font-weight-complex="bold"/>
    </style:style>
    <style:style style:name="T321" style:family="text">
      <style:text-properties style:font-name="Century Schoolbook L" fo:font-size="11pt" fo:font-weight="normal" officeooo:rsid="044c347f" style:font-name-asian="WenQuanYi Zen Hei" style:font-size-asian="10.5pt" style:font-weight-asian="normal" style:font-name-complex="Lohit Hindi" style:font-size-complex="16.1000003814697pt" style:font-weight-complex="bold"/>
    </style:style>
    <style:style style:name="T322" style:family="text">
      <style:text-properties style:font-name="Century Schoolbook L" fo:font-size="11pt" style:font-size-asian="10.5pt"/>
    </style:style>
    <style:style style:name="T323" style:family="text">
      <style:text-properties style:font-name="Century Schoolbook L" fo:font-size="11pt" officeooo:rsid="040b73c8" style:font-size-asian="10.5pt"/>
    </style:style>
    <style:style style:name="T324" style:family="text">
      <style:text-properties style:font-name="Century Schoolbook L" fo:font-size="11pt" officeooo:rsid="04467780" style:font-size-asian="10.5pt"/>
    </style:style>
    <style:style style:name="T325" style:family="text">
      <style:text-properties style:font-name="Century Schoolbook L" fo:font-size="11pt" officeooo:rsid="04526356" style:font-size-asian="10.5pt"/>
    </style:style>
    <style:style style:name="T326" style:family="text">
      <style:text-properties style:font-name="Century Schoolbook L" fo:font-size="11pt" officeooo:rsid="0453178c" style:font-size-asian="10.5pt"/>
    </style:style>
    <style:style style:name="T327" style:family="text">
      <style:text-properties style:font-name="Century Schoolbook L" fo:font-size="11pt" officeooo:rsid="04597bfd" style:font-size-asian="10.5pt"/>
    </style:style>
    <style:style style:name="T328" style:family="text">
      <style:text-properties style:font-name="Century Schoolbook L" fo:font-size="11pt" officeooo:rsid="04580e39" style:font-size-asian="10.5pt"/>
    </style:style>
    <style:style style:name="T329" style:family="text">
      <style:text-properties style:font-name="Century Schoolbook L" fo:font-size="11pt" fo:font-weight="bold" style:font-size-asian="10.5pt" style:font-weight-asian="bold" style:font-weight-complex="bold"/>
    </style:style>
    <style:style style:name="T330" style:family="text">
      <style:text-properties style:font-name="Century Schoolbook L" fo:font-size="11pt" fo:font-weight="bold" officeooo:rsid="040b73c8" style:font-size-asian="10.5pt" style:font-weight-asian="bold" style:font-weight-complex="bold"/>
    </style:style>
    <style:style style:name="T331" style:family="text">
      <style:text-properties style:font-name="Century Schoolbook L" fo:font-size="11pt" fo:font-weight="bold" officeooo:rsid="041829ac" style:font-size-asian="10.5pt" style:font-weight-asian="bold" style:font-weight-complex="bold"/>
    </style:style>
    <style:style style:name="T332" style:family="text">
      <style:text-properties style:font-name="Century Schoolbook L" fo:font-size="11pt" fo:font-weight="bold" officeooo:rsid="042c58e4" style:font-size-asian="10.5pt" style:font-weight-asian="bold" style:font-weight-complex="bold"/>
    </style:style>
    <style:style style:name="T333" style:family="text">
      <style:text-properties style:font-name="Century Schoolbook L" fo:font-size="11pt" fo:font-weight="bold" officeooo:rsid="042a6975" style:font-size-asian="10.5pt" style:font-weight-asian="bold" style:font-weight-complex="bold"/>
    </style:style>
    <style:style style:name="T334" style:family="text">
      <style:text-properties style:font-name="Century Schoolbook L" fo:font-size="11pt" fo:font-weight="bold" officeooo:rsid="042f7f63" style:font-size-asian="10.5pt" style:font-weight-asian="bold" style:font-weight-complex="bold"/>
    </style:style>
    <style:style style:name="T335" style:family="text">
      <style:text-properties style:font-name="Century Schoolbook L" fo:font-size="11pt" fo:font-weight="bold" officeooo:rsid="042fc914" style:font-size-asian="10.5pt" style:font-weight-asian="bold" style:font-weight-complex="bold"/>
    </style:style>
    <style:style style:name="T336" style:family="text">
      <style:text-properties style:font-name="Century Schoolbook L" fo:font-size="11pt" fo:font-weight="bold" officeooo:rsid="0433c342" style:font-size-asian="10.5pt" style:font-weight-asian="bold" style:font-weight-complex="bold"/>
    </style:style>
    <style:style style:name="T337" style:family="text">
      <style:text-properties style:font-name="Century Schoolbook L" fo:font-size="11pt" fo:font-weight="bold" officeooo:rsid="0436d739" style:font-size-asian="10.5pt" style:font-weight-asian="bold" style:font-weight-complex="bold"/>
    </style:style>
    <style:style style:name="T338" style:family="text">
      <style:text-properties style:font-name="Century Schoolbook L" fo:font-size="11pt" fo:font-weight="bold" officeooo:rsid="042a8df4" style:font-size-asian="10.5pt" style:font-weight-asian="bold" style:font-weight-complex="bold"/>
    </style:style>
    <style:style style:name="T339" style:family="text">
      <style:text-properties style:font-name="Century Schoolbook L" fo:font-size="11pt" fo:font-weight="bold" officeooo:rsid="00042baf" style:font-size-asian="10.5pt" style:font-weight-asian="bold" style:font-weight-complex="bold"/>
    </style:style>
    <style:style style:name="T340" style:family="text">
      <style:text-properties style:font-name="Century Schoolbook L" fo:font-size="11pt" fo:font-weight="bold" officeooo:rsid="04723f7d" style:font-size-asian="10.5pt" style:font-weight-asian="bold" style:font-weight-complex="bold"/>
    </style:style>
    <style:style style:name="T341" style:family="text">
      <style:text-properties style:font-name="Century Schoolbook L" fo:font-size="11pt" fo:font-weight="bold" officeooo:rsid="0475cd0d" style:font-size-asian="10.5pt" style:font-weight-asian="bold" style:font-weight-complex="bold"/>
    </style:style>
    <style:style style:name="T342" style:family="text">
      <style:text-properties style:font-name="Century Schoolbook L" fo:font-size="11pt" fo:font-weight="bold" style:font-name-asian="WenQuanYi Zen Hei" style:font-size-asian="10.5pt" style:font-weight-asian="bold" style:font-name-complex="Lohit Hindi" style:font-size-complex="16.1000003814697pt" style:font-weight-complex="bold"/>
    </style:style>
    <style:style style:name="T343" style:family="text">
      <style:text-properties style:font-name="Century Schoolbook L" fo:font-size="11pt" fo:font-weight="bold" officeooo:rsid="0440346c" style:font-name-asian="WenQuanYi Zen Hei" style:font-size-asian="10.5pt" style:font-weight-asian="bold" style:font-name-complex="Lohit Hindi" style:font-size-complex="16.1000003814697pt" style:font-weight-complex="bold"/>
    </style:style>
    <style:style style:name="T344" style:family="text">
      <style:text-properties style:font-name="Century Schoolbook L" fo:font-size="11pt" fo:font-weight="bold" officeooo:rsid="04467780" style:font-name-asian="WenQuanYi Zen Hei" style:font-size-asian="10.5pt" style:font-weight-asian="bold" style:font-name-complex="Lohit Hindi" style:font-size-complex="16.1000003814697pt" style:font-weight-complex="bold"/>
    </style:style>
    <style:style style:name="T345" style:family="text">
      <style:text-properties style:font-name="Century Schoolbook L" fo:font-size="11pt" fo:font-weight="bold" officeooo:rsid="0447ebcc" style:font-name-asian="WenQuanYi Zen Hei" style:font-size-asian="10.5pt" style:font-weight-asian="bold" style:font-name-complex="Lohit Hindi" style:font-size-complex="16.1000003814697pt" style:font-weight-complex="bold"/>
    </style:style>
    <style:style style:name="T346" style:family="text">
      <style:text-properties style:font-name="Century Schoolbook L" fo:font-size="11pt" fo:font-weight="bold" officeooo:rsid="044aedf0" style:font-name-asian="WenQuanYi Zen Hei" style:font-size-asian="10.5pt" style:font-weight-asian="bold" style:font-name-complex="Lohit Hindi" style:font-size-complex="16.1000003814697pt" style:font-weight-complex="bold"/>
    </style:style>
    <style:style style:name="T347" style:family="text">
      <style:text-properties officeooo:rsid="03fd689b"/>
    </style:style>
    <style:style style:name="T348" style:family="text">
      <style:text-properties officeooo:rsid="04062a03"/>
    </style:style>
    <style:style style:name="T349" style:family="text">
      <style:text-properties officeooo:rsid="040b73c8"/>
    </style:style>
    <style:style style:name="T350" style:family="text">
      <style:text-properties fo:font-size="11pt" fo:font-weight="normal" style:font-size-asian="10.5pt" style:font-weight-asian="normal"/>
    </style:style>
    <style:style style:name="T351" style:family="text">
      <style:text-properties fo:font-size="11pt" fo:font-weight="normal" officeooo:rsid="041dad43" style:font-size-asian="10.5pt" style:font-weight-asian="normal"/>
    </style:style>
    <style:style style:name="T352" style:family="text">
      <style:text-properties fo:font-size="11pt" officeooo:rsid="0453178c" style:font-size-asian="10.5pt"/>
    </style:style>
    <style:style style:name="T353" style:family="text">
      <style:text-properties fo:font-size="11pt" officeooo:rsid="04539695" style:font-size-asian="10.5pt"/>
    </style:style>
    <style:style style:name="T354" style:family="text">
      <style:text-properties fo:font-size="11pt" officeooo:rsid="04580e39" style:font-size-asian="10.5pt"/>
    </style:style>
    <style:style style:name="T355" style:family="text">
      <style:text-properties fo:font-size="11pt" officeooo:rsid="0461a330" style:font-size-asian="10.5pt"/>
    </style:style>
    <style:style style:name="T356" style:family="text">
      <style:text-properties fo:font-size="11pt" officeooo:rsid="046a5069" style:font-size-asian="10.5pt"/>
    </style:style>
    <style:style style:name="T357" style:family="text">
      <style:text-properties officeooo:rsid="0414ba26"/>
    </style:style>
    <style:style style:name="T358" style:family="text">
      <style:text-properties officeooo:rsid="04168ee9"/>
    </style:style>
    <style:style style:name="T359" style:family="text">
      <style:text-properties style:font-name="Century Schoolbook" officeooo:rsid="0414ba26"/>
    </style:style>
    <style:style style:name="T360" style:family="text">
      <style:text-properties officeooo:rsid="041829ac"/>
    </style:style>
    <style:style style:name="T361" style:family="text">
      <style:text-properties officeooo:rsid="04199cbe"/>
    </style:style>
    <style:style style:name="T362" style:family="text">
      <style:text-properties officeooo:rsid="041ac101"/>
    </style:style>
    <style:style style:name="T363" style:family="text">
      <style:text-properties officeooo:rsid="041dad43"/>
    </style:style>
    <style:style style:name="T364" style:family="text">
      <style:text-properties officeooo:rsid="0426aca1"/>
    </style:style>
    <style:style style:name="T365" style:family="text">
      <style:text-properties officeooo:rsid="00164557"/>
    </style:style>
    <style:style style:name="T366" style:family="text">
      <style:text-properties officeooo:rsid="04284a7d"/>
    </style:style>
    <style:style style:name="T367" style:family="text">
      <style:text-properties style:use-window-font-color="true" loext:opacity="0%" style:font-name="Arial" fo:font-size="14pt" fo:font-weight="bold" style:font-name-asian="WenQuanYi Zen Hei" style:font-size-asian="14pt" style:font-weight-asian="bold" style:font-name-complex="Lohit Hindi" style:font-size-complex="14pt" style:font-weight-complex="bold"/>
    </style:style>
    <style:style style:name="T368" style:family="text">
      <style:text-properties style:use-window-font-color="true" loext:opacity="0%" style:font-name="Arial" fo:font-size="14pt" fo:font-weight="bold" officeooo:rsid="04284a7d" style:font-name-asian="WenQuanYi Zen Hei" style:font-size-asian="14pt" style:font-weight-asian="bold" style:font-name-complex="Lohit Hindi" style:font-size-complex="14pt" style:font-weight-complex="bold"/>
    </style:style>
    <style:style style:name="T369" style:family="text">
      <style:text-properties style:use-window-font-color="true" loext:opacity="0%" style:font-name="Arial" fo:font-size="14pt" fo:font-weight="bold" officeooo:rsid="0475cd0d" style:font-name-asian="WenQuanYi Zen Hei" style:font-size-asian="14pt" style:font-weight-asian="bold" style:font-name-complex="Lohit Hindi" style:font-size-complex="14pt" style:font-weight-complex="bold"/>
    </style:style>
    <style:style style:name="T370" style:family="text">
      <style:text-properties officeooo:rsid="0428d121"/>
    </style:style>
    <style:style style:name="T371" style:family="text">
      <style:text-properties style:font-name="Arial" fo:font-size="16.1000003814697pt" fo:font-weight="bold" officeooo:rsid="042a8df4" style:font-name-asian="WenQuanYi Zen Hei" style:font-size-asian="16.1000003814697pt" style:font-weight-asian="bold" style:font-name-complex="Lohit Hindi" style:font-size-complex="16.1000003814697pt" style:font-weight-complex="bold"/>
    </style:style>
    <style:style style:name="T372" style:family="text">
      <style:text-properties style:font-name="Arial" fo:font-size="16.1000003814697pt" fo:language="en" fo:country="US" fo:font-weight="bold" style:font-name-asian="WenQuanYi Zen Hei" style:font-size-asian="16.1000003814697pt" style:font-weight-asian="bold" style:font-name-complex="Lohit Hindi" style:font-size-complex="16.1000003814697pt" style:font-weight-complex="bold"/>
    </style:style>
    <style:style style:name="T373" style:family="text">
      <style:text-properties style:font-name="Arial" fo:font-size="16.1000003814697pt" fo:language="en" fo:country="US" fo:font-weight="bold" officeooo:rsid="042a8df4" style:font-name-asian="WenQuanYi Zen Hei" style:font-size-asian="16.1000003814697pt" style:font-weight-asian="bold" style:font-name-complex="Lohit Hindi" style:font-size-complex="16.1000003814697pt" style:font-weight-complex="bold"/>
    </style:style>
    <style:style style:name="T374" style:family="text">
      <style:text-properties officeooo:rsid="042c58e4"/>
    </style:style>
    <style:style style:name="T375" style:family="text">
      <style:text-properties officeooo:rsid="00032a94"/>
    </style:style>
    <style:style style:name="T376" style:family="text">
      <style:text-properties officeooo:rsid="0005939a"/>
    </style:style>
    <style:style style:name="T377" style:family="text">
      <style:text-properties officeooo:rsid="042a6975"/>
    </style:style>
    <style:style style:name="T378" style:family="text">
      <style:text-properties officeooo:rsid="042fc914"/>
    </style:style>
    <style:style style:name="T379" style:family="text">
      <style:text-properties officeooo:rsid="04313ac6"/>
    </style:style>
    <style:style style:name="T380" style:family="text">
      <style:text-properties officeooo:rsid="0433c342"/>
    </style:style>
    <style:style style:name="T381" style:family="text">
      <style:text-properties officeooo:rsid="042a8df4"/>
    </style:style>
    <style:style style:name="T382" style:family="text">
      <style:text-properties officeooo:rsid="04467780"/>
    </style:style>
    <style:style style:name="T383" style:family="text">
      <style:text-properties officeooo:rsid="04468f75"/>
    </style:style>
    <style:style style:name="T384" style:family="text">
      <style:text-properties officeooo:rsid="0447ebcc"/>
    </style:style>
    <style:style style:name="T385" style:family="text">
      <style:text-properties officeooo:rsid="044aedf0"/>
    </style:style>
    <style:style style:name="T386" style:family="text">
      <style:text-properties officeooo:rsid="044cbfa7"/>
    </style:style>
    <style:style style:name="T387" style:family="text">
      <style:text-properties officeooo:rsid="044eaa24"/>
    </style:style>
    <style:style style:name="T388" style:family="text">
      <style:text-properties officeooo:rsid="044fcd3f"/>
    </style:style>
    <style:style style:name="T389" style:family="text">
      <style:text-properties officeooo:rsid="04526356"/>
    </style:style>
    <style:style style:name="T390" style:family="text">
      <style:text-properties officeooo:rsid="0453178c"/>
    </style:style>
    <style:style style:name="T391" style:family="text">
      <style:text-properties officeooo:rsid="04539695"/>
    </style:style>
    <style:style style:name="T392" style:family="text">
      <style:text-properties officeooo:rsid="04580e39"/>
    </style:style>
    <style:style style:name="T393" style:family="text">
      <style:text-properties officeooo:rsid="045c81d6"/>
    </style:style>
    <style:style style:name="T394" style:family="text">
      <style:text-properties officeooo:rsid="0461283f"/>
    </style:style>
    <style:style style:name="T395" style:family="text">
      <style:text-properties officeooo:rsid="0461a330"/>
    </style:style>
    <style:style style:name="T396" style:family="text">
      <style:text-properties officeooo:rsid="0462e57f"/>
    </style:style>
    <style:style style:name="T397" style:family="text">
      <style:text-properties officeooo:rsid="0465c1e5"/>
    </style:style>
    <style:style style:name="T398" style:family="text">
      <style:text-properties officeooo:rsid="0465ebb2"/>
    </style:style>
    <style:style style:name="T399" style:family="text">
      <style:text-properties officeooo:rsid="04683278"/>
    </style:style>
    <style:style style:name="T400" style:family="text">
      <style:text-properties officeooo:rsid="046b9f7c"/>
    </style:style>
    <style:style style:name="T401" style:family="text">
      <style:text-properties officeooo:rsid="046c1d27"/>
    </style:style>
    <style:style style:name="T402" style:family="text">
      <style:text-properties officeooo:rsid="046df041"/>
    </style:style>
    <style:style style:name="T403" style:family="text">
      <style:text-properties officeooo:rsid="046efeea"/>
    </style:style>
    <style:style style:name="T404" style:family="text">
      <style:text-properties officeooo:rsid="04719ecd"/>
    </style:style>
    <style:style style:name="T405" style:family="text">
      <style:text-properties officeooo:rsid="04723f7d"/>
    </style:style>
    <style:style style:name="T406" style:family="text">
      <style:text-properties officeooo:rsid="0473f1fd"/>
    </style:style>
    <style:style style:name="T407" style:family="text">
      <style:text-properties officeooo:rsid="0475cd0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AME</text:h>
      <text:p text:style-name="P1"/>
      <text:p text:style-name="P1"><text:tab/><text:span text:style-name="T13">efabulor</text:span> - read text <text:span text:style-name="T2">files </text:span>through <text:span text:style-name="T13">espeak</text:span> in a controlled manner</text:p>
      <text:p text:style-name="P1"/>
      <text:h text:style-name="Heading_20_1" text:outline-level="1">SYNOPSIS</text:h>
      <text:p text:style-name="P1"/>
      <text:p text:style-name="P1"><text:tab/><text:span text:style-name="T64">[python3] efabulor.py [options] [file]</text:span></text:p>
      <text:p text:style-name="P1"/>
      <text:h text:style-name="Heading_20_1" text:outline-level="1">DESCRIPTION</text:h>
      <text:p text:style-name="P77"/>
      <text:p text:style-name="P48"><text:span text:style-name="T13">efabulor</text:span> is a wrapper around <text:span text:style-name="T13">espeak</text:span>, a freely-available speech-synthesis engine. <text:span text:style-name="T162">It</text:span><text:span text:style-name="T349">s basic functionality is to </text:span><text:span text:style-name="T162">r</text:span>ead a <text:span text:style-name="T349">(</text:span><text:span text:style-name="T104">plain</text:span><text:span text:style-name="T349">)</text:span><text:span text:style-name="T104"> </text:span>text file, split it in sentences, and send them <text:span text:style-name="T323">to</text:span> <text:span text:style-name="T13">espeak</text:span> to be read aloud. <text:span text:style-name="T165">T</text:span>he reading process <text:span text:style-name="T165">can be controlled with </text:span>the keyboard (go back and forth, stop, pause and resume the reading, <text:span text:style-name="T155">perform a search</text:span>, <text:span text:style-name="T155">go to a specific line, </text:span>etc.). <text:span text:style-name="T323">F</text:span><text:span text:style-name="T126">iles </text:span><text:span text:style-name="T349">other than plain text </text:span><text:span text:style-name="T126">can also be read by </text:span><text:span text:style-name="T323">using</text:span><text:span text:style-name="T126"> conversion commands </text:span><text:span text:style-name="T349">within the program </text:span><text:span text:style-name="T126">(see below).</text:span></text:p>
      <text:p text:style-name="P57"><text:span text:style-name="T330">efabulor</text:span> is intended as a quality-assurance <text:span text:style-name="T164">companion </text:span>tool for people working in text creation. You can have the program read a file while you edit it in your preferred word‑processing application, <text:span text:style-name="T349">and receive</text:span> <text:span text:style-name="T323">a</text:span>uditory feedback of changes to the underlying file as they happen. <text:span text:style-name="T205">A </text:span><text:span text:style-name="T349">specific </text:span><text:span text:style-name="T205">use scenario involves translators, who need to check their translated text (or ‘target text’) against the source text for mistranslations, omissions, etc. This usually involves reading back and forth between </text:span><text:span text:style-name="T323">both languages</text:span><text:span text:style-name="T205">, a process in which minor errors are easy </text:span><text:span text:style-name="T349">to </text:span><text:span text:style-name="T205">overlook. With </text:span><text:span text:style-name="T32">efabulor</text:span><text:span text:style-name="T163">, you can listen to the translated text while you read the source text along (or the other way around). It’s yet another way to quality-check your translations.</text:span></text:p>
      <text:p text:style-name="P42"><text:span text:style-name="T1">Transformation rules can be applied to the input text, </text:span><text:span text:style-name="T349">e.g.,</text:span><text:span text:style-name="T1"> to add newline characters at selected points in order to </text:span><text:span text:style-name="T323">control the </text:span><text:span text:style-name="T1">split</text:span><text:span text:style-name="T349">ting of</text:span><text:span text:style-name="T1"> sentences. </text:span><text:span text:style-name="T323">They</text:span><text:span text:style-name="T1"> can </text:span><text:span text:style-name="T349">also be </text:span><text:span text:style-name="T1">use</text:span><text:span text:style-name="T349">d</text:span><text:span text:style-name="T1"> to apply any kind of preprocessing to the text </text:span><text:span text:style-name="T349">that will be read by </text:span><text:span text:style-name="T14">efabulor</text:span><text:span text:style-name="T1">. Transformation rules are defined in a simple language which is interpreted by a companion tool called </text:span><text:span text:style-name="T14">efabtrans</text:span><text:span text:style-name="T1">. (You don’t need to call </text:span><text:span text:style-name="T14">efabtrans</text:span><text:span text:style-name="T1"> yourself; </text:span><text:span text:style-name="T14">efabulor</text:span><text:span text:style-name="T1"> will take care of that.) There is also the option of running arbitrary external preprocessing filters (instead of </text:span><text:span text:style-name="T349">builtin </text:span><text:span text:style-name="T1">transformation rules). Preprocessing filters and transformation rules can be applied together.</text:span></text:p>
      <text:p text:style-name="P45"><text:span text:style-name="T156">Substitution rules can be applied to the input text as it is being read, e.g., if you want to improve or tweak the results of the </text:span><text:span text:style-name="T349">text‑to‑speech </text:span><text:span text:style-name="T156">algorithm</text:span><text:span text:style-name="T1">. Substitution rules are defined in a simple language similar to the one used to define transformation rules, and </text:span><text:span text:style-name="T349">they </text:span><text:span text:style-name="T1">are interpreted directly by </text:span><text:span text:style-name="T14">efab</text:span><text:span text:style-name="T29">ulor</text:span><text:span text:style-name="T1">. The difference between transformation rules and substitution rules is that transformation rules are applied to the text as a whole before loading it as input for the program; substitution rules are applied on a sentence-by-sentence basis and only when they are actually needed (when </text:span><text:span text:style-name="T14">efabulor</text:span><text:span text:style-name="T1"> is about to read a given sentence). Another difference involves ‘tracking’ of changes (see CHANGE TRACKING).</text:span></text:p>
      <text:p text:style-name="P43"><text:span text:style-name="T349">The output of </text:span><text:span text:style-name="T166">any command </text:span><text:span text:style-name="T323">can be </text:span><text:span text:style-name="T166">use</text:span><text:span text:style-name="T349">d</text:span><text:span text:style-name="T166"> as input for </text:span><text:span text:style-name="T20">efabulor</text:span><text:span text:style-name="T105">. Using this feature with an external conversion program, you can define a text extraction command to read non-</text:span><text:soft-page-break/><text:span text:style-name="T105">plain text file</text:span><text:span text:style-name="T349">s</text:span><text:span text:style-name="T105">. A</text:span> companion <text:span text:style-name="T131">tool called</text:span> <text:span text:style-name="T13">efabconv.py</text:span> is <text:span text:style-name="T190">provided </text:span>to <text:span text:style-name="T1">simplify the conversion of different file formats</text:span> <text:span text:style-name="T1">by </text:span>assign<text:span text:style-name="T1">ing</text:span> preconfigured <text:span text:style-name="T1">commands </text:span>to <text:span text:style-name="T1">different </text:span>file extensions and/<text:span text:style-name="T1">or</text:span> mimetypes. <text:span text:style-name="T206">(</text:span><text:span text:style-name="T44">efabulor</text:span><text:span text:style-name="T206"> will take care of calling </text:span><text:span text:style-name="T44">efabconv</text:span><text:span text:style-name="T206"> when needed.)</text:span></text:p>
      <text:p text:style-name="P44"><text:span text:style-name="T126">Please note that currently </text:span><text:span text:style-name="T63">efabulor</text:span><text:span text:style-name="T126"> is a command-line tool and there are no plans to provide a graphical interface for the time being. (It might be added in a future version.)</text:span></text:p>
      <text:p text:style-name="P44"/>
      <text:h text:style-name="Heading_20_1" text:outline-level="1">TARGET PLATFORMS</text:h>
      <text:p text:style-name="Text_20_body"/>
      <text:p text:style-name="P36"><text:span text:style-name="T12">efabulor</text:span> was developed and tested under Linux <text:span text:style-name="T239">(Ubuntu and Debian)</text:span>. It might run <text:span text:style-name="T207">in</text:span> <text:span text:style-name="T105">M</text:span>ac OS <text:span text:style-name="T105">X</text:span>, <text:span text:style-name="T10">BSD, etc.</text:span>, but it’s not guaranteed <text:span text:style-name="T10">to do so</text:span>.</text:p>
      <text:p text:style-name="P36">It has been adapted to run (but not thoroughly tested) <text:span text:style-name="T105">in</text:span> Windows. <text:span text:style-name="T105">Performance in Windows may be lower.</text:span></text:p>
      <text:p text:style-name="P51">Note: beginning with Windows 10, you can run Linux applications within Windows by using the new Windows Subsystem for Linux (WSL). <text:span text:style-name="T191">T</text:span>here is <text:span text:style-name="T191">also </text:span>the option to install a Linux distribution within a virtual machine environment. Either option can help you solve any problem you find when trying to use <text:span text:style-name="T13">efabulor</text:span> directly under Windows.</text:p>
      <text:p text:style-name="P34"/>
      <text:h text:style-name="Heading_20_1" text:outline-level="1">LIMITATIONS</text:h>
      <text:p text:style-name="Text_20_body"/>
      <text:p text:style-name="P73">Runtime configuration</text:p>
      <text:p text:style-name="P41">Currently, many runtime options can only be configured through arguments in the command line; the ability to put such options in a runtime configuration file is missing. <text:span text:style-name="T265">It might be added in a future version</text:span>.</text:p>
      <text:p text:style-name="P73"/>
      <text:p text:style-name="P71">File size</text:p>
      <text:p text:style-name="P38"><text:span text:style-name="T13">efabulor</text:span> is not intended to be used with very large files <text:span text:style-name="T114">(longer than a few hundred pages)</text:span><text:span text:style-name="T112">.</text:span><text:span text:style-name="T108"> </text:span><text:span text:style-name="T112">T</text:span><text:span text:style-name="T106">here are ways to circumvent this limitation, but they require some scripting outside </text:span><text:span text:style-name="T21">efabulor</text:span><text:span text:style-name="T106">. Support for very large files might be included in future versions if the users require it, but it is not a priority right now.</text:span></text:p>
      <text:p text:style-name="P37"/>
      <text:p text:style-name="P76">Substitution and transformation rules</text:p>
      <text:p text:style-name="P39">You can specify as many substitution <text:span text:style-name="T266">rules</text:span> and transformation rule<text:span text:style-name="T266">s</text:span> files (see <text:span text:style-name="T192">SPLITTING AND TRANSFORMATION RULES and SUBSTITUTION RULES</text:span>) as you wish, but only the first nine of either class <text:span text:style-name="T128">will be </text:span>accessible through<text:span text:style-name="T119"> </text:span>built-<text:span text:style-name="T115">in</text:span> menus.</text:p>
      <text:p text:style-name="P39"/>
      <text:p text:style-name="P72">Performance <text:span text:style-name="T240">in </text:span>Windows</text:p>
      <text:p text:style-name="P40">The program has not been thorougly tested under Windows, and <text:span text:style-name="T113">its </text:span>performance <text:span text:style-name="T113">there might be lower</text:span>. The program depends crucially on the ability to start new processes <text:span text:style-name="T113">quickly, which is one of the strengths of Linux (and the Unixes). I’m not sure how well the latest versions of Windows perform in this regard. If you perceive that the program takes too long to start reading a new sentence after finishing the previous one, the </text:span><text:soft-page-break/><text:span text:style-name="T113">problem might be that each new instance of </text:span><text:span text:style-name="T22">espeak</text:span><text:span text:style-name="T113"> being invoked by </text:span><text:span text:style-name="T22">efabulor</text:span><text:span text:style-name="T113"> is taking too long to start. A solution to this (potential) problem might be added in future versions. (You can also try the suggestions given above in TARGET PLATFORMS.)</text:span></text:p>
      <text:p text:style-name="P206">If you <text:span text:style-name="T119">would like to comment on any problem or ask for new functionalities, please open an issue at:</text:span></text:p>
      <text:p text:style-name="P206"/>
      <text:p text:style-name="P52">https://github.com/estebanflamini/efabulor/issues</text:p>
      <text:p text:style-name="P234"/>
      <text:h text:style-name="Heading_20_1" text:outline-level="1">KNOWN <text:s/>BUGS</text:h>
      <text:p text:style-name="P49"/>
      <text:p text:style-name="P49">The program has been thoroughly tested <text:span text:style-name="T128">(in </text:span>Linux<text:span text:style-name="T128">)</text:span>, and no <text:span text:style-name="T108">obvious</text:span> bugs seem to exist. If you find any bug, please <text:span text:style-name="T119">open an issue at:</text:span></text:p>
      <text:p text:style-name="P49"/>
      <text:p text:style-name="P52">https://github.com/estebanflamini/efabulor/issues</text:p>
      <text:p text:style-name="P233"/>
      <text:h text:style-name="Heading_20_1" text:outline-level="1">DEPENDENCIES</text:h>
      <text:h text:style-name="P438" text:outline-level="2">MINIMAL</text:h>
      <text:p text:style-name="P74"/>
      <text:p text:style-name="P32"><text:span text:style-name="T13">Python</text:span> &gt;= 3.7 (installed in most modern Linux distributions; Windows users can download it from <text:span text:style-name="T13">python.org</text:span>)</text:p>
      <text:p text:style-name="P33"><text:span text:style-name="T13">espeak</text:span> (available from standard repositories in Linux; Windows users can download it from <text:span text:style-name="T13">espeak.sourceforge.net</text:span> at the time of this writing)</text:p>
      <text:p text:style-name="P232"/>
      <text:h text:style-name="Heading_20_2" text:outline-level="2">RECOMMENDED</text:h>
      <text:p text:style-name="P75"/>
      <text:p text:style-name="P33"><text:span text:style-name="T13">mbrola</text:span> and the <text:span text:style-name="T13">mbrola</text:span> voices for <text:span text:style-name="T128">the </text:span>languages <text:span text:style-name="T128">you intend to use</text:span>, to <text:span text:style-name="T132">get a more humanlike</text:span> reading performance (<text:span text:style-name="T25">mbrola</text:span><text:span text:style-name="T128"> is </text:span>available in standard repositories for Linux; Windows users can download it from <text:span text:style-name="T13">github.com/numediart/MBROLA</text:span> at the time of this writing, <text:span text:style-name="T10">or kindly do an Internet search for “mbrola”</text:span>)</text:p>
      <text:p text:style-name="P32"><text:span text:style-name="T13">libreoffice</text:span> and <text:span text:style-name="T13">unoconv</text:span>/<text:span text:style-name="T15">unoserver</text:span> to simplify extraction of text from non-plain text files (available from standard repositories in Linux; <text:span text:style-name="T3">for Windows, </text:span>see <text:span text:style-name="T13">libreoffice.org</text:span> and <text:span text:style-name="T15">github.com/unoconv/unoconv</text:span><text:span text:style-name="T2">).</text:span></text:p>
      <text:p text:style-name="P35">(<text:span text:style-name="T349">In </text:span>Windows, after installing Python, it is recommended to add the <text:span text:style-name="T13">psutil</text:span> package:</text:p>
      <text:p text:style-name="P81"/>
      <text:p text:style-name="P81">pip install psutil</text:p>
      <text:p text:style-name="P35"/>
      <text:p text:style-name="P35">Alternatively, you can download <text:span text:style-name="T16">pssuspend</text:span> from Microsoft’s website and copy <text:span text:style-name="T3">it </text:span>to a directory within your PATH. <text:span text:style-name="T241">Please follow instructions by Microsoft.</text:span>)</text:p>
      <text:p text:style-name="P232"/>
      <text:h text:style-name="P435" text:outline-level="1"><text:soft-page-break/>CONTRIBUTING</text:h>
      <text:p text:style-name="P4"/>
      <text:p text:style-name="P4"><text:tab/>If you would like to contribute to this project, please drop me a line at:</text:p>
      <text:p text:style-name="P4"/>
      <text:p text:style-name="P53">https://github.com/estebanflamini/efabulor/issues</text:p>
      <text:p text:style-name="P50"/>
      <text:p text:style-name="P55">You can check the file <text:span text:style-name="T13">contributing.md</text:span> <text:span text:style-name="T127">for </text:span>some hints. <text:span text:style-name="T133">All contributions will be credited.</text:span></text:p>
      <text:p text:style-name="P235"/>
      <text:h text:style-name="Heading_20_1" text:outline-level="1">INSTALLATION</text:h>
      <text:p text:style-name="P32"/>
      <text:p text:style-name="P56">[Note: for the time being, no installation scripts are provided. You will have to install the required dependencies and <text:span text:style-name="T242">copy </text:span>the program’s files yourself. I look forward to building a users’ community who might be willing to help me create installation scripts and/or improve the installation instructions.]</text:p>
      <text:p text:style-name="P32">Copy all six <text:span text:style-name="T13">ef</text:span><text:span text:style-name="T30">ab</text:span><text:span text:style-name="T13">*.py</text:span> files to a directory included in your PATH. In Linux, <text:span text:style-name="T2">make</text:span> the<text:span text:style-name="T2">m</text:span> <text:span text:style-name="T116">executable, so you can </text:span>call the scripts by name. In Windows <text:span text:style-name="T2">there is also a way to make scripts executable by name</text:span>, <text:span text:style-name="T2">but you can simply run </text:span><text:span text:style-name="T59">efabulor</text:span><text:span text:style-name="T2"> by prefixing “python3”</text:span>:</text:p>
      <text:p text:style-name="P83"/>
      <text:p text:style-name="P83">python3 efabulor.py <text:span text:style-name="T107">[options] [file]</text:span></text:p>
      <text:p text:style-name="P58"/>
      <text:p text:style-name="P58">Copy the <text:span text:style-name="T13">*.cfg</text:span> files to the <text:span text:style-name="T107">same</text:span> directory where you put the <text:span text:style-name="T13">*.py</text:span> files.</text:p>
      <text:p text:style-name="P58"/>
      <text:p text:style-name="P80">For the installation of the required dependencies (<text:span text:style-name="T48">py</text:span><text:span text:style-name="T13">thon3</text:span>, <text:span text:style-name="T13">espeak</text:span>) and recommended dependencies (<text:span text:style-name="T13">mbrola</text:span>, <text:span text:style-name="T13">unoconv</text:span>/<text:span text:style-name="T13">unoserver</text:span>, <text:span text:style-name="T13">libreoffice</text:span>; <text:span text:style-name="T13">psutil</text:span>/<text:span text:style-name="T13">pssuspend</text:span> in Windows), <text:span text:style-name="T174">k</text:span>indly <text:span text:style-name="T127">follow the installation instructions given by the authors of the required packages, and if you’d like to share detailed instructions for your platform (and get </text:span><text:span text:style-name="T135">credited </text:span><text:span text:style-name="T138">for doing so</text:span><text:span text:style-name="T135">)</text:span><text:span text:style-name="T127">, please contact me by opening an issue at:</text:span></text:p>
      <text:p text:style-name="P79"/>
      <text:p text:style-name="P54">https://github.com/estebanflamini/efabulor/issues</text:p>
      <text:p text:style-name="P2"/>
      <text:h text:style-name="Heading_20_1" text:outline-level="1">TUTORIAL</text:h>
      <text:p text:style-name="P59"/>
      <text:p text:style-name="P59"><text:span text:style-name="T133">This is</text:span> a very simple tutorial to give you an idea of what you can do with the program. <text:span text:style-name="T127">Detailed instructions for using the program are given </text:span>after <text:span text:style-name="T107">the tutorial</text:span>.</text:p>
      <text:p text:style-name="P65"/>
      <text:p text:style-name="P211">PART 1:</text:p>
      <text:p text:style-name="P59">Copy the <text:span text:style-name="T13">tutorial</text:span> directory to somewhere in your disk. Open a terminal (in Windows, you must go to <text:span text:style-name="T13">Start-&gt;Execute</text:span>, write <text:span text:style-name="T13">cmd.exe in</text:span> the search box and press <text:span text:style-name="T13">Enter</text:span>; if <text:soft-page-break/>you are not terminal-<text:span text:style-name="T4">savvy</text:span>, kindly look for advice in the Internet <text:span text:style-name="T10">or in your Windows documentation</text:span>).</text:p>
      <text:p text:style-name="P59">Change to the tutorial’s directory. Copy <text:span text:style-name="T18">source</text:span><text:span text:style-name="T13">.txt</text:span> to <text:span text:style-name="T13">tmp.txt</text:span> (we will modify <text:span text:style-name="T6">the file </text:span>later, so it’s <text:span text:style-name="T4">a </text:span>good idea to keep the original <text:span text:style-name="T18">source</text:span><text:span text:style-name="T13">.txt</text:span> file).</text:p>
      <text:p text:style-name="P59">Now, to start the tutorial, execute (the part in brackets is optional in Linux):</text:p>
      <text:p text:style-name="P82"/>
      <text:p text:style-name="P82">[python3] efabulor.py --<text:span text:style-name="T4">lang en </text:span>t<text:span text:style-name="T5">mp</text:span>.txt</text:p>
      <text:p text:style-name="P59"/>
      <text:p text:style-name="P59">If everything <text:span text:style-name="T10">works as expected</text:span>, <text:span text:style-name="T12">efabulor</text:span> will read the file aloud and stop after reading the last line.</text:p>
      <text:p text:style-name="P60">Now press <text:span text:style-name="T13">b</text:span> <text:span text:style-name="T10">to jump back one line.</text:span></text:p>
      <text:p text:style-name="P61"><text:span text:style-name="T10">P</text:span>ress <text:span text:style-name="T13">a</text:span> <text:span text:style-name="T10">to start reading again.</text:span></text:p>
      <text:p text:style-name="P62">Press <text:span text:style-name="T13">v</text:span> <text:span text:style-name="T10">to </text:span>jump back to the start of the file; if <text:span text:style-name="T60">efabulor</text:span><text:span text:style-name="T10"> </text:span>was reading when you pressed <text:span text:style-name="T13">v</text:span>, it will keep reading from there (or you can press <text:span text:style-name="T13">a</text:span> again to start <text:span text:style-name="T10">the reading again</text:span>).</text:p>
      <text:p text:style-name="P62">Press <text:span text:style-name="T13">n</text:span> <text:span text:style-name="T10">to </text:span>jump to the next line (unless you are already at the last line).</text:p>
      <text:p text:style-name="P62"><text:span text:style-name="T10">P</text:span>ress <text:span text:style-name="T13">m</text:span> to jump to the last line.</text:p>
      <text:p text:style-name="P64">Try going back and forth and restarting the reading a few times.</text:p>
      <text:p text:style-name="P64">Now, while <text:span text:style-name="T12">efabulor</text:span> is reading, press the <text:span text:style-name="T13">spacebar</text:span>. The reading will be paused (in Windows, it only works if you installed <text:span text:style-name="T13">psutil</text:span> or <text:span text:style-name="T13">pssuspend</text:span>; see the INSTALLATION section). Press the <text:span text:style-name="T13">spacebar</text:span> again; the reading will be resumed where it <text:span text:style-name="T10">left</text:span>.</text:p>
      <text:p text:style-name="P62">If instead of the <text:span text:style-name="T13">spacebar</text:span> you press <text:span text:style-name="T13">x</text:span>, the reading will be stopped and the next time you press the spacebar, it will be resumed from the <text:span text:style-name="T10">beginning </text:span>of the line. <text:span text:style-name="T10">(P</text:span>ressing <text:span text:style-name="T13">a</text:span> always starts or restarts the reading from the <text:span text:style-name="T10">beginning </text:span>of the line.<text:span text:style-name="T10">)</text:span></text:p>
      <text:p text:style-name="P62">Press <text:span text:style-name="T13">o</text:span>. After a short time, <text:span text:style-name="T6">a new window should pop up and </text:span>you should see the input file <text:span text:style-name="T6">in your default editor for plain text files.</text:span></text:p>
      <text:p text:style-name="P65">Go back to the <text:span text:style-name="T144">window where </text:span><text:span text:style-name="T26">efabulor</text:span><text:span text:style-name="T144"> is running</text:span>, and press <text:span text:style-name="T13">m</text:span> to <text:span text:style-name="T136">go </text:span>to the last line.</text:p>
      <text:p text:style-name="P66">Now, go to the editor window and make some changes to the file. After no more than two seconds, <text:span text:style-name="T12">efabulor</text:span> should detect that changes were made, jump to the first modified line, and start reading again from there. <text:span text:style-name="T12">efabulor</text:span> is designed to give you immediate auditory feedback of changes to the input file as they are being made. <text:span text:style-name="T9">(I call this ‘tracking’.)</text:span></text:p>
      <text:p text:style-name="P66">At this point <text:span text:style-name="T10">of the tutorial</text:span>, changes are only being ‘tracked’ on lines before the <text:span text:style-name="T103">current </text:span>one (that’s why I asked you to go to the last line before making any changes).</text:p>
      <text:p text:style-name="P65"><text:span text:style-name="T10">P</text:span>ress <text:span text:style-name="T13">v</text:span> to go to the first line. Press <text:span text:style-name="T13">?</text:span> to open a ‘tracking-mode’ menu. From the menu, select <text:span text:style-name="T13">3</text:span> to activate the ‘forward’ tracking mode.</text:p>
      <text:p text:style-name="P65">Make some changes to the input file, <text:span text:style-name="T145">after the first line</text:span>. Now <text:span text:style-name="T12">efabulor</text:span> will also detect changes made after the current line.</text:p>
      <text:p text:style-name="P63">When you <text:span text:style-name="T145">feel you have experimented enough</text:span>, press <text:span text:style-name="T13">q</text:span> <text:span text:style-name="T9">to quit the program.</text:span></text:p>
      <text:p text:style-name="P62"><text:span text:style-name="T9">By the way, i</text:span>f you don’t like the keys I’<text:span text:style-name="T9">ve</text:span> chosen for the commands, <text:span text:style-name="T6">they are </text:span>configur<text:span text:style-name="T6">able; </text:span>see [TO DO].</text:p>
      <text:p text:style-name="P65"/>
      <text:p text:style-name="P211"><text:soft-page-break/>PART 2:</text:p>
      <text:p text:style-name="P62">You might have noticed that <text:span text:style-name="T12">efabulor</text:span> <text:span text:style-name="T6">was splitting lines at the end of paragraphs (or, more technically, wherever there is a ‘newline’ character). It would be nice to have it split the text in smaller sections, wouldn’t it?</text:span></text:p>
      <text:p text:style-name="P67">Copy <text:span text:style-name="T18">source</text:span><text:span text:style-name="T13">.txt</text:span> to <text:span text:style-name="T13">tmp.txt</text:span> again, and execute <text:span text:style-name="T8">(it’s one line)</text:span>:</text:p>
      <text:p text:style-name="P88"/>
      <text:p text:style-name="P88">[python3] efabulor.py --<text:span text:style-name="T4">lang en --transform transformrules.txt </text:span>t<text:span text:style-name="T5">mp</text:span>.txt</text:p>
      <text:p text:style-name="P118"/>
      <text:p text:style-name="P65"><text:span text:style-name="T12">efabulor</text:span> will read the file <text:span text:style-name="T13">tmp.txt</text:span> again, but now it will be split in shorter sentences.</text:p>
      <text:p text:style-name="P65">When you are satisfied that <text:span text:style-name="T12">efabulor</text:span> is splitting the text in shorter sentences, press <text:span text:style-name="T13">:</text:span> (colon).</text:p>
      <text:p text:style-name="P65">A new editor window should pop up, with the content of the <text:span text:style-name="T13">transformrules.txt</text:span> file. Have a look at it; you will find some introductory information on how <text:span text:style-name="T12">efabulor</text:span> can apply transformation rules to the text before splitting it in lines.</text:p>
      <text:p text:style-name="P65"><text:span text:style-name="T7">If you will be using regular expressions to write your transformation rules (you will!), please</text:span> note that regular expressions are applied to the text as a whole; that is, they span over paragraphs boundaries (as if you used the <text:span text:style-name="T13">-z</text:span> option in <text:span text:style-name="T13">sed</text:span>); <text:span text:style-name="T9">this gives you more flexibility when defining transformations</text:span>. More information is given in <text:span text:style-name="T280">SPLITTING AND TRANSFORMATION RULES</text:span>. <text:span text:style-name="T9">(And by the way, if you’d prefer to transform the text using other standard tools, such as </text:span><text:span text:style-name="T17">sed</text:span><text:span text:style-name="T9">, or using any program of your own writing, there is an option to do that; see </text:span><text:span text:style-name="T280">PREPROCESSING FILTERS</text:span><text:span text:style-name="T9">).</text:span></text:p>
      <text:p text:style-name="P68">The transformation file provided <text:span text:style-name="T9">here</text:span> is long! Be sure to read it in full, as there is important information at the end. <text:span text:style-name="T8">(By the way, in the previous part of this tutorial, you’ve learned that </text:span><text:span text:style-name="T61">efabulor</text:span><text:span text:style-name="T8"> keeps track of changes you make to the input file. </text:span><text:span text:style-name="T61">efabulor</text:span><text:span text:style-name="T8"> will also track changes to the input text indirectly caused by changes to transformation rule files; that way, you can edit your transformation rules and have immediate feedback of the effects.)</text:span></text:p>
      <text:p text:style-name="P70"><text:span text:style-name="T102">Also note that </text:span>transformation rules <text:span text:style-name="T102">are</text:span> not the only way to configure the splitting of sentences in <text:span text:style-name="T12">efabulor</text:span>. See <text:span text:style-name="T280">PREPROCESSING_FILTERS</text:span>.</text:p>
      <text:p text:style-name="P69">Ok, now quit the program (you already know how to do it) <text:span text:style-name="T11">so we are ready to start</text:span> <text:span text:style-name="T102">the</text:span> final part of this tutorial.</text:p>
      <text:p text:style-name="P69"/>
      <text:p text:style-name="P212">PART 3:</text:p>
      <text:p text:style-name="P69">If you have modified <text:span text:style-name="T13">tmp.txt</text:span> since the last time, copy <text:span text:style-name="T19">source</text:span><text:span text:style-name="T13">.txt</text:span> to <text:span text:style-name="T13">tmp.txt</text:span> once again. Now execute <text:span text:style-name="T102">(it’s one line)</text:span>:</text:p>
      <text:p text:style-name="P87"/>
      <text:p text:style-name="P89">[python3] efabulor.py --<text:span text:style-name="T4">lang en --transform transformrules.txt</text:span></text:p>
      <text:p text:style-name="P89"><text:span text:style-name="T4">--subst substrules.txt </text:span>t<text:span text:style-name="T5">mp</text:span>.txt</text:p>
      <text:p text:style-name="P69"/>
      <text:p text:style-name="P69">Pay close attention to the reading. D<text:span text:style-name="T117">id</text:span> you notice any change? If you didn’t, go back to the first line and start the reading again.</text:p>
      <text:p text:style-name="P69">Once you detect what was different this time (or if you d<text:span text:style-name="T9">o</text:span>n’t) press <text:span text:style-name="T13">s</text:span>. Once again, an editor window should pop up, this time showing the content of the <text:span text:style-name="T13">substrules.txt</text:span> file. <text:span text:style-name="T9">Substitution files are similar to transformation files, in that they instruct </text:span><text:span text:style-name="T62">efabulor</text:span><text:span text:style-name="T9"> to </text:span><text:soft-page-break/><text:span text:style-name="T9">edit the input text before sending it to </text:span><text:span text:style-name="T17">espeak</text:span><text:span text:style-name="T9">. The difference is that transformation rules are applied to the text as a whole before splitting it in sentences; substitution rules are applied on a sentence-by-sentence basis, after the text was split. And if you change the substitution-rules file while </text:span><text:span text:style-name="T62">efabulor</text:span><text:span text:style-name="T9"> is running, a ‘tracking-event’ will be triggered if and only if the new rules affect the current line.</text:span></text:p>
      <text:p text:style-name="P78">By this time, you should be starting to have an idea of how you can use <text:span text:style-name="T12">efabulor</text:span> to support your workflows. The rest of the manual will provide you a full account of <text:span text:style-name="T146">how it works</text:span>.</text:p>
      <text:p text:style-name="P78"/>
      <text:h text:style-name="P436" text:outline-level="1">USING EFABULOR</text:h>
      <text:h text:style-name="Heading_20_2" text:outline-level="2">READ A PLAIN TEXT FILE</text:h>
      <text:p text:style-name="P6"/>
      <text:p text:style-name="P46"><text:span text:style-name="T64">efabulor.py </text:span><text:span text:style-name="T66">&lt;plain_text_file&gt;</text:span></text:p>
      <text:p text:style-name="P122"/>
      <text:p text:style-name="P123">Or (<text:span text:style-name="T243">needed </text:span>in Windows, <text:span text:style-name="T243">unless you know how to make scripts executable in Windows</text:span>):</text:p>
      <text:p text:style-name="P127"/>
      <text:p text:style-name="P47"><text:span text:style-name="T65">python3 efabulor.py </text:span><text:span text:style-name="T66">&lt;plain_text_file&gt;</text:span></text:p>
      <text:p text:style-name="P236"/>
      <text:p text:style-name="P126"><text:span text:style-name="T13">efabulor</text:span> will read the text file aloud and stop at the end <text:span text:style-name="T168">waiting for instructions</text:span>. <text:span text:style-name="T167">A</text:span> voice for the language <text:span text:style-name="T167">specified in your default locale will be used (</text:span><text:span text:style-name="T31">mbrola</text:span><text:span text:style-name="T158"> voices will be given preference if installed)</text:span>. <text:span text:style-name="T167">The reading can be controlled with the keyboard (see KEYBOARD CONTROL below).</text:span></text:p>
      <text:p text:style-name="P123"/>
      <text:h text:style-name="P439" text:outline-level="2">KEYBOARD CONTROL</text:h>
      <text:p text:style-name="P154"/>
      <text:p text:style-name="P154"><text:span text:style-name="T125">(For</text:span> a <text:span text:style-name="T120">shorter </text:span>explanation, see <text:span text:style-name="T154">KEYBOARD </text:span>CHEAT SHEET below.<text:span text:style-name="T125">)</text:span></text:p>
      <text:p text:style-name="P154"/>
      <table:table table:name="Table1" table:style-name="Table1">
        <table:table-column table:style-name="Table1.A"/>
        <table:table-column table:style-name="Table1.B"/>
        <table:table-header-rows>
          <table:table-row table:style-name="Table1.1">
            <table:table-cell table:style-name="Table1.A1" office:value-type="string">
              <text:p text:style-name="P248">Key</text:p>
            </table:table-cell>
            <table:table-cell table:style-name="Table1.A1" office:value-type="string">
              <text:p text:style-name="P250">Action</text:p>
            </table:table-cell>
          </table:table-row>
        </table:table-header-rows>
        <table:table-row table:style-name="Table1.1">
          <table:table-cell office:value-type="string">
            <text:p text:style-name="P251">x</text:p>
          </table:table-cell>
          <table:table-cell office:value-type="string">
            <text:p text:style-name="P270">Stop the reading if the player is running, and reset it to start playing from the beginning of the line the next time it is started.</text:p>
          </table:table-cell>
        </table:table-row>
        <table:table-row table:style-name="Table1.1">
          <table:table-cell office:value-type="string">
            <text:p text:style-name="P252">a</text:p>
          </table:table-cell>
          <table:table-cell office:value-type="string">
            <text:p text:style-name="P271">Restart the reading from the beginning of the current line.</text:p>
          </table:table-cell>
        </table:table-row>
        <table:table-row table:style-name="Table1.1">
          <table:table-cell office:value-type="string">
            <text:p text:style-name="P253">A</text:p>
          </table:table-cell>
          <table:table-cell office:value-type="string">
            <text:p text:style-name="P272">Restart the reading from the beginning of the current line, scheduling the player to stop at the end of the line.</text:p>
          </table:table-cell>
        </table:table-row>
        <text:soft-page-break/>
        <table:table-row table:style-name="Table1.1">
          <table:table-cell office:value-type="string">
            <text:p text:style-name="P254">&lt;spacebar&gt;</text:p>
          </table:table-cell>
          <table:table-cell office:value-type="string">
            <text:p text:style-name="P247">Pause the reading if the player is running.</text:p>
            <text:p text:style-name="P246">Unpause the reading if the player is paused.</text:p>
            <text:p text:style-name="P246">Start the reading if the player is stopped, honoring a ‘pause-before’ option if set. <text:span text:style-name="T118">If the input text changed while the player was not running and the loading of the input text was postponed, start reloading the text now.</text:span></text:p>
            <text:p text:style-name="P246">(Windows: the first two behaviours only work if either <text:span text:style-name="T13">pssuspend</text:span> or <text:span text:style-name="T13">psutil</text:span> was installed.)</text:p>
          </table:table-cell>
        </table:table-row>
        <table:table-row table:style-name="Table1.1">
          <table:table-cell office:value-type="string">
            <text:p text:style-name="P253">v</text:p>
          </table:table-cell>
          <table:table-cell office:value-type="string">
            <text:p text:style-name="P273">Go to the first line in the current sequence mode <text:span text:style-name="T364">(see SEQUENCE MODES)</text:span>. If the player was running and not paused, restart the reading at the new line. If the player already was at the first line, do nothing.</text:p>
          </table:table-cell>
        </table:table-row>
        <table:table-row table:style-name="Table1.1">
          <table:table-cell office:value-type="string">
            <text:p text:style-name="P253">V</text:p>
          </table:table-cell>
          <table:table-cell office:value-type="string">
            <text:p text:style-name="P274">Go to the first line in the current sequence mode <text:span text:style-name="T364">(see SEQUENCE MODES) </text:span>and stop there.</text:p>
          </table:table-cell>
        </table:table-row>
        <table:table-row table:style-name="Table1.1">
          <table:table-cell office:value-type="string">
            <text:p text:style-name="P253">m</text:p>
          </table:table-cell>
          <table:table-cell office:value-type="string">
            <text:p text:style-name="P274">Go to the last line in the current sequence mode <text:span text:style-name="T364">(see SEQUENCE MODES)</text:span>. If the player was running and not paused, restart the reading at the new line. If the player already was at the last line, do nothing.</text:p>
          </table:table-cell>
        </table:table-row>
        <table:table-row table:style-name="Table1.1">
          <table:table-cell office:value-type="string">
            <text:p text:style-name="P255">M</text:p>
          </table:table-cell>
          <table:table-cell office:value-type="string">
            <text:p text:style-name="P276">Go to the last line in the current sequence mode<text:span text:style-name="T365"> </text:span><text:span text:style-name="T364">(see SEQUENCE MODES)</text:span> and stop there.</text:p>
          </table:table-cell>
        </table:table-row>
        <table:table-row table:style-name="Table1.1">
          <table:table-cell office:value-type="string">
            <text:p text:style-name="P253">n</text:p>
          </table:table-cell>
          <table:table-cell office:value-type="string">
            <text:p text:style-name="P278">Go to the next line in the current sequence mode<text:span text:style-name="T365"> </text:span><text:span text:style-name="T364">(see SEQUENCE MODES)</text:span>. If the player was running and not paused, restart the reading at the new line. If the player was already at the last line, do nothing.</text:p>
          </table:table-cell>
        </table:table-row>
        <table:table-row table:style-name="Table1.1">
          <table:table-cell office:value-type="string">
            <text:p text:style-name="P256">N</text:p>
          </table:table-cell>
          <table:table-cell office:value-type="string">
            <text:p text:style-name="P280">Go to the next line in the current sequence mode<text:span text:style-name="T365"> </text:span><text:span text:style-name="T364">(see SEQUENCE MODES)</text:span> and stop there. If the player already was at the last line, only stop.</text:p>
          </table:table-cell>
        </table:table-row>
        <table:table-row table:style-name="Table1.1">
          <table:table-cell office:value-type="string">
            <text:p text:style-name="P253">b</text:p>
          </table:table-cell>
          <table:table-cell office:value-type="string">
            <text:p text:style-name="P278">Go to the previous line in the current sequence mode<text:span text:style-name="T365"> </text:span><text:span text:style-name="T364">(see SEQUENCE MODES)</text:span>. If the player was running and not paused, restart the reading at the new line. If the player was already at the first line, do nothing.</text:p>
          </table:table-cell>
        </table:table-row>
        <table:table-row table:style-name="Table1.1">
          <table:table-cell office:value-type="string">
            <text:p text:style-name="P253">B</text:p>
          </table:table-cell>
          <table:table-cell office:value-type="string">
            <text:p text:style-name="P281">If the player is running and not paused, stop the reading and reset the player to start playing from the beginning of the line the next time it is started.</text:p>
            <text:p text:style-name="P282">If the player is stopped or paused, go to the previous line, unless the player is at the first line.</text:p>
          </table:table-cell>
        </table:table-row>
        <table:table-row table:style-name="Table1.1">
          <table:table-cell office:value-type="string">
            <text:p text:style-name="P257">f</text:p>
          </table:table-cell>
          <table:table-cell office:value-type="string">
            <text:p text:style-name="P283">Stop the player if it is running and prompt for a search string. Search for the first line containing that string, case insensitively.</text:p>
          </table:table-cell>
        </table:table-row>
        <table:table-row table:style-name="Table1.1">
          <table:table-cell office:value-type="string">
            <text:p text:style-name="P257">F</text:p>
          </table:table-cell>
          <table:table-cell office:value-type="string">
            <text:p text:style-name="P283">Stop the player if it is running and prompt for a search string. Search for the first line containing that string, case sensitively.</text:p>
          </table:table-cell>
        </table:table-row>
        <table:table-row table:style-name="Table1.1">
          <table:table-cell office:value-type="string">
            <text:p text:style-name="P257">r</text:p>
          </table:table-cell>
          <table:table-cell office:value-type="string">
            <text:p text:style-name="P283">Stop the player if it is running and prompt for a search regular expression. Search for the first line matching that expression, case insensitively.</text:p>
          </table:table-cell>
        </table:table-row>
        <text:soft-page-break/>
        <table:table-row table:style-name="Table1.1">
          <table:table-cell office:value-type="string">
            <text:p text:style-name="P257">R</text:p>
          </table:table-cell>
          <table:table-cell office:value-type="string">
            <text:p text:style-name="P283">Stop the player if it is running and prompt for a search regular expression. Search for the first line matching that expression, case sensitively.</text:p>
          </table:table-cell>
        </table:table-row>
        <table:table-row table:style-name="Table1.1">
          <table:table-cell office:value-type="string">
            <text:p text:style-name="P253">/</text:p>
          </table:table-cell>
          <table:table-cell office:value-type="string">
            <text:p text:style-name="P283">Stop the player if it is running and prompt for a search mode (plain text/regular expression), a case-sensitivity option, and a search string/regular expression. Search for the first line matching the given criteria.</text:p>
          </table:table-cell>
        </table:table-row>
        <table:table-row table:style-name="Table1.1">
          <table:table-cell office:value-type="string">
            <text:p text:style-name="P258">t</text:p>
          </table:table-cell>
          <table:table-cell office:value-type="string">
            <text:p text:style-name="P284">Repeat the last search forward. If a new match is found, go there. If the player was running, start playing the new line. If no match is found, do nothing.</text:p>
          </table:table-cell>
        </table:table-row>
        <table:table-row table:style-name="Table1.1">
          <table:table-cell office:value-type="string">
            <text:p text:style-name="P258">T</text:p>
          </table:table-cell>
          <table:table-cell office:value-type="string">
            <text:p text:style-name="P284">Repeat the last search forward. If a new match is found, go there and stop the player if it was running. If no match is found, do nothing.</text:p>
          </table:table-cell>
        </table:table-row>
        <table:table-row table:style-name="Table1.1">
          <table:table-cell office:value-type="string">
            <text:p text:style-name="P259">e</text:p>
          </table:table-cell>
          <table:table-cell office:value-type="string">
            <text:p text:style-name="P284">Repeat the last search backward. If a new match is found, go there. If the player was running, start playing the new line. If no match is found, do nothing.</text:p>
          </table:table-cell>
        </table:table-row>
        <table:table-row table:style-name="Table1.1">
          <table:table-cell office:value-type="string">
            <text:p text:style-name="P259">E</text:p>
          </table:table-cell>
          <table:table-cell office:value-type="string">
            <text:p text:style-name="P284">Repeat the last search backward. If a new match is found, go there and stop the player if it was running. If no match is found, do nothing.</text:p>
          </table:table-cell>
        </table:table-row>
        <table:table-row table:style-name="Table1.1">
          <table:table-cell office:value-type="string">
            <text:p text:style-name="P260">g</text:p>
          </table:table-cell>
          <table:table-cell office:value-type="string">
            <text:p text:style-name="P285">Stop the player if it is running and prompt for a line number. Go to that line number.</text:p>
          </table:table-cell>
        </table:table-row>
        <table:table-row table:style-name="Table1.1">
          <table:table-cell office:value-type="string">
            <text:p text:style-name="P260">&lt;</text:p>
          </table:table-cell>
          <table:table-cell office:value-type="string">
            <text:p text:style-name="P285">If the text was modified, go to the nearest modified line before the current line and read it, then stop at the end of the line. If there are no modified lines before the current one, do nothing. (Note: the set of modified lines is updated each time the underlying file changes on disk.)</text:p>
          </table:table-cell>
        </table:table-row>
        <table:table-row table:style-name="Table1.1">
          <table:table-cell office:value-type="string">
            <text:p text:style-name="P260">&gt;</text:p>
          </table:table-cell>
          <table:table-cell office:value-type="string">
            <text:p text:style-name="P285">If the text was modified, go to the nearest modified line after the current line and read it, then stop at the end of the line. If there are no modified lines after the current one, do nothing. (Note: the set of modified lines is updated each time the underlying file changes on disk.)</text:p>
          </table:table-cell>
        </table:table-row>
        <table:table-row table:style-name="Table1.1">
          <table:table-cell office:value-type="string">
            <text:p text:style-name="P261">*</text:p>
          </table:table-cell>
          <table:table-cell office:value-type="string">
            <text:p text:style-name="P286">Choose a random line, read it, and then stop at the end of the line.</text:p>
          </table:table-cell>
        </table:table-row>
        <table:table-row table:style-name="Table1.1">
          <table:table-cell office:value-type="string">
            <text:p text:style-name="P253">.</text:p>
          </table:table-cell>
          <table:table-cell office:value-type="string">
            <text:p text:style-name="P283">Schedule the player to stop at the end of the current line. If the option is already set, unset it.</text:p>
          </table:table-cell>
        </table:table-row>
        <table:table-row table:style-name="Table1.1">
          <table:table-cell office:value-type="string">
            <text:p text:style-name="P253">,</text:p>
          </table:table-cell>
          <table:table-cell office:value-type="string">
            <text:p text:style-name="P283">Schedule the player to stop at the end of each line. If the option is already set, unset it.</text:p>
          </table:table-cell>
        </table:table-row>
        <table:table-row table:style-name="Table1.1">
          <table:table-cell office:value-type="string">
            <text:p text:style-name="P253">q</text:p>
          </table:table-cell>
          <table:table-cell office:value-type="string">
            <text:p text:style-name="P244"><text:span text:style-name="T121">S</text:span>top <text:span text:style-name="T121">the player if it is running or paused. Quit the program, asking the user for confirmation before.</text:span></text:p>
          </table:table-cell>
        </table:table-row>
        <table:table-row table:style-name="Table1.1">
          <table:table-cell office:value-type="string">
            <text:p text:style-name="P253">Q</text:p>
          </table:table-cell>
          <table:table-cell office:value-type="string">
            <text:p text:style-name="P244"><text:span text:style-name="T121">S</text:span>top <text:span text:style-name="T121">the player if it is running or paused. Quit the program, withouth asking the user for confirmation.</text:span></text:p>
          </table:table-cell>
        </table:table-row>
        <table:table-row table:style-name="Table1.1">
          <table:table-cell office:value-type="string">
            <text:p text:style-name="P262">Ctrl-C</text:p>
          </table:table-cell>
          <table:table-cell office:value-type="string">
            <text:p text:style-name="P244"><text:span text:style-name="T122">Same as </text:span><text:span text:style-name="T23">Q</text:span><text:span text:style-name="T122">.</text:span></text:p>
          </table:table-cell>
        </table:table-row>
        <table:table-row table:style-name="Table1.1">
          <table:table-cell office:value-type="string">
            <text:p text:style-name="P253">w</text:p>
          </table:table-cell>
          <table:table-cell office:value-type="string">
            <text:p text:style-name="P287">Print the current line again.</text:p>
          </table:table-cell>
        </table:table-row>
        <text:soft-page-break/>
        <table:table-row table:style-name="Table1.1">
          <table:table-cell office:value-type="string">
            <text:p text:style-name="P253">l</text:p>
          </table:table-cell>
          <table:table-cell office:value-type="string">
            <text:p text:style-name="P288">Cycle line number printing (no line number -&gt; only line number -&gt; line number and total number of lines).</text:p>
          </table:table-cell>
        </table:table-row>
        <table:table-row table:style-name="Table1.1">
          <table:table-cell office:value-type="string">
            <text:p text:style-name="P253">D</text:p>
          </table:table-cell>
          <table:table-cell office:value-type="string">
            <text:p text:style-name="P289">Toggle an option for showing original text/substituted text if substitution rules were given and they are being applied.</text:p>
          </table:table-cell>
        </table:table-row>
        <table:table-row table:style-name="Table1.1">
          <table:table-cell office:value-type="string">
            <text:p text:style-name="P253">S</text:p>
          </table:table-cell>
          <table:table-cell office:value-type="string">
            <text:p text:style-name="P290">Toggle an option for applying/not applying substitutions. If the current line being read has changed as a result of this, restart the player if it is running, or stop the player and reset it to start reading from the beginning of the line next time if it is paused.</text:p>
          </table:table-cell>
        </table:table-row>
        <table:table-row table:style-name="Table1.1">
          <table:table-cell office:value-type="string">
            <text:p text:style-name="P263">s</text:p>
          </table:table-cell>
          <table:table-cell office:value-type="string">
            <text:p text:style-name="P291">Stop the player if it is running and present the user the list of substitution-rule files being used. Let the user choose one of the files and open it in the default editing application. If there is only one file, open it without asking. If no substitution rules are being used, do nothing.</text:p>
          </table:table-cell>
        </table:table-row>
        <table:table-row table:style-name="Table1.1">
          <table:table-cell office:value-type="string">
            <text:p text:style-name="P264">:</text:p>
          </table:table-cell>
          <table:table-cell office:value-type="string">
            <text:p text:style-name="P292">Stop the player if it is running and present the user the list of transformation-rule files being used. Let the user choose one of the files and open it in the default editing application. If there is only one file, open it without asking. If no transformation rules are being used, do nothing.</text:p>
          </table:table-cell>
        </table:table-row>
        <table:table-row table:style-name="Table1.1">
          <table:table-cell office:value-type="string">
            <text:p text:style-name="P293">_</text:p>
          </table:table-cell>
          <table:table-cell office:value-type="string">
            <text:p text:style-name="P245"><text:span text:style-name="T123">Stop the player if it is running and present the user the list </text:span><text:span text:style-name="T276">of additional monitored </text:span><text:span text:style-name="T123">files </text:span><text:span text:style-name="T276">that were specified in the command line, if any</text:span><text:span text:style-name="T123">. Let the user choose one of the files and open it in the default editing application. If there is only one file, open it without asking. If no </text:span><text:span text:style-name="T278">monitored</text:span><text:span text:style-name="T123"> </text:span><text:span text:style-name="T279">fi</text:span><text:span text:style-name="T123">les </text:span><text:span text:style-name="T278">were specified in the command line</text:span><text:span text:style-name="T123">, do nothing.</text:span></text:p>
          </table:table-cell>
        </table:table-row>
        <table:table-row table:style-name="Table1.1">
          <table:table-cell office:value-type="string">
            <text:p text:style-name="P265">u</text:p>
          </table:table-cell>
          <table:table-cell office:value-type="string">
            <text:p text:style-name="P295">If substitutions rules were given, and substitutions were applied to the current line, stop the player and show a substitution log. Otherwise, do nothing.</text:p>
          </table:table-cell>
        </table:table-row>
        <table:table-row table:style-name="Table1.1">
          <table:table-cell office:value-type="string">
            <text:p text:style-name="P266">j</text:p>
          </table:table-cell>
          <table:table-cell office:value-type="string">
            <text:p text:style-name="P296">If transformation rules were given, and they affected the input text, stop the player and show a transformation log. Otherwise, do nothing.</text:p>
          </table:table-cell>
        </table:table-row>
        <table:table-row table:style-name="Table1.1">
          <table:table-cell office:value-type="string">
            <text:p text:style-name="P261">+</text:p>
          </table:table-cell>
          <table:table-cell office:value-type="string">
            <text:p text:style-name="P286">Increase the reading speed by 10 words/minute; if the player is running, restart reading the current line.</text:p>
          </table:table-cell>
        </table:table-row>
        <table:table-row table:style-name="Table1.1">
          <table:table-cell office:value-type="string">
            <text:p text:style-name="P261">-</text:p>
          </table:table-cell>
          <table:table-cell office:value-type="string">
            <text:p text:style-name="P286">Decrease the reading speed by 10 words/minute; if the player is running, restart reading the current line.</text:p>
          </table:table-cell>
        </table:table-row>
        <table:table-row table:style-name="Table1.1">
          <table:table-cell office:value-type="string">
            <text:p text:style-name="P264">o</text:p>
          </table:table-cell>
          <table:table-cell office:value-type="string">
            <text:p text:style-name="P292">Open the input file in its default editing application.</text:p>
          </table:table-cell>
        </table:table-row>
        <table:table-row table:style-name="Table1.1">
          <table:table-cell office:value-type="string">
            <text:p text:style-name="P264">O</text:p>
          </table:table-cell>
          <table:table-cell office:value-type="string">
            <text:p text:style-name="P292">Stop the player if it is running and open the input file in its default editing application.</text:p>
          </table:table-cell>
        </table:table-row>
        <table:table-row table:style-name="Table1.1">
          <table:table-cell office:value-type="string">
            <text:p text:style-name="P267">c</text:p>
          </table:table-cell>
          <table:table-cell office:value-type="string">
            <text:p text:style-name="P244"><text:span text:style-name="T124">Stop the player if it is running and open the default shell. When you close the shell, you will return to </text:span><text:span text:style-name="T24">efabulor</text:span><text:span text:style-name="T124">.</text:span></text:p>
          </table:table-cell>
        </table:table-row>
        <table:table-row table:style-name="Table1.1">
          <table:table-cell office:value-type="string">
            <text:p text:style-name="P267">L</text:p>
          </table:table-cell>
          <table:table-cell office:value-type="string">
            <text:p text:style-name="P297">Reload the input file.</text:p>
          </table:table-cell>
        </table:table-row>
        <table:table-row table:style-name="Table1.1">
          <table:table-cell office:value-type="string">
            <text:p text:style-name="P267">C</text:p>
          </table:table-cell>
          <table:table-cell office:value-type="string">
            <text:p text:style-name="P297">Check the monitored files for modifications now. (This command allows you to override a checking interval if given in the command line.)</text:p>
          </table:table-cell>
        </table:table-row>
        <text:soft-page-break/>
        <table:table-row table:style-name="Table1.1">
          <table:table-cell office:value-type="string">
            <text:p text:style-name="P253">?</text:p>
          </table:table-cell>
          <table:table-cell office:value-type="string">
            <text:p text:style-name="P297">Stop the player if it is running and prompt the user to choose a tracking mode. (See TRACKING MODES)</text:p>
          </table:table-cell>
        </table:table-row>
        <table:table-row table:style-name="Table1.1">
          <table:table-cell office:value-type="string">
            <text:p text:style-name="P267">)</text:p>
          </table:table-cell>
          <table:table-cell office:value-type="string">
            <text:p text:style-name="P298">Stop the player if it is running and prompt the user to choose a sequence mode. (<text:span text:style-name="T285">S</text:span><text:span text:style-name="T364">ee SEQUENCE MODES</text:span>)</text:p>
          </table:table-cell>
        </table:table-row>
        <table:table-row table:style-name="Table1.1">
          <table:table-cell office:value-type="string">
            <text:p text:style-name="P267">=</text:p>
          </table:table-cell>
          <table:table-cell office:value-type="string">
            <text:p text:style-name="P297">Stop the player if it is running and prompt the user to choose a feedback mode. (See <text:span text:style-name="T280">FEEDBACK MODES</text:span>)</text:p>
          </table:table-cell>
        </table:table-row>
        <table:table-row table:style-name="Table1.1">
          <table:table-cell office:value-type="string">
            <text:p text:style-name="P267">0</text:p>
          </table:table-cell>
          <table:table-cell office:value-type="string">
            <text:p text:style-name="P297">Stop the player if it is running and enter a special mode where tracking mode is ‘forward’, feedback mode is ‘full’, and the player stops after reading each line. (Pro tip: I use this mode for a final proofreading, to have full feedback of any changes I make before sending the file to the client.)</text:p>
          </table:table-cell>
        </table:table-row>
        <table:table-row table:style-name="Table1.1">
          <table:table-cell office:value-type="string">
            <text:p text:style-name="P267">1</text:p>
          </table:table-cell>
          <table:table-cell office:value-type="string">
            <text:p text:style-name="P297">Stop the player if it is running and enter the normal mode where tracking mode is ‘backward’, feedback mode is ‘minimum’, and the player does not stop after reading each line.</text:p>
          </table:table-cell>
        </table:table-row>
        <table:table-row table:style-name="Table1.1">
          <table:table-cell office:value-type="string">
            <text:p text:style-name="P249">i</text:p>
          </table:table-cell>
          <table:table-cell office:value-type="string">
            <text:p text:style-name="P299">Show the actual command being run to get the input text. This is for debugging purposes.</text:p>
          </table:table-cell>
        </table:table-row>
        <table:table-row table:style-name="Table1.1">
          <table:table-cell office:value-type="string">
            <text:p text:style-name="P249">I</text:p>
          </table:table-cell>
          <table:table-cell office:value-type="string">
            <text:p text:style-name="P299">Stop the player if it is running and show the actual command being run to get the input text. This is for debugging purposes.</text:p>
          </table:table-cell>
        </table:table-row>
      </table:table>
      <text:p text:style-name="P209"/>
      <text:p text:style-name="P210">Note: the association between keys and actions (key bindings) is user‑configurable; see DEFAULT ACTION NAMES and [TO DO].</text:p>
      <text:p text:style-name="P209"/>
      <text:h text:style-name="P452" text:outline-level="3"><text:span text:style-name="T154">KEYBOARD </text:span>CHEAT SHEET</text:h>
      <text:p text:style-name="P11"/>
      <table:table table:name="Table2" table:style-name="Table2">
        <table:table-column table:style-name="Table2.A"/>
        <table:table-column table:style-name="Table2.B"/>
        <table:table-header-rows>
          <table:table-row table:style-name="Table2.1">
            <table:table-cell table:style-name="Table2.A1" office:value-type="string">
              <text:p text:style-name="P268">Key</text:p>
            </table:table-cell>
            <table:table-cell table:style-name="Table2.A1" office:value-type="string">
              <text:p text:style-name="P269">Action</text:p>
            </table:table-cell>
          </table:table-row>
        </table:table-header-rows>
        <table:table-row table:style-name="Table2.1">
          <table:table-cell office:value-type="string">
            <text:p text:style-name="P251">x</text:p>
          </table:table-cell>
          <table:table-cell office:value-type="string">
            <text:p text:style-name="P270">Stop</text:p>
          </table:table-cell>
        </table:table-row>
        <table:table-row table:style-name="Table2.1">
          <table:table-cell office:value-type="string">
            <text:p text:style-name="P252">a</text:p>
          </table:table-cell>
          <table:table-cell office:value-type="string">
            <text:p text:style-name="P271">Restart</text:p>
          </table:table-cell>
        </table:table-row>
        <table:table-row table:style-name="Table2.1">
          <table:table-cell office:value-type="string">
            <text:p text:style-name="P253">A</text:p>
          </table:table-cell>
          <table:table-cell office:value-type="string">
            <text:p text:style-name="P272">Restart and stop after current line</text:p>
          </table:table-cell>
        </table:table-row>
        <table:table-row table:style-name="Table2.1">
          <table:table-cell office:value-type="string">
            <text:p text:style-name="P254">&lt;spacebar&gt;</text:p>
          </table:table-cell>
          <table:table-cell office:value-type="string">
            <text:p text:style-name="P247">Pause/unpause/restart</text:p>
          </table:table-cell>
        </table:table-row>
        <table:table-row table:style-name="Table2.1">
          <table:table-cell office:value-type="string">
            <text:p text:style-name="P253">v</text:p>
          </table:table-cell>
          <table:table-cell office:value-type="string">
            <text:p text:style-name="P273">Go to the first line</text:p>
          </table:table-cell>
        </table:table-row>
        <table:table-row table:style-name="Table2.1">
          <table:table-cell office:value-type="string">
            <text:p text:style-name="P253">V</text:p>
          </table:table-cell>
          <table:table-cell office:value-type="string">
            <text:p text:style-name="P273">Go to the first line and stop</text:p>
          </table:table-cell>
        </table:table-row>
        <table:table-row table:style-name="Table2.1">
          <table:table-cell office:value-type="string">
            <text:p text:style-name="P253">m</text:p>
          </table:table-cell>
          <table:table-cell office:value-type="string">
            <text:p text:style-name="P273">Go to the last line</text:p>
          </table:table-cell>
        </table:table-row>
        <table:table-row table:style-name="Table2.1">
          <table:table-cell office:value-type="string">
            <text:p text:style-name="P255">M</text:p>
          </table:table-cell>
          <table:table-cell office:value-type="string">
            <text:p text:style-name="P275">Go to the last line and stop</text:p>
          </table:table-cell>
        </table:table-row>
        <table:table-row table:style-name="Table2.1">
          <table:table-cell office:value-type="string">
            <text:p text:style-name="P253">n</text:p>
          </table:table-cell>
          <table:table-cell office:value-type="string">
            <text:p text:style-name="P277">Go to the next line</text:p>
          </table:table-cell>
        </table:table-row>
        <table:table-row table:style-name="Table2.1">
          <table:table-cell office:value-type="string">
            <text:p text:style-name="P256">N</text:p>
          </table:table-cell>
          <table:table-cell office:value-type="string">
            <text:p text:style-name="P279">Go to the next line and stop</text:p>
          </table:table-cell>
        </table:table-row>
        <table:table-row table:style-name="Table2.1">
          <table:table-cell office:value-type="string">
            <text:p text:style-name="P253">b</text:p>
          </table:table-cell>
          <table:table-cell office:value-type="string">
            <text:p text:style-name="P277">Go to the previous line</text:p>
          </table:table-cell>
        </table:table-row>
        <text:soft-page-break/>
        <table:table-row table:style-name="Table2.1">
          <table:table-cell office:value-type="string">
            <text:p text:style-name="P253">B</text:p>
          </table:table-cell>
          <table:table-cell office:value-type="string">
            <text:p text:style-name="P300">Stop if playing, go the the previous line if not playing</text:p>
          </table:table-cell>
        </table:table-row>
        <table:table-row table:style-name="Table2.1">
          <table:table-cell office:value-type="string">
            <text:p text:style-name="P257">f</text:p>
          </table:table-cell>
          <table:table-cell office:value-type="string">
            <text:p text:style-name="P283">Plain text case insensitive search</text:p>
          </table:table-cell>
        </table:table-row>
        <table:table-row table:style-name="Table2.1">
          <table:table-cell office:value-type="string">
            <text:p text:style-name="P257">F</text:p>
          </table:table-cell>
          <table:table-cell office:value-type="string">
            <text:p text:style-name="P283">Plain text case sensitive search</text:p>
          </table:table-cell>
        </table:table-row>
        <table:table-row table:style-name="Table2.1">
          <table:table-cell office:value-type="string">
            <text:p text:style-name="P257">r</text:p>
          </table:table-cell>
          <table:table-cell office:value-type="string">
            <text:p text:style-name="P283">Regular expression case insensitive search</text:p>
          </table:table-cell>
        </table:table-row>
        <table:table-row table:style-name="Table2.1">
          <table:table-cell office:value-type="string">
            <text:p text:style-name="P257">R</text:p>
          </table:table-cell>
          <table:table-cell office:value-type="string">
            <text:p text:style-name="P283">Regular expression case sensitive search</text:p>
          </table:table-cell>
        </table:table-row>
        <table:table-row table:style-name="Table2.1">
          <table:table-cell office:value-type="string">
            <text:p text:style-name="P253">/</text:p>
          </table:table-cell>
          <table:table-cell office:value-type="string">
            <text:p text:style-name="P300">Generic search</text:p>
          </table:table-cell>
        </table:table-row>
        <table:table-row table:style-name="Table2.1">
          <table:table-cell office:value-type="string">
            <text:p text:style-name="P258">t</text:p>
          </table:table-cell>
          <table:table-cell office:value-type="string">
            <text:p text:style-name="P284">Repeat the last search forward</text:p>
          </table:table-cell>
        </table:table-row>
        <table:table-row table:style-name="Table2.1">
          <table:table-cell office:value-type="string">
            <text:p text:style-name="P258">T</text:p>
          </table:table-cell>
          <table:table-cell office:value-type="string">
            <text:p text:style-name="P284">Repeat the last search forward and stop</text:p>
          </table:table-cell>
        </table:table-row>
        <table:table-row table:style-name="Table2.1">
          <table:table-cell office:value-type="string">
            <text:p text:style-name="P259">e</text:p>
          </table:table-cell>
          <table:table-cell office:value-type="string">
            <text:p text:style-name="P284">Repeat the last search backward</text:p>
          </table:table-cell>
        </table:table-row>
        <table:table-row table:style-name="Table2.1">
          <table:table-cell office:value-type="string">
            <text:p text:style-name="P259">E</text:p>
          </table:table-cell>
          <table:table-cell office:value-type="string">
            <text:p text:style-name="P284">Repeat the last search backward and stop</text:p>
          </table:table-cell>
        </table:table-row>
        <table:table-row table:style-name="Table2.1">
          <table:table-cell office:value-type="string">
            <text:p text:style-name="P260">g</text:p>
          </table:table-cell>
          <table:table-cell office:value-type="string">
            <text:p text:style-name="P285">Go to line number</text:p>
          </table:table-cell>
        </table:table-row>
        <table:table-row table:style-name="Table2.1">
          <table:table-cell office:value-type="string">
            <text:p text:style-name="P260">&lt;</text:p>
          </table:table-cell>
          <table:table-cell office:value-type="string">
            <text:p text:style-name="P285">Read the previous modified line and stop</text:p>
          </table:table-cell>
        </table:table-row>
        <table:table-row table:style-name="Table2.1">
          <table:table-cell office:value-type="string">
            <text:p text:style-name="P260">&gt;</text:p>
          </table:table-cell>
          <table:table-cell office:value-type="string">
            <text:p text:style-name="P285">Read the next modified line and stop</text:p>
          </table:table-cell>
        </table:table-row>
        <table:table-row table:style-name="Table2.1">
          <table:table-cell office:value-type="string">
            <text:p text:style-name="P261">*</text:p>
          </table:table-cell>
          <table:table-cell office:value-type="string">
            <text:p text:style-name="P286">Read a random line and stop</text:p>
          </table:table-cell>
        </table:table-row>
        <table:table-row table:style-name="Table2.1">
          <table:table-cell office:value-type="string">
            <text:p text:style-name="P253">.</text:p>
          </table:table-cell>
          <table:table-cell office:value-type="string">
            <text:p text:style-name="P300">Stop/do not stop after the current line</text:p>
          </table:table-cell>
        </table:table-row>
        <table:table-row table:style-name="Table2.1">
          <table:table-cell office:value-type="string">
            <text:p text:style-name="P253">,</text:p>
          </table:table-cell>
          <table:table-cell office:value-type="string">
            <text:p text:style-name="P300">Stop/do not stop after each line</text:p>
          </table:table-cell>
        </table:table-row>
        <table:table-row table:style-name="Table2.1">
          <table:table-cell office:value-type="string">
            <text:p text:style-name="P253">q</text:p>
          </table:table-cell>
          <table:table-cell office:value-type="string">
            <text:p text:style-name="P300">Quit the program, with confirmation</text:p>
          </table:table-cell>
        </table:table-row>
        <table:table-row table:style-name="Table2.1">
          <table:table-cell office:value-type="string">
            <text:p text:style-name="P253">Q</text:p>
          </table:table-cell>
          <table:table-cell office:value-type="string">
            <text:p text:style-name="P300">Quit the program, without confirmation</text:p>
          </table:table-cell>
        </table:table-row>
        <table:table-row table:style-name="Table2.1">
          <table:table-cell office:value-type="string">
            <text:p text:style-name="P262">Ctrl-C</text:p>
          </table:table-cell>
          <table:table-cell office:value-type="string">
            <text:p text:style-name="P287">Quit the program, without confirmation</text:p>
          </table:table-cell>
        </table:table-row>
        <table:table-row table:style-name="Table2.1">
          <table:table-cell office:value-type="string">
            <text:p text:style-name="P253">w</text:p>
          </table:table-cell>
          <table:table-cell office:value-type="string">
            <text:p text:style-name="P287">Print the current line</text:p>
          </table:table-cell>
        </table:table-row>
        <table:table-row table:style-name="Table2.1">
          <table:table-cell office:value-type="string">
            <text:p text:style-name="P253">l</text:p>
          </table:table-cell>
          <table:table-cell office:value-type="string">
            <text:p text:style-name="P288">Cycle line number printing</text:p>
          </table:table-cell>
        </table:table-row>
        <table:table-row table:style-name="Table2.1">
          <table:table-cell office:value-type="string">
            <text:p text:style-name="P253">D</text:p>
          </table:table-cell>
          <table:table-cell office:value-type="string">
            <text:p text:style-name="P289">Toggle showing the effect of substitutions</text:p>
          </table:table-cell>
        </table:table-row>
        <table:table-row table:style-name="Table2.1">
          <table:table-cell office:value-type="string">
            <text:p text:style-name="P253">S</text:p>
          </table:table-cell>
          <table:table-cell office:value-type="string">
            <text:p text:style-name="P290">Toggle the application of substitutions</text:p>
          </table:table-cell>
        </table:table-row>
        <table:table-row table:style-name="Table2.1">
          <table:table-cell office:value-type="string">
            <text:p text:style-name="P263">s</text:p>
          </table:table-cell>
          <table:table-cell office:value-type="string">
            <text:p text:style-name="P291">Open substitution-rule files</text:p>
          </table:table-cell>
        </table:table-row>
        <table:table-row table:style-name="Table2.1">
          <table:table-cell office:value-type="string">
            <text:p text:style-name="P264">:</text:p>
          </table:table-cell>
          <table:table-cell office:value-type="string">
            <text:p text:style-name="P292">Open transformation-rule files</text:p>
          </table:table-cell>
        </table:table-row>
        <table:table-row table:style-name="Table2.1">
          <table:table-cell office:value-type="string">
            <text:p text:style-name="P294">_</text:p>
          </table:table-cell>
          <table:table-cell office:value-type="string">
            <text:p text:style-name="P244"><text:span text:style-name="T123">Open </text:span><text:span text:style-name="T347">command-line </text:span><text:span text:style-name="T123">monitored files</text:span></text:p>
          </table:table-cell>
        </table:table-row>
        <table:table-row table:style-name="Table2.1">
          <table:table-cell office:value-type="string">
            <text:p text:style-name="P265">u</text:p>
          </table:table-cell>
          <table:table-cell office:value-type="string">
            <text:p text:style-name="P295">Show substitution log</text:p>
          </table:table-cell>
        </table:table-row>
        <table:table-row table:style-name="Table2.1">
          <table:table-cell office:value-type="string">
            <text:p text:style-name="P266">j</text:p>
          </table:table-cell>
          <table:table-cell office:value-type="string">
            <text:p text:style-name="P296">Show transformation log</text:p>
          </table:table-cell>
        </table:table-row>
        <table:table-row table:style-name="Table2.1">
          <table:table-cell office:value-type="string">
            <text:p text:style-name="P261">+</text:p>
          </table:table-cell>
          <table:table-cell office:value-type="string">
            <text:p text:style-name="P286">Increase the reading speed</text:p>
          </table:table-cell>
        </table:table-row>
        <table:table-row table:style-name="Table2.1">
          <table:table-cell office:value-type="string">
            <text:p text:style-name="P261">-</text:p>
          </table:table-cell>
          <table:table-cell office:value-type="string">
            <text:p text:style-name="P286">Decrease the reading speed</text:p>
          </table:table-cell>
        </table:table-row>
        <table:table-row table:style-name="Table2.1">
          <table:table-cell office:value-type="string">
            <text:p text:style-name="P264">o</text:p>
          </table:table-cell>
          <table:table-cell office:value-type="string">
            <text:p text:style-name="P292">Open the input file</text:p>
          </table:table-cell>
        </table:table-row>
        <table:table-row table:style-name="Table2.1">
          <table:table-cell office:value-type="string">
            <text:p text:style-name="P264">O</text:p>
          </table:table-cell>
          <table:table-cell office:value-type="string">
            <text:p text:style-name="P292">Stop and open the input file</text:p>
          </table:table-cell>
        </table:table-row>
        <table:table-row table:style-name="Table2.1">
          <table:table-cell office:value-type="string">
            <text:p text:style-name="P267">c</text:p>
          </table:table-cell>
          <table:table-cell office:value-type="string">
            <text:p text:style-name="P297">Stop and open the shell</text:p>
          </table:table-cell>
        </table:table-row>
        <table:table-row table:style-name="Table2.1">
          <table:table-cell office:value-type="string">
            <text:p text:style-name="P267">L</text:p>
          </table:table-cell>
          <table:table-cell office:value-type="string">
            <text:p text:style-name="P297">Reload the input file</text:p>
          </table:table-cell>
        </table:table-row>
        <text:soft-page-break/>
        <table:table-row table:style-name="Table2.1">
          <table:table-cell office:value-type="string">
            <text:p text:style-name="P267">C</text:p>
          </table:table-cell>
          <table:table-cell office:value-type="string">
            <text:p text:style-name="P297">Check the monitored files for modifications</text:p>
          </table:table-cell>
        </table:table-row>
        <table:table-row table:style-name="Table2.1">
          <table:table-cell office:value-type="string">
            <text:p text:style-name="P253">?</text:p>
          </table:table-cell>
          <table:table-cell office:value-type="string">
            <text:p text:style-name="P300">Choose a tracking mode</text:p>
          </table:table-cell>
        </table:table-row>
        <table:table-row table:style-name="Table2.1">
          <table:table-cell office:value-type="string">
            <text:p text:style-name="P267">)</text:p>
          </table:table-cell>
          <table:table-cell office:value-type="string">
            <text:p text:style-name="P300">Choose a sequence mode</text:p>
          </table:table-cell>
        </table:table-row>
        <table:table-row table:style-name="Table2.1">
          <table:table-cell office:value-type="string">
            <text:p text:style-name="P267">=</text:p>
          </table:table-cell>
          <table:table-cell office:value-type="string">
            <text:p text:style-name="P300">Choose a feedback mode</text:p>
          </table:table-cell>
        </table:table-row>
        <table:table-row table:style-name="Table2.1">
          <table:table-cell office:value-type="string">
            <text:p text:style-name="P267">0</text:p>
          </table:table-cell>
          <table:table-cell office:value-type="string">
            <text:p text:style-name="P300">Set tracking mode=forward and feedback mode=full; stop after each line</text:p>
          </table:table-cell>
        </table:table-row>
        <table:table-row table:style-name="Table2.1">
          <table:table-cell office:value-type="string">
            <text:p text:style-name="P267">1</text:p>
          </table:table-cell>
          <table:table-cell office:value-type="string">
            <text:p text:style-name="P300">Set tracking mode=backward and feedback mode=minimum; do not stop after each line</text:p>
          </table:table-cell>
        </table:table-row>
        <table:table-row table:style-name="Table2.1">
          <table:table-cell office:value-type="string">
            <text:p text:style-name="P249">i</text:p>
          </table:table-cell>
          <table:table-cell office:value-type="string">
            <text:p text:style-name="P299">Show the input command</text:p>
          </table:table-cell>
        </table:table-row>
        <table:table-row table:style-name="Table2.1">
          <table:table-cell office:value-type="string">
            <text:p text:style-name="P249">I</text:p>
          </table:table-cell>
          <table:table-cell office:value-type="string">
            <text:p text:style-name="P299">Stop and show the input command</text:p>
          </table:table-cell>
        </table:table-row>
      </table:table>
      <text:p text:style-name="Text_20_body"/>
      <text:h text:style-name="P440" text:outline-level="2">SPECIFY THE LANGUAGE FOR READING</text:h>
      <text:p text:style-name="P8"/>
      <text:p text:style-name="P128"><text:span text:style-name="T64">efabulor.py --</text:span><text:span text:style-name="T66">lang &lt;language ISO code&gt; &lt;file&gt;</text:span></text:p>
      <text:p text:style-name="P124"/>
      <text:p text:style-name="P135"><text:span text:style-name="T13">efabulor </text:span>will use the default voice for the given language <text:span text:style-name="T158">(</text:span><text:span text:style-name="T31">mbrola</text:span><text:span text:style-name="T158"> voices will be given preference if installed). For example, to read a text in Spanish:</text:span></text:p>
      <text:p text:style-name="P136"/>
      <text:p text:style-name="P133"><text:span text:style-name="T64">efabulor.py --</text:span><text:span text:style-name="T66">lang </text:span><text:span text:style-name="T75">es</text:span><text:span text:style-name="T66"> </text:span><text:span text:style-name="T75">somefile.txt</text:span></text:p>
      <text:p text:style-name="P136"/>
      <text:h text:style-name="P441" text:outline-level="2">SPECIFY THE VOICE FOR READING</text:h>
      <text:p text:style-name="P8"/>
      <text:p text:style-name="P129"><text:span text:style-name="T64">efabulor.py --</text:span><text:span text:style-name="T69">voice</text:span><text:span text:style-name="T66"> &lt;</text:span><text:span text:style-name="T69">voice</text:span><text:span text:style-name="T66">&gt; &lt;file&gt;</text:span></text:p>
      <text:p text:style-name="P129"/>
      <text:p text:style-name="P141">To query available voices:</text:p>
      <text:p text:style-name="P141"/>
      <text:p text:style-name="P129"><text:span text:style-name="T64">e</text:span><text:span text:style-name="T69">speak</text:span><text:span text:style-name="T64"> --</text:span><text:span text:style-name="T69">voices</text:span></text:p>
      <text:p text:style-name="P86"/>
      <text:p text:style-name="P142"><text:span text:style-name="T255">You can also configure a preferred voice for any language in a locale-specific configuration file. See </text:span><text:span text:style-name="T257">LOCALE-SPECIFIC CONFIGURATION FILE</text:span><text:span text:style-name="T255">.</text:span></text:p>
      <text:p text:style-name="P142"/>
      <text:h text:style-name="P442" text:outline-level="2"><text:soft-page-break/>READ THE OUTPUT OF A COMMAND</text:h>
      <text:p text:style-name="P401"/>
      <text:p text:style-name="P220">CAUTION: Any command you provide with the <text:span text:style-name="T64">--do</text:span> option will be executed as given. It is YOUR responsibility to ensure the command does not have undesired side effects (e.g., erasing <text:span text:style-name="T153">all of your files</text:span>).</text:p>
      <text:p text:style-name="P216"/>
      <text:p text:style-name="P213"><text:span text:style-name="T64">efabulor.py --</text:span><text:span text:style-name="T66">do &lt;command&gt;</text:span></text:p>
      <text:p text:style-name="P401"/>
      <text:p text:style-name="P223"><text:span text:style-name="T149">R</text:span>ead the <text:span text:style-name="T149">output of any command. You might need to enclose the command in quotation marks. For example, to read aloud the names of all text files in the current directory (replace ‘ls’ with ‘dir’ in Windows):</text:span></text:p>
      <text:p text:style-name="P224"/>
      <text:p text:style-name="P225"><text:span text:style-name="T64">efabulor.py --</text:span><text:span text:style-name="T66">do '</text:span><text:span text:style-name="T76">ls *.txt'</text:span></text:p>
      <text:p text:style-name="P226"/>
      <text:p text:style-name="P227"><text:span text:style-name="T168">A command can also consist of a </text:span>pipeline. <text:span text:style-name="T168">For example, to read all lines in </text:span><text:span text:style-name="T33">file.txt</text:span><text:span text:style-name="T168"> containing the string ‘foo’, but changing it to ‘bar’ you could run (in Linux):</text:span></text:p>
      <text:p text:style-name="P227"/>
      <text:p text:style-name="P132"><text:span text:style-name="T73">efabulor.py --do </text:span><text:span text:style-name="T77">'</text:span><text:span text:style-name="T73">grep </text:span><text:span text:style-name="T74">foo</text:span><text:span text:style-name="T73"> file.txt | sed "s/</text:span><text:span text:style-name="T74">foo</text:span><text:span text:style-name="T73">/</text:span><text:span text:style-name="T74">bar</text:span><text:span text:style-name="T73">/g"</text:span><text:span text:style-name="T77">'</text:span></text:p>
      <text:p text:style-name="P138"/>
      <text:h text:style-name="Heading_20_2" text:outline-level="2">READ NON-PLAIN TEXT FILE<text:span text:style-name="T169">S</text:span></text:h>
      <text:p text:style-name="P124"/>
      <text:p text:style-name="P134"><text:span text:style-name="T150">If you have</text:span> <text:span text:style-name="T13">unoconv</text:span> <text:span text:style-name="T158">(and LibreOffice) installed, you can use it </text:span>to <text:span text:style-name="T158">read text from non-plain text files</text:span>:</text:p>
      <text:p text:style-name="P134"/>
      <text:p text:style-name="P132"><text:span text:style-name="T64">efabulor.py --</text:span><text:span text:style-name="T66">do </text:span><text:span text:style-name="T77">'</text:span><text:span text:style-name="T67">unoconv -f txt --stdout file.rtf</text:span><text:span text:style-name="T77">'</text:span></text:p>
      <text:p text:style-name="P84"/>
      <text:p text:style-name="P140">If you have <text:span text:style-name="T13">unoserver</text:span> instead of <text:span text:style-name="T13">unoconv</text:span>, the process should be similar. I still have to upgrade the program (and my computer) from <text:span text:style-name="T13">unoconv</text:span> to <text:span text:style-name="T13">unoserver</text:span>.</text:p>
      <text:p text:style-name="P125"><text:span text:style-name="T150">Sometimes, </text:span><text:span text:style-name="T27">unoconv</text:span><text:span text:style-name="T150"> fails to convert the given file the first time you try it; instead, it terminates with an error. To avoid this error and to simplify the conversion of files, a wrapper around </text:span><text:span text:style-name="T27">unoconv</text:span><text:span text:style-name="T150"> called </text:span><text:span text:style-name="T27">efab</text:span><text:span text:style-name="T28">ucw</text:span><text:span text:style-name="T150"> is provided with </text:span><text:span text:style-name="T27">efabulor</text:span><text:span text:style-name="T150">. It will keep calling </text:span><text:span text:style-name="T27">unoconv</text:span><text:span text:style-name="T150"> several times until it succeeds (and by the way, it will also take care of providing the necessary options to </text:span><text:span text:style-name="T27">unoconv</text:span><text:span text:style-name="T150"> so you don’t have to specify them each time):</text:span></text:p>
      <text:p text:style-name="P125"/>
      <text:p text:style-name="P132"><text:span text:style-name="T64">efabulor.py --</text:span><text:span text:style-name="T66">do </text:span><text:span text:style-name="T77">'</text:span><text:span text:style-name="T67">efab</text:span><text:span text:style-name="T68">ucw</text:span><text:span text:style-name="T67">.py file.rtf</text:span><text:span text:style-name="T77">'</text:span></text:p>
      <text:p text:style-name="P125"/>
      <text:p text:style-name="P137">Currently, this tool only works with <text:span text:style-name="T13">unoconv</text:span>. Support for the new <text:span text:style-name="T13">unoserver</text:span> <text:span text:style-name="T159">might </text:span>be added in the future.</text:p>
      <text:p text:style-name="P139">If you don’t have <text:span text:style-name="T13">unoconv</text:span>, you may use whichever conversion tool <text:span text:style-name="T244">y</text:span>ou have installed to get similar results. <text:span text:style-name="T244">There are several format conversion tools available for Linux in </text:span><text:soft-page-break/><text:span text:style-name="T244">standard repositories; Windows users might need to do some research and install a suitable one in their systems.</text:span></text:p>
      <text:p text:style-name="P137"/>
      <text:h text:style-name="P441" text:outline-level="2"><text:span text:style-name="T151">PRECONFIGURED </text:span>CONVERSION <text:span text:style-name="T151">COMMANDS</text:span></text:h>
      <text:p text:style-name="P403"/>
      <text:p text:style-name="P207">CAUTION: Any command provide<text:span text:style-name="T153">d</text:span> in the ‘do’ <text:span text:style-name="T170">part</text:span> <text:span text:style-name="T208">of the configuration file </text:span>will be executed as given. It is YOUR responsibility to ensure the given command do<text:span text:style-name="T170">es</text:span> not have undesired side effects (e.g., erasing <text:span text:style-name="T153">all of your files</text:span>). <text:span text:style-name="T153">You MUST NEVER use the </text:span><text:span text:style-name="T71">--text-conversion-config</text:span><text:span text:style-name="T153"> option (TO DO: unify options) with a configuration file you have received from outside without first checking its content.</text:span></text:p>
      <text:p text:style-name="P228"/>
      <text:p text:style-name="P146"><text:span text:style-name="T245">Once you have a useful c</text:span>onversion command <text:span text:style-name="T245">for a certain kind of files, you</text:span> can preconfigure <text:span text:style-name="T245">it as the default conversion command for files with a </text:span>specific mimetype <text:span text:style-name="T245">or </text:span>filename extension. For example, <text:span text:style-name="T246">suppose you use </text:span><text:span text:style-name="T49">efabucw.py</text:span><text:span text:style-name="T246"> to extract text from RTF files, as explained above. You can </text:span>configure <text:span text:style-name="T246">it </text:span>for <text:span text:style-name="T246">all </text:span>files with an RTF filename extension. <text:span text:style-name="T246">Just c</text:span>reate a configuration file containing the following <text:span text:style-name="T246">(you can name the configuration file whichever way you want)</text:span>:</text:p>
      <text:p text:style-name="P143"/>
      <text:p text:style-name="P90">ext:<text:tab/>rtf</text:p>
      <text:p text:style-name="P90">do:<text:tab/>efabucw.py $file</text:p>
      <text:p text:style-name="P144"/>
      <text:p text:style-name="P186">(<text:span text:style-name="T64">$file</text:span> is a placeholder, which will be replaced by the name of the actual file.)</text:p>
      <text:p text:style-name="P144">Then you can convert and read <text:span text:style-name="T246">any </text:span>RTF file with <text:span text:style-name="T246">this command</text:span>:</text:p>
      <text:p text:style-name="P144"/>
      <text:p text:style-name="P130"><text:span text:style-name="T64">efabulor.py --</text:span><text:span text:style-name="T70">text-conversion-config</text:span><text:span text:style-name="T66"> </text:span><text:span text:style-name="T70">&lt;the name of the config file&gt; some</text:span><text:span text:style-name="T67">file.rtf</text:span></text:p>
      <text:p text:style-name="P7"/>
      <text:p text:style-name="P155">Note: Be sure to specify a conversion command that prints the extracted text to the standard output; otherwise, <text:span text:style-name="T13">efabulor</text:span> will have nothing to read.</text:p>
      <text:p text:style-name="P145">You can specify conversion commands for different types of files in a same configuration file, separated by at least one blank line. <text:span text:style-name="T247">And you can include comments too</text:span>:</text:p>
      <text:p text:style-name="P147"/>
      <text:p text:style-name="P92">ext: <text:s text:c="3"/>rtf</text:p>
      <text:p text:style-name="P92">do: <text:s text:c="4"/>efabucw.py $file</text:p>
      <text:p text:style-name="P90"/>
      <text:p text:style-name="P92">ext: <text:s text:c="3"/><text:span text:style-name="T171">doc</text:span></text:p>
      <text:p text:style-name="P92">do: <text:s text:c="4"/>efabucw.py $file</text:p>
      <text:p text:style-name="P90"/>
      <text:p text:style-name="P113"># This is just an example:</text:p>
      <text:p text:style-name="P117">ext:<text:span text:style-name="T151"> <text:s text:c="3"/></text:span>xls</text:p>
      <text:p text:style-name="P117">do:<text:span text:style-name="T151"> <text:s text:c="4"/></text:span>myFancySpreadSheetConverter --<text:span text:style-name="T209">print-to-stdout </text:span>$file</text:p>
      <text:p text:style-name="P238"><text:soft-page-break/></text:p>
      <text:p text:style-name="P148">In Linux, you can also use mimetypes instead of filename extensions:</text:p>
      <text:p text:style-name="P148"/>
      <text:p text:style-name="P92"><text:span text:style-name="T152">mime</text:span>: <text:s text:c="2"/><text:span text:style-name="T152">application/</text:span>rtf</text:p>
      <text:p text:style-name="P92">do: <text:s text:c="4"/>efabucw.py $file</text:p>
      <text:p text:style-name="P91"/>
      <text:p text:style-name="P92"><text:span text:style-name="T171">mime</text:span>: <text:s text:c="2"/><text:span text:style-name="T152">application/vnd.ms-word</text:span></text:p>
      <text:p text:style-name="P92">do: <text:s text:c="4"/>efabucw.py $file</text:p>
      <text:p text:style-name="P91"/>
      <text:p text:style-name="P117">mime:<text:span text:style-name="T151"> <text:s text:c="2"/></text:span>application/vnd.ms-excel</text:p>
      <text:p text:style-name="P117">do:<text:span text:style-name="T151"> <text:s text:c="4"/></text:span>myFancySpreadSheetConverter --<text:span text:style-name="T209">print-to-stdout </text:span>$file</text:p>
      <text:p text:style-name="P151"/>
      <text:p text:style-name="P148">The following placeholders <text:span text:style-name="T156">can be used in the ‘do’ subsection</text:span>:</text:p>
      <text:p text:style-name="P148"/>
      <table:table table:name="Table3" table:style-name="Table3">
        <table:table-column table:style-name="Table3.A"/>
        <table:table-column table:style-name="Table3.B"/>
        <table:table-row table:style-name="TableLine103357051278112">
          <table:table-cell office:value-type="string">
            <text:p text:style-name="P237">$file</text:p>
          </table:table-cell>
          <table:table-cell office:value-type="string">
            <text:p text:style-name="P301">will be replaced <text:span text:style-name="T157">with</text:span> the name of the file <text:span text:style-name="T139">being read</text:span><text:span text:style-name="T134">.</text:span></text:p>
          </table:table-cell>
        </table:table-row>
        <table:table-row table:style-name="TableLine103357051953232">
          <table:table-cell office:value-type="string">
            <text:p text:style-name="P237">$lang</text:p>
          </table:table-cell>
          <table:table-cell office:value-type="string">
            <text:p text:style-name="P301">will be replaced with the language ISO code being used<text:span text:style-name="T134">.</text:span></text:p>
            <text:p text:style-name="P302"><text:span text:style-name="T134">This can be </text:span><text:span text:style-name="T140">handy </text:span><text:span text:style-name="T137">when </text:span><text:span text:style-name="T134">process</text:span><text:span text:style-name="T137">ing</text:span><text:span text:style-name="T134"> multilingual files (e.g., TMX). </text:span><text:span text:style-name="T141">For example:</text:span></text:p>
            <text:p text:style-name="P400">do: myFancyTmxReader --extract-language=$lang $file</text:p>
          </table:table-cell>
        </table:table-row>
      </table:table>
      <text:p text:style-name="P148"/>
      <text:h text:style-name="P443" text:outline-level="2">SETTING A DEFAULT CONVERSION CONFIGURATION</text:h>
      <text:p text:style-name="P404"/>
      <text:p text:style-name="P208">CAUTION: Any command provide<text:span text:style-name="T153">d</text:span> in the ‘do’ <text:span text:style-name="T170">part</text:span> <text:span text:style-name="T172">of a conversion-configuration file </text:span>will be executed as given. It is YOUR responsibility to ensure <text:span text:style-name="T210">such </text:span>command<text:span text:style-name="T210">s</text:span> do not have undesired side effects (e.g., erasing <text:span text:style-name="T153">all of your files</text:span>). <text:span text:style-name="T153">You MUST NEVER place a configuration file you have received from outside in the same directory where you installed </text:span><text:span text:style-name="T34">efabulor.py</text:span><text:span text:style-name="T153"> and the companion tools without first checking its content.</text:span></text:p>
      <text:p text:style-name="P405"/>
      <text:p text:style-name="P149">To set a default conversion configuration file, name it <text:span text:style-name="T13">efabconv.cfg</text:span> and place it in the same directory where <text:span text:style-name="T172">you installed </text:span><text:span text:style-name="T13">efab</text:span><text:span text:style-name="T35">ulor</text:span><text:span text:style-name="T13">.py</text:span> and the companion tools. Then you can read a non-plain text file (e.g., an RTF file) with a command such as:</text:p>
      <text:p text:style-name="P149"/>
      <text:p text:style-name="P131"><text:span text:style-name="T64">efabulor.py</text:span><text:span text:style-name="T70"> some</text:span><text:span text:style-name="T67">file.rtf</text:span></text:p>
      <text:p text:style-name="P202"/>
      <text:h text:style-name="Heading_20_2" text:outline-level="2">USING TEXT CONVERSION AS A STANDALONE APPLICATION</text:h>
      <text:p text:style-name="P149"/>
      <text:p text:style-name="P149"><text:span text:style-name="T154">T</text:span>he text conversion is handled by a companion tool called <text:span text:style-name="T13">efabconv</text:span>. <text:span text:style-name="T160">(</text:span>That is the reason why the default configuration file has to be named <text:span text:style-name="T13">efabconv.cfg</text:span>.<text:span text:style-name="T160">)</text:span> You can also use <text:span text:style-name="T13">efabconv</text:span> as a standalone <text:span text:style-name="T173">text extraction </text:span>tool. <text:span text:style-name="T161">(I do it all the time.) The only caveat is that the extracted text always goes to the standard output. If you want to save it to a </text:span><text:soft-page-break/><text:span text:style-name="T161">file, use a redirection.</text:span></text:p>
      <text:p text:style-name="P149">To extract text from a non-plain text file (e.g., an RTF file) and print it to the standard output, using a default configuration file <text:span text:style-name="T13">efabconv.cfg</text:span> placed in the same directory as <text:span text:style-name="T13">efabconv.py</text:span>:</text:p>
      <text:p text:style-name="P149"/>
      <text:p text:style-name="P131"><text:span text:style-name="T64">efab</text:span><text:span text:style-name="T71">conv</text:span><text:span text:style-name="T64">.py</text:span><text:span text:style-name="T70"> some</text:span><text:span text:style-name="T67">file.rtf</text:span></text:p>
      <text:p text:style-name="P149"/>
      <text:p text:style-name="P149">To extract text from a non-plain text file (e.g., an RTF file) and print it to the standard output, using a specified configuration file:</text:p>
      <text:p text:style-name="P149"/>
      <text:p text:style-name="P131"><text:span text:style-name="T64">efab</text:span><text:span text:style-name="T71">conv</text:span><text:span text:style-name="T64">.py</text:span><text:span text:style-name="T70"> --</text:span><text:span text:style-name="T71">config-</text:span><text:span text:style-name="T72">file</text:span><text:span text:style-name="T71"> &lt;configuration file&gt; </text:span><text:span text:style-name="T70">some</text:span><text:span text:style-name="T67">file.rtf</text:span></text:p>
      <text:p text:style-name="P85"/>
      <text:h text:style-name="Heading_20_2" text:outline-level="2">SPLITTING AND TRANSFORMATION RULES</text:h>
      <text:p text:style-name="P158"/>
      <text:p text:style-name="P158">By default, <text:span text:style-name="T13">efabulor</text:span> splits the text at paragraph boundaries (newline characters),<text:span text:style-name="T177"> strips spaces at the beginning and end of the resulting</text:span> <text:span text:style-name="T177">paragraphs, and removes empty paragraphs. </text:span>You can control the splitting process by defining ‘transformation rules’. A transformation rule is an instruction to search a given pattern within the input text and replace it with some other string. For example, if you would like to split the text a<text:span text:style-name="T211">fter</text:span> every occurrence of a period, an <text:span text:style-name="T175">exclamation</text:span> mark, or a <text:span text:style-name="T175">question </text:span>mark, you can create a ‘transformation rules file’ containing the following:</text:p>
      <text:p text:style-name="P156"/>
      <text:p text:style-name="P93">[DO]</text:p>
      <text:p text:style-name="P93">s/([.!?])/$1\n/</text:p>
      <text:p text:style-name="P156"/>
      <text:p text:style-name="P157">The ‘[DO]’ line marks the beginning of the transformation rules; when it is the first non-empty line in the file it is optional, but it is a good <text:span text:style-name="T176">habit </text:span>to include it anyway. The rule below that line is a regular expression <text:span text:style-name="T177">(regex)</text:span>, similar to the ones used by <text:span text:style-name="T13">sed</text:span> in Linux. <text:span text:style-name="T211">In this case, the regex</text:span> <text:span text:style-name="T211">asks the program to add a newline character right after any occurrence of </text:span>a period, an <text:span text:style-name="T175">exclamation</text:span> mark, or a <text:span text:style-name="T175">question </text:span>mark. <text:span text:style-name="T176">(Note that </text:span><text:span text:style-name="T37">efabulor</text:span><text:span text:style-name="T142"> </text:span><text:span text:style-name="T176">allows using a dollar sign to introduce backreferences. You can also use a backslash for the same purpose.)</text:span></text:p>
      <text:p text:style-name="P205">For more information about regular expressions as used by efabulor, see REGULAR EXPRESSIONS.</text:p>
      <text:p text:style-name="P159">Supposing you save the transformation rule to a file named <text:span text:style-name="T13">transformrules.txt</text:span>, you can have <text:span text:style-name="T13">efabulor</text:span> apply the transformation rules to the input file with the following command:</text:p>
      <text:p text:style-name="P159"/>
      <text:p text:style-name="P95">efabulor.py --transform transformrules.txt inputfile.txt</text:p>
      <text:p text:style-name="P159"/>
      <text:p text:style-name="P159">You can include as many transformation rules in one file as you wish. And you can use several transformation-rules files in a single invocation of <text:span text:style-name="T13">efabulor</text:span>. (This allows for some modularity when you define transformation rules.)</text:p>
      <text:p text:style-name="P159"><text:soft-page-break/>There is another simplified syntax for transformation rules which does not involve regular expressions. You can use plain text rules consisting of two lines, such as:</text:p>
      <text:p text:style-name="P159"/>
      <text:p text:style-name="P95">foo</text:p>
      <text:p text:style-name="P95">bar</text:p>
      <text:p text:style-name="P159"/>
      <text:p text:style-name="P159">This rule means ‘replace every occurrence of foo with bar’. Two-line transformation rules must be separated from the precedent rule and from the following <text:span text:style-name="T183">one </text:span>by <text:span text:style-name="T212">at least </text:span>an empty line.</text:p>
      <text:p text:style-name="P157"><text:span text:style-name="T176">The transformations rules will be applied before </text:span><text:span text:style-name="T37">efabulor</text:span><text:span text:style-name="T176"> splits the text at newlines, so the net result is that the text will be split not only where there was a newline character in the original text, but also after the selected punctuation marks, where the transformation rule added a newline. (The newline character is not added to the underlying file itself, only to the input text that </text:span><text:span text:style-name="T36">efabulor</text:span><text:span text:style-name="T175"> has loaded to memory.)</text:span></text:p>
      <text:p text:style-name="P160">Transformation rules are applied to the text as a whole (just as if you used the -z option with <text:span text:style-name="T13">sed</text:span>), <text:span text:style-name="T177">so for example the ^ anchor means the very beginning of the text and the $ anchor means the very end of the text. This default behavior can be modified by including compilation flags within the regular expression. For an explanation of the regex flags used by </text:span><text:span text:style-name="T38">efabulor</text:span><text:span text:style-name="T177">, see </text:span><text:span text:style-name="T310">REGULAR EXPRESSIONS</text:span><text:span text:style-name="T177">. Note also that regexes used as transformation rules are implicitly global; no need to add a ‘g’ flag.</text:span></text:p>
      <text:p text:style-name="P159"/>
      <text:h text:style-name="Heading_20_3" text:outline-level="3">PROTECTING TEXT FROM TRANSFORMATION RULES</text:h>
      <text:p text:style-name="P10"/>
      <text:p text:style-name="P161">If you would like to prevent the application of transformations rules in certain cases, you can define ‘protection rules’. Following with the previous example, suppose you would like <text:span text:style-name="T174">to split the text at every occurrence of a period, an exclamation mark, or a question mark, </text:span>but <text:span text:style-name="T213">not when that</text:span> period is part of an abbreviation <text:span text:style-name="T178">or it is the decimal point in a number</text:span>. You can create a transformation-rules file with the following content:</text:p>
      <text:p text:style-name="P161"/>
      <text:p text:style-name="P94">[DO]</text:p>
      <text:p text:style-name="P94">s/([.!?])/$1\n/</text:p>
      <text:p text:style-name="P94"/>
      <text:p text:style-name="P94">[DO NOT]</text:p>
      <text:p text:style-name="P94">/\d+\.\d+/</text:p>
      <text:p text:style-name="P94">e.g.</text:p>
      <text:p text:style-name="P94">etc.</text:p>
      <text:p text:style-name="P94"/>
      <text:p text:style-name="P162">The new ‘[DO NOT]’ section contains ‘protection rules’. Any text span matching one of th<text:span text:style-name="T180">e</text:span>se rules will be protected from the transformation rules given in the pre<text:span text:style-name="T179">vious</text:span> ‘[DO]’ section. Note you can use both regular expressions and plain text patterns as protection rules <text:span text:style-name="T184">(in the preceding example, the first rule is a regex, and the remaining two are plain text rules).</text:span> <text:span text:style-name="T213">Protection rules of both types can be mixed, and </text:span>there is no need to separate <text:span text:style-name="T213">them </text:span>with empty lines. <text:span text:style-name="T179">You can have as many [DO]/[DO NOT] pairs as you wish; in each case, the protection rules contained in a [DO NOT] section protect only from the transformation rules contained in the previous [DO] section.</text:span></text:p>
      <text:p text:style-name="P162"><text:soft-page-break/></text:p>
      <text:h text:style-name="Heading_20_3" text:outline-level="3">USING TRANSFORMATION RULES FOR PREPROCESSING</text:h>
      <text:p text:style-name="P10"/>
      <text:p text:style-name="P161">While the main purpose of transformation rules is to give you a way to add newlines <text:span text:style-name="T180">in such places </text:span>where you want the text to be split for reading, you can use transformation rules to do any kind of preprocessing. (That’s why they are called ‘transformation rules’.) <text:span text:style-name="T180">For example, transformation rules could be used to extract text from markup files; or to spot errors and add a message at the place of the error to be read aloud by </text:span><text:span text:style-name="T39">espeak</text:span><text:span text:style-name="T180">. (I have a set of transformation rules to detect mismatched quotation marks, superfluous spacing, punctuation marks preceded by spaces, repeated words, etc.) Once you learn how to use transformation rules, the limit is your imagination!</text:span></text:p>
      <text:p text:style-name="P161"/>
      <text:h text:style-name="Heading_20_3" text:outline-level="3">TRANSFORMATION <text:span text:style-name="T181">RULES AS A STANDALONE APPLICATION</text:span></text:h>
      <text:p text:style-name="Text_20_body"/>
      <text:p text:style-name="P152">The transformation rules are not applied by <text:span text:style-name="T13">efabulor</text:span> itself, but by a companion tool called <text:span text:style-name="T13">efabtrans</text:span>. This allows using the transformation rules as a standalone application. For example, to split a plain text file according to the set of transformation rules discussed above <text:span text:style-name="T214">and copy the result to the standard output</text:span>, you can use the following command:</text:p>
      <text:p text:style-name="P152"/>
      <text:p text:style-name="P96">efabtrans.py --transform transformrules.txt inputfile.txt</text:p>
      <text:p text:style-name="P150"/>
      <text:p text:style-name="P179">If you want to save the result to a file, use a redirection.</text:p>
      <text:p text:style-name="P153"><text:span text:style-name="T215">N</text:span>ote that <text:span text:style-name="T215">unlike </text:span><text:span text:style-name="T45">efabulor</text:span><text:span text:style-name="T215">, after the transformation rules are applied, </text:span><text:span text:style-name="T45">efabtrans</text:span><text:span text:style-name="T215"> will not strip spaces at the beginning and end of paragraphs nor remove empty paragraphs (an option to do this might be added in future versions)</text:span>. <text:span text:style-name="T215">If you need that content removed, y</text:span>ou should take care of <text:span text:style-name="T215">that yourself</text:span>, either by adding <text:span text:style-name="T185">specific</text:span> transformation rules <text:span text:style-name="T215">to the transformation rules file</text:span>, or by <text:span text:style-name="T215">filtering </text:span><text:span text:style-name="T45">efabtrans</text:span><text:span text:style-name="T215">’s output through an external command, </text:span>e.g. <text:span text:style-name="T13">sed</text:span>:</text:p>
      <text:p text:style-name="P152"/>
      <text:p text:style-name="P97">efabtrans.py --transform transformrules.txt inputfile.txt |</text:p>
      <text:p text:style-name="P97"><text:s text:c="2"/>sed 's/^\s*//' | sed 's/\s*//' | sed '/^$/d'</text:p>
      <text:p text:style-name="P99"/>
      <text:p text:style-name="P152"><text:span text:style-name="T215">Because</text:span> <text:span text:style-name="T13">efabtrans</text:span> works as a filter, you can apply it to non-plain text files as well:</text:p>
      <text:p text:style-name="P152"/>
      <text:p text:style-name="P98"><text:span text:style-name="T182">efabconv.py file.rtf | </text:span>efabtrans.py --transform transformrules.txt</text:p>
      <text:p text:style-name="P204"/>
      <text:h text:style-name="P451" text:outline-level="2">PREPROCESSING FILTERS</text:h>
      <text:p text:style-name="P402"/>
      <text:p text:style-name="P221">CAUTION: Any command provide<text:span text:style-name="T153">d</text:span> <text:span text:style-name="T188">with </text:span><text:span text:style-name="T79">--preprocess</text:span><text:span text:style-name="T188"> </text:span>will be executed as given. It is YOUR responsibility to ensure the given command do<text:span text:style-name="T170">es</text:span> not have undesired side effects (e.g., erasing <text:span text:style-name="T153">all of your files</text:span>).</text:p>
      <text:p text:style-name="P229"/>
      <text:p text:style-name="P230">As an alternative (or complement) to transformation rules, you can preprocess the input text by giving <text:span text:style-name="T13">efabulor</text:span> a filtering command or pipeline with the --preprocess option. The command or pipeline will receive the unprocessed input text as <text:span text:style-name="T108">its</text:span> input text and will pass its output as input text for <text:span text:style-name="T13">efabulor</text:span>. For example, <text:span text:style-name="T216">another way </text:span>to split the text at periods, exclamation signs and quotation signs <text:span text:style-name="T216">is to </text:span>use the following command:</text:p>
      <text:p text:style-name="P163"/>
      <text:p text:style-name="P100">efabulor.py --preprocess 'sed -r "s/([.!?])/\1\n/g"' inputfile.txt</text:p>
      <text:p text:style-name="P163"/>
      <text:p text:style-name="P163">Note the two sets of quotation marks: the outer one is to enclose the filtering command, the inner one is to enclose the regular expression used by <text:span text:style-name="T13">sed</text:span> <text:span text:style-name="T216">(</text:span>which happens to be the filtering command <text:span text:style-name="T216">in this example)</text:span>.</text:p>
      <text:p text:style-name="P164">Preprocessing filters give you full freedom to define a preprocessing stage <text:span text:style-name="T186">when</text:span> transformation rules are not enough <text:span text:style-name="T217">(or when they are too much)</text:span>.</text:p>
      <text:p text:style-name="P164"><text:span text:style-name="T186">You can give several preprocessing filters, which will be applied in the order they are given. Supposing </text:span><text:span text:style-name="T40">filter1</text:span><text:span text:style-name="T186"> and </text:span><text:span text:style-name="T40">filter2</text:span><text:span text:style-name="T186"> are some external filtering scripts or programs:</text:span></text:p>
      <text:p text:style-name="P164"/>
      <text:p text:style-name="P101">efabulor.py --preprocess <text:span text:style-name="T186">filter1 --preprocess filter2</text:span> inputfile.txt</text:p>
      <text:p text:style-name="P164"/>
      <text:p text:style-name="P165">You can also combine all the preprocessing filters into a single pipelined filter:</text:p>
      <text:p text:style-name="P164"/>
      <text:p text:style-name="P101">efabulor.py --preprocess '<text:span text:style-name="T186">filter1 | filter2'</text:span> inputfile.txt</text:p>
      <text:p text:style-name="P164"/>
      <text:p text:style-name="P165">Preprocessing filters can be combined with transformation rules. In this case, transformation rules will be applied <text:span text:style-name="T108">after</text:span> preprocessing filters <text:span text:style-name="T187">(the relative location of the --transform and --preprocess options in the command line is irrelevant)</text:span>. If you need to apply transformation rules <text:span text:style-name="T108">before</text:span> preprocessing filters, call<text:span text:style-name="T187">ing</text:span> <text:span text:style-name="T13">efabtrans</text:span> as a filter before the other filters <text:span text:style-name="T187">will do the trick</text:span>:</text:p>
      <text:p text:style-name="P165"/>
      <text:p text:style-name="P101">efabulor.py --preprocess '<text:span text:style-name="T186">efabtrans.py --transform transformrules.txt' --preprocess some_other_filter</text:span> inputfile.txt</text:p>
      <text:p text:style-name="P163"/>
      <text:p text:style-name="P163">[TO DO: <text:span text:style-name="T189">unificar </text:span>mark/sign]</text:p>
      <text:p text:style-name="P163"/>
      <text:h text:style-name="Heading_20_2" text:outline-level="2">SEGMENTATION AND SEPARATOR OPTIONS</text:h>
      <text:p text:style-name="Text_20_body"/>
      <text:p text:style-name="P203"><text:soft-page-break/>Transformation rules (and preprocessing filters) provide a rather simple and flexible way to <text:span text:style-name="T201">control the way </text:span><text:span text:style-name="T43">efabulor</text:span><text:span text:style-name="T201"> splits the input text in sentences. In certain cases, however, there is yet a simpler way.</text:span></text:p>
      <text:p text:style-name="P166"><text:span text:style-name="T13">efabulor</text:span> splits text at newlines by default. You can tell the program to use any other string or pattern instead. For example, to have <text:span text:style-name="T13">efabulor</text:span> split the text at spaces <text:span text:style-name="T194">instead of newlines</text:span>, you <text:span text:style-name="T194">can use the following command:</text:span></text:p>
      <text:p text:style-name="P166"/>
      <text:p text:style-name="P102">efabulor.py --separator ' ' <text:span text:style-name="T194">inputfile</text:span>.txt</text:p>
      <text:p text:style-name="P166"/>
      <text:p text:style-name="P167">To have <text:span text:style-name="T41">efabulor</text:span><text:span text:style-name="T193"> split the text at spaces </text:span><text:span text:style-name="T108">and</text:span> newlines<text:span text:style-name="T193">, you </text:span>must use a regular expression:</text:p>
      <text:p text:style-name="P167"/>
      <text:p text:style-name="P103">efabulor.py --separator '/<text:span text:style-name="T194">[</text:span> <text:span text:style-name="T194">\n]/</text:span>' <text:span text:style-name="T194">inputfile</text:span>.txt</text:p>
      <text:p text:style-name="P167"/>
      <text:p text:style-name="P168">A simple <text:span text:style-name="T196">way </text:span>to read CSV files (provided no commas appear within fields):</text:p>
      <text:p text:style-name="P168"/>
      <text:p text:style-name="P104">efabulor.py --separator '/<text:span text:style-name="T194">[,\n]/</text:span>' <text:span text:style-name="T194">inputfile</text:span>.<text:span text:style-name="T195">csv</text:span></text:p>
      <text:p text:style-name="P170"/>
      <text:p text:style-name="P169"><text:span text:style-name="T201">And t</text:span>here is yet another alternative. Instead of telling <text:span text:style-name="T13">efabulor</text:span> which string or patterns separate readable units [TO DO], you can provide a regular expression which defines <text:span text:style-name="T198">how</text:span> a readable unit <text:span text:style-name="T201">looks like</text:span>. For example, to tell <text:span text:style-name="T13">efabulor</text:span> to split the text in groups of two newline separated paragraphs, you can use the following command:</text:p>
      <text:p text:style-name="P169"/>
      <text:p text:style-name="P106">efabulor.py --segment '((?:.+?\n+){1,2})' <text:span text:style-name="T197">inputfile</text:span>.txt</text:p>
      <text:p text:style-name="P169"/>
      <text:p text:style-name="P171">As you see, it’s not necessary to enclose the regex in regex delimiters <text:span text:style-name="T201">when you use the --segment option</text:span>, although you can do it if you want <text:span text:style-name="T218">(or if you need to specify flags; see [TO DO])</text:span>:</text:p>
      <text:p text:style-name="P171"/>
      <text:p text:style-name="P105">efabulor.py --segment '/((?:.+?\n+){1,2})/' <text:span text:style-name="T197">inputfile</text:span>.txt</text:p>
      <text:p text:style-name="P171"/>
      <text:p text:style-name="P172"><text:span text:style-name="T198">N</text:span>ote the use of capturing groups. When the segmentation regex <text:span text:style-name="T219">includes </text:span>capturing groups, each capturing group <text:span text:style-name="T220">will deliver one readable unit</text:span>. The outer pair of parentheses in this example <text:span text:style-name="T220">encloses a capturing group</text:span>. <text:span text:style-name="T219">T</text:span>he inner pair <text:span text:style-name="T219">of parentheses </text:span>delimits the pattern to which the quantifier ‘{1,2}’ applies. <text:span text:style-name="T220">The pattern starts with ?: to indicate it’s not a capturing group; otherwise, we would get the second paragraph of each group twice. We use ‘\n+’ for newlines instead of just ‘\n’ to allow for the case where paragraphs in the original text are separated by more than one newline.</text:span></text:p>
      <text:p text:style-name="P173">If there are no capturing groups, the readable unit will be just the text matched <text:span text:style-name="T219">by </text:span>the regular expression. <text:span text:style-name="T220">So the segmentation regex of the previous example could be simplified a little more:</text:span></text:p>
      <text:p text:style-name="P173"/>
      <text:p text:style-name="P107">efabulor.py --segment '(?:.+?\n+){1,2}' <text:span text:style-name="T197">inputfile</text:span>.txt</text:p>
      <text:p text:style-name="P173"/>
      <text:p text:style-name="P178"><text:soft-page-break/>The quantified pattern still needs to be a non-capturing group. The reason is that when you apply a quantifier to a capturing group, only the last match is returned. <text:span text:style-name="T221">(You could use such a pattern to read every other paragraph in a file.)</text:span></text:p>
      <text:p text:style-name="P178"/>
      <text:p text:style-name="P174"><text:span text:style-name="T221">Now a slightly simpler example. </text:span>Suppose you have <text:span text:style-name="T199">a </text:span>TMX file (TMX is a common multilingual format <text:span text:style-name="T348">based on XML </text:span>used by translators) <text:span text:style-name="T221">containing something </text:span>like this:</text:p>
      <text:p text:style-name="P174"/>
      <text:p text:style-name="P108">...</text:p>
      <text:p text:style-name="P108"><text:s text:c="4"/>&lt;tu&gt;</text:p>
      <text:p text:style-name="P108"><text:s text:c="6"/>&lt;tuv xml:lang="EN"&gt;&lt;seg&gt;First sentence&lt;/seg&gt;&lt;/tuv&gt;</text:p>
      <text:p text:style-name="P108"><text:s text:c="6"/>&lt;tuv xml:lang="ES"&gt;&lt;seg&gt;Primera oración&lt;/seg&gt;&lt;/tuv&gt;</text:p>
      <text:p text:style-name="P108"><text:s text:c="4"/>&lt;/tu&gt;</text:p>
      <text:p text:style-name="P108"><text:s text:c="4"/>&lt;tu&gt;</text:p>
      <text:p text:style-name="P108"><text:s text:c="6"/>&lt;tuv xml:lang="EN"&gt;&lt;seg&gt;Second sentence&lt;/seg&gt;&lt;/tuv&gt;</text:p>
      <text:p text:style-name="P108"><text:s text:c="6"/>&lt;tuv xml:lang="ES"&gt;&lt;seg&gt;Segunda oración&lt;/seg&gt;&lt;/tuv&gt;</text:p>
      <text:p text:style-name="P108"><text:s text:c="4"/>&lt;/tu&gt;</text:p>
      <text:p text:style-name="P108"><text:s text:c="4"/>&lt;tu&gt;</text:p>
      <text:p text:style-name="P108"><text:s text:c="6"/>&lt;tuv xml:lang="EN"&gt;&lt;seg&gt;Third sentence&lt;/seg&gt;&lt;/tuv&gt;</text:p>
      <text:p text:style-name="P108"><text:s text:c="6"/>&lt;tuv xml:lang="ES"&gt;&lt;seg&gt;Tercera oración&lt;/seg&gt;&lt;/tuv&gt;</text:p>
      <text:p text:style-name="P108"><text:s text:c="4"/>&lt;/tu&gt;</text:p>
      <text:p text:style-name="P108"><text:s/>…</text:p>
      <text:p text:style-name="P174"/>
      <text:p text:style-name="P175"><text:span text:style-name="T221">Y</text:span>ou want to have <text:span text:style-name="T13">efabulor</text:span> read <text:span text:style-name="T202">just </text:span>the English sentences <text:span text:style-name="T199">one after the other</text:span> <text:span text:style-name="T199">(that is: “First sentence”, “Second sentence”, …)</text:span>. One approach would be to create a script that extracts precisely those parts, and invoke it through the --do option <text:span text:style-name="T199">(</text:span>or configure it as a generic extracting script for TMX files in the <text:span text:style-name="T13">efabconv.cfg</text:span> configuration file<text:span text:style-name="T199">)</text:span>. Another approach would be to write a transformation rules file <text:span text:style-name="T222">to </text:span>delete everything in the TMX files <text:span text:style-name="T199">which is not part of the </text:span>English sentences, taking care of leaving the <text:span text:style-name="T199">sentences</text:span> separated by newlines. <text:span text:style-name="T202">Both solutions might be the right thing to do it if you will be reading TMX files such as this all the time. But if you need to read just this one TMX file, and because you know the exact structure of the file,</text:span> <text:span text:style-name="T199">there is a simpler ‘on-the fly’ solution in which you don’t need to write extraction scripts or transformation rules. Just enter</text:span>:</text:p>
      <text:p text:style-name="P218"/>
      <text:p text:style-name="P219">CAUTION: <text:span text:style-name="T204">Just in case you are reading only this part of the manual: remember that a</text:span>ny command you provide with the <text:span text:style-name="T64">--do</text:span> option will be executed as given. It is YOUR responsibility to ensure <text:span text:style-name="T204">such </text:span>command<text:span text:style-name="T204">s</text:span> do not have undesired side effects (e.g., erasing <text:span text:style-name="T153">all of your files</text:span>).</text:p>
      <text:p text:style-name="P222"/>
      <text:p text:style-name="P231">efabulor.py --segment '&lt;tuv xml:lang="EN"&gt;&lt;seg&gt;(.+?)&lt;\/seg&gt;&lt;\/tuv&gt;' --do 'cat inputfile.tmx'</text:p>
      <text:p text:style-name="P174"/>
      <text:p text:style-name="P177"><text:span text:style-name="T233">(Replace ‘cat’ with ‘type’ in </text:span>Windows.<text:span text:style-name="T233">)</text:span></text:p>
      <text:p text:style-name="P176"><text:span text:style-name="T203">There is </text:span>only <text:span text:style-name="T203">one </text:span>capturing group, <text:span text:style-name="T203">and it</text:span> will extract exactly the content of the English <text:soft-page-break/>sentences (<text:span text:style-name="T203">which </text:span>are identified by the ‘xml:lang="EN"’ attribute in the TMX file). Note also we had to escape <text:span text:style-name="T200">with a backslash </text:span>the forward slashes that mark the closing tags in TMX. Finally, we use the ‘--do 'cat inputfile.tmx'’ part because we assum<text:span text:style-name="T200">e</text:span> that no specific conversion command has been configured for TMX files. <text:span text:style-name="T200">We know however that a TMX file is just a special kind of text file, so we can ‘extract’ its content by simply copying it to the standard output (remember that the output of --do will be the input for </text:span><text:span text:style-name="T42">efabulor</text:span><text:span text:style-name="T200">). The command to do so is </text:span><text:span text:style-name="T42">cat</text:span><text:span text:style-name="T200"> in Linux and </text:span><text:span text:style-name="T42">type</text:span><text:span text:style-name="T200"> in Windows. If we had just specified the name of the file (instead of --do), </text:span><text:span text:style-name="T42">efabulor</text:span><text:span text:style-name="T200"> would complain that no conversion rules were given for TMX files.</text:span></text:p>
      <text:p text:style-name="P242"/>
      <text:h text:style-name="Heading_20_2" text:outline-level="2">SUBSTITUTION RULES</text:h>
      <text:p text:style-name="P9"/>
      <text:p text:style-name="P180">Substitution rules can be applied to the text to further control the reading process. Substitution rules are similar to transformation rules, and in fact, the language used for defining them is almost the same (see SPLITTING AND TRANSFORMATION RULES). There are some differences though:</text:p>
      <text:list xml:id="list1626540472" text:style-name="L1">
        <text:list-item>
          <text:p text:style-name="P463"><text:span text:style-name="T223">In the current version of </text:span><text:span text:style-name="T46">efabulor</text:span><text:span text:style-name="T223">, protection rules cannot be defined for substitution rules, because substitution rules files cannot contain sections. Substitution rules files containing anything resembling a section header file will be ignored. This minor difference between substitution rules and transformation rules might be removed in future versions.</text:span></text:p>
        </text:list-item>
        <text:list-item>
          <text:p text:style-name="P464">Transformation rules are applied after plain text has been extracted from the input file (and possibly preprocessed; see PREPROCESSING<text:span text:style-name="T275">)</text:span>, and before the text is split into segments. They affect the input text as a whole as seen by <text:span text:style-name="T13">efabulor</text:span>. (And when you use regular expressions to define transformation rules, they apply to the whole text by default.) They <text:span text:style-name="T234">help to define </text:span><text:span text:style-name="T111">w</text:span><text:span text:style-name="T109">hat</text:span><text:span text:style-name="T227"> text will be read.</text:span><text:line-break/>Substitution rules are applied to each segment before it is sent to <text:span text:style-name="T13">espeak</text:span> for reading. They affect only one segment at a time. <text:span text:style-name="T235">I</text:span>f you use regular expressions to define substitution rules, they apply only to the current segment. The result of the substitution is not shown onscreen by default; it is only seen by <text:span text:style-name="T13">espeak</text:span>. Substitution rules <text:span text:style-name="T228">affect</text:span> <text:span text:style-name="T226">the actual </text:span>input <text:span text:style-name="T226">for</text:span> <text:span text:style-name="T13">espeak</text:span>. <text:span text:style-name="T234">They help to define </text:span><text:span text:style-name="T111">h</text:span><text:span text:style-name="T109">ow</text:span><text:span text:style-name="T227"> the input text will be read. (See an example below of when this can be useful.)</text:span></text:p>
        </text:list-item>
        <text:list-item>
          <text:p text:style-name="P465">When changes to transformation rules are detected, <text:span text:style-name="T13">efabulor</text:span> will reload the whole text (<text:span text:style-name="T236">that is, </text:span>execute the input command again) and possibly generate a tracking event (see <text:span text:style-name="T280">CHANGE TRACKING</text:span>). When changes <text:span text:style-name="T236">t</text:span>o substitution rules are detected, the input text will not be reloaded. <text:span text:style-name="T13">efabulor</text:span> will only reload the substitution rules and apply the new rules only to the current segment. If the substituted text changes as a result of the new substitution rules, a tracking event will be generated only for the current segment.</text:p>
        </text:list-item>
      </text:list>
      <text:p text:style-name="P180"/>
      <text:p text:style-name="P180">Suppose you want <text:span text:style-name="T13">espeak</text:span> to say ‘bar’ aloud each time the input text contains ‘foo’. You can define a substitution rules file, say <text:span text:style-name="T13">substrules.txt</text:span>, with the following content:</text:p>
      <text:p text:style-name="P180"/>
      <text:p text:style-name="P109">foo</text:p>
      <text:p text:style-name="P109">bar</text:p>
      <text:p text:style-name="P180"/>
      <text:p text:style-name="P180"><text:soft-page-break/>Then you can use the substitution rules file with the following command:</text:p>
      <text:p text:style-name="P180"/>
      <text:p text:style-name="P109">efabulor.py --subst substrules.txt inputfile.txt</text:p>
      <text:p text:style-name="P180"/>
      <text:p text:style-name="P180">You can use more than one substitution rules file, and they will be applied in the order they are given.</text:p>
      <text:p text:style-name="P180">You can also use regular expressions as substitution rules, <text:span text:style-name="T224">but </text:span>if you mix plain text (two-line) substitution rules and regex (one-line) substitution rules, plain text rules <text:span text:style-name="T224">must </text:span>be <text:span text:style-name="T224">separated from each other and from regex rules </text:span>by empty lines:</text:p>
      <text:p text:style-name="P180"/>
      <text:p text:style-name="P215">foo</text:p>
      <text:p text:style-name="P109">bar</text:p>
      <text:p text:style-name="P109"/>
      <text:p text:style-name="P214">42</text:p>
      <text:p text:style-name="P110">the Answer to the Ultimate Question of Life, etc.</text:p>
      <text:p text:style-name="P110"/>
      <text:p text:style-name="P109">s/<text:span text:style-name="T225">(\w+)\s+\1\b/repeated word here/</text:span></text:p>
      <text:p text:style-name="P180"/>
      <text:p text:style-name="P181">You can <text:span text:style-name="T237">refer to</text:span> the section on SPLITTING AND TRANSFORMATION RULES, as most of its content also applies to substitution rules.</text:p>
      <text:p text:style-name="P182">Why would you use substitution rules? <text:s/>One reason is that sometimes the result of the underlying text-to-spe<text:span text:style-name="T229">e</text:span>ch conversion can be unsatisfactory or erroneous. For example, when using the <text:span text:style-name="T13">spanish-mbrola-1</text:span> voice to read text in Spanish, there is a minor glitch every time the ‘ll’ digraph occurs in the input text (with certain versions of <text:span text:style-name="T13">espeak</text:span> and <text:span text:style-name="T13">mbrola</text:span> at least). I <text:span text:style-name="T230">use </text:span>the following substitution rule <text:span text:style-name="T230">to solve this</text:span>, <text:span text:style-name="T229">as ‘y’ is virtually homophonous to ‘ll’ in most variants of Spanish</text:span>:</text:p>
      <text:p text:style-name="P182"/>
      <text:p text:style-name="P111">s/[Ll]l([aeiouáéíóú])/y$1/</text:p>
      <text:p text:style-name="P183"/>
      <text:p text:style-name="P184">Another use for substitution rules is to give you auditory feedback of common errors in your input text. For example, to have <text:span text:style-name="T13">efabulor</text:span> alert you of repeated spaces within text, you could have a substitution rule such as:</text:p>
      <text:p text:style-name="P184"/>
      <text:p text:style-name="P112">s/ {2,}/ <text:span text:style-name="T231">repeated space here </text:span>/</text:p>
      <text:p text:style-name="P184"/>
      <text:p text:style-name="P185"><text:span text:style-name="T231">(Note that repeated spaces </text:span><text:span text:style-name="T110">between sentences</text:span><text:span text:style-name="T231"> will be removed by </text:span><text:span text:style-name="T47">efabulor</text:span><text:span text:style-name="T231"> when splitting the text into sentences.)</text:span></text:p>
      <text:p text:style-name="P185">You can place quality-assurance rules <text:span text:style-name="T232">such as this </text:span>in a substitution rules file when they can be applied on a segment by segment basis; or place them in a transformation rules file when the regular expression needs to be matched against the whole text. Experience will teach you the proper way to do it.</text:p>
      <text:p text:style-name="P185"/>
      <text:h text:style-name="P461" text:outline-level="3"><text:soft-page-break/>TEMPORARILY DISABLING SUBSTITUTION RULES</text:h>
      <text:p text:style-name="P466"/>
      <text:p text:style-name="P475"><text:span text:style-name="T312">When using substitution rules, you can temporarily disable their application by pressing </text:span><text:span text:style-name="T340">S</text:span><text:span text:style-name="T312">. Press </text:span><text:span text:style-name="T340">S</text:span><text:span text:style-name="T312"> again to re‑enable substitutions.</text:span></text:p>
      <text:p text:style-name="P184"/>
      <text:h text:style-name="P461" text:outline-level="3"><text:span text:style-name="T367">SHOWING THE EFFECT OF SUBSTITUTION </text:span>RULES</text:h>
      <text:p text:style-name="P466"/>
      <text:p text:style-name="P475"><text:span text:style-name="T312">When using substitution rules, you can ask </text:span><text:span text:style-name="T340">efabulor</text:span><text:span text:style-name="T312"> to show the effect of substitution rules, instead of the ‘raw’ input text, by pressing </text:span><text:span text:style-name="T340">D</text:span><text:span text:style-name="T312">. Press </text:span><text:span text:style-name="T340">D</text:span><text:span text:style-name="T312"> again to go back to the normal mode of showing the input text before substitutions.</text:span></text:p>
      <text:p text:style-name="P475"><text:span text:style-name="T312"/></text:p>
      <text:h text:style-name="P462" text:outline-level="3"><text:span text:style-name="T369">EDITING</text:span><text:span text:style-name="T367"> SUBSTITUTION </text:span>RULES <text:span text:style-name="T407">ON THE FLY</text:span></text:h>
      <text:p text:style-name="P467"/>
      <text:p text:style-name="P476"><text:span text:style-name="T312">When using substitution rules, you can ask </text:span><text:span text:style-name="T340">efabulor</text:span><text:span text:style-name="T312"> to </text:span><text:span text:style-name="T313">open the substitution rules file in an editor window </text:span><text:span text:style-name="T312">by pressing </text:span><text:span text:style-name="T341">s</text:span><text:span text:style-name="T312">. </text:span><text:span text:style-name="T313">If there is only one substitution rules file being used, efabulor will try to open it in the application registered in your system for editing plain text files. If more than one substitution rules file is being used, you will be presented with a menu of files to choose from first.</text:span></text:p>
      <text:h text:style-name="Heading_20_2" text:outline-level="2">CHANGE TRACKING</text:h>
      <text:p text:style-name="P5"/>
      <text:p text:style-name="P119">One of the main functionalities of <text:span text:style-name="T13">efabulor</text:span> is its ability to track changes to the underlying files being used within a reading session. The underlying files (also called monitored files) which are tracked for changes are:</text:p>
      <text:p text:style-name="P119">- the input file</text:p>
      <text:p text:style-name="P119">- the transformation rule files</text:p>
      <text:p text:style-name="P119">- the substitution rule files</text:p>
      <text:p text:style-name="P119">- additional files/directories specified with the --monitored-file option</text:p>
      <text:p text:style-name="P119">By default, <text:span text:style-name="T13">efabulor</text:span> checks tracked files for changes every 2 seconds. The interval can be adjusted with the --monitoring-interval option.</text:p>
      <text:p text:style-name="P119">A file is considered to be changed whenever its modification timestamp on disk has changed, <text:span text:style-name="T147">irrespective of </text:span>the actual content<text:span text:style-name="T238">s</text:span> of the file.</text:p>
      <text:p text:style-name="P119">When <text:span text:style-name="T13">efabulor</text:span> detects a change to a monitored file <text:span text:style-name="T270">which </text:span>is not a substitution rules file, the following things happen <text:span text:style-name="T130">by default (the actual behavior can be further modified with several runtime options and command line switches)</text:span>:</text:p>
      <text:p text:style-name="P119">- The text extraction pipeline (see [TO DO]) is executed <text:span text:style-name="T129">again</text:span>.</text:p>
      <text:p text:style-name="P119">- The new input text is compared with the previous version.</text:p>
      <text:p text:style-name="P120">- If changes are detected:</text:p>
      <text:p text:style-name="P374">- A summary report is given onscreen.</text:p>
      <text:p text:style-name="P375">- <text:span text:style-name="T129">If the first modified line is at or before the current line, a ‘tracking event’ is generated. A tracking event means that the player is stopped if it is running, the </text:span><text:soft-page-break/><text:span text:style-name="T129">first modified line becomes the current line and the reading is resumed. A brief notification is read aloud before restarting the player, to act as an audible separator within the stream of reading.</text:span></text:p>
      <text:p text:style-name="P121">When <text:span text:style-name="T238">the</text:span> change <text:span text:style-name="T238">affects </text:span>a substitution rules file, the substitution rules file is reloa<text:span text:style-name="T148">d</text:span>ed and the player is restarted if and only if the new substitution rules affect the current line.</text:p>
      <text:p text:style-name="P121"/>
      <text:h text:style-name="P453" text:outline-level="3">TRACKING MODES</text:h>
      <text:p text:style-name="P12"/>
      <text:p text:style-name="P187">There are four tracking modes, which are: backward, forward, restart and none. efabulor starts in backward mode (unless called with the --tracking-mode option and a different choice<text:span text:style-name="T248">)</text:span>.</text:p>
      <text:p text:style-name="P187">The behaviour in <text:span text:style-name="T13">backward</text:span> mode was described in the preceding section.</text:p>
      <text:p text:style-name="P187">In <text:span text:style-name="T13">forward</text:span> mode, a tracking event is generated also when the first modified line is after the current one. (That means that the player will advance to the first modified line and <text:span text:style-name="T249">read </text:span>from there.)</text:p>
      <text:p text:style-name="P187">In <text:span text:style-name="T13">restart</text:span> mode, whenever a change to the input text is detected, the player will restart at the first line irrespective of the location of the first modified line.</text:p>
      <text:p text:style-name="P188">Finally, tracking mode can be set to <text:span text:style-name="T13">none</text:span>. In this mode, a report of changes will be given onscreen, but the player will continue reading the current line. (If the feedback mode is set to <text:span text:style-name="T13">full</text:span>, the player <text:span text:style-name="T249">may have to</text:span> stop to give the auditory feedback; after that, the player will restart reading the current line.)</text:p>
      <text:p text:style-name="P376"/>
      <text:h text:style-name="P444" text:outline-level="2">FEEDBACK MODES</text:h>
      <text:p text:style-name="P13"/>
      <text:p text:style-name="P189">Feedback modes specify the amount of auditory feedback you will receive when the underlying files change and a tracking event is generated (see CHANGE TRACKING). There are three feedback modes: none, minimum and full. Minimum feedback mode is the default. In minimum feedback mode, when a tracking event occurs <text:span text:style-name="T13">efabulor</text:span> will only tell you whether the reading is being restarted or if the player is jumping to another sentence in the input text because of the tracking event. Minimum feedback messages are intended as a separator between the sentence that was being read when the tracking event occurred and the sentence that will be read afterwards. When feedback mode is ‘none’, you don’t get that separator when a tracking event occurs; the sentence that was being read is interrupted abruptly, and the player continues reading the new current sentence. When feedback mode is ‘full’, <text:span text:style-name="T13">efabulor</text:span> will also read aloud several messages trying to describe the change that triggered the tracking event: whether there are changes to one or many lines, if the length of the file has decreased/increased, etc.</text:p>
      <text:p text:style-name="P189"/>
      <text:h text:style-name="Heading_20_2" text:outline-level="2">CONFIGURING FEEDBACK MESSAGES FOR THE LOCALE</text:h>
      <text:p text:style-name="P14"/>
      <text:p text:style-name="P190">The <text:span text:style-name="T250">feedback messages which are read in response to changes to the underlying files are not hardcoded within</text:span> <text:span text:style-name="T13">efabulor</text:span> <text:span text:style-name="T250">but configured in a locale configuration file. See </text:span><text:soft-page-break/><text:span text:style-name="T250">LOCALE-SPECIFIC CONFIGURATION FILE.</text:span></text:p>
      <text:p text:style-name="P190"/>
      <text:h text:style-name="P445" text:outline-level="2">LOCALE-SPECIFIC CONFIGURATION FILE</text:h>
      <text:p text:style-name="P190"/>
      <text:p text:style-name="P201">Several options which depend on the language being used for reading can be configured in a locale-specific configuration file. Those options currently are: the preferred voice for the language and the feedback messages used when changes to the underlying files are detected (see CHANGE TRACKING and FEEDBACK MODES).</text:p>
      <text:p text:style-name="P193">The current version of <text:span text:style-name="T13">efabulor</text:span> includes two predefined configuration files for English and Spanish. You can use any of them as a template for creating a configuration file for another language <text:span text:style-name="T258">by simply replacing your preferred voice and translating the messages</text:span>. <text:span text:style-name="T252">For example, t</text:span>his is the <text:span text:style-name="T270">predefined</text:span> English configuration file:</text:p>
      <text:p text:style-name="P193"/>
      <text:p text:style-name="P399">voice:<text:tab/><text:span text:style-name="T273">english-mb-en1</text:span></text:p>
      <text:p text:style-name="P397">no-changes:<text:tab/>File changes do not affect the text</text:p>
      <text:p text:style-name="P397">changes-reverted:<text:tab/>The <text:span text:style-name="T273">last </text:span>changes were reverted</text:p>
      <text:p text:style-name="P397">many-changes:<text:tab/>Many lines have changed</text:p>
      <text:p text:style-name="P397">changes-before:<text:tab/>Changes before current line</text:p>
      <text:p text:style-name="P397">changes-here:<text:tab/>Changes in current line</text:p>
      <text:p text:style-name="P397">changes-next:<text:tab/>Changes in next line</text:p>
      <text:p text:style-name="P397">changes-after:<text:tab/>Changes after current line</text:p>
      <text:p text:style-name="P397">blank-areas-changed:<text:tab/>Empty areas changed</text:p>
      <text:p text:style-name="P397">jumping-back:<text:tab/>Going back</text:p>
      <text:p text:style-name="P397">jumping-forward:<text:tab/>Going forward</text:p>
      <text:p text:style-name="P397">continuing:<text:tab/>Continuing</text:p>
      <text:p text:style-name="P397">restarting:<text:tab/>Starting again</text:p>
      <text:p text:style-name="P397">starting-again:<text:tab/>Starting again from the beginning</text:p>
      <text:p text:style-name="P397">subst-changed:<text:tab/>Substitution rule changed</text:p>
      <text:p text:style-name="P397">reload-delayed:<text:tab/>File reload postponed</text:p>
      <text:p text:style-name="P397">file-increased:<text:tab/>File size increased</text:p>
      <text:p text:style-name="P397">file-decreased:<text:tab/>File size decreased</text:p>
      <text:p text:style-name="P397">file-too-short:<text:tab/>File was reduced before the current line</text:p>
      <text:p text:style-name="P398">file-is-empty:<text:tab/>File is empty</text:p>
      <text:p text:style-name="P398">file-changed-again:<text:tab/>File changed again on disk. Reporting changes since last modification</text:p>
      <text:p text:style-name="P193"/>
      <text:p text:style-name="P191"><text:span text:style-name="T251">The ‘voice’ option defines the preferred voice for reading. (If you include the </text:span><text:span text:style-name="T78">‑‑voice</text:span><text:span text:style-name="T251"> option in the command line, it will take precedence over the voice configured in the locale configuration file.)</text:span></text:p>
      <text:p text:style-name="P191"><text:span text:style-name="T251">The other options define the feedback messages used with feedback modes of ‘minimum’ and ‘full’. The current version of </text:span><text:span text:style-name="T50">efabulor</text:span><text:span text:style-name="T251"> provides the following feedback messages in </text:span><text:soft-page-break/><text:span text:style-name="T251">response to changes to the underlying files:</text:span></text:p>
      <text:p text:style-name="P191"/>
      <text:p text:style-name="P217"><text:span text:style-name="T260">IN M</text:span>INIMUM/<text:span text:style-name="T268">FULL</text:span> FEEDBACK MODE:</text:p>
      <text:p text:style-name="P198">(Note: messages from this set are mutually exclusive)</text:p>
      <text:p text:style-name="P198"/>
      <table:table table:name="Table6" table:style-name="Table6">
        <table:table-column table:style-name="Table6.A"/>
        <table:table-column table:style-name="Table6.B"/>
        <table:table-header-rows>
          <table:table-row table:style-name="Table6.1">
            <table:table-cell table:style-name="Table6.A1" office:value-type="string">
              <text:p text:style-name="P241">Message key</text:p>
            </table:table-cell>
            <table:table-cell table:style-name="Table6.A1" office:value-type="string">
              <text:p text:style-name="P241">Played when …</text:p>
            </table:table-cell>
          </table:table-row>
        </table:table-header-rows>
        <table:table-row table:style-name="Table6.1">
          <table:table-cell office:value-type="string">
            <text:p text:style-name="P370">restarting</text:p>
          </table:table-cell>
          <table:table-cell office:value-type="string">
            <text:p text:style-name="P308">the reading will resume at the current line.</text:p>
          </table:table-cell>
        </table:table-row>
        <table:table-row table:style-name="Table6.1">
          <table:table-cell office:value-type="string">
            <text:p text:style-name="P307">jumping-back</text:p>
          </table:table-cell>
          <table:table-cell office:value-type="string">
            <text:p text:style-name="P308">the reading will resume at a line before the current one.</text:p>
          </table:table-cell>
        </table:table-row>
        <table:table-row table:style-name="Table6.1">
          <table:table-cell office:value-type="string">
            <text:p text:style-name="P307">jumping-forward</text:p>
          </table:table-cell>
          <table:table-cell office:value-type="string">
            <text:p text:style-name="P307"><text:span text:style-name="T267">the reading</text:span> <text:span text:style-name="T267">will resume at a line after the current one.</text:span></text:p>
          </table:table-cell>
        </table:table-row>
        <table:table-row table:style-name="Table6.1">
          <table:table-cell office:value-type="string">
            <text:p text:style-name="P307">continuing</text:p>
          </table:table-cell>
          <table:table-cell office:value-type="string">
            <text:p text:style-name="P307"><text:span text:style-name="T267">the reading</text:span> <text:span text:style-name="T267">will resume at the line immediately after the current one.</text:span></text:p>
          </table:table-cell>
        </table:table-row>
        <table:table-row table:style-name="Table6.1">
          <table:table-cell office:value-type="string">
            <text:p text:style-name="P307">subst-changed</text:p>
          </table:table-cell>
          <table:table-cell office:value-type="string">
            <text:p text:style-name="P308">a substitution rule has changed that affects the current line.</text:p>
          </table:table-cell>
        </table:table-row>
        <table:table-row table:style-name="Table6.1">
          <table:table-cell office:value-type="string">
            <text:p text:style-name="P305">starting-again</text:p>
          </table:table-cell>
          <table:table-cell office:value-type="string">
            <text:p text:style-name="P309">the reading will resume at the first line because the tracking mode is set to ‘restart’.</text:p>
          </table:table-cell>
        </table:table-row>
      </table:table>
      <text:p text:style-name="P192"/>
      <text:p text:style-name="P217"><text:span text:style-name="T260">ONLY IN F</text:span>ULL FEEDBACK MODE:</text:p>
      <text:p text:style-name="P198">(Note: messages from this set can be combined <text:span text:style-name="T269">with each other and with the ‘minimum’ set.</text:span>)</text:p>
      <text:p text:style-name="P198"/>
      <table:table table:name="Table5" table:style-name="Table5">
        <table:table-column table:style-name="Table5.A"/>
        <table:table-column table:style-name="Table5.B"/>
        <table:table-header-rows>
          <table:table-row table:style-name="Table5.1">
            <table:table-cell table:style-name="Table5.A1" office:value-type="string">
              <text:p text:style-name="P240">Message key</text:p>
            </table:table-cell>
            <table:table-cell table:style-name="Table5.A1" office:value-type="string">
              <text:p text:style-name="P240">Played when …</text:p>
            </table:table-cell>
          </table:table-row>
        </table:table-header-rows>
        <table:table-row table:style-name="Table5.1">
          <table:table-cell office:value-type="string">
            <text:p text:style-name="P369">reload-delayed</text:p>
          </table:table-cell>
          <table:table-cell office:value-type="string">
            <text:p text:style-name="P310">the modification time of an underlying file has changed, but reloading the text and looking for changes is postponed until the playing is restarted by the user.</text:p>
          </table:table-cell>
        </table:table-row>
        <table:table-row table:style-name="Table5.1">
          <table:table-cell office:value-type="string">
            <text:p text:style-name="P303">no-changes</text:p>
          </table:table-cell>
          <table:table-cell office:value-type="string">
            <text:p text:style-name="P310">the modification time of an underlying file has changed, but no actual changes to the input text have been detected.</text:p>
          </table:table-cell>
        </table:table-row>
        <table:table-row table:style-name="Table5.1">
          <table:table-cell office:value-type="string">
            <text:p text:style-name="P303">changes-reverted</text:p>
          </table:table-cell>
          <table:table-cell office:value-type="string">
            <text:p text:style-name="P311">changes to the input text revert the previous change.</text:p>
          </table:table-cell>
        </table:table-row>
        <table:table-row table:style-name="Table5.1">
          <table:table-cell office:value-type="string">
            <text:p text:style-name="P304">many-changes</text:p>
          </table:table-cell>
          <table:table-cell office:value-type="string">
            <text:p text:style-name="P313">changes to the input text affect many lines.</text:p>
          </table:table-cell>
        </table:table-row>
        <table:table-row table:style-name="Table5.1">
          <table:table-cell office:value-type="string">
            <text:p text:style-name="P305">changes-before</text:p>
          </table:table-cell>
          <table:table-cell office:value-type="string">
            <text:p text:style-name="P314">changes to the input text occur before the current line.</text:p>
          </table:table-cell>
        </table:table-row>
        <table:table-row table:style-name="Table5.1">
          <table:table-cell office:value-type="string">
            <text:p text:style-name="P304">changes-here</text:p>
          </table:table-cell>
          <table:table-cell office:value-type="string">
            <text:p text:style-name="P313">changes to the input text occur in the current line.</text:p>
          </table:table-cell>
        </table:table-row>
        <table:table-row table:style-name="Table5.1">
          <table:table-cell office:value-type="string">
            <text:p text:style-name="P305">changes-after</text:p>
          </table:table-cell>
          <table:table-cell office:value-type="string">
            <text:p text:style-name="P314">changes to the input text occur after the current line.</text:p>
          </table:table-cell>
        </table:table-row>
        <table:table-row table:style-name="Table5.1">
          <table:table-cell office:value-type="string">
            <text:p text:style-name="P305">changes-next</text:p>
          </table:table-cell>
          <table:table-cell office:value-type="string">
            <text:p text:style-name="P314">changes to the input text occur in the line following the current line.</text:p>
          </table:table-cell>
        </table:table-row>
        <table:table-row table:style-name="Table5.1">
          <table:table-cell office:value-type="string">
            <text:p text:style-name="P304">file-increased</text:p>
          </table:table-cell>
          <table:table-cell office:value-type="string">
            <text:p text:style-name="P313">the file’s line count has increased.</text:p>
          </table:table-cell>
        </table:table-row>
        <table:table-row table:style-name="Table5.1">
          <table:table-cell office:value-type="string">
            <text:p text:style-name="P304">file-decreased</text:p>
          </table:table-cell>
          <table:table-cell office:value-type="string">
            <text:p text:style-name="P313">the file’s line count has decreased.</text:p>
          </table:table-cell>
        </table:table-row>
        <table:table-row table:style-name="Table5.1">
          <table:table-cell office:value-type="string">
            <text:p text:style-name="P304">file-too-short</text:p>
          </table:table-cell>
          <table:table-cell office:value-type="string">
            <text:p text:style-name="P313">the file’s line count has decreased before the current line.</text:p>
          </table:table-cell>
        </table:table-row>
        <table:table-row table:style-name="Table5.1">
          <table:table-cell office:value-type="string">
            <text:p text:style-name="P304">file-is-empty</text:p>
          </table:table-cell>
          <table:table-cell office:value-type="string">
            <text:p text:style-name="P313">the input text is empty after the change.</text:p>
          </table:table-cell>
        </table:table-row>
        <table:table-row table:style-name="Table5.1">
          <table:table-cell office:value-type="string">
            <text:p text:style-name="P306">file-changed-again</text:p>
          </table:table-cell>
          <table:table-cell office:value-type="string">
            <text:p text:style-name="P312">an underlying file changed while feedback on a previous change was being played.</text:p>
          </table:table-cell>
        </table:table-row>
        <table:table-row table:style-name="Table5.1">
          <table:table-cell office:value-type="string">
            <text:p text:style-name="P306">blank-areas-changed</text:p>
          </table:table-cell>
          <table:table-cell office:value-type="string">
            <text:p text:style-name="P312">changes to whitespace areas of the input text immediately before the end of a line have been detected.</text:p>
          </table:table-cell>
        </table:table-row>
      </table:table>
      <text:p text:style-name="P377"/>
      <text:p text:style-name="P379"><text:soft-page-break/>Note: y<text:span text:style-name="T263">ou can prevent a particular message to be played in any mode by simply commenting out or deleting the corresponding key-value pair from the locale configuration file you are using.</text:span></text:p>
      <text:p text:style-name="P378"/>
      <text:h text:style-name="P454" text:outline-level="3">USING A LOCALE CONFIGURATION FILE</text:h>
      <text:p text:style-name="P194"/>
      <text:p text:style-name="P194">There are two ways to use a specific locale configuration file. One is to specify it in<text:span text:style-name="T251"> the command line by using the </text:span><text:span text:style-name="T78">--config-</text:span><text:span text:style-name="T64">file</text:span> option. <text:span text:style-name="T253">For example:</text:span></text:p>
      <text:p text:style-name="P194"/>
      <text:p text:style-name="P114">efabulor.py -c <text:span text:style-name="T253">locale_config.txt</text:span> <text:span text:style-name="T253">input_file</text:span>.txt</text:p>
      <text:p text:style-name="P194"/>
      <text:p text:style-name="P194"><text:span text:style-name="T253">Alternatively, you can set a locale </text:span>configuration file <text:span text:style-name="T253">as a default by placing it </text:span>in the same directory <text:span text:style-name="T274">as </text:span><text:span text:style-name="T13">efabulor.py</text:span>. (This is probably the way you will use most.) <text:span text:style-name="T271">The name of</text:span> the configuration file <text:span text:style-name="T253">has to obey the following format:</text:span></text:p>
      <text:p text:style-name="P194"/>
      <text:p text:style-name="P115">efabulor.&lt;language ISO code&gt;.cfg</text:p>
      <text:p text:style-name="P195"/>
      <text:p text:style-name="P199">For example (for German):</text:p>
      <text:p text:style-name="P199"/>
      <text:p text:style-name="P116">efabulor.<text:span text:style-name="T271">de</text:span>.cfg</text:p>
      <text:p text:style-name="P195"/>
      <text:p text:style-name="P195">Now <text:span text:style-name="T13">efabulor</text:span> will use whichever configuration file it finds whose language ISO code matches the <text:span text:style-name="T64">--lang</text:span> option given in the command line or the computer’s current locale if no <text:span text:style-name="T64">--lang</text:span> option <text:span text:style-name="T254">wa</text:span>s given.</text:p>
      <text:p text:style-name="P200">Whichever way you use, the configuration file is read when the program starts. If you introduce changes to the configuration file, you must restart the program for the changes to take effect.</text:p>
      <text:p text:style-name="P195"/>
      <text:h text:style-name="P454" text:outline-level="3">ABOUT THE LOCALISATION OF FEEDBACK MESSAGES</text:h>
      <text:p text:style-name="P197"/>
      <text:p text:style-name="P197">In the current version of <text:span text:style-name="T13">efabulor</text:span>, <text:span text:style-name="T262">the </text:span>feedback modes and <text:span text:style-name="T262">the lists of </text:span>messages <text:span text:style-name="T262">which </text:span>are played in each mode are predefined; <text:span text:style-name="T262">the only thing you can change by </text:span>creat<text:span text:style-name="T262">ing</text:span> a new locale configuration file or edit<text:span text:style-name="T262">ing</text:span> the <text:span text:style-name="T272">default </text:span>ones <text:span text:style-name="T262">is </text:span>the <text:span text:style-name="T262">feedback </text:span>messages <text:span text:style-name="T262">themselves</text:span>. <text:span text:style-name="T263">(You can also prevent </text:span>a particular message to be played in any mode <text:span text:style-name="T263">by </text:span>simply comment<text:span text:style-name="T263">ing</text:span> out or delet<text:span text:style-name="T263">ing</text:span> the corresponding key-value pair from the locale configuration file <text:span text:style-name="T263">you are using</text:span>.<text:span text:style-name="T263">)</text:span></text:p>
      <text:p text:style-name="P196"><text:span text:style-name="T261">T</text:span>he translation of the feedback messages is handled independently from the localisation system used <text:span text:style-name="T259">to translate </text:span>the program’s interface (gettext) because the language <text:span text:style-name="T264">you will be using for </text:span>the interface <text:span text:style-name="T259">is not necessarily </text:span>the same as the language <text:span text:style-name="T264">you will </text:span>be us<text:span text:style-name="T264">ing</text:span> for reading <text:span text:style-name="T264">a particular text</text:span>. In future versions, a design based on gettext might <text:span text:style-name="T259">also </text:span>be used <text:span text:style-name="T259">for the feedback submodule, and the locale configuration files would be removed</text:span>.</text:p>
      <text:p text:style-name="P239"/>
      <text:h text:style-name="P446" text:outline-level="2"><text:soft-page-break/>SEQUENCE MODES</text:h>
      <text:p text:style-name="P28"><text:span text:style-name="T134">In addition to the normal sequence mode, in which sentences are read in the order they appear in the input file, </text:span><text:span text:style-name="T13">efabulor</text:span> supports two other sequence modes: <text:span text:style-name="T277">‘</text:span><text:span text:style-name="T286">modified</text:span>’ and ‘random’. <text:span text:style-name="T364">You can choose the sequence mode by pressing the </text:span><text:span text:style-name="T55">)</text:span><text:span text:style-name="T364"> key. You can also specify a sequence mode </text:span><text:span text:style-name="T285">in the command line, by using </text:span><text:span text:style-name="T364">the </text:span><text:span text:style-name="T98">‑‑sequence‑mode</text:span><text:span text:style-name="T364"> option followed by one of </text:span><text:span text:style-name="T82">normal</text:span><text:span text:style-name="T285">, </text:span><text:span text:style-name="T83">modified</text:span><text:span text:style-name="T285">, or </text:span><text:span text:style-name="T82">random</text:span><text:span text:style-name="T285">.</text:span></text:p>
      <text:h text:style-name="Heading_20_3" text:outline-level="3"><text:span text:style-name="T366">SEQUENCE MODE: </text:span>RANDOM</text:h>
      <text:p text:style-name="P28"><text:span text:style-name="T286">The ‘random’ sequence</text:span> mode is what its name implies: sentences are read in a random order. When in <text:span text:style-name="T277">this </text:span>mode, <text:span text:style-name="T277">if you ask </text:span><text:span text:style-name="T329">efabulor</text:span><text:span text:style-name="T277"> to go to the next sentence (pressing </text:span><text:span text:style-name="T329">n</text:span><text:span text:style-name="T277"> with the normal key binding), a new random sentence will be chosen. </text:span><text:span text:style-name="T329">efabulor</text:span><text:span text:style-name="T277"> keeps track of the last 10 sentences read in random mode. If you ask efabulor to go back (pressing </text:span><text:span text:style-name="T329">b</text:span><text:span text:style-name="T277"> or </text:span><text:span text:style-name="T329">B</text:span><text:span text:style-name="T277"> with the normal key binding), </text:span><text:span text:style-name="T329">efabulor</text:span><text:span text:style-name="T277"> will go to the previous sentence read in random mode.</text:span></text:p>
      <text:p text:style-name="P28"><text:span text:style-name="T283">Note: when in normal mode, you can also explore the sentences in random order using the </text:span><text:span text:style-name="T329">*</text:span><text:span text:style-name="T283"> key.</text:span></text:p>
      <text:h text:style-name="Heading_20_3" text:outline-level="3"><text:span text:style-name="T368">SEQUENCE </text:span>MODE: <text:span text:style-name="T366">MODIFIED</text:span></text:h>
      <text:p text:style-name="P28"><text:span text:style-name="T286">The ‘modified’ sequence </text:span>mode <text:span text:style-name="T286">is based</text:span> on the change tracking feature of <text:span text:style-name="T13">efabulor</text:span><text:span text:style-name="T134"> (see CHANGE TRACKING). Whenever the underlying file is modified, </text:span><text:span text:style-name="T13">efabulor</text:span><text:span text:style-name="T134"> checks the new version against the old one and </text:span><text:span text:style-name="T284">computes</text:span><text:span text:style-name="T134"> a list of sentences that were changed. When in ‘</text:span><text:span text:style-name="T143">modified’ sequence mode</text:span><text:span text:style-name="T134">, sentences will be read in the order they appear in the latest list of changes; unchanged sentences will be skipped. Going backward and forward refers to the </text:span><text:span text:style-name="T283">order </text:span><text:span text:style-name="T134">of the sentences in the list of </text:span><text:span text:style-name="T284">modified </text:span><text:span text:style-name="T134">sentences.</text:span></text:p>
      <text:p text:style-name="P28"><text:span text:style-name="T134">Note: when in normal mode, you can also explore the sentences according to the latest list of changes using the </text:span><text:span text:style-name="T13">&lt;</text:span><text:span text:style-name="T134"> and </text:span><text:span text:style-name="T13">&gt;</text:span><text:span text:style-name="T134"> keys.</text:span></text:p>
      <text:h text:style-name="P444" text:outline-level="2">RECONFIGURING KEY BINDINGS</text:h>
      <text:p text:style-name="P15"><text:span text:style-name="T277">The key bindings used by </text:span><text:span text:style-name="T329">efabulor</text:span><text:span text:style-name="T277"> are reconfigurable. To do so, you need to define a key‑binding configuration file and pass it in the command line.</text:span></text:p>
      <text:p text:style-name="P15"><text:span text:style-name="T277">The simplest way to create a key‑bindings configuration file is to print the default </text:span><text:span text:style-name="T281">key bindings</text:span><text:span text:style-name="T277"> to a file and edit </text:span><text:span text:style-name="T281">the file with a standard text editor</text:span><text:span text:style-name="T277">. To print the default key bindings, call </text:span><text:span text:style-name="T329">efabulor</text:span><text:span text:style-name="T277"> with the </text:span><text:span text:style-name="T80">‑‑save‑default‑key‑bindings</text:span><text:span text:style-name="T277"> option:</text:span></text:p>
      <text:p text:style-name="P19"/>
      <text:p text:style-name="P16"><text:span text:style-name="T350">efabulor.py ‑‑save-default-key-bindings &lt;file </text:span><text:span text:style-name="T351">for </text:span><text:span text:style-name="T350">key bindings&gt;</text:span></text:p>
      <text:p text:style-name="P19"/>
      <text:p text:style-name="P15"><text:span text:style-name="T277">If you omit the filename, </text:span><text:span text:style-name="T329">efabulor</text:span><text:span text:style-name="T277"> will print the default key bindings to standard output.</text:span></text:p>
      <text:p text:style-name="P19"/>
      <text:h text:style-name="P455" text:outline-level="3">DEFAULT KEY BINDINGS</text:h>
      <text:p text:style-name="P29"><text:span text:style-name="T277">The default key‑bindings are as follows </text:span><text:span text:style-name="T293">(</text:span><text:span text:style-name="T86">\x03</text:span><text:span text:style-name="T293"> is code for </text:span><text:span text:style-name="T333">Ctrl-C</text:span><text:span text:style-name="T293">; </text:span><text:span text:style-name="T86">\x20</text:span><text:span text:style-name="T293"> is code for space; see below)</text:span><text:span text:style-name="T277">:</text:span></text:p>
      <text:p text:style-name="P20"/>
      <table:table table:name="Table7" table:style-name="Table7">
        <table:table-column table:style-name="Table7.A"/>
        <table:table-column table:style-name="Table7.B"/>
        <table:table-header-rows>
          <table:table-row table:style-name="TableLine103357046126992">
            <table:table-cell office:value-type="string">
              <text:p text:style-name="P371">Key</text:p>
            </table:table-cell>
            <table:table-cell office:value-type="string">
              <text:p text:style-name="P327">Action</text:p>
            </table:table-cell>
          </table:table-row>
        </table:table-header-rows>
        <table:table-row table:style-name="TableLine103357067156144">
          <table:table-cell office:value-type="string">
            <text:p text:style-name="P372">\x03</text:p>
          </table:table-cell>
          <table:table-cell office:value-type="string">
            <text:p text:style-name="P315">&lt;quit-now&gt;</text:p>
          </table:table-cell>
        </table:table-row>
        <table:table-row table:style-name="TableLine103357042910896">
          <table:table-cell office:value-type="string">
            <text:p text:style-name="P315">Q</text:p>
          </table:table-cell>
          <table:table-cell office:value-type="string">
            <text:p text:style-name="P315">&lt;quit-now&gt;</text:p>
          </table:table-cell>
        </table:table-row>
        <text:soft-page-break/>
        <table:table-row table:style-name="TableLine103357060178768">
          <table:table-cell office:value-type="string">
            <text:p text:style-name="P315">q</text:p>
          </table:table-cell>
          <table:table-cell office:value-type="string">
            <text:p text:style-name="P315">&lt;quit-ask&gt;</text:p>
          </table:table-cell>
        </table:table-row>
        <table:table-row table:style-name="TableLine103357045024736">
          <table:table-cell office:value-type="string">
            <text:p text:style-name="P315">\x20</text:p>
          </table:table-cell>
          <table:table-cell office:value-type="string">
            <text:p text:style-name="P315">&lt;toggle&gt;</text:p>
          </table:table-cell>
        </table:table-row>
        <table:table-row table:style-name="TableLine103357067688368">
          <table:table-cell office:value-type="string">
            <text:p text:style-name="P315">a</text:p>
          </table:table-cell>
          <table:table-cell office:value-type="string">
            <text:p text:style-name="P315">&lt;restart&gt;</text:p>
          </table:table-cell>
        </table:table-row>
        <table:table-row table:style-name="TableLine103357074166128">
          <table:table-cell office:value-type="string">
            <text:p text:style-name="P315">A</text:p>
          </table:table-cell>
          <table:table-cell office:value-type="string">
            <text:p text:style-name="P315">&lt;restart-and-stop&gt;</text:p>
          </table:table-cell>
        </table:table-row>
        <table:table-row table:style-name="TableLine103357058945376">
          <table:table-cell office:value-type="string">
            <text:p text:style-name="P315">x</text:p>
          </table:table-cell>
          <table:table-cell office:value-type="string">
            <text:p text:style-name="P315">&lt;stop-and-reset-pointer&gt;</text:p>
          </table:table-cell>
        </table:table-row>
        <table:table-row table:style-name="TableLine103357070979568">
          <table:table-cell office:value-type="string">
            <text:p text:style-name="P315">V</text:p>
          </table:table-cell>
          <table:table-cell office:value-type="string">
            <text:p text:style-name="P315">&lt;first-stop&gt;</text:p>
          </table:table-cell>
        </table:table-row>
        <table:table-row table:style-name="TableLine103357047206960">
          <table:table-cell office:value-type="string">
            <text:p text:style-name="P315">v</text:p>
          </table:table-cell>
          <table:table-cell office:value-type="string">
            <text:p text:style-name="P315">&lt;first&gt;</text:p>
          </table:table-cell>
        </table:table-row>
        <table:table-row table:style-name="TableLine103357051226448">
          <table:table-cell office:value-type="string">
            <text:p text:style-name="P315">M</text:p>
          </table:table-cell>
          <table:table-cell office:value-type="string">
            <text:p text:style-name="P315">&lt;last-stop&gt;</text:p>
          </table:table-cell>
        </table:table-row>
        <table:table-row table:style-name="TableLine103357056579440">
          <table:table-cell office:value-type="string">
            <text:p text:style-name="P315">m</text:p>
          </table:table-cell>
          <table:table-cell office:value-type="string">
            <text:p text:style-name="P315">&lt;last&gt;</text:p>
          </table:table-cell>
        </table:table-row>
        <table:table-row table:style-name="TableLine103357041759456">
          <table:table-cell office:value-type="string">
            <text:p text:style-name="P315">N</text:p>
          </table:table-cell>
          <table:table-cell office:value-type="string">
            <text:p text:style-name="P315">&lt;next-stop&gt;</text:p>
          </table:table-cell>
        </table:table-row>
        <table:table-row table:style-name="TableLine103357061873360">
          <table:table-cell office:value-type="string">
            <text:p text:style-name="P315">n</text:p>
          </table:table-cell>
          <table:table-cell office:value-type="string">
            <text:p text:style-name="P315">&lt;next&gt;</text:p>
          </table:table-cell>
        </table:table-row>
        <table:table-row table:style-name="TableLine103357066782160">
          <table:table-cell office:value-type="string">
            <text:p text:style-name="P315">B</text:p>
          </table:table-cell>
          <table:table-cell office:value-type="string">
            <text:p text:style-name="P315">&lt;stop-or-previous&gt;</text:p>
          </table:table-cell>
        </table:table-row>
        <table:table-row table:style-name="TableLine103357061763520">
          <table:table-cell office:value-type="string">
            <text:p text:style-name="P315">b</text:p>
          </table:table-cell>
          <table:table-cell office:value-type="string">
            <text:p text:style-name="P315">&lt;previous&gt;</text:p>
          </table:table-cell>
        </table:table-row>
        <table:table-row table:style-name="TableLine103357058179376">
          <table:table-cell office:value-type="string">
            <text:p text:style-name="P315">.</text:p>
          </table:table-cell>
          <table:table-cell office:value-type="string">
            <text:p text:style-name="P315">&lt;toggle-stop-after-current-line&gt;</text:p>
          </table:table-cell>
        </table:table-row>
        <table:table-row table:style-name="TableLine103357058946016">
          <table:table-cell office:value-type="string">
            <text:p text:style-name="P315">,</text:p>
          </table:table-cell>
          <table:table-cell office:value-type="string">
            <text:p text:style-name="P315">&lt;toggle-stop-after-each-line&gt;</text:p>
          </table:table-cell>
        </table:table-row>
        <table:table-row table:style-name="TableLine103357074557520">
          <table:table-cell office:value-type="string">
            <text:p text:style-name="P315">S</text:p>
          </table:table-cell>
          <table:table-cell office:value-type="string">
            <text:p text:style-name="P315">&lt;toggle-apply-subst&gt;</text:p>
          </table:table-cell>
        </table:table-row>
        <table:table-row table:style-name="TableLine103357051597360">
          <table:table-cell office:value-type="string">
            <text:p text:style-name="P315">D</text:p>
          </table:table-cell>
          <table:table-cell office:value-type="string">
            <text:p text:style-name="P315">&lt;toggle-show-subst&gt;</text:p>
          </table:table-cell>
        </table:table-row>
        <table:table-row table:style-name="TableLine103357050561136">
          <table:table-cell office:value-type="string">
            <text:p text:style-name="P315">u</text:p>
          </table:table-cell>
          <table:table-cell office:value-type="string">
            <text:p text:style-name="P315">&lt;log-subst&gt;</text:p>
          </table:table-cell>
        </table:table-row>
        <table:table-row table:style-name="TableLine103357074064576">
          <table:table-cell office:value-type="string">
            <text:p text:style-name="P315">j</text:p>
          </table:table-cell>
          <table:table-cell office:value-type="string">
            <text:p text:style-name="P315">&lt;log-transform&gt;</text:p>
          </table:table-cell>
        </table:table-row>
        <table:table-row table:style-name="TableLine103357060178128">
          <table:table-cell office:value-type="string">
            <text:p text:style-name="P315">l</text:p>
          </table:table-cell>
          <table:table-cell office:value-type="string">
            <text:p text:style-name="P315">&lt;cycle-line-number&gt;</text:p>
          </table:table-cell>
        </table:table-row>
        <table:table-row table:style-name="TableLine103357089205728">
          <table:table-cell office:value-type="string">
            <text:p text:style-name="P315">w</text:p>
          </table:table-cell>
          <table:table-cell office:value-type="string">
            <text:p text:style-name="P315">&lt;show-line&gt;</text:p>
          </table:table-cell>
        </table:table-row>
        <table:table-row table:style-name="TableLine103357044328160">
          <table:table-cell office:value-type="string">
            <text:p text:style-name="P315">f</text:p>
          </table:table-cell>
          <table:table-cell office:value-type="string">
            <text:p text:style-name="P315">&lt;search-plain-case-insensitive&gt;</text:p>
          </table:table-cell>
        </table:table-row>
        <table:table-row table:style-name="TableLine103357058018224">
          <table:table-cell office:value-type="string">
            <text:p text:style-name="P315">F</text:p>
          </table:table-cell>
          <table:table-cell office:value-type="string">
            <text:p text:style-name="P315">&lt;search-plain-case-sensitive&gt;</text:p>
          </table:table-cell>
        </table:table-row>
        <table:table-row table:style-name="TableLine103357091157104">
          <table:table-cell office:value-type="string">
            <text:p text:style-name="P315">r</text:p>
          </table:table-cell>
          <table:table-cell office:value-type="string">
            <text:p text:style-name="P315">&lt;search-regex-case-insensitive&gt;</text:p>
          </table:table-cell>
        </table:table-row>
        <table:table-row table:style-name="TableLine103357073436512">
          <table:table-cell office:value-type="string">
            <text:p text:style-name="P315">R</text:p>
          </table:table-cell>
          <table:table-cell office:value-type="string">
            <text:p text:style-name="P315">&lt;search-regex-case-sensitive&gt;</text:p>
          </table:table-cell>
        </table:table-row>
        <table:table-row table:style-name="TableLine103357056183552">
          <table:table-cell office:value-type="string">
            <text:p text:style-name="P315">/</text:p>
          </table:table-cell>
          <table:table-cell office:value-type="string">
            <text:p text:style-name="P315">&lt;search&gt;</text:p>
          </table:table-cell>
        </table:table-row>
        <table:table-row table:style-name="TableLine103357056184400">
          <table:table-cell office:value-type="string">
            <text:p text:style-name="P315">t</text:p>
          </table:table-cell>
          <table:table-cell office:value-type="string">
            <text:p text:style-name="P315">&lt;find-next&gt;</text:p>
          </table:table-cell>
        </table:table-row>
        <table:table-row table:style-name="TableLine103357045586720">
          <table:table-cell office:value-type="string">
            <text:p text:style-name="P315">T</text:p>
          </table:table-cell>
          <table:table-cell office:value-type="string">
            <text:p text:style-name="P315">&lt;find-next-stop&gt;</text:p>
          </table:table-cell>
        </table:table-row>
        <table:table-row table:style-name="TableLine103357045587568">
          <table:table-cell office:value-type="string">
            <text:p text:style-name="P315">e</text:p>
          </table:table-cell>
          <table:table-cell office:value-type="string">
            <text:p text:style-name="P315">&lt;find-prev&gt;</text:p>
          </table:table-cell>
        </table:table-row>
        <table:table-row table:style-name="TableLine103357064064816">
          <table:table-cell office:value-type="string">
            <text:p text:style-name="P315">E</text:p>
          </table:table-cell>
          <table:table-cell office:value-type="string">
            <text:p text:style-name="P315">&lt;find-prev-stop&gt;</text:p>
          </table:table-cell>
        </table:table-row>
        <table:table-row table:style-name="TableLine103357064065584">
          <table:table-cell office:value-type="string">
            <text:p text:style-name="P315">g</text:p>
          </table:table-cell>
          <table:table-cell office:value-type="string">
            <text:p text:style-name="P315">&lt;go-line&gt;</text:p>
          </table:table-cell>
        </table:table-row>
        <table:table-row table:style-name="TableLine103357042981088">
          <table:table-cell office:value-type="string">
            <text:p text:style-name="P315">&lt;</text:p>
          </table:table-cell>
          <table:table-cell office:value-type="string">
            <text:p text:style-name="P315">&lt;prev-change&gt;</text:p>
          </table:table-cell>
        </table:table-row>
        <table:table-row table:style-name="TableLine103357042981888">
          <table:table-cell office:value-type="string">
            <text:p text:style-name="P315">&gt;</text:p>
          </table:table-cell>
          <table:table-cell office:value-type="string">
            <text:p text:style-name="P315">&lt;next-change&gt;</text:p>
          </table:table-cell>
        </table:table-row>
        <table:table-row table:style-name="TableLine103357043178944">
          <table:table-cell office:value-type="string">
            <text:p text:style-name="P315">*</text:p>
          </table:table-cell>
          <table:table-cell office:value-type="string">
            <text:p text:style-name="P315">&lt;random&gt;</text:p>
          </table:table-cell>
        </table:table-row>
        <table:table-row table:style-name="TableLine103357043179760">
          <table:table-cell office:value-type="string">
            <text:p text:style-name="P315">+</text:p>
          </table:table-cell>
          <table:table-cell office:value-type="string">
            <text:p text:style-name="P315">&lt;faster&gt;</text:p>
          </table:table-cell>
        </table:table-row>
        <table:table-row table:style-name="TableLine103357076122752">
          <table:table-cell office:value-type="string">
            <text:p text:style-name="P315">-</text:p>
          </table:table-cell>
          <table:table-cell office:value-type="string">
            <text:p text:style-name="P315">&lt;slower&gt;</text:p>
          </table:table-cell>
        </table:table-row>
        <table:table-row table:style-name="TableLine103357076123600">
          <table:table-cell office:value-type="string">
            <text:p text:style-name="P315">o</text:p>
          </table:table-cell>
          <table:table-cell office:value-type="string">
            <text:p text:style-name="P315">&lt;open-input-file&gt;</text:p>
          </table:table-cell>
        </table:table-row>
        <table:table-row table:style-name="TableLine103357071860608">
          <table:table-cell office:value-type="string">
            <text:p text:style-name="P315">O</text:p>
          </table:table-cell>
          <table:table-cell office:value-type="string">
            <text:p text:style-name="P315">&lt;open-input-file-stop&gt;</text:p>
          </table:table-cell>
        </table:table-row>
        <text:soft-page-break/>
        <table:table-row table:style-name="TableLine103357071861456">
          <table:table-cell office:value-type="string">
            <text:p text:style-name="P315">s</text:p>
          </table:table-cell>
          <table:table-cell office:value-type="string">
            <text:p text:style-name="P315">&lt;open-subst&gt;</text:p>
          </table:table-cell>
        </table:table-row>
        <table:table-row table:style-name="TableLine103357043303664">
          <table:table-cell office:value-type="string">
            <text:p text:style-name="P315">:</text:p>
          </table:table-cell>
          <table:table-cell office:value-type="string">
            <text:p text:style-name="P315">&lt;open-transform&gt;</text:p>
          </table:table-cell>
        </table:table-row>
        <table:table-row table:style-name="TableLine103357043761072">
          <table:table-cell office:value-type="string">
            <text:p text:style-name="P315">_</text:p>
          </table:table-cell>
          <table:table-cell office:value-type="string">
            <text:p text:style-name="P315">&lt;open-cl-monitored-file&gt;</text:p>
          </table:table-cell>
        </table:table-row>
        <table:table-row table:style-name="TableLine103357043761920">
          <table:table-cell office:value-type="string">
            <text:p text:style-name="P315">c</text:p>
          </table:table-cell>
          <table:table-cell office:value-type="string">
            <text:p text:style-name="P315">&lt;open-shell&gt;</text:p>
          </table:table-cell>
        </table:table-row>
        <table:table-row table:style-name="TableLine103357060038944">
          <table:table-cell office:value-type="string">
            <text:p text:style-name="P315">L</text:p>
          </table:table-cell>
          <table:table-cell office:value-type="string">
            <text:p text:style-name="P315">&lt;reload&gt;</text:p>
          </table:table-cell>
        </table:table-row>
        <table:table-row table:style-name="TableLine103357060039792">
          <table:table-cell office:value-type="string">
            <text:p text:style-name="P315">C</text:p>
          </table:table-cell>
          <table:table-cell office:value-type="string">
            <text:p text:style-name="P315">&lt;check-files&gt;</text:p>
          </table:table-cell>
        </table:table-row>
        <table:table-row table:style-name="TableLine103357046186192">
          <table:table-cell office:value-type="string">
            <text:p text:style-name="P315">?</text:p>
          </table:table-cell>
          <table:table-cell office:value-type="string">
            <text:p text:style-name="P315">&lt;choose-tracking-mode&gt;</text:p>
          </table:table-cell>
        </table:table-row>
        <table:table-row table:style-name="TableLine103357046187040">
          <table:table-cell office:value-type="string">
            <text:p text:style-name="P315">)</text:p>
          </table:table-cell>
          <table:table-cell office:value-type="string">
            <text:p text:style-name="P315">&lt;choose-sequence-mode&gt;</text:p>
          </table:table-cell>
        </table:table-row>
        <table:table-row table:style-name="TableLine103357071127408">
          <table:table-cell office:value-type="string">
            <text:p text:style-name="P315">=</text:p>
          </table:table-cell>
          <table:table-cell office:value-type="string">
            <text:p text:style-name="P315">&lt;choose-feedback-mode&gt;</text:p>
          </table:table-cell>
        </table:table-row>
        <table:table-row table:style-name="TableLine103357071128256">
          <table:table-cell office:value-type="string">
            <text:p text:style-name="P315">0</text:p>
          </table:table-cell>
          <table:table-cell office:value-type="string">
            <text:p text:style-name="P315">&lt;special-mode&gt;</text:p>
          </table:table-cell>
        </table:table-row>
        <table:table-row table:style-name="TableLine103357065725600">
          <table:table-cell office:value-type="string">
            <text:p text:style-name="P315">1</text:p>
          </table:table-cell>
          <table:table-cell office:value-type="string">
            <text:p text:style-name="P315">&lt;normal-mode&gt;</text:p>
          </table:table-cell>
        </table:table-row>
        <table:table-row table:style-name="TableLine103357065726448">
          <table:table-cell office:value-type="string">
            <text:p text:style-name="P315">I</text:p>
          </table:table-cell>
          <table:table-cell office:value-type="string">
            <text:p text:style-name="P315">&lt;show-input-cmd-stop&gt;</text:p>
          </table:table-cell>
        </table:table-row>
        <table:table-row table:style-name="TableLine103357082989920">
          <table:table-cell office:value-type="string">
            <text:p text:style-name="P315">i</text:p>
          </table:table-cell>
          <table:table-cell office:value-type="string">
            <text:p text:style-name="P315">&lt;show-input-cmd&gt;</text:p>
          </table:table-cell>
        </table:table-row>
      </table:table>
      <text:p text:style-name="P385"/>
      <text:p text:style-name="P386">In the key‑bindings configuration file, printable characters stand for themselves; hexadecimal codes such as <text:span text:style-name="T64">\x03</text:span> <text:span text:style-name="T361">and special characters such as </text:span><text:span text:style-name="T97">\n</text:span><text:span text:style-name="T361"> </text:span>stand for control characters or characters according to <text:span text:style-name="T277">their ASCII value</text:span>. For example, <text:span text:style-name="T64">\x03</text:span> stands for the ASCII character no. 3, which you can enter by pressing <text:span text:style-name="T13">Ctrl+C</text:span> in most terminals. The code <text:span text:style-name="T64">\x20</text:span> stands for the <text:span text:style-name="T13">spacebar</text:span>. The code <text:span text:style-name="T64">\x0</text:span><text:span text:style-name="T81">a</text:span> <text:span text:style-name="T282">and the code</text:span><text:span text:style-name="T361"> </text:span><text:span text:style-name="T97">\n</text:span><text:span text:style-name="T361"> </text:span>stand for the <text:span text:style-name="T331">Enter</text:span> key; and so on.</text:p>
      <text:p text:style-name="P394">The action names correspond to the default actions as explained in KEYBOARD CONTROL; the names should be self explanatory.</text:p>
      <text:p text:style-name="P387">To <text:span text:style-name="T363">re</text:span>assign key bindings to the several actions, you can simply overwrite the key specifications <text:span text:style-name="T363">in the configuration file</text:span>. Be careful to separate the key specification and the name of the action with a tabulation character. <text:span text:style-name="T363">Also be careful not to assign the same key to different actions, and to assign at least one key to at least one of the </text:span><text:span text:style-name="T54">&lt;quit‑now&gt;</text:span><text:span text:style-name="T363"> and </text:span><text:span text:style-name="T54">&lt;quit‑ask&gt;</text:span><text:span text:style-name="T363"> actions; if you fail to do so, the configuration file will not be usable.</text:span></text:p>
      <text:p text:style-name="P391">If you want to use special <text:span text:style-name="T360">non‑printable </text:span>keys, e.g. arrow keys, function keys, etc., see below CREATING KEY BINDINGS <text:span text:style-name="T256">INTERACTIVELY</text:span>.</text:p>
      <text:p text:style-name="P387">Once you <text:span text:style-name="T361">finish editing the </text:span>key‑bindings configuration file, you can use it by adding the <text:span text:style-name="T64">‑‑key‑bindings</text:span> <text:span text:style-name="T357">option to the command you normally would use to call </text:span><text:span text:style-name="T51">efabulor</text:span><text:span text:style-name="T357">. For example:</text:span></text:p>
      <text:p text:style-name="P387"/>
      <text:p text:style-name="P380">efabulor.py ‑‑key‑bindings &lt;key bindings file&gt; &lt;other options…&gt; &lt;file to read&gt;</text:p>
      <text:p text:style-name="Text_20_body"/>
      <text:p text:style-name="P389"><text:span text:style-name="T357">You can also create a partial key‑binding configuration file and add it to the default key bindings by using the </text:span><text:span text:style-name="T96">‑‑add‑key‑bindings</text:span><text:span text:style-name="T357"> option </text:span><text:span text:style-name="T370">instead of</text:span><text:span text:style-name="T358"> the</text:span><text:span text:style-name="T357"> </text:span><text:span text:style-name="T96">‑‑key‑bindings</text:span><text:span text:style-name="T359"> option. </text:span><text:span text:style-name="T357">For example, suppose you want to retain the default key bindings, but add</text:span><text:span text:style-name="T358">ing</text:span><text:span text:style-name="T357"> a new key binding to pause/unpause the player by using the </text:span><text:span text:style-name="T52">Enter</text:span><text:span text:style-name="T357"> key</text:span>. <text:span text:style-name="T357">You can create a file with the following content:</text:span></text:p>
      <text:p text:style-name="P388"/>
      <text:p text:style-name="P382"><text:soft-page-break/>\<text:span text:style-name="T361">n</text:span><text:tab/>&lt;toggle&gt;</text:p>
      <text:p text:style-name="P388"/>
      <text:p text:style-name="P390">Then you can add the new key binding to the default one by calling <text:span text:style-name="T13">efabulor</text:span> with the <text:span text:style-name="T64">‑‑add-key‑bindings</text:span> option:</text:p>
      <text:p text:style-name="P390"/>
      <text:p text:style-name="P381">efabulor.py ‑‑<text:span text:style-name="T370">add-</text:span>key‑bindings &lt;key bindings file&gt; &lt;other options…&gt; &lt;file to read&gt;</text:p>
      <text:p text:style-name="P388"/>
      <text:h text:style-name="Heading_20_3" text:outline-level="3">CREATING KEY BINDINGS INTERACTIVELY</text:h>
      <text:p text:style-name="P391">There is yet another way to create a key‑binding configuration file. You can call <text:span text:style-name="T13">efabulor</text:span> with the <text:span text:style-name="T64">‑‑edit-key-</text:span><text:span text:style-name="T99">binding</text:span><text:span text:style-name="T64">s</text:span> option, followed by a filename, and enter an editing mode in which you will be asked to type the action names (as specified above) and then press the key you want to associate with that action. <text:span text:style-name="T360">When you are done, press </text:span><text:span text:style-name="T52">Enter</text:span><text:span text:style-name="T360"> instead of typing an action; </text:span><text:span text:style-name="T52">efabulor</text:span><text:span text:style-name="T360"> will write the key bindings to the file you specified (or to standard output, if none was specified). This mode allows you to configure also non‑printable keys (e.g., arrow keys, function keys) whose codes depend on the specific type of terminal you are using. Note that a key‑binding configuration file containing codes for such non‑printable keys might not work when copied to another computer with a different type of terminal. </text:span><text:span text:style-name="T361">For example, if I were to create a key binding between the </text:span><text:span text:style-name="T53">down arrow key</text:span><text:span text:style-name="T361"> and the </text:span><text:span text:style-name="T53">&lt;toggle&gt;</text:span><text:span text:style-name="T361"> action in my computer (running Debian </text:span><text:span text:style-name="T362">Linux </text:span><text:span text:style-name="T361">with Gnome terminal) it would look as follows:</text:span></text:p>
      <text:p text:style-name="P391"/>
      <text:p text:style-name="P383">\x1b[B<text:tab/>&lt;toggle&gt;</text:p>
      <text:p text:style-name="P17"/>
      <text:h text:style-name="P456" text:outline-level="3"/>
      <text:h text:style-name="P447" text:outline-level="2"><text:span text:style-name="T373">R</text:span><text:span text:style-name="T372">EGULAR EXPRESSIONS</text:span></text:h>
      <text:p text:style-name="P409"/>
      <text:p text:style-name="P411"><text:span text:style-name="T315">Several </text:span><text:span text:style-name="T321">features</text:span><text:span text:style-name="T315"> of </text:span><text:span text:style-name="T343">efabulor</text:span><text:span text:style-name="T315"> </text:span><text:span text:style-name="T316">allow using</text:span><text:span text:style-name="T315"> regular expressions </text:span><text:span text:style-name="T318">when looking for text patterns</text:span><text:span text:style-name="T316">:</text:span></text:p>
      <text:p text:style-name="P418"/>
      <text:p text:style-name="P411"><text:span text:style-name="T316">- To define </text:span><text:span text:style-name="T321">the </text:span><text:span text:style-name="T316">sentence separator (</text:span><text:span text:style-name="T90">‑‑separator</text:span><text:span text:style-name="T316"> command‑line option).</text:span></text:p>
      <text:p text:style-name="P412"><text:span text:style-name="T316">- To define sentences </text:span><text:span text:style-name="T321">themselves </text:span><text:span text:style-name="T316">(</text:span><text:span text:style-name="T90">‑‑segment</text:span><text:span text:style-name="T316"> command‑line option).</text:span></text:p>
      <text:p text:style-name="P412"><text:span text:style-name="T316">- Within substitution rules (</text:span><text:span text:style-name="T90">‑‑subst</text:span><text:span text:style-name="T316"> command‑line option).</text:span></text:p>
      <text:p text:style-name="P412"><text:span text:style-name="T316">- Within transformation rules (</text:span><text:span text:style-name="T90">‑‑transform</text:span><text:span text:style-name="T316"> command‑line option).</text:span></text:p>
      <text:p text:style-name="P417">- To search for text.</text:p>
      <text:p text:style-name="P417"/>
      <text:p text:style-name="P414"><text:span text:style-name="T314">Because </text:span><text:span text:style-name="T342">efabulor</text:span><text:span text:style-name="T314"> is written in Python, the regular expression language used is </text:span><text:span text:style-name="T317">basically the </text:span><text:span text:style-name="T314">same as Python’s. For a full presentation of Python’s regular expressions, see </text:span><text:span text:style-name="T342">https://docs.python.org/3/library/re.html</text:span><text:span text:style-name="T314">. </text:span><text:span text:style-name="T320">(You might need to read that reference to understand what follows.)</text:span></text:p>
      <text:p text:style-name="P419"/>
      <text:p text:style-name="P415"><text:soft-page-break/><text:span text:style-name="T314">The following points must be taken into account when using regular expressions with </text:span><text:span text:style-name="T342">efabulor</text:span><text:span text:style-name="T314">:</text:span></text:p>
      <text:p text:style-name="P419"/>
      <text:p text:style-name="P415"><text:span text:style-name="T342">Delimiters</text:span><text:span text:style-name="T314">: In places where a regular expression must be surrounded by delimiters to distinguish it from a plain text pattern (e.g., </text:span><text:span text:style-name="T320">in </text:span><text:span text:style-name="T314">transformation rules and substitution rules), any of the following characters can be used as a delimiter:</text:span></text:p>
      <text:p text:style-name="P419"/>
      <text:p text:style-name="P415"><text:span text:style-name="T314"><text:tab/><text:tab/></text:span><text:span text:style-name="T89">/<text:tab/>_<text:tab/>:<text:tab/>%<text:tab/>"<text:tab/>!<text:tab/>@</text:span></text:p>
      <text:p text:style-name="P419"/>
      <text:p text:style-name="P415"><text:span text:style-name="T314">The same character must be used at the beginning and at the end of the regular expression; when defining a substitution regular expression (in transformation rules and substitution rules), the same character must be used to separate the pattern from the replacement (e.g., </text:span><text:span text:style-name="T89">%substitute this%with this%</text:span><text:span text:style-name="T314">). </text:span><text:span text:style-name="T320">This behaviour is similar to </text:span><text:span text:style-name="T346">sed</text:span><text:span text:style-name="T320">.</text:span></text:p>
      <text:p text:style-name="P419"/>
      <text:p text:style-name="P415"><text:span text:style-name="T344">Scope</text:span><text:span text:style-name="T314">: </text:span><text:span text:style-name="T318">regular expressions are matched against the whole input text (before segmentation) or against separate lines of text (after segmentation). This affects the meaning of the </text:span><text:span text:style-name="T344">^</text:span><text:span text:style-name="T318"> and </text:span><text:span text:style-name="T344">$</text:span><text:span text:style-name="T318"> anchors and whether the </text:span><text:span text:style-name="T344">s</text:span><text:span text:style-name="T318"> (single line) flag must be used to make </text:span><text:span text:style-name="T344">.</text:span><text:span text:style-name="T318"> (the dot pattern) match against newline characters.</text:span></text:p>
      <text:p text:style-name="P420"/>
      <table:table table:name="Table8" table:style-name="Table8">
        <table:table-column table:style-name="Table8.A"/>
        <table:table-column table:style-name="Table8.B"/>
        <table:table-row table:style-name="TableLine103357052938832">
          <table:table-cell office:value-type="string">
            <text:p text:style-name="P328"><text:span text:style-name="T382">R</text:span>egular expressions used <text:span text:style-name="T382">in a</text:span>…</text:p>
          </table:table-cell>
          <table:table-cell office:value-type="string">
            <text:p text:style-name="P330">are matched against...</text:p>
          </table:table-cell>
        </table:table-row>
        <table:table-row table:style-name="TableLine103357074375728">
          <table:table-cell office:value-type="string">
            <text:p text:style-name="P353"><text:span text:style-name="T324">s</text:span>earch <text:span text:style-name="T382">pattern</text:span></text:p>
          </table:table-cell>
          <table:table-cell office:value-type="string">
            <text:p text:style-name="P353">each separate sentence in the text</text:p>
          </table:table-cell>
        </table:table-row>
        <table:table-row table:style-name="TableLine103357050906784">
          <table:table-cell office:value-type="string">
            <text:p text:style-name="P357">segment pattern</text:p>
          </table:table-cell>
          <table:table-cell office:value-type="string">
            <text:p text:style-name="P357">the whole input text</text:p>
          </table:table-cell>
        </table:table-row>
        <table:table-row table:style-name="TableLine103357067156912">
          <table:table-cell office:value-type="string">
            <text:p text:style-name="P357">separator pattern</text:p>
          </table:table-cell>
          <table:table-cell office:value-type="string">
            <text:p text:style-name="P357">the whole input text</text:p>
          </table:table-cell>
        </table:table-row>
        <table:table-row table:style-name="TableLine103357056947712">
          <table:table-cell office:value-type="string">
            <text:p text:style-name="P357">substitution rule</text:p>
          </table:table-cell>
          <table:table-cell office:value-type="string">
            <text:p text:style-name="P354">each separate sentence in the text</text:p>
          </table:table-cell>
        </table:table-row>
        <table:table-row table:style-name="TableLine103357056948352">
          <table:table-cell office:value-type="string">
            <text:p text:style-name="P357">transformation rule</text:p>
          </table:table-cell>
          <table:table-cell office:value-type="string">
            <text:p text:style-name="P357">the whole input text</text:p>
          </table:table-cell>
        </table:table-row>
      </table:table>
      <text:p text:style-name="P421"/>
      <text:p text:style-name="P416"><text:span text:style-name="T342">Default flags</text:span><text:span text:style-name="T314">: you can set a default compilation flag to be applied to all regular expressions </text:span><text:span text:style-name="T321">within transformation rules, substitution rules and search patterns, </text:span><text:span text:style-name="T314">by calling the program with the </text:span><text:span text:style-name="T89">‑‑default‑flag</text:span><text:span text:style-name="T314"> switch, followed by the flags. For example:</text:span></text:p>
      <text:p text:style-name="P422"/>
      <text:p text:style-name="P416"><text:span text:style-name="T94">efabulor.py ‑‑</text:span><text:span text:style-name="T89">default-flags=sm</text:span><text:span text:style-name="T94"> &lt;other options…&gt; &lt;file to read&gt;</text:span></text:p>
      <text:p text:style-name="P425"/>
      <text:p text:style-name="P423">The available flags are:</text:p>
      <text:p text:style-name="P393"/>
      <table:table table:name="Table9" table:style-name="Table9">
        <table:table-column table:style-name="Table9.A"/>
        <table:table-column table:style-name="Table9.B"/>
        <table:table-row table:style-name="TableLine103357075629664">
          <table:table-cell office:value-type="string">
            <text:p text:style-name="P329">Flag</text:p>
          </table:table-cell>
          <table:table-cell office:value-type="string">
            <text:p text:style-name="P329"><text:span text:style-name="T382">M</text:span>eaning</text:p>
          </table:table-cell>
        </table:table-row>
        <table:table-row table:style-name="TableLine103357082197904">
          <table:table-cell office:value-type="string">
            <text:p text:style-name="P333">i</text:p>
          </table:table-cell>
          <table:table-cell office:value-type="string">
            <text:p text:style-name="P334">regular expressions are case insensitive</text:p>
          </table:table-cell>
        </table:table-row>
        <table:table-row table:style-name="TableLine103357082198736">
          <table:table-cell office:value-type="string">
            <text:p text:style-name="P333">s</text:p>
          </table:table-cell>
          <table:table-cell office:value-type="string">
            <text:p text:style-name="P355">. <text:span text:style-name="T385">(dot pattern) </text:span><text:span text:style-name="T383">matches newline</text:span></text:p>
          </table:table-cell>
        </table:table-row>
        <table:table-row table:style-name="TableLine103357072201184">
          <table:table-cell office:value-type="string">
            <text:p text:style-name="P333">m</text:p>
          </table:table-cell>
          <table:table-cell office:value-type="string">
            <text:p text:style-name="P358">^ and $ match at the beginning and end of a line</text:p>
          </table:table-cell>
        </table:table-row>
        <table:table-row table:style-name="TableLine103357050665104">
          <table:table-cell office:value-type="string">
            <text:p text:style-name="P333">u</text:p>
          </table:table-cell>
          <table:table-cell office:value-type="string">
            <text:p text:style-name="P358">Unicode matching</text:p>
          </table:table-cell>
        </table:table-row>
        <table:table-row table:style-name="TableLine103357069818576">
          <table:table-cell office:value-type="string">
            <text:p text:style-name="P333">L</text:p>
          </table:table-cell>
          <table:table-cell office:value-type="string">
            <text:p text:style-name="P358">Locale dependent matching</text:p>
          </table:table-cell>
        </table:table-row>
      </table:table>
      <text:p text:style-name="P373"><text:soft-page-break/></text:p>
      <text:p text:style-name="P416"><text:span text:style-name="T321">Note: the default flags do not apply to regular expressions declared in the command line, that is, with the </text:span><text:span text:style-name="T93">‑‑segment</text:span><text:span text:style-name="T321"> and </text:span><text:span text:style-name="T93">‑‑separator</text:span><text:span text:style-name="T321"> switches. To apply flags to these regular expressions, you must include them within the regular expression (see below).</text:span></text:p>
      <text:p text:style-name="P424"/>
      <text:p text:style-name="P426"><text:span text:style-name="T345">Flags within a regular expression</text:span><text:span text:style-name="T319">: you can use the same five flags discussed above within a regular expression, to apply </text:span><text:span text:style-name="T321">that flag </text:span><text:span text:style-name="T319">only to that regular expression, perhaps overriding a default flag. You can use either Python’s syntax:</text:span></text:p>
      <text:p text:style-name="P428"/>
      <text:p text:style-name="P426"><text:span text:style-name="T91">/(?s)</text:span><text:span text:style-name="T92">pattern</text:span><text:span text:style-name="T91">/</text:span></text:p>
      <text:p text:style-name="P428"/>
      <text:p text:style-name="P427"><text:span text:style-name="T314">or Perl/</text:span><text:span text:style-name="T342">sed</text:span><text:span text:style-name="T314">-like syntax:</text:span></text:p>
      <text:p text:style-name="P428"/>
      <text:p text:style-name="P426"><text:span text:style-name="T91">/</text:span><text:span text:style-name="T92">pattern</text:span><text:span text:style-name="T91">/s</text:span></text:p>
      <text:p text:style-name="P352"/>
      <text:p text:style-name="P429"><text:span text:style-name="T314">When using the second syntax, you can prefix a ‑ (minus sign) to a flag to unset that flag for this regular expression if it was set by </text:span><text:span text:style-name="T89">‑‑default‑flag</text:span><text:span text:style-name="T314">; or you can include a special </text:span><text:span text:style-name="T95">0</text:span><text:span text:style-name="T314"> </text:span><text:span text:style-name="T321">(zero) </text:span><text:span text:style-name="T314">flag to unset all default flags. For example:</text:span></text:p>
      <text:p text:style-name="P430"/>
      <text:p text:style-name="P430"/>
      <table:table table:name="Table10" table:style-name="Table10">
        <table:table-column table:style-name="Table10.A"/>
        <table:table-column table:style-name="Table10.B"/>
        <table:table-row table:style-name="TableLine103357056550240">
          <table:table-cell office:value-type="string">
            <text:p text:style-name="P316">/<text:span text:style-name="T384">pattern/-su</text:span></text:p>
          </table:table-cell>
          <table:table-cell office:value-type="string">
            <text:p text:style-name="P335">Unset the <text:span text:style-name="T13">s</text:span> flag if set by <text:span text:style-name="T64">‑‑default‑flag</text:span>, and set the <text:span text:style-name="T13">u</text:span> flag.</text:p>
          </table:table-cell>
        </table:table-row>
        <table:table-row table:style-name="TableLine103357043448784">
          <table:table-cell office:value-type="string">
            <text:p text:style-name="P316">/<text:span text:style-name="T384">pattern/-s-u</text:span></text:p>
          </table:table-cell>
          <table:table-cell office:value-type="string">
            <text:p text:style-name="P335">Unset the <text:span text:style-name="T13">s</text:span> and <text:span text:style-name="T13">u</text:span> flags if set by <text:span text:style-name="T64">‑‑default‑flag</text:span></text:p>
          </table:table-cell>
        </table:table-row>
        <table:table-row table:style-name="TableLine103357052649664">
          <table:table-cell office:value-type="string">
            <text:p text:style-name="P316">/<text:span text:style-name="T384">pattern/0</text:span></text:p>
          </table:table-cell>
          <table:table-cell office:value-type="string">
            <text:p text:style-name="P335">Unset all flags set by <text:span text:style-name="T64">‑‑default‑flag</text:span></text:p>
          </table:table-cell>
        </table:table-row>
        <table:table-row table:style-name="TableLine103357074337168">
          <table:table-cell office:value-type="string">
            <text:p text:style-name="P316">/<text:span text:style-name="T384">pattern/0i</text:span></text:p>
          </table:table-cell>
          <table:table-cell office:value-type="string">
            <text:p text:style-name="P335">Unset all flags set by <text:span text:style-name="T64">‑‑default‑flag</text:span>, and set the <text:span text:style-name="T13">i</text:span> flag.</text:p>
          </table:table-cell>
        </table:table-row>
      </table:table>
      <text:p text:style-name="P430"><text:tab/></text:p>
      <text:h text:style-name="P457" text:outline-level="3"/>
      <text:h text:style-name="P448" text:outline-level="2"><text:span text:style-name="T371">SCRIPTED</text:span> MODE</text:h>
      <text:p text:style-name="P406"><text:span text:style-name="T13">efabulor</text:span> <text:span text:style-name="T287">includes a scripted operation mode, whereby it can be invoked and controlled by an external program. This mode is not intended for normal use; it </text:span><text:span text:style-name="T288">i</text:span><text:span text:style-name="T287">s included so that it </text:span><text:span text:style-name="T288">sh</text:span><text:span text:style-name="T287">ould be relatively easy to create a</text:span><text:span text:style-name="T293">n external</text:span><text:span text:style-name="T287"> graphical-user-interface (GUI) for </text:span><text:span text:style-name="T304">t</text:span><text:span text:style-name="T287">he program.</text:span></text:p>
      <text:p text:style-name="P410"><text:span text:style-name="T287">When in scripted mode, normal operation by typing single keystrokes is disabled. Instead, </text:span><text:span text:style-name="T338">efabulor</text:span><text:span text:style-name="T287"> expects newline‑terminated commands to be sent to its standard input (normal output </text:span><text:span text:style-name="T293">and errors </text:span><text:span text:style-name="T287">will still be sent to </text:span><text:span text:style-name="T293">its </text:span><text:span text:style-name="T287">standard output </text:span><text:span text:style-name="T293">and standard error</text:span><text:span text:style-name="T287">). </text:span><text:span text:style-name="T293">The available </text:span><text:span text:style-name="T287">commands </text:span><text:span text:style-name="T293">are </text:span><text:span text:style-name="T287">the </text:span><text:span text:style-name="T293">same </text:span><text:span text:style-name="T287">actions </text:span><text:span text:style-name="T293">as </text:span><text:span text:style-name="T287">described in </text:span><text:span text:style-name="T293">DEFAULT</text:span><text:span text:style-name="T287"> KEY BINDINGS (the surrounding &lt; and &gt; are a mandatory part of the action’s name).</text:span></text:p>
      <text:p text:style-name="P410"><text:span text:style-name="T287">To invoke scripted mode, simply add the </text:span><text:span text:style-name="T100">‑‑scripted</text:span><text:span text:style-name="T381"> option to the program’s </text:span><text:span text:style-name="T374">normal </text:span><text:span text:style-name="T381">invocation. </text:span><text:span text:style-name="T377">E.g.:</text:span></text:p>
      <text:p text:style-name="P3"/>
      <text:p text:style-name="P384">efabulor.py ‑‑<text:span text:style-name="T377">scripted</text:span> &lt;other options…&gt; &lt;file to read&gt;</text:p>
      <text:p text:style-name="P3"/>
      <text:p text:style-name="P407"><text:soft-page-break/>If you want to experiment with scripted mode, call <text:span text:style-name="T13">efabulor</text:span> with the <text:span text:style-name="T64">‑‑scripted</text:span> option <text:span text:style-name="T293">as above and </text:span>start typ<text:span text:style-name="T277">ing commands as described in <text:s/></text:span><text:span text:style-name="T293">DEFAULT </text:span><text:span text:style-name="T277">KEY BINDINGS (one command per line </text:span><text:span text:style-name="T289">followed by </text:span><text:span text:style-name="T332">Enter</text:span><text:span text:style-name="T277">). </text:span><text:span text:style-name="T293">Beware that your typing </text:span><text:span text:style-name="T298">may</text:span><text:span text:style-name="T293"> get intermingled with </text:span><text:span text:style-name="T333">efabulor</text:span><text:span text:style-name="T293">’s output; don’t pay attention to the output. </text:span><text:span text:style-name="T298">Also, the output will show special prefixes which are not shown in normal mode (see WRITING A GUI below). </text:span><text:span text:style-name="T277">To quit the program, type </text:span><text:span text:style-name="T80">&lt;quit‑now&gt;</text:span><text:span text:style-name="T277"> followed by </text:span><text:span text:style-name="T332">Enter</text:span><text:span text:style-name="T289">.</text:span></text:p>
      <text:h text:style-name="P458" text:outline-level="3">FUNCTIONALITIES DISABLED/<text:span text:style-name="T375">MODIFIED</text:span> IN SCRIPTED MODE</text:h>
      <text:p text:style-name="P408">Some functionalities are disabled or modified when running in scripted mode.</text:p>
      <text:p text:style-name="P413"><text:span text:style-name="T305">The </text:span><text:span text:style-name="T88">open-shell</text:span><text:span text:style-name="T305"> </text:span><text:span text:style-name="T290">action </text:span><text:span text:style-name="T294">is disabled when running in scripted mode (i</text:span><text:span text:style-name="T295">f the user wants to invoke a shell from the GUI, the code to do so can be implemented </text:span><text:span text:style-name="T294">within </text:span><text:span text:style-name="T295">the</text:span><text:span text:style-name="T294"> GUI)</text:span><text:span text:style-name="T290">.</text:span></text:p>
      <text:p text:style-name="P413"><text:span text:style-name="T290">The following functionalities are </text:span><text:span text:style-name="T277">modified</text:span><text:span text:style-name="T290"> when running in scripted mode:</text:span></text:p>
      <text:list xml:id="list2655949633" text:style-name="L2">
        <text:list-item>
          <text:p text:style-name="P468"><text:span text:style-name="T84">&lt;quit-now&gt;</text:span><text:span text:style-name="T290"> and </text:span><text:span text:style-name="T84">&lt;quit-ask&gt;</text:span><text:span text:style-name="T290"> both quit the program without asking for confirmation.</text:span></text:p>
        </text:list-item>
        <text:list-item>
          <text:p text:style-name="P468"><text:span text:style-name="T291">The </text:span><text:span text:style-name="T288">menus shown when invoking the</text:span><text:span text:style-name="T291"> </text:span><text:span text:style-name="T84">&lt;</text:span><text:span text:style-name="T85">choose‑tracking‑mode&gt;</text:span><text:span text:style-name="T291">, </text:span><text:span text:style-name="T85">&lt;choose‑sequence‑mode&gt;</text:span><text:span text:style-name="T291">, </text:span><text:span text:style-name="T85">&lt;choose‑feedback‑mode&gt;</text:span><text:span text:style-name="T291"> and </text:span><text:span text:style-name="T85">&lt;search&gt;</text:span><text:span text:style-name="T291"> actions accept the same numeric replies as in normal mode, but they must be followed by a newline character </text:span><text:span text:style-name="T301">(</text:span><text:span text:style-name="T337">Enter</text:span><text:span text:style-name="T301">)</text:span><text:span text:style-name="T291">.</text:span></text:p>
        </text:list-item>
        <text:list-item>
          <text:p text:style-name="P469"><text:span text:style-name="T296">If </text:span><text:span text:style-name="T334">efabulor</text:span><text:span text:style-name="T296"> is called with the </text:span><text:span text:style-name="T87">‑‑pause‑before</text:span><text:span text:style-name="T296"> and/or </text:span><text:span text:style-name="T87">‑‑pause‑between</text:span><text:span text:style-name="T296"> options in scripted mode, the p</text:span><text:span text:style-name="T277">ause </text:span><text:span text:style-name="T296">interval is </text:span><text:span text:style-name="T277">not timed. </text:span><text:span text:style-name="T296">Once the pause has begun, it will continue </text:span><text:span text:style-name="T302">forever </text:span><text:span text:style-name="T296">until the invoking program writes a (possibly empty) line </text:span><text:span text:style-name="T306">terminated by a newline </text:span><text:span text:style-name="T296">to </text:span><text:span text:style-name="T334">efabulor</text:span><text:span text:style-name="T296">’s standard input. It is the invoking program’s responsibility to implement the proper timing and take </text:span><text:span text:style-name="T334">efabulor</text:span><text:span text:style-name="T296"> out of the infinite pause by writing anything to its standard input. Also, unlike non‑scripted mode, </text:span><text:span text:style-name="T334">efabulor</text:span><text:span text:style-name="T296"> will not a interpret a command to quit </text:span><text:span text:style-name="T303">during a </text:span><text:span text:style-name="T296">pause; you must unpause </text:span><text:span text:style-name="T334">efabulor</text:span><text:span text:style-name="T296"> first </text:span><text:span text:style-name="T307">(as described) </text:span><text:span text:style-name="T296">and then send the </text:span><text:span text:style-name="T87">&lt;quit‑now&gt;</text:span><text:span text:style-name="T296"> command to its standard input.</text:span></text:p>
        </text:list-item>
        <text:list-item>
          <text:p text:style-name="P470"><text:span text:style-name="T277">In normal mode, the substitution- and transformation‑logs are sent thru a pager; in scripted mode, they are sent directly to standard output (each line is prefixed with the string </text:span><text:span text:style-name="T80">[NormEx]</text:span><text:span text:style-name="T277">; see below).</text:span></text:p>
        </text:list-item>
      </text:list>
      <text:p text:style-name="P25"/>
      <text:h text:style-name="P459" text:outline-level="3">WRITING A GUI</text:h>
      <text:p text:style-name="P396"><text:span text:style-name="T277">The current version of </text:span><text:span text:style-name="T329">efabulor</text:span><text:span text:style-name="T277"> is a command‑line tool, and there are no plans to provide a graphical‑user‑interface (GUI) within the program. A GUI can be provided </text:span><text:span text:style-name="T297">by writing </text:span><text:span text:style-name="T277">an external program </text:span><text:span text:style-name="T297">acting as an interface between the user and </text:span><text:span text:style-name="T335">efabulor</text:span><text:span text:style-name="T297">. The external GUI should </text:span><text:span text:style-name="T277">invoke </text:span><text:span text:style-name="T329">efabulor</text:span><text:span text:style-name="T277"> with the </text:span><text:span text:style-name="T80">‑‑scripted</text:span><text:span text:style-name="T277"> option, send commands to </text:span><text:span text:style-name="T329">efabulor</text:span><text:span text:style-name="T277">’s standard input and read </text:span><text:span text:style-name="T329">efabulor</text:span><text:span text:style-name="T277">’s </text:span><text:span text:style-name="T297">standard </text:span><text:span text:style-name="T311">out</text:span><text:span text:style-name="T297">put and standard error.</text:span></text:p>
      <text:p text:style-name="P395"><text:span text:style-name="T339">efabulor</text:span><text:span text:style-name="T288"> </text:span><text:span text:style-name="T297">sends messages to either </text:span><text:span text:style-name="T288">standard output </text:span><text:span text:style-name="T297">or standard</text:span><text:span text:style-name="T292"> error </text:span><text:span text:style-name="T297">according to the type of message. </text:span><text:span text:style-name="T300">I</text:span><text:span text:style-name="T299">n normal mode, </text:span><text:span text:style-name="T300">a </text:span><text:span text:style-name="T299">simplified prefix such as &gt; and [!] </text:span><text:span text:style-name="T300">may be added before the message,</text:span><text:span text:style-name="T299"> just for the user’s convenience, and the same prefix may be used for more than one type of message. </text:span><text:span text:style-name="T298">In scripted mode, </text:span><text:span text:style-name="T300">a </text:span><text:span text:style-name="T298">special prefix </text:span><text:span text:style-name="T309">(followed</text:span><text:span text:style-name="T298"> </text:span><text:span text:style-name="T309">by </text:span><text:span text:style-name="T298">a space</text:span><text:span text:style-name="T309">)</text:span><text:span text:style-name="T298"> is added to the output, </text:span><text:span text:style-name="T300">and prefixes are unique, </text:span><text:span text:style-name="T298">to allow for easy identification </text:span><text:span text:style-name="T309">of the type of message by </text:span><text:span text:style-name="T298">the GUI. </text:span><text:span text:style-name="T300">It </text:span><text:span text:style-name="T308">is</text:span><text:span text:style-name="T300"> the GUI’s responsibility to filter out </text:span><text:span text:style-name="T336">efabulor</text:span><text:span text:style-name="T300">’s messages, strip the prefixes </text:span><text:span text:style-name="T308">if desired</text:span><text:span text:style-name="T300">, and </text:span><text:span text:style-name="T309">either ignore the </text:span><text:span text:style-name="T300">messages </text:span><text:span text:style-name="T309">or show them </text:span><text:span text:style-name="T300">in different text fields within the GUI.</text:span></text:p>
      <text:p text:style-name="P392">Note: the surrounding brackets are part of the prefix:</text:p>
      <text:p text:style-name="P21"/>
      <table:table table:name="Table4" table:style-name="Table4">
        <table:table-column table:style-name="Table4.A"/>
        <table:table-column table:style-name="Table4.B"/>
        <table:table-column table:style-name="Table4.C"/>
        <text:soft-page-break/>
        <table:table-row table:style-name="TableLine103357060338912">
          <table:table-cell table:style-name="Table4.A1" office:value-type="string">
            <text:p text:style-name="P26">Type of message</text:p>
          </table:table-cell>
          <table:table-cell table:style-name="Table4.A1" office:value-type="string">
            <text:p text:style-name="P27">Sent to</text:p>
          </table:table-cell>
          <table:table-cell table:style-name="Table4.A1" office:value-type="string">
            <text:p text:style-name="P26">Prefix</text:p>
          </table:table-cell>
        </table:table-row>
        <table:table-row table:style-name="TableLine103357092785216">
          <table:table-cell table:style-name="Table4.A1" office:value-type="string">
            <text:p text:style-name="P21">Normal <text:span text:style-name="T376">output</text:span> <text:span text:style-name="T376">(lines being read)</text:span>:</text:p>
          </table:table-cell>
          <table:table-cell table:style-name="Table4.A1" office:value-type="string">
            <text:p text:style-name="P22">Standard output</text:p>
          </table:table-cell>
          <table:table-cell table:style-name="Table4.A1" office:value-type="string">
            <text:p text:style-name="P23">[Normal]</text:p>
          </table:table-cell>
        </table:table-row>
        <table:table-row table:style-name="TableLine103357091318080">
          <table:table-cell table:style-name="Table4.A1" office:value-type="string">
            <text:p text:style-name="P21">Normal extended <text:span text:style-name="T376">output</text:span> <text:span text:style-name="T376">(</text:span><text:span text:style-name="T378">only used for</text:span><text:span text:style-name="T376"> </text:span><text:span text:style-name="T378">substitution- and transformation-</text:span><text:span text:style-name="T376">logs)</text:span></text:p>
          </table:table-cell>
          <table:table-cell table:style-name="Table4.A1" office:value-type="string">
            <text:p text:style-name="P22">Standard output</text:p>
          </table:table-cell>
          <table:table-cell table:style-name="Table4.A1" office:value-type="string">
            <text:p text:style-name="P23">[NormalEx]</text:p>
          </table:table-cell>
        </table:table-row>
        <table:table-row table:style-name="TableLine103357084148640">
          <table:table-cell table:style-name="Table4.A1" office:value-type="string">
            <text:p text:style-name="P22">Informational output <text:span text:style-name="T378">(</text:span><text:span text:style-name="T379">describing what </text:span><text:span text:style-name="T56">efabulor</text:span><text:span text:style-name="T379"> is doing at a certain time)</text:span></text:p>
          </table:table-cell>
          <table:table-cell table:style-name="Table4.A1" office:value-type="string">
            <text:p text:style-name="P22">Standard output</text:p>
          </table:table-cell>
          <table:table-cell table:style-name="Table4.A1" office:value-type="string">
            <text:p text:style-name="P23">[Info]</text:p>
          </table:table-cell>
        </table:table-row>
        <table:table-row table:style-name="TableLine103357084808400">
          <table:table-cell table:style-name="Table4.A1" office:value-type="string">
            <text:p text:style-name="P22">Informational extended output <text:span text:style-name="T379">(</text:span><text:span text:style-name="T380">reserved for a future </text:span><text:span text:style-name="T379">version)</text:span></text:p>
          </table:table-cell>
          <table:table-cell table:style-name="Table4.A1" office:value-type="string">
            <text:p text:style-name="P22">Standard output</text:p>
          </table:table-cell>
          <table:table-cell table:style-name="Table4.A1" office:value-type="string">
            <text:p text:style-name="P23">[InfoEx]</text:p>
          </table:table-cell>
        </table:table-row>
        <table:table-row table:style-name="TableLine103357047777024">
          <table:table-cell table:style-name="Table4.A1" office:value-type="string">
            <text:p text:style-name="P22">Errors</text:p>
          </table:table-cell>
          <table:table-cell table:style-name="Table4.A1" office:value-type="string">
            <text:p text:style-name="P22">Standard error</text:p>
          </table:table-cell>
          <table:table-cell table:style-name="Table4.A1" office:value-type="string">
            <text:p text:style-name="P22">[<text:span text:style-name="T379">Error</text:span>]</text:p>
          </table:table-cell>
        </table:table-row>
        <table:table-row table:style-name="TableLine103357052566528">
          <table:table-cell table:style-name="Table4.A1" office:value-type="string">
            <text:p text:style-name="P22">Extended error messages <text:span text:style-name="T379">(error messages printed by external processes, e.g. by </text:span><text:span text:style-name="T56">espeak</text:span><text:span text:style-name="T379">)</text:span></text:p>
          </table:table-cell>
          <table:table-cell table:style-name="Table4.A1" office:value-type="string">
            <text:p text:style-name="P22">Standard error</text:p>
          </table:table-cell>
          <table:table-cell table:style-name="Table4.A1" office:value-type="string">
            <text:p text:style-name="P22">[<text:span text:style-name="T379">ErrorEx</text:span>] </text:p>
          </table:table-cell>
        </table:table-row>
        <table:table-row table:style-name="TableLine103357052565504">
          <table:table-cell table:style-name="Table4.A1" office:value-type="string">
            <text:p text:style-name="P24">Prompts (<text:span text:style-name="T380">shown to the user when expecting user’s input)</text:span></text:p>
          </table:table-cell>
          <table:table-cell table:style-name="Table4.A1" office:value-type="string">
            <text:p text:style-name="P22">Standard output</text:p>
          </table:table-cell>
          <table:table-cell table:style-name="Table4.A1" office:value-type="string">
            <text:p text:style-name="P24">[Prompt]</text:p>
          </table:table-cell>
        </table:table-row>
        <table:table-row table:style-name="TableLine103357068059712">
          <table:table-cell table:style-name="Table4.A1" office:value-type="string">
            <text:p text:style-name="P24">P<text:span text:style-name="T386">ause p</text:span>rompt (<text:span text:style-name="T380">shown when </text:span><text:span text:style-name="T57">efabulor</text:span><text:span text:style-name="T386"> </text:span><text:span text:style-name="T387">is honoring a pause before or between lines; see below</text:span><text:span text:style-name="T380">)</text:span></text:p>
          </table:table-cell>
          <table:table-cell table:style-name="Table4.A1" office:value-type="string">
            <text:p text:style-name="P22">Standard output</text:p>
          </table:table-cell>
          <table:table-cell table:style-name="Table4.A1" office:value-type="string">
            <text:p text:style-name="P24">[<text:span text:style-name="T388">P</text:span>ause]</text:p>
          </table:table-cell>
        </table:table-row>
      </table:table>
      <text:p text:style-name="P21"/>
      <text:p text:style-name="P21"/>
      <text:p text:style-name="P431"><text:span text:style-name="T13">Pause in scripted mode</text:span>: when <text:span text:style-name="T13">efabulor</text:span> is called in scripted mode, pauses set with the <text:span text:style-name="T64">‑‑pause‑before</text:span> or <text:span text:style-name="T64">‑‑pause‑between</text:span> switches are actually infinite: once the pause starts, it lasts forever. It is the GUI’s responsibility to end the pause by writing anything followed by a newline to <text:span text:style-name="T13">efabulor</text:span>’s standard input. To allow cooperation between <text:span text:style-name="T13">efabulor</text:span> and the GUI in this specific case, <text:span text:style-name="T13">efabulor</text:span> will write <text:span text:style-name="T64">[</text:span><text:span text:style-name="T101">P</text:span><text:span text:style-name="T64">ause]</text:span> followed by the expected length of the pause in seconds to its standard output:</text:p>
      <text:p text:style-name="P431"/>
      <text:p text:style-name="P432">[<text:span text:style-name="T388">P</text:span>ause] 3</text:p>
      <text:p text:style-name="P431"/>
      <text:p text:style-name="P431">It is the GUI’s responsibility to read the pause length from the prompt, show the user some indication that the program is paused, and write something to <text:span text:style-name="T13">efabulor</text:span>’s standard input either when the user does anything to stop the pause (press a key, click some button) or when some timer set by the GUI is triggered. (This is the closest thing to an actual API you will find in the current version of <text:span text:style-name="T13">efabulor</text:span> :)</text:p>
      <text:p text:style-name="P243"/>
      <text:h text:style-name="P449" text:outline-level="2">COMMAND LINE OPTIONS</text:h>
      <text:p text:style-name="P30"/>
      <text:p text:style-name="P433">efabulor [-h] [--version] [--lang LANG] [--encoding ENCODING]</text:p>
      <text:p text:style-name="P433">[--config-encoding CONFIG_ENCODING]</text:p>
      <text:p text:style-name="P433">[-c &lt;configuration file for voice and feedback messages&gt;]</text:p>
      <text:p text:style-name="P433">[-C &lt;configuration file for text conversion&gt; SECURITY WARNING: read the manual before using this option!]</text:p>
      <text:p text:style-name="P433">[-v &lt;name of the voice to be used&gt;]</text:p>
      <text:p text:style-name="P433">[-p [&lt;pause length in seconds&gt;]]</text:p>
      <text:p text:style-name="P433">[-P [&lt;pause length in seconds&gt;]]</text:p>
      <text:p text:style-name="P433"><text:soft-page-break/>[-m &lt;time to wait before checking files for modifications, in seconds&gt;]</text:p>
      <text:p text:style-name="P433">[-M &lt;name of a file that will be checked for modifications&gt;]</text:p>
      <text:p text:style-name="P433">[--no-reload-when-stopped] [--no-restart-after-change]</text:p>
      <text:p text:style-name="P433">[--restart-after-substitution-change] [--restart-on-touch]</text:p>
      <text:p text:style-name="P433">[--no-restarting-message-when-not-playing]</text:p>
      <text:p text:style-name="P433">[-t {none,backward,forward,restart} | --sequence-mode {normal,modified,random}]</text:p>
      <text:p text:style-name="P433">[-F {none,minimum,full}] [-u] [-l] [-L] [-E] [-f]</text:p>
      <text:p text:style-name="P433">[-s &lt;speed for reading, in words/minute&gt;] [-,] [-Q]</text:p>
      <text:p text:style-name="P433">[-S &lt;file with substitution rules&gt;] [-r]</text:p>
      <text:p text:style-name="P433">[--transformation-rules &lt;file with transformation rules&gt;]</text:p>
      <text:p text:style-name="P433">[--preprocess &lt;a filtering command to preprocess the input&gt; SECURITY WARNING: read the manual before using this option!]</text:p>
      <text:p text:style-name="P433">[--separator &lt;string or regular expression to be used as a separator&gt; | --segment &lt;regular expression for segmenting&gt;]</text:p>
      <text:p text:style-name="P433">[--regex-flags &lt;global flags for regular expressions&gt;]</text:p>
      <text:p text:style-name="P433">[--no-echo] [--no-showline] [--no-info] [--no-update-player]</text:p>
      <text:p text:style-name="P433">[--no-reset-scheduled-stop-after-moving]</text:p>
      <text:p text:style-name="P433">[--left-indent [&lt;how many spaces&gt;]]</text:p>
      <text:p text:style-name="P433">[--right-indent [&lt;how many spaces&gt;]]</text:p>
      <text:p text:style-name="P433">[--window-width-adjustment [{0,1}]]</text:p>
      <text:p text:style-name="P433">[-k &lt;configuration file for converting keystrokes to commands&gt; | --add-key-bindings &lt;additive configuration file for converting keystrokes to commands&gt; | --scripted]</text:p>
      <text:p text:style-name="P433">[--opt &lt;options that will be passed to espeak&gt; SECURITY WARNING: read the manual before using this option!]</text:p>
      <text:p text:style-name="P433">[-K [&lt;file where the default configuration for keystrokes will be saved&gt;]]</text:p>
      <text:p text:style-name="P433">[--edit-key-bindings [&lt;file where the default configuration for keystrokes will be saved/appended&gt;]]</text:p>
      <text:p text:style-name="P433">[--do &lt;command to create text to be read&gt; SECURITY WARNING: read the manual before using this option!]</text:p>
      <text:p text:style-name="P433">[&lt;file to be read&gt;]</text:p>
      <text:p text:style-name="P433"/>
      <text:p text:style-name="P433">positional arguments:</text:p>
      <text:p text:style-name="P433">&lt;file to be read&gt;</text:p>
      <text:p text:style-name="P433"/>
      <text:p text:style-name="P433">optional arguments:</text:p>
      <text:p text:style-name="P433">-h, --help <text:s text:c="11"/>show this help message and exit</text:p>
      <text:p text:style-name="P433">--version <text:s text:c="12"/>show program's version number and exit</text:p>
      <text:p text:style-name="P433">--lang LANG</text:p>
      <text:p text:style-name="P433">--encoding ENCODING</text:p>
      <text:p text:style-name="P433"><text:soft-page-break/>--config-encoding CONFIG_ENCODING</text:p>
      <text:p text:style-name="P433">-c &lt;configuration file for voice and feedback messages&gt;, --config-file &lt;configuration file for voice and feedback messages&gt;</text:p>
      <text:p text:style-name="P433">-C &lt;configuration file for text conversion&gt; SECURITY WARNING: read the manual before using this option!, --text-conversion-config &lt;configuration file for text conversion&gt; SECURITY WARNING: read the manual before using this option!</text:p>
      <text:p text:style-name="P433">-v &lt;name of the voice to be used&gt;, --voice &lt;name of the voice to be used&gt;</text:p>
      <text:p text:style-name="P433">-p [&lt;pause length in seconds&gt;], --pause-before [&lt;pause length in seconds&gt;]</text:p>
      <text:p text:style-name="P433">-P [&lt;pause length in seconds&gt;], --pause-between [&lt;pause length in seconds&gt;]</text:p>
      <text:p text:style-name="P433">-m &lt;time to wait before checking files for modifications, in seconds&gt;, --monitoring-interval &lt;time to wait before checking files for modifications, in seconds&gt;</text:p>
      <text:p text:style-name="P433">-M &lt;name of a file that will be checked for modifications&gt;, --monitored-file &lt;name of a file that will be checked for modifications&gt;</text:p>
      <text:p text:style-name="P433">This option can appear multiple times.</text:p>
      <text:p text:style-name="P433">--no-reload-when-stopped</text:p>
      <text:p text:style-name="P433">--no-restart-after-change</text:p>
      <text:p text:style-name="P433">--restart-after-substitution-change</text:p>
      <text:p text:style-name="P433">--restart-on-touch</text:p>
      <text:p text:style-name="P433">--no-restarting-message-when-not-playing</text:p>
      <text:p text:style-name="P433">-t {none,backward,forward,restart}, --tracking-mode {none,backward,forward,restart}</text:p>
      <text:p text:style-name="P433">--sequence-mode {normal,modified,random}</text:p>
      <text:p text:style-name="P433">-F {none,minimum,full}, --feedback-mode {none,minimum,full}</text:p>
      <text:p text:style-name="P433">-u, --show-subst</text:p>
      <text:p text:style-name="P433">-l, --show-line-number</text:p>
      <text:p text:style-name="P433">-L, --show-total-lines</text:p>
      <text:p text:style-name="P433">-E, --close-at-end</text:p>
      <text:p text:style-name="P433">-f, --force-execution</text:p>
      <text:p text:style-name="P433">-s &lt;speed for reading, in words/minute&gt;, --speed &lt;speed for reading, in words/minute&gt;</text:p>
      <text:p text:style-name="P433">-,, --stop-after-each-line</text:p>
      <text:p text:style-name="P433">-Q, --quit-without-prompt</text:p>
      <text:p text:style-name="P433">-S &lt;file with substitution rules&gt;, --substitution-rules &lt;file with substitution rules&gt;, --subst &lt;file with substitution rules&gt;</text:p>
      <text:p text:style-name="P433">This option can appear multiple times. The files will</text:p>
      <text:p text:style-name="P433">be processed in the given order.</text:p>
      <text:p text:style-name="P471">-r, --raw, --<text:span text:style-name="T405">do-not-apply-substitutions</text:span></text:p>
      <text:p text:style-name="P471">Apply substitutions only when asked by the user.</text:p>
      <text:p text:style-name="P471"><text:soft-page-break/>--transformation-rules &lt;file with transformation rules&gt;,</text:p>
      <text:p text:style-name="P471">--transform &lt;file with transformation rules&gt;</text:p>
      <text:p text:style-name="P433">This option can appear multiple times. The files will</text:p>
      <text:p text:style-name="P433">be processed in the given order.</text:p>
      <text:p text:style-name="P433">--preprocess &lt;a filtering command to preprocess the input&gt; SECURITY WARNING: read the manual before using this option!</text:p>
      <text:p text:style-name="P433">This option can appear multiple times. The filters</text:p>
      <text:p text:style-name="P433">will be applied in the given order.</text:p>
      <text:p text:style-name="P433">--separator &lt;string or regular expression to be used as a separator&gt;</text:p>
      <text:p text:style-name="P433">--segment &lt;regular expression for segmenting&gt;</text:p>
      <text:p text:style-name="P433">--regex-flags &lt;global flags for regular expressions&gt;</text:p>
      <text:p text:style-name="P433">--no-echo</text:p>
      <text:p text:style-name="P433">--no-showline</text:p>
      <text:p text:style-name="P433">--no-info</text:p>
      <text:p text:style-name="P433">--no-update-player</text:p>
      <text:p text:style-name="P433">--no-reset-scheduled-stop-after-moving</text:p>
      <text:p text:style-name="P433">--left-indent [&lt;how many spaces&gt;]</text:p>
      <text:p text:style-name="P433">--right-indent [&lt;how many spaces&gt;]</text:p>
      <text:p text:style-name="P433">--window-width-adjustment [{0,1}]</text:p>
      <text:p text:style-name="P433">Default is 1 in Windows, 0 in Linux.</text:p>
      <text:p text:style-name="P433">-k &lt;configuration file for converting keystrokes to commands&gt;, --key-bindings &lt;configuration file for converting keystrokes to commands&gt;</text:p>
      <text:p text:style-name="P433">--add-key-bindings &lt;additive configuration file for converting keystrokes to commands&gt;</text:p>
      <text:p text:style-name="P433">--scripted</text:p>
      <text:p text:style-name="P433">--opt &lt;options that will be passed to espeak&gt; SECURITY WARNING: read the manual before using this option!</text:p>
      <text:p text:style-name="P433">This option must use the following syntax:</text:p>
      <text:p text:style-name="P433">--opt='-opt1 -opt2 ...</text:p>
      <text:p text:style-name="P433">-K [&lt;file where the default configuration for keystrokes will be saved&gt;], --save-default-key-bindings [&lt;file where the default configuration for keystrokes will be saved&gt;]</text:p>
      <text:p text:style-name="P433">--edit-key-bindings [&lt;file where the default configuration for keystrokes will be saved/appended&gt;]</text:p>
      <text:p text:style-name="P433">--do &lt;command to create text to be read&gt; SECURITY WARNING: read the manual before using this option!</text:p>
      <text:p text:style-name="P433"/>
      <text:h text:style-name="P460" text:outline-level="3">DETAIL OF COMMAND LINE OPTIONS</text:h>
      <text:p text:style-name="P30"/>
      <table:table table:name="Table12" table:style-name="Table12">
        <table:table-column table:style-name="Table12.A"/>
        <table:table-column table:style-name="Table12.B"/>
        <table:table-header-rows>
          <text:soft-page-break/>
          <table:table-row table:style-name="Table12.1">
            <table:table-cell table:style-name="Table12.A1" office:value-type="string">
              <text:p text:style-name="P332"><text:span text:style-name="T403">Mandatory mutually‑exclusive </text:span><text:span text:style-name="T391">argument</text:span><text:span text:style-name="T403">s (you must enter exactly one of them)</text:span></text:p>
            </table:table-cell>
            <table:table-cell table:style-name="Table12.B1" office:value-type="string">
              <text:p text:style-name="P332">Meaning</text:p>
            </table:table-cell>
          </table:table-row>
        </table:table-header-rows>
        <table:table-row table:style-name="Table12.1">
          <table:table-cell table:style-name="Table12.A2" office:value-type="string">
            <text:p text:style-name="P317">&lt;<text:span text:style-name="T404">an input file&gt;</text:span></text:p>
          </table:table-cell>
          <table:table-cell table:style-name="Table12.B2" office:value-type="string">
            <text:p text:style-name="P350">An input file to be read</text:p>
          </table:table-cell>
        </table:table-row>
        <table:table-row table:style-name="Table12.1">
          <table:table-cell table:style-name="Table12.A2" office:value-type="string">
            <text:p text:style-name="P317">-K [FILE]</text:p>
            <text:p text:style-name="P317">--save-default-key-bindings [FILE]</text:p>
          </table:table-cell>
          <table:table-cell table:style-name="Table12.B2" office:value-type="string">
            <text:p text:style-name="P350">Save default key bindings to this file. Print default key bindings to standard output if no file is given. See RECONFIGURING KEY BINDINGS.</text:p>
          </table:table-cell>
        </table:table-row>
        <table:table-row table:style-name="Table12.1">
          <table:table-cell table:style-name="Table12.A2" office:value-type="string">
            <text:p text:style-name="P317">--edit-key-bindings [FILE]</text:p>
          </table:table-cell>
          <table:table-cell table:style-name="Table12.B2" office:value-type="string">
            <text:p text:style-name="P350">Create key bindings interactively and save them to FILE. Print created key bindings to standard output if no file is given. See CREATING KEY BINDINGS INTERACTIVELY.</text:p>
          </table:table-cell>
        </table:table-row>
        <table:table-row table:style-name="Table12.1">
          <table:table-cell table:style-name="Table12.A2" office:value-type="string">
            <text:p text:style-name="P317">--do COMMAND</text:p>
          </table:table-cell>
          <table:table-cell table:style-name="Table12.B2" office:value-type="string">
            <text:p text:style-name="P350">Execute the given command to get the input text. See READ THE OUTPUT OF A COMMAND.</text:p>
            <text:p text:style-name="P351">SECURITY WARNING: read that section of the manual before using this option!</text:p>
          </table:table-cell>
        </table:table-row>
      </table:table>
      <text:p text:style-name="P31"/>
      <text:p text:style-name="P31"/>
      <table:table table:name="Table11" table:style-name="Table11">
        <table:table-column table:style-name="Table11.A"/>
        <table:table-column table:style-name="Table11.B"/>
        <table:table-header-rows>
          <table:table-row table:style-name="Table11.1">
            <table:table-cell table:style-name="Table11.A1" office:value-type="string">
              <text:p text:style-name="P331">Option<text:span text:style-name="T391">al argument</text:span><text:span text:style-name="T403">s</text:span></text:p>
            </table:table-cell>
            <table:table-cell table:style-name="Table11.B1" office:value-type="string">
              <text:p text:style-name="P331">Meaning</text:p>
            </table:table-cell>
          </table:table-row>
        </table:table-header-rows>
        <table:table-row table:style-name="Table11.1">
          <table:table-cell table:style-name="Table11.A2" office:value-type="string">
            <text:p text:style-name="P320">-h</text:p>
            <text:p text:style-name="P320">--help</text:p>
          </table:table-cell>
          <table:table-cell table:style-name="Table11.B2" office:value-type="string">
            <text:p text:style-name="P356"><text:span text:style-name="T325">S</text:span>how <text:span text:style-name="T325">a</text:span> help message and exit</text:p>
          </table:table-cell>
        </table:table-row>
        <table:table-row table:style-name="Table11.1">
          <table:table-cell table:style-name="Table11.A2" office:value-type="string">
            <text:p text:style-name="P319">--version</text:p>
          </table:table-cell>
          <table:table-cell table:style-name="Table11.B2" office:value-type="string">
            <text:p text:style-name="P356"><text:span text:style-name="T389">S</text:span>how <text:span text:style-name="T389">the </text:span>program's version number and exit</text:p>
          </table:table-cell>
        </table:table-row>
        <table:table-row table:style-name="Table11.1">
          <table:table-cell table:style-name="Table11.A2" office:value-type="string">
            <text:p text:style-name="P319">--lang LANG</text:p>
          </table:table-cell>
          <table:table-cell table:style-name="Table11.B2" office:value-type="string">
            <text:p text:style-name="P359">Specify the language of the input text, as an ISO language code (e.g., ES, EN, etc.). The language will be used to select the voice for reading. If this option is not given, the system’s locale is used.</text:p>
          </table:table-cell>
        </table:table-row>
        <table:table-row table:style-name="Table11.1">
          <table:table-cell table:style-name="Table11.A2" office:value-type="string">
            <text:p text:style-name="P319">--encoding ENCODING</text:p>
          </table:table-cell>
          <table:table-cell table:style-name="Table11.B2" office:value-type="string">
            <text:p text:style-name="P359">Encoding for the input text (e.g., utf8, iso<text:span text:style-name="T322">_</text:span>9959‑1, etc.). If this option is not given, the system’s default encoding is used.</text:p>
          </table:table-cell>
        </table:table-row>
        <table:table-row table:style-name="Table11.1">
          <table:table-cell table:style-name="Table11.A2" office:value-type="string">
            <text:p text:style-name="P319">--config-encoding <text:span text:style-name="T352">FILE</text:span></text:p>
          </table:table-cell>
          <table:table-cell table:style-name="Table11.B2" office:value-type="string">
            <text:p text:style-name="P360">Encoding (e.g., utf8, iso<text:span text:style-name="T322">_</text:span>9959‑1, etc.) used for <text:span text:style-name="T322">substitution rule files, transformation rule files, </text:span><text:span text:style-name="T326">key bindings</text:span> <text:span text:style-name="T390">files, locale configuration files</text:span>. If this option is not given, the system’s default encoding is used.</text:p>
          </table:table-cell>
        </table:table-row>
        <table:table-row table:style-name="Table11.1">
          <table:table-cell table:style-name="Table11.A2" office:value-type="string">
            <text:p text:style-name="P320">-c <text:span text:style-name="T352">FILE</text:span></text:p>
            <text:p text:style-name="P320">--config-file <text:span text:style-name="T352">FILE</text:span></text:p>
          </table:table-cell>
          <table:table-cell table:style-name="Table11.B2" office:value-type="string">
            <text:p text:style-name="P361"><text:span text:style-name="T322">Locale c</text:span>onfiguration file, specifying the voice to be used for a specific language and/or the feedback messages to be used for a specific language. See LOCALE-SPECIFIC CONFIGURATION FILE.</text:p>
          </table:table-cell>
        </table:table-row>
        <text:soft-page-break/>
        <table:table-row table:style-name="Table11.1">
          <table:table-cell table:style-name="Table11.A2" office:value-type="string">
            <text:p text:style-name="P320">-C <text:span text:style-name="T352">FILE</text:span></text:p>
            <text:p text:style-name="P320">--text-conversion-config <text:span text:style-name="T352">FILE</text:span></text:p>
          </table:table-cell>
          <table:table-cell table:style-name="Table11.B2" office:value-type="string">
            <text:p text:style-name="P361">Text conversion configuration file, specifying text extraction pipelines to be used when the input file is not plain text. See PRECONFIGURED CONVERSION COMMANDS.</text:p>
            <text:p text:style-name="P361">SECURITY WARNING: read that section of the manual before using this option!</text:p>
          </table:table-cell>
        </table:table-row>
        <table:table-row table:style-name="Table11.1">
          <table:table-cell table:style-name="Table11.A2" office:value-type="string">
            <text:p text:style-name="P320">-v <text:span text:style-name="T353">VOICE</text:span></text:p>
            <text:p text:style-name="P318">--voice VOICE</text:p>
          </table:table-cell>
          <table:table-cell table:style-name="Table11.B2" office:value-type="string">
            <text:p text:style-name="P362">Name of the voice to be used. The names of the voices are specific to <text:span text:style-name="T13">espeak</text:span>/<text:span text:style-name="T13">mbrola</text:span>, and they can be found by executing:</text:p>
            <text:p text:style-name="P362"/>
            <text:p text:style-name="P326">espeak ––voices</text:p>
            <text:p text:style-name="P362"/>
            <text:p text:style-name="P362">If this option is given, it supersedes the voice configured in the locale configuration file.</text:p>
          </table:table-cell>
        </table:table-row>
        <table:table-row table:style-name="Table11.1">
          <table:table-cell table:style-name="Table11.A2" office:value-type="string">
            <text:p text:style-name="P321">-p <text:span text:style-name="T392">[</text:span><text:span text:style-name="T354">LENGTH]</text:span></text:p>
            <text:p text:style-name="P321">--pause-before <text:span text:style-name="T392">[LENGTH]</text:span></text:p>
          </table:table-cell>
          <table:table-cell table:style-name="Table11.B2" office:value-type="string">
            <text:p text:style-name="P363">Pause LENGTH seconds before starting to read, when the player is <text:span text:style-name="T322">restarted from being second. If no length is specified, use a default value of 3 seconds.</text:span></text:p>
          </table:table-cell>
        </table:table-row>
        <table:table-row table:style-name="Table11.1">
          <table:table-cell table:style-name="Table11.A2" office:value-type="string">
            <text:p text:style-name="P321">-<text:span text:style-name="T354">P</text:span> <text:span text:style-name="T392">[</text:span><text:span text:style-name="T354">LENGTH]</text:span></text:p>
            <text:p text:style-name="P321">--pause-be<text:span text:style-name="T354">tween </text:span><text:span text:style-name="T392">[LENGTH]</text:span></text:p>
          </table:table-cell>
          <table:table-cell table:style-name="Table11.B2" office:value-type="string">
            <text:p text:style-name="P363">Pause LENGTH seconds be<text:span text:style-name="T322">tween lines. If no length is specified, use a default value of 3 seconds.</text:span></text:p>
          </table:table-cell>
        </table:table-row>
        <table:table-row table:style-name="Table11.1">
          <table:table-cell table:style-name="Table11.A2" office:value-type="string">
            <text:p text:style-name="P321">-m <text:span text:style-name="T354">LENGTH</text:span></text:p>
            <text:p text:style-name="P321">--monitoring-interval <text:span text:style-name="T392">LENGTH</text:span></text:p>
          </table:table-cell>
          <table:table-cell table:style-name="Table11.B2" office:value-type="string">
            <text:p text:style-name="P363">Interval, in seconds, <text:span text:style-name="T322">for checking files for modifications. See CHANGE TRACKING.</text:span></text:p>
          </table:table-cell>
        </table:table-row>
        <table:table-row table:style-name="Table11.1">
          <table:table-cell table:style-name="Table11.A2" office:value-type="string">
            <text:p text:style-name="P321">-M <text:span text:style-name="T392">FILE</text:span></text:p>
            <text:p text:style-name="P321">--monitored-file <text:span text:style-name="T392">FILE</text:span></text:p>
          </table:table-cell>
          <table:table-cell table:style-name="Table11.B2" office:value-type="string">
            <text:p text:style-name="P363">Add this file to the default list of files checked for modifications. See CHANGE TRACKING.</text:p>
          </table:table-cell>
        </table:table-row>
        <table:table-row table:style-name="Table11.1">
          <table:table-cell table:style-name="Table11.A2" office:value-type="string">
            <text:p text:style-name="P321">--no-reload-when-stopped</text:p>
          </table:table-cell>
          <table:table-cell table:style-name="Table11.B2" office:value-type="string">
            <text:p text:style-name="P364">When <text:span text:style-name="T322">the </text:span><text:span text:style-name="T327">modification </text:span><text:span text:style-name="T322">timestamp </text:span><text:span text:style-name="T327">of </text:span><text:span text:style-name="T322">a monitored file changes on disk, the input file is reloaded again to check for </text:span><text:span text:style-name="T327">actual </text:span><text:span text:style-name="T322">changes to the input text. This option disables file reloading if the timestamp of the file being monitored changes while the player is stopped. See CHANGE TRACKING.</text:span></text:p>
          </table:table-cell>
        </table:table-row>
        <table:table-row table:style-name="Table11.1">
          <table:table-cell table:style-name="Table11.A2" office:value-type="string">
            <text:p text:style-name="P321">--no-restart-after-change</text:p>
          </table:table-cell>
          <table:table-cell table:style-name="Table11.B2" office:value-type="string">
            <text:p text:style-name="P365">When the input file changes on disk and the player is stopped, reading is restarted by default. This option disables automatic restarting. See <text:span text:style-name="T328">CHANGE TRACKING.</text:span></text:p>
          </table:table-cell>
        </table:table-row>
        <table:table-row table:style-name="Table11.1">
          <table:table-cell table:style-name="Table11.A2" office:value-type="string">
            <text:p text:style-name="P321">--restart-after-substitution-change</text:p>
          </table:table-cell>
          <table:table-cell table:style-name="Table11.B2" office:value-type="string">
            <text:p text:style-name="P366"><text:span text:style-name="T322">By default, the reading is not restarted when changes to</text:span> substitution rules occur affecting the current line if the player is stopped. When this option set, the reading will be restarted also for substitution rule changes. <text:span text:style-name="T393">See </text:span><text:span text:style-name="T328">CHANGE TRACKING.</text:span></text:p>
          </table:table-cell>
        </table:table-row>
        <text:soft-page-break/>
        <table:table-row table:style-name="Table11.1">
          <table:table-cell table:style-name="Table11.A2" office:value-type="string">
            <text:p text:style-name="P321">--restart-on-touch</text:p>
          </table:table-cell>
          <table:table-cell table:style-name="Table11.B2" office:value-type="string">
            <text:p text:style-name="P366">By default, a change tracking event is not generated only when a monitored file modification timestamp changes on disk, <text:span text:style-name="T322">if the </text:span>input text has not actually changed. When this option is set, the reading will be restarted <text:span text:style-name="T322">when the file is ‘touched’ (the timestamp changes) even if there are no actual changes to the input text</text:span>. <text:span text:style-name="T393">See </text:span><text:span text:style-name="T328">CHANGE TRACKING.</text:span></text:p>
          </table:table-cell>
        </table:table-row>
        <table:table-row table:style-name="Table11.1">
          <table:table-cell table:style-name="Table11.A2" office:value-type="string">
            <text:p text:style-name="P321">--no-restarting-message-when-not-playing</text:p>
          </table:table-cell>
          <table:table-cell table:style-name="Table11.B2" office:value-type="string">
            <text:p text:style-name="P367">By default, when the player is stopped and the reading is restarted after a tracking event, a ‘restarting’ feedback message will be played. <text:span text:style-name="T322">Setting this option disables that feedback message. See CHANGE TRACKING, FEEDBACK MODES and CONFIGURING FEEDBACK MESSAGES FOR THE LOCALE.</text:span></text:p>
          </table:table-cell>
        </table:table-row>
        <table:table-row table:style-name="Table11.1">
          <table:table-cell table:style-name="Table11.A2" office:value-type="string">
            <text:p text:style-name="P321">-<text:span text:style-name="T394">t MODE</text:span></text:p>
            <text:p text:style-name="P321">--<text:span text:style-name="T394">tracking-mode MODE</text:span></text:p>
          </table:table-cell>
          <table:table-cell table:style-name="Table11.B2" office:value-type="string">
            <text:p text:style-name="P368">Set the tracking mode at startup. MODE can be one of: no<text:span text:style-name="T322">ne, backward, forward, restart. Default mode is backward. See TRACKING MODES.</text:span></text:p>
          </table:table-cell>
        </table:table-row>
        <table:table-row table:style-name="Table11.1">
          <table:table-cell table:style-name="Table11.A2" office:value-type="string">
            <text:p text:style-name="P321">--sequence-mode</text:p>
          </table:table-cell>
          <table:table-cell table:style-name="Table11.B2" office:value-type="string">
            <text:p text:style-name="P368">Set the <text:span text:style-name="T322">sequence</text:span> mode at startup. MODE can be one of: normal, modified, random<text:span text:style-name="T322">. Default mode is normal. See SEQUENCE MODES.</text:span></text:p>
          </table:table-cell>
        </table:table-row>
        <table:table-row table:style-name="Table11.1">
          <table:table-cell table:style-name="Table11.A2" office:value-type="string">
            <text:p text:style-name="P322">-F</text:p>
            <text:p text:style-name="P322">--feedback-mode </text:p>
          </table:table-cell>
          <table:table-cell table:style-name="Table11.B2" office:value-type="string">
            <text:p text:style-name="P368">Set the <text:span text:style-name="T322">feedback </text:span>mode at startup. MODE can be one of: none, minimum, full<text:span text:style-name="T322">. Default mode is minimum. See FEEDBACK MODES.</text:span></text:p>
          </table:table-cell>
        </table:table-row>
        <table:table-row table:style-name="Table11.1">
          <table:table-cell table:style-name="Table11.A2" office:value-type="string">
            <text:p text:style-name="P322">-u</text:p>
            <text:p text:style-name="P322">--show-subst</text:p>
          </table:table-cell>
          <table:table-cell table:style-name="Table11.B2" office:value-type="string">
            <text:p text:style-name="P336">Set the ‘show substitutions’ mode at startup. Default mode is ‘do not show the effect of substitutions’. See SHOWING THE EFFECT OF SUBSTITUTION RULES.</text:p>
          </table:table-cell>
        </table:table-row>
        <table:table-row table:style-name="Table11.1">
          <table:table-cell table:style-name="Table11.A2" office:value-type="string">
            <text:p text:style-name="P322">-l</text:p>
            <text:p text:style-name="P322">--show-line-number</text:p>
          </table:table-cell>
          <table:table-cell table:style-name="Table11.B2" office:value-type="string">
            <text:p text:style-name="P336">Set the ‘show line number’ mode at startup. Default mode is ‘do not show line number’. </text:p>
          </table:table-cell>
        </table:table-row>
        <table:table-row table:style-name="Table11.1">
          <table:table-cell table:style-name="Table11.A2" office:value-type="string">
            <text:p text:style-name="P322">-L</text:p>
            <text:p text:style-name="P322">--show-total-lines</text:p>
          </table:table-cell>
          <table:table-cell table:style-name="Table11.B2" office:value-type="string">
            <text:p text:style-name="P336">Set the ‘show total lines’ mode at startup. Default mode is ‘do not show total lines’. </text:p>
          </table:table-cell>
        </table:table-row>
        <table:table-row table:style-name="Table11.1">
          <table:table-cell table:style-name="Table11.A2" office:value-type="string">
            <text:p text:style-name="P322">-E</text:p>
            <text:p text:style-name="P322">--close-at-end</text:p>
          </table:table-cell>
          <table:table-cell table:style-name="Table11.B2" office:value-type="string">
            <text:p text:style-name="P336">Set the ‘close at end’ mode. When set, the program will exit without asking for confirmation after reading the last line.</text:p>
          </table:table-cell>
        </table:table-row>
        <table:table-row table:style-name="Table11.1">
          <table:table-cell table:style-name="Table11.A2" office:value-type="string">
            <text:p text:style-name="P323">-f</text:p>
            <text:p text:style-name="P323">--force-execution</text:p>
          </table:table-cell>
          <table:table-cell table:style-name="Table11.B2" office:value-type="string">
            <text:p text:style-name="P337">Allow multiple instances to run. By default, <text:span text:style-name="T13">efabulor</text:span> will try to see if another instance is running, and will exit if it finds such an instance. (Note: this feature is not bulletproof. Sometimes <text:span text:style-name="T13">efabulor</text:span> can fail to find a running instance, depending on the way it was started.) </text:p>
          </table:table-cell>
        </table:table-row>
        <text:soft-page-break/>
        <table:table-row table:style-name="Table11.1">
          <table:table-cell table:style-name="Table11.A2" office:value-type="string">
            <text:p text:style-name="P323">-s <text:span text:style-name="T355">SPEED</text:span></text:p>
            <text:p text:style-name="P323">--speed <text:span text:style-name="T395">SPEED</text:span></text:p>
          </table:table-cell>
          <table:table-cell table:style-name="Table11.B2" office:value-type="string">
            <text:p text:style-name="P337">Set the speed for reading in word/minute. Default speed is 180 words/minute.</text:p>
          </table:table-cell>
        </table:table-row>
        <table:table-row table:style-name="Table11.1">
          <table:table-cell table:style-name="Table11.A2" office:value-type="string">
            <text:p text:style-name="P323">-,</text:p>
            <text:p text:style-name="P323">--stop-after-each-line</text:p>
          </table:table-cell>
          <table:table-cell table:style-name="Table11.B2" office:value-type="string">
            <text:p text:style-name="P337">Set the ‘stop after each line’ mode at startup.</text:p>
          </table:table-cell>
        </table:table-row>
        <table:table-row table:style-name="Table11.1">
          <table:table-cell table:style-name="Table11.A2" office:value-type="string">
            <text:p text:style-name="P323">-Q</text:p>
            <text:p text:style-name="P323">--quit-without-prompt</text:p>
          </table:table-cell>
          <table:table-cell table:style-name="Table11.B2" office:value-type="string">
            <text:p text:style-name="P337">Set the ‘quit without prompt’ option. When set, <text:span text:style-name="T13">efabulor</text:span> will exit without asking for confirmation when the user presses the <text:span text:style-name="T13">q</text:span> or <text:span text:style-name="T13">Q</text:span> keys.</text:p>
          </table:table-cell>
        </table:table-row>
        <table:table-row table:style-name="Table11.1">
          <table:table-cell table:style-name="Table11.A2" office:value-type="string">
            <text:p text:style-name="P323">-S <text:span text:style-name="T355">FILE</text:span> </text:p>
            <text:p text:style-name="P323">–substitution-rules <text:span text:style-name="T395">FILE</text:span></text:p>
          </table:table-cell>
          <table:table-cell table:style-name="Table11.B2" office:value-type="string">
            <text:p text:style-name="P337">Use this substitution rules file. See <text:s/><text:span text:style-name="T394">SUBSTITUTION RULES.</text:span></text:p>
          </table:table-cell>
        </table:table-row>
        <table:table-row table:style-name="Table11.1">
          <table:table-cell table:style-name="Table11.A2" office:value-type="string">
            <text:p text:style-name="P323">-r</text:p>
            <text:p text:style-name="P323">--raw</text:p>
            <text:p text:style-name="P323">--<text:span text:style-name="T405">do-not-apply-substitutions</text:span></text:p>
          </table:table-cell>
          <table:table-cell table:style-name="Table11.B2" office:value-type="string">
            <text:p text:style-name="P337">Set the ‘do not apply substitutions’ option at startup. Substitutions will only be applied after the user asks so. See <text:span text:style-name="T406">TEMPORARILY DISABLING </text:span><text:span text:style-name="T394">SUBSTITUTION RULES.</text:span></text:p>
          </table:table-cell>
        </table:table-row>
        <table:table-row table:style-name="Table11.1">
          <table:table-cell table:style-name="Table11.A2" office:value-type="string">
            <text:p text:style-name="P323">--transformation-rules <text:span text:style-name="T355">FILE</text:span></text:p>
            <text:p text:style-name="P323">--transform <text:span text:style-name="T395">FILE</text:span></text:p>
          </table:table-cell>
          <table:table-cell table:style-name="Table11.B2" office:value-type="string">
            <text:p text:style-name="P337">Use this transformation rules file. See TRANSFORMATION<text:span text:style-name="T394"> RULES.</text:span></text:p>
          </table:table-cell>
        </table:table-row>
        <table:table-row table:style-name="Table11.1">
          <table:table-cell table:style-name="Table11.A2" office:value-type="string">
            <text:p text:style-name="P323">--preprocess <text:span text:style-name="T396">COMMAND</text:span></text:p>
          </table:table-cell>
          <table:table-cell table:style-name="Table11.B2" office:value-type="string">
            <text:p text:style-name="P338">Filter the input text through COMMAND before reading it. See PREPROCESSING FILTERS.</text:p>
            <text:p text:style-name="P339">SECURITY WARNING: <text:span text:style-name="T390">read that section of the manual before using this option!</text:span></text:p>
          </table:table-cell>
        </table:table-row>
        <table:table-row table:style-name="Table11.1">
          <table:table-cell table:style-name="Table11.A2" office:value-type="string">
            <text:p text:style-name="P323">--separator <text:span text:style-name="T397">SEPARATOR</text:span></text:p>
          </table:table-cell>
          <table:table-cell table:style-name="Table11.B2" office:value-type="string">
            <text:p text:style-name="P341">Set a string or regular expression as a separator between lines. See SEGMENTATION AND SEPARATOR OPTIONS.</text:p>
          </table:table-cell>
        </table:table-row>
        <table:table-row table:style-name="Table11.1">
          <table:table-cell table:style-name="Table11.A2" office:value-type="string">
            <text:p text:style-name="P323">--segment <text:span text:style-name="T397">PATTERN</text:span></text:p>
          </table:table-cell>
          <table:table-cell table:style-name="Table11.B2" office:value-type="string">
            <text:p text:style-name="P341">Set a regular expression to extract lines to be read from the input text. See SEGMENTATION AND SEPARATOR OPTIONS.</text:p>
          </table:table-cell>
        </table:table-row>
        <table:table-row table:style-name="Table11.1">
          <table:table-cell table:style-name="Table11.A2" office:value-type="string">
            <text:p text:style-name="P323">--regex-flags <text:span text:style-name="T398">FLAGS</text:span></text:p>
          </table:table-cell>
          <table:table-cell table:style-name="Table11.B2" office:value-type="string">
            <text:p text:style-name="P342">Set default flags to be used when compiling regular expressions used in substitution rules, transformation rules, and searching. See REGULAR EXPRESSIONS.</text:p>
          </table:table-cell>
        </table:table-row>
        <table:table-row table:style-name="Table11.1">
          <table:table-cell table:style-name="Table11.A2" office:value-type="string">
            <text:p text:style-name="P323">--no-echo</text:p>
          </table:table-cell>
          <table:table-cell table:style-name="Table11.B2" office:value-type="string">
            <text:p text:style-name="P343">Set the ‘no echo’ option at startup. When this option is set, lines being read are not shown onscreen <text:span text:style-name="T399">unless specifically asked by user (by pressing the </text:span><text:span text:style-name="T58">w</text:span><text:span text:style-name="T399"> key)</text:span>.</text:p>
          </table:table-cell>
        </table:table-row>
        <table:table-row table:style-name="Table11.1">
          <table:table-cell table:style-name="Table11.A2" office:value-type="string">
            <text:p text:style-name="P323">--no-showline</text:p>
          </table:table-cell>
          <table:table-cell table:style-name="Table11.B2" office:value-type="string">
            <text:p text:style-name="P344">Set the ‘no <text:span text:style-name="T399">showline</text:span>’ option at startup. When this option is set, lines being read are not shown onscreen <text:span text:style-name="T399">even if asked by user</text:span>.</text:p>
          </table:table-cell>
        </table:table-row>
        <table:table-row table:style-name="Table11.1">
          <table:table-cell table:style-name="Table11.A2" office:value-type="string">
            <text:p text:style-name="P323">--no-info</text:p>
          </table:table-cell>
          <table:table-cell table:style-name="Table11.B2" office:value-type="string">
            <text:p text:style-name="P345">Suppress informational messages.</text:p>
          </table:table-cell>
        </table:table-row>
        <text:soft-page-break/>
        <table:table-row table:style-name="Table11.1">
          <table:table-cell table:style-name="Table11.A2" office:value-type="string">
            <text:p text:style-name="P323">--no-update-player</text:p>
          </table:table-cell>
          <table:table-cell table:style-name="Table11.B2" office:value-type="string">
            <text:p text:style-name="P345">Allow current line to be changed without restarting the player at the new line. Note: this is an experimental feature and it is likely to be changed or removed in future versions. </text:p>
          </table:table-cell>
        </table:table-row>
        <table:table-row table:style-name="Table11.1">
          <table:table-cell table:style-name="Table11.A2" office:value-type="string">
            <text:p text:style-name="P323">--no-reset-scheduled-stop-after-moving</text:p>
          </table:table-cell>
          <table:table-cell table:style-name="Table11.B2" office:value-type="string">
            <text:p text:style-name="P345">By default, when the player is scheduled to stop after reading the current line, and the current line is changed, the scheduled stop is unset. When this option is set, a scheduled stop is not unset after changing the current line.</text:p>
          </table:table-cell>
        </table:table-row>
        <table:table-row table:style-name="Table11.1">
          <table:table-cell table:style-name="Table11.A2" office:value-type="string">
            <text:p text:style-name="P323">--left-indent <text:span text:style-name="T356">NUMBER</text:span></text:p>
          </table:table-cell>
          <table:table-cell table:style-name="Table11.B2" office:value-type="string">
            <text:p text:style-name="P346">Set a left indent for showing text. <text:span text:style-name="T400">(Note: this indent does not apply to informational messages and error messages.)</text:span></text:p>
          </table:table-cell>
        </table:table-row>
        <table:table-row table:style-name="Table11.1">
          <table:table-cell table:style-name="Table11.A2" office:value-type="string">
            <text:p text:style-name="P324">--<text:span text:style-name="T356">right</text:span>-indent <text:span text:style-name="T356">NUMBER</text:span></text:p>
          </table:table-cell>
          <table:table-cell table:style-name="Table11.B2" office:value-type="string">
            <text:p text:style-name="P347">Set a right indent for showing text. <text:span text:style-name="T400">(Note: this indent does not apply to informational messages and error messages.)</text:span></text:p>
          </table:table-cell>
        </table:table-row>
        <table:table-row table:style-name="Table11.1">
          <table:table-cell table:style-name="Table11.A2" office:value-type="string">
            <text:p text:style-name="P324">--window-width-adjustment <text:span text:style-name="T401">MODE</text:span></text:p>
          </table:table-cell>
          <table:table-cell table:style-name="Table11.B2" office:value-type="string">
            <text:p text:style-name="P348">Set the window width adjustment mode. MODE can be either 1 or 0. Default is 1 for Windows, 0 for Linux. Set this option if you see empty lines in the output after lines extending right up to the right end of the screen.</text:p>
          </table:table-cell>
        </table:table-row>
        <table:table-row table:style-name="Table11.1">
          <table:table-cell table:style-name="Table11.A2" office:value-type="string">
            <text:p text:style-name="P325">-k <text:span text:style-name="T401">FILE</text:span></text:p>
            <text:p text:style-name="P325">--key-bindings <text:span text:style-name="T401">FILE</text:span></text:p>
          </table:table-cell>
          <table:table-cell table:style-name="Table11.B2" office:value-type="string">
            <text:p text:style-name="P348">Use this key bindings file. See RECONFIGURING KEY BINDINGS.</text:p>
          </table:table-cell>
        </table:table-row>
        <table:table-row table:style-name="Table11.1">
          <table:table-cell table:style-name="Table11.A2" office:value-type="string">
            <text:p text:style-name="P325">--add-key-bindings <text:span text:style-name="T402">FILE</text:span></text:p>
          </table:table-cell>
          <table:table-cell table:style-name="Table11.B2" office:value-type="string">
            <text:p text:style-name="P348"><text:span text:style-name="T402">Add</text:span> this key bindings file. See RECONFIGURING KEY BINDINGS.</text:p>
          </table:table-cell>
        </table:table-row>
        <table:table-row table:style-name="Table11.1">
          <table:table-cell table:style-name="Table11.A2" office:value-type="string">
            <text:p text:style-name="P325">--scripted</text:p>
          </table:table-cell>
          <table:table-cell table:style-name="Table11.B2" office:value-type="string">
            <text:p text:style-name="P349">Run <text:span text:style-name="T13">efabulor</text:span> in scripted mode. See SCRIPTED MODE.</text:p>
          </table:table-cell>
        </table:table-row>
        <table:table-row table:style-name="Table11.1">
          <table:table-cell table:style-name="Table11.A2" office:value-type="string">
            <text:p text:style-name="P325">--opt <text:span text:style-name="T402">OPTIONS</text:span></text:p>
          </table:table-cell>
          <table:table-cell table:style-name="Table11.B2" office:value-type="string">
            <text:p text:style-name="P349">Specify a string containing additional options to be passed to the <text:span text:style-name="T13">espeak</text:span> instances initiated by efabulor. See [TODO]</text:p>
            <text:p text:style-name="P340">SECURITY WARNING: <text:span text:style-name="T390">read that section of the manual before using this option!</text:span></text:p>
          </table:table-cell>
        </table:table-row>
      </table:table>
      <text:p text:style-name="P434"/>
      <text:p text:style-name="P30"><text:s text:c="3"/></text:p>
      <text:p text:style-name="P30"/>
      <text:p text:style-name="P30"/>
      <text:h text:style-name="P450" text:outline-level="2">CONFIGURATION FILES</text:h>
      <text:p text:style-name="P18">[TO DO: verify all configuration files are explained somewhere else and delete this heading.]</text:p>
      <text:h text:style-name="P437" text:outline-level="1"><text:soft-page-break/>GLOSSARY</text:h>
      <text:p text:style-name="P18">[TO 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loext:opacity="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27T17:48:13.249710479</meta:creation-date>
    <dc:title>Normal</dc:title>
    <meta:editing-duration>P6DT17H45M8S</meta:editing-duration>
    <meta:editing-cycles>993</meta:editing-cycles>
    <meta:generator>LibreOffice/7.0.4.2$Linux_X86_64 LibreOffice_project/00$Build-2</meta:generator>
    <dc:date>2022-05-13T14:27:00.821951063</dc:date>
    <meta:document-statistic meta:table-count="12" meta:image-count="0" meta:object-count="0" meta:page-count="46" meta:paragraph-count="1091" meta:word-count="14432" meta:character-count="88315" meta:non-whitespace-character-count="75026"/>
    <meta:template xlink:type="simple" xlink:actuate="onRequest" xlink:title="Normal" xlink:href="file:///home/user/prog/prog/Documents/Templates/Normal.ott" meta:date="2017-01-27T17:48:13.180468572"/>
  </office:meta>
</office:document-meta>
</file>